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64.09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143.46pt"/>
    </style:style>
    <style:style style:name="co6" style:family="table-column">
      <style:table-column-properties fo:break-before="auto" style:column-width="192.19pt"/>
    </style:style>
    <style:style style:name="co7" style:family="table-column">
      <style:table-column-properties fo:break-before="auto" style:column-width="208.26pt"/>
    </style:style>
    <style:style style:name="co8" style:family="table-column">
      <style:table-column-properties fo:break-before="auto" style:column-width="51.45pt"/>
    </style:style>
    <style:style style:name="co9" style:family="table-column">
      <style:table-column-properties fo:break-before="auto" style:column-width="161.46pt"/>
    </style:style>
    <style:style style:name="co10" style:family="table-column">
      <style:table-column-properties fo:break-before="auto" style:column-width="157.61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1.5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3" style:family="table-cell" style:parent-style-name="Default">
      <style:table-cell-properties fo:wrap-option="wrap"/>
    </style:style>
    <style:style style:name="ce63" style:family="table-cell" style:parent-style-name="Default" style:data-style-name="N2"/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f66"/>
    </style:style>
    <style:style style:name="ce65" style:family="table-cell" style:parent-style-name="Default" style:data-style-name="N100">
      <style:table-cell-properties fo:background-color="#ffff66"/>
    </style:style>
    <style:style style:name="ce1" style:family="table-cell" style:parent-style-name="Default" style:data-style-name="N100"/>
    <style:style style:name="ce38" style:family="table-cell" style:parent-style-name="Default" style:data-style-name="N123">
      <style:text-properties fo:font-weight="bold" style:font-weight-asian="bold" style:font-weight-complex="bold"/>
    </style:style>
    <style:style style:name="ce35" style:family="table-cell" style:parent-style-name="Default" style:data-style-name="N123"/>
    <style:style style:name="ce49" style:family="table-cell" style:parent-style-name="Default" style:data-style-name="N124"/>
    <style:style style:name="ce66" style:family="table-cell" style:parent-style-name="Default">
      <style:table-cell-properties fo:background-color="#ff99ff"/>
      <style:text-properties fo:font-style="normal" style:font-style-asian="normal" style:font-style-complex="normal"/>
    </style:style>
    <style:style style:name="ce67" style:family="table-cell" style:parent-style-name="Default" style:data-style-name="N123">
      <style:table-cell-properties fo:wrap-option="wrap"/>
    </style:style>
    <style:style style:name="ce68" style:family="table-cell" style:parent-style-name="Default" style:data-style-name="N123">
      <style:table-cell-properties fo:wrap-option="wrap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99ff" fo:wrap-option="wrap"/>
    </style:style>
    <style:style style:name="ce77" style:family="table-cell" style:parent-style-name="Default" style:data-style-name="N123">
      <style:table-cell-properties fo:background-color="transparent" fo:wrap-option="wrap"/>
      <style:text-properties fo:font-weight="normal" style:font-weight-asian="normal" style:font-weight-complex="normal"/>
    </style:style>
    <style:style style:name="ce78" style:family="table-cell" style:parent-style-name="Default" style:data-style-name="N123">
      <style:table-cell-properties fo:background-color="transparent" fo:wrap-option="wrap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hate12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visibility="collapse" table:number-columns-repeated="4" table:default-cell-style-name="Default"/>
        <table:table-column table:style-name="co2" table:default-cell-style-name="ce63"/>
        <table:table-column table:style-name="co2" table:default-cell-style-name="Default"/>
        <table:table-column table:style-name="co2" table:visibility="collapse" table:number-columns-repeated="3" table:default-cell-style-name="Default"/>
        <table:table-column table:style-name="co2" table:default-cell-style-name="Default"/>
        <table:table-column table:style-name="co2" table:visibility="collapse" table:default-cell-style-name="ce1"/>
        <table:table-column table:style-name="co2" table:default-cell-style-name="Default"/>
        <table:table-column table:style-name="co2" table:visibility="collapse" table:number-columns-repeated="3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visibility="collapse" table:number-columns-repeated="4" table:default-cell-style-name="Default"/>
        <table:table-column table:style-name="co1" table:number-columns-repeated="5" table:default-cell-style-name="ce35"/>
        <table:table-column table:style-name="co4" table:default-cell-style-name="ce67"/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Run 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ource Type</text:p>
          </table:table-cell>
          <table:table-cell table:style-name="ce3" office:value-type="string" calcext:value-type="string">
            <text:p>Source Name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ave_seq_len</text:p>
          </table:table-cell>
          <table:table-cell table:style-name="ce5" office:value-type="string" calcext:value-type="string">
            <text:p>batch_size</text:p>
          </table:table-cell>
          <table:table-cell table:style-name="ce3" office:value-type="string" calcext:value-type="string">
            <text:p>clipped</text:p>
          </table:table-cell>
          <table:table-cell table:style-name="ce5" office:value-type="string" calcext:value-type="string">
            <text:p>dev_split</text:p>
          </table:table-cell>
          <table:table-cell table:style-name="ce3" office:value-type="string" calcext:value-type="string">
            <text:p>device</text:p>
          </table:table-cell>
          <table:table-cell table:style-name="ce5" office:value-type="string" calcext:value-type="string">
            <text:p>epochs</text:p>
          </table:table-cell>
          <table:table-cell table:style-name="ce3" office:value-type="string" calcext:value-type="string">
            <text:p>fp16</text:p>
          </table:table-cell>
          <table:table-cell table:style-name="ce5" office:value-type="string" calcext:value-type="string">
            <text:p>learning_rate</text:p>
          </table:table-cell>
          <table:table-cell table:style-name="ce3" office:value-type="string" calcext:value-type="string">
            <text:p>lm_name</text:p>
          </table:table-cell>
          <table:table-cell table:style-name="ce3" office:value-type="string" calcext:value-type="string">
            <text:p>lm_output_types</text:p>
          </table:table-cell>
          <table:table-cell table:style-name="ce3" office:value-type="string" calcext:value-type="string">
            <text:p>lm_type</text:p>
          </table:table-cell>
          <table:table-cell table:style-name="ce3" office:value-type="string" calcext:value-type="string">
            <text:p>max_seq_len</text:p>
          </table:table-cell>
          <table:table-cell table:style-name="ce3" office:value-type="string" calcext:value-type="string">
            <text:p>n_gpu</text:p>
          </table:table-cell>
          <table:table-cell table:style-name="ce3" office:value-type="string" calcext:value-type="string">
            <text:p>n_samples_dev</text:p>
          </table:table-cell>
          <table:table-cell table:style-name="ce3" office:value-type="string" calcext:value-type="string">
            <text:p>n_samples_test</text:p>
          </table:table-cell>
          <table:table-cell table:style-name="ce3" office:value-type="string" calcext:value-type="string">
            <text:p>n_samples_train</text:p>
          </table:table-cell>
          <table:table-cell table:style-name="ce3" office:value-type="string" calcext:value-type="string">
            <text:p>num_train_optimization_steps</text:p>
          </table:table-cell>
          <table:table-cell table:style-name="ce3" office:value-type="string" calcext:value-type="string">
            <text:p>prediction_heads</text:p>
          </table:table-cell>
          <table:table-cell table:style-name="ce3" office:value-type="string" calcext:value-type="string">
            <text:p>processor</text:p>
          </table:table-cell>
          <table:table-cell table:style-name="ce3" office:value-type="string" calcext:value-type="string">
            <text:p>tokenizer</text:p>
          </table:table-cell>
          <table:table-cell table:style-name="ce3" office:value-type="string" calcext:value-type="string">
            <text:p>warmup_proportion</text:p>
          </table:table-cell>
          <table:table-cell table:style-name="ce5" office:value-type="string" calcext:value-type="string">
            <text:p>Dev_f1_macro_text_classification</text:p>
          </table:table-cell>
          <table:table-cell table:style-name="ce3" office:value-type="string" calcext:value-type="string">
            <text:p>Dev_loss_text_classification</text:p>
          </table:table-cell>
          <table:table-cell table:style-name="ce3" office:value-type="string" calcext:value-type="string">
            <text:p>Test_f1_macro_text_classification</text:p>
          </table:table-cell>
          <table:table-cell table:style-name="ce3" office:value-type="string" calcext:value-type="string">
            <text:p>Test_loss_text_classification</text:p>
          </table:table-cell>
          <table:table-cell table:style-name="ce3" office:value-type="string" calcext:value-type="string">
            <text:p>Train_loss_total</text:p>
          </table:table-cell>
          <table:table-cell table:style-name="ce66" office:value-type="string" calcext:value-type="string">
            <text:p>AVG F1</text:p>
          </table:table-cell>
          <table:table-cell table:style-name="ce69" office:value-type="string" calcext:value-type="string">
            <text:p>Mlflow run</text:p>
          </table:table-cell>
          <table:table-cell table:style-name="ce69" office:value-type="string" calcext:value-type="string">
            <text:p>Mlflow plot</text:p>
          </table:table-cell>
        </table:table-row>
        <table:table-row table:style-name="ro2">
          <table:table-cell office:value-type="string" calcext:value-type="string">
            <text:p>fbfbdf84f1a1425baa160672de08947f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0.000840336134453782" calcext:value-type="float">
            <text:p>0.000840336134454</text:p>
          </table:table-cell>
          <table:table-cell table:style-name="ce64" office:value-type="float" office:value="0.1" calcext:value-type="float">
            <text:p>0.1</text:p>
          </table:table-cell>
          <table:table-cell table:style-name="ce64" office:value-type="string" calcext:value-type="string">
            <text:p>cuda</text:p>
          </table:table-cell>
          <table:table-cell table:style-name="ce64" office:value-type="float" office:value="4" calcext:value-type="float">
            <text:p>4</text:p>
          </table:table-cell>
          <table:table-cell table:style-name="ce65" office:value-type="string" calcext:value-type="string">
            <text:p>False</text:p>
          </table:table-cell>
          <table:table-cell table:style-name="ce64"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0.690418850639845" calcext:value-type="float">
            <text:p>0.690</text:p>
          </table:table-cell>
          <table:table-cell table:style-name="ce38" office:value-type="float" office:value="0.678808068269051" calcext:value-type="float">
            <text:p>0.679</text:p>
          </table:table-cell>
          <table:table-cell office:value-type="float" office:value="0.636139284316971" calcext:value-type="float">
            <text:p>0.636</text:p>
          </table:table-cell>
          <table:table-cell office:value-type="float" office:value="0.697402829764992" calcext:value-type="float">
            <text:p>0.697</text:p>
          </table:table-cell>
          <table:table-cell office:value-type="float" office:value="0.530594706535339" calcext:value-type="float">
            <text:p>0.531</text:p>
          </table:table-cell>
          <table:table-cell table:formula="of:=([.AB2]+[.AD2])/2" office:value-type="float" office:value="0.663279067478408" calcext:value-type="float">
            <text:p>0.663</text:p>
          </table:table-cell>
          <table:table-cell table:formula="of:=&quot;https://public-mlflow.deepset.ai/#/experiments/8/runs/&quot; &amp; [.A2]" office:value-type="string" office:string-value="https://public-mlflow.deepset.ai/#/experiments/8/runs/fbfbdf84f1a1425baa160672de08947f" calcext:value-type="string">
            <text:p>https://public-mlflow.deepset.ai/#/experiments/8/runs/fbfbdf84f1a1425baa160672de08947f</text:p>
          </table:table-cell>
          <table:table-cell table:formula="of:=&quot;https://public-mlflow.deepset.ai/#/metric/Dev_f1_macro_text_classification?runs=[%22&quot; &amp; [.A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fbfbdf84f1a1425baa160672de08947f%22]&amp;experiment=8&amp;plot_metric_keys=[%22Dev_f1_macro_text_classification%22,%22Dev_loss_text_classification%22,%22Train_loss_total%22]" calcext:value-type="string">
            <text:p>https://public-mlflow.deepset.ai/#/metric/Dev_f1_macro_text_classification?runs=[%22fbfbdf84f1a1425baa160672de08947f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db4653bdfe6445198d0bdbc2364805c3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67297703994952" calcext:value-type="float">
            <text:p>0.667</text:p>
          </table:table-cell>
          <table:table-cell office:value-type="float" office:value="0.73775447935066" calcext:value-type="float">
            <text:p>0.738</text:p>
          </table:table-cell>
          <table:table-cell office:value-type="float" office:value="0.624095077220077" calcext:value-type="float">
            <text:p>0.624</text:p>
          </table:table-cell>
          <table:table-cell office:value-type="float" office:value="0.763858224755974" calcext:value-type="float">
            <text:p>0.764</text:p>
          </table:table-cell>
          <table:table-cell office:value-type="float" office:value="0.120476931333542" calcext:value-type="float">
            <text:p>0.120</text:p>
          </table:table-cell>
          <table:table-cell table:formula="of:=([.AB3]+[.AD3])/2" office:value-type="float" office:value="0.645696390607515" calcext:value-type="float">
            <text:p>0.646</text:p>
          </table:table-cell>
          <table:table-cell table:formula="of:=&quot;https://public-mlflow.deepset.ai/#/experiments/8/runs/&quot; &amp; [.A3]" office:value-type="string" office:string-value="https://public-mlflow.deepset.ai/#/experiments/8/runs/db4653bdfe6445198d0bdbc2364805c3" calcext:value-type="string">
            <text:p>https://public-mlflow.deepset.ai/#/experiments/8/runs/db4653bdfe6445198d0bdbc2364805c3</text:p>
          </table:table-cell>
          <table:table-cell table:formula="of:=&quot;https://public-mlflow.deepset.ai/#/metric/Dev_f1_macro_text_classification?runs=[%22&quot; &amp; [.A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b4653bdfe6445198d0bdbc2364805c3%22]&amp;experiment=8&amp;plot_metric_keys=[%22Dev_f1_macro_text_classification%22,%22Dev_loss_text_classification%22,%22Train_loss_total%22]" calcext:value-type="string">
            <text:p>https://public-mlflow.deepset.ai/#/metric/Dev_f1_macro_text_classification?runs=[%22db4653bdfe6445198d0bdbc2364805c3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5ecfa545871a4c148e35274d6c8b713d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67297703994952" calcext:value-type="float">
            <text:p>0.667</text:p>
          </table:table-cell>
          <table:table-cell office:value-type="float" office:value="0.982403020730755" calcext:value-type="float">
            <text:p>0.982</text:p>
          </table:table-cell>
          <table:table-cell office:value-type="float" office:value="0.667719398985549" calcext:value-type="float">
            <text:p>0.668</text:p>
          </table:table-cell>
          <table:table-cell office:value-type="float" office:value="1.00764092130046" calcext:value-type="float">
            <text:p>1.008</text:p>
          </table:table-cell>
          <table:table-cell office:value-type="float" office:value="0.166606783866882" calcext:value-type="float">
            <text:p>0.167</text:p>
          </table:table-cell>
          <table:table-cell table:style-name="ce68" table:formula="of:=([.AB4]+[.AD4])/2" office:value-type="float" office:value="0.667508551490251" calcext:value-type="float">
            <text:p>0.668</text:p>
          </table:table-cell>
          <table:table-cell table:formula="of:=&quot;https://public-mlflow.deepset.ai/#/experiments/8/runs/&quot; &amp; [.A4]" office:value-type="string" office:string-value="https://public-mlflow.deepset.ai/#/experiments/8/runs/5ecfa545871a4c148e35274d6c8b713d" calcext:value-type="string">
            <text:p>https://public-mlflow.deepset.ai/#/experiments/8/runs/5ecfa545871a4c148e35274d6c8b713d</text:p>
          </table:table-cell>
          <table:table-cell table:formula="of:=&quot;https://public-mlflow.deepset.ai/#/metric/Dev_f1_macro_text_classification?runs=[%22&quot; &amp; [.A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5ecfa545871a4c148e35274d6c8b713d%22]&amp;experiment=8&amp;plot_metric_keys=[%22Dev_f1_macro_text_classification%22,%22Dev_loss_text_classification%22,%22Train_loss_total%22]" calcext:value-type="string">
            <text:p>https://public-mlflow.deepset.ai/#/metric/Dev_f1_macro_text_classification?runs=[%225ecfa545871a4c148e35274d6c8b713d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eaeac4c8dce4505adca0209d612d246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9661946094107" calcext:value-type="float">
            <text:p>0.660</text:p>
          </table:table-cell>
          <table:table-cell office:value-type="float" office:value="1.32676856949825" calcext:value-type="float">
            <text:p>1.327</text:p>
          </table:table-cell>
          <table:table-cell office:value-type="float" office:value="0.627527018436109" calcext:value-type="float">
            <text:p>0.628</text:p>
          </table:table-cell>
          <table:table-cell office:value-type="float" office:value="1.29683650244949" calcext:value-type="float">
            <text:p>1.297</text:p>
          </table:table-cell>
          <table:table-cell table:style-name="ce38" office:value-type="float" office:value="0.00179788039531559" calcext:value-type="float">
            <text:p>0.002</text:p>
          </table:table-cell>
          <table:table-cell table:formula="of:=([.AB5]+[.AD5])/2" office:value-type="float" office:value="0.643594482265108" calcext:value-type="float">
            <text:p>0.644</text:p>
          </table:table-cell>
          <table:table-cell table:formula="of:=&quot;https://public-mlflow.deepset.ai/#/experiments/8/runs/&quot; &amp; [.A5]" office:value-type="string" office:string-value="https://public-mlflow.deepset.ai/#/experiments/8/runs/deaeac4c8dce4505adca0209d612d246" calcext:value-type="string">
            <text:p>https://public-mlflow.deepset.ai/#/experiments/8/runs/deaeac4c8dce4505adca0209d612d246</text:p>
          </table:table-cell>
          <table:table-cell table:formula="of:=&quot;https://public-mlflow.deepset.ai/#/metric/Dev_f1_macro_text_classification?runs=[%22&quot; &amp; [.A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eaeac4c8dce4505adca0209d612d246%22]&amp;experiment=8&amp;plot_metric_keys=[%22Dev_f1_macro_text_classification%22,%22Dev_loss_text_classification%22,%22Train_loss_total%22]" calcext:value-type="string">
            <text:p>https://public-mlflow.deepset.ai/#/metric/Dev_f1_macro_text_classification?runs=[%22deaeac4c8dce4505adca0209d612d246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87f1bf589a044fd80549bb0c1404c8f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6100938605939" calcext:value-type="float">
            <text:p>0.656</text:p>
          </table:table-cell>
          <table:table-cell office:value-type="float" office:value="1.33214580772707" calcext:value-type="float">
            <text:p>1.332</text:p>
          </table:table-cell>
          <table:table-cell table:style-name="ce38" office:value-type="float" office:value="0.674822567063635" calcext:value-type="float">
            <text:p>0.675</text:p>
          </table:table-cell>
          <table:table-cell office:value-type="float" office:value="1.17134641319193" calcext:value-type="float">
            <text:p>1.171</text:p>
          </table:table-cell>
          <table:table-cell office:value-type="float" office:value="0.096809946000576" calcext:value-type="float">
            <text:p>0.097</text:p>
          </table:table-cell>
          <table:table-cell table:formula="of:=([.AB6]+[.AD6])/2" office:value-type="float" office:value="0.665461752834787" calcext:value-type="float">
            <text:p>0.665</text:p>
          </table:table-cell>
          <table:table-cell table:formula="of:=&quot;https://public-mlflow.deepset.ai/#/experiments/8/runs/&quot; &amp; [.A6]" office:value-type="string" office:string-value="https://public-mlflow.deepset.ai/#/experiments/8/runs/d87f1bf589a044fd80549bb0c1404c8f" calcext:value-type="string">
            <text:p>https://public-mlflow.deepset.ai/#/experiments/8/runs/d87f1bf589a044fd80549bb0c1404c8f</text:p>
          </table:table-cell>
          <table:table-cell table:formula="of:=&quot;https://public-mlflow.deepset.ai/#/metric/Dev_f1_macro_text_classification?runs=[%22&quot; &amp; [.A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87f1bf589a044fd80549bb0c1404c8f%22]&amp;experiment=8&amp;plot_metric_keys=[%22Dev_f1_macro_text_classification%22,%22Dev_loss_text_classification%22,%22Train_loss_total%22]" calcext:value-type="string">
            <text:p>https://public-mlflow.deepset.ai/#/metric/Dev_f1_macro_text_classification?runs=[%22d87f1bf589a044fd80549bb0c1404c8f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c17bde3c2a664f269f62c1174ab74411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5906053459119" calcext:value-type="float">
            <text:p>0.656</text:p>
          </table:table-cell>
          <table:table-cell office:value-type="float" office:value="1.3144398727673" calcext:value-type="float">
            <text:p>1.314</text:p>
          </table:table-cell>
          <table:table-cell office:value-type="float" office:value="0.624433574642927" calcext:value-type="float">
            <text:p>0.624</text:p>
          </table:table-cell>
          <table:table-cell office:value-type="float" office:value="1.45166180210729" calcext:value-type="float">
            <text:p>1.452</text:p>
          </table:table-cell>
          <table:table-cell office:value-type="float" office:value="0.00949376076459885" calcext:value-type="float">
            <text:p>0.009</text:p>
          </table:table-cell>
          <table:table-cell table:formula="of:=([.AB7]+[.AD7])/2" office:value-type="float" office:value="0.640169814051023" calcext:value-type="float">
            <text:p>0.640</text:p>
          </table:table-cell>
          <table:table-cell table:formula="of:=&quot;https://public-mlflow.deepset.ai/#/experiments/8/runs/&quot; &amp; [.A7]" office:value-type="string" office:string-value="https://public-mlflow.deepset.ai/#/experiments/8/runs/c17bde3c2a664f269f62c1174ab74411" calcext:value-type="string">
            <text:p>https://public-mlflow.deepset.ai/#/experiments/8/runs/c17bde3c2a664f269f62c1174ab74411</text:p>
          </table:table-cell>
          <table:table-cell table:formula="of:=&quot;https://public-mlflow.deepset.ai/#/metric/Dev_f1_macro_text_classification?runs=[%22&quot; &amp; [.A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c17bde3c2a664f269f62c1174ab74411%22]&amp;experiment=8&amp;plot_metric_keys=[%22Dev_f1_macro_text_classification%22,%22Dev_loss_text_classification%22,%22Train_loss_total%22]" calcext:value-type="string">
            <text:p>https://public-mlflow.deepset.ai/#/metric/Dev_f1_macro_text_classification?runs=[%22c17bde3c2a664f269f62c1174ab74411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16f480ff3402444db47cfece96a577e1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47791984527775" calcext:value-type="float">
            <text:p>0.648</text:p>
          </table:table-cell>
          <table:table-cell office:value-type="float" office:value="1.13233527081125" calcext:value-type="float">
            <text:p>1.132</text:p>
          </table:table-cell>
          <table:table-cell office:value-type="float" office:value="0.639224137931034" calcext:value-type="float">
            <text:p>0.639</text:p>
          </table:table-cell>
          <table:table-cell office:value-type="float" office:value="1.16954229980387" calcext:value-type="float">
            <text:p>1.170</text:p>
          </table:table-cell>
          <table:table-cell office:value-type="float" office:value="0.527406454086304" calcext:value-type="float">
            <text:p>0.527</text:p>
          </table:table-cell>
          <table:table-cell table:formula="of:=([.AB8]+[.AD8])/2" office:value-type="float" office:value="0.643508061229405" calcext:value-type="float">
            <text:p>0.644</text:p>
          </table:table-cell>
          <table:table-cell table:formula="of:=&quot;https://public-mlflow.deepset.ai/#/experiments/8/runs/&quot; &amp; [.A8]" office:value-type="string" office:string-value="https://public-mlflow.deepset.ai/#/experiments/8/runs/16f480ff3402444db47cfece96a577e1" calcext:value-type="string">
            <text:p>https://public-mlflow.deepset.ai/#/experiments/8/runs/16f480ff3402444db47cfece96a577e1</text:p>
          </table:table-cell>
          <table:table-cell table:formula="of:=&quot;https://public-mlflow.deepset.ai/#/metric/Dev_f1_macro_text_classification?runs=[%22&quot; &amp; [.A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16f480ff3402444db47cfece96a577e1%22]&amp;experiment=8&amp;plot_metric_keys=[%22Dev_f1_macro_text_classification%22,%22Dev_loss_text_classification%22,%22Train_loss_total%22]" calcext:value-type="string">
            <text:p>https://public-mlflow.deepset.ai/#/metric/Dev_f1_macro_text_classification?runs=[%2216f480ff3402444db47cfece96a577e1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53f28f40982a4ac9bf37d265b944a52c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47465647465647" calcext:value-type="float">
            <text:p>0.647</text:p>
          </table:table-cell>
          <table:table-cell office:value-type="float" office:value="1.05314145952263" calcext:value-type="float">
            <text:p>1.053</text:p>
          </table:table-cell>
          <table:table-cell office:value-type="float" office:value="0.632176973353444" calcext:value-type="float">
            <text:p>0.632</text:p>
          </table:table-cell>
          <table:table-cell office:value-type="float" office:value="1.00800773661624" calcext:value-type="float">
            <text:p>1.008</text:p>
          </table:table-cell>
          <table:table-cell office:value-type="float" office:value="0.467959851026535" calcext:value-type="float">
            <text:p>0.468</text:p>
          </table:table-cell>
          <table:table-cell table:formula="of:=([.AB9]+[.AD9])/2" office:value-type="float" office:value="0.639821310409546" calcext:value-type="float">
            <text:p>0.640</text:p>
          </table:table-cell>
          <table:table-cell table:formula="of:=&quot;https://public-mlflow.deepset.ai/#/experiments/8/runs/&quot; &amp; [.A9]" office:value-type="string" office:string-value="https://public-mlflow.deepset.ai/#/experiments/8/runs/53f28f40982a4ac9bf37d265b944a52c" calcext:value-type="string">
            <text:p>https://public-mlflow.deepset.ai/#/experiments/8/runs/53f28f40982a4ac9bf37d265b944a52c</text:p>
          </table:table-cell>
          <table:table-cell table:formula="of:=&quot;https://public-mlflow.deepset.ai/#/metric/Dev_f1_macro_text_classification?runs=[%22&quot; &amp; [.A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53f28f40982a4ac9bf37d265b944a52c%22]&amp;experiment=8&amp;plot_metric_keys=[%22Dev_f1_macro_text_classification%22,%22Dev_loss_text_classification%22,%22Train_loss_total%22]" calcext:value-type="string">
            <text:p>https://public-mlflow.deepset.ai/#/metric/Dev_f1_macro_text_classification?runs=[%2253f28f40982a4ac9bf37d265b944a52c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8c12c7192e3f43fa82abc16d6ef1d579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44018099547511" calcext:value-type="float">
            <text:p>0.644</text:p>
          </table:table-cell>
          <table:table-cell office:value-type="float" office:value="1.20763043909265" calcext:value-type="float">
            <text:p>1.208</text:p>
          </table:table-cell>
          <table:table-cell office:value-type="float" office:value="0.635517452541335" calcext:value-type="float">
            <text:p>0.636</text:p>
          </table:table-cell>
          <table:table-cell office:value-type="float" office:value="1.15200465212586" calcext:value-type="float">
            <text:p>1.152</text:p>
          </table:table-cell>
          <table:table-cell office:value-type="float" office:value="0.00477762939408422" calcext:value-type="float">
            <text:p>0.005</text:p>
          </table:table-cell>
          <table:table-cell table:formula="of:=([.AB10]+[.AD10])/2" office:value-type="float" office:value="0.639767776044423" calcext:value-type="float">
            <text:p>0.640</text:p>
          </table:table-cell>
          <table:table-cell table:formula="of:=&quot;https://public-mlflow.deepset.ai/#/experiments/8/runs/&quot; &amp; [.A10]" office:value-type="string" office:string-value="https://public-mlflow.deepset.ai/#/experiments/8/runs/8c12c7192e3f43fa82abc16d6ef1d579" calcext:value-type="string">
            <text:p>https://public-mlflow.deepset.ai/#/experiments/8/runs/8c12c7192e3f43fa82abc16d6ef1d579</text:p>
          </table:table-cell>
          <table:table-cell table:formula="of:=&quot;https://public-mlflow.deepset.ai/#/metric/Dev_f1_macro_text_classification?runs=[%22&quot; &amp; [.A10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8c12c7192e3f43fa82abc16d6ef1d579%22]&amp;experiment=8&amp;plot_metric_keys=[%22Dev_f1_macro_text_classification%22,%22Dev_loss_text_classification%22,%22Train_loss_total%22]" calcext:value-type="string">
            <text:p>https://public-mlflow.deepset.ai/#/metric/Dev_f1_macro_text_classification?runs=[%228c12c7192e3f43fa82abc16d6ef1d579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2a8163bde1c94f96b6913594bd317935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9373713430229" calcext:value-type="float">
            <text:p>0.639</text:p>
          </table:table-cell>
          <table:table-cell office:value-type="float" office:value="0.842347980345656" calcext:value-type="float">
            <text:p>0.842</text:p>
          </table:table-cell>
          <table:table-cell office:value-type="float" office:value="0.634728073231763" calcext:value-type="float">
            <text:p>0.635</text:p>
          </table:table-cell>
          <table:table-cell office:value-type="float" office:value="0.817355547540931" calcext:value-type="float">
            <text:p>0.817</text:p>
          </table:table-cell>
          <table:table-cell office:value-type="float" office:value="0.0874509960412979" calcext:value-type="float">
            <text:p>0.087</text:p>
          </table:table-cell>
          <table:table-cell table:formula="of:=([.AB11]+[.AD11])/2" office:value-type="float" office:value="0.637050893330996" calcext:value-type="float">
            <text:p>0.637</text:p>
          </table:table-cell>
          <table:table-cell table:formula="of:=&quot;https://public-mlflow.deepset.ai/#/experiments/8/runs/&quot; &amp; [.A11]" office:value-type="string" office:string-value="https://public-mlflow.deepset.ai/#/experiments/8/runs/2a8163bde1c94f96b6913594bd317935" calcext:value-type="string">
            <text:p>https://public-mlflow.deepset.ai/#/experiments/8/runs/2a8163bde1c94f96b6913594bd317935</text:p>
          </table:table-cell>
          <table:table-cell table:formula="of:=&quot;https://public-mlflow.deepset.ai/#/metric/Dev_f1_macro_text_classification?runs=[%22&quot; &amp; [.A11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2a8163bde1c94f96b6913594bd317935%22]&amp;experiment=8&amp;plot_metric_keys=[%22Dev_f1_macro_text_classification%22,%22Dev_loss_text_classification%22,%22Train_loss_total%22]" calcext:value-type="string">
            <text:p>https://public-mlflow.deepset.ai/#/metric/Dev_f1_macro_text_classification?runs=[%222a8163bde1c94f96b6913594bd317935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d955c52228aa4e21a5fb7d5bf0e31c7e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0961887897411" calcext:value-type="float">
            <text:p>0.631</text:p>
          </table:table-cell>
          <table:table-cell office:value-type="float" office:value="0.713404236223874" calcext:value-type="float">
            <text:p>0.713</text:p>
          </table:table-cell>
          <table:table-cell office:value-type="float" office:value="0.636160402403242" calcext:value-type="float">
            <text:p>0.636</text:p>
          </table:table-cell>
          <table:table-cell office:value-type="float" office:value="0.714080172200357" calcext:value-type="float">
            <text:p>0.714</text:p>
          </table:table-cell>
          <table:table-cell office:value-type="float" office:value="0.35169118642807" calcext:value-type="float">
            <text:p>0.352</text:p>
          </table:table-cell>
          <table:table-cell table:formula="of:=([.AB12]+[.AD12])/2" office:value-type="float" office:value="0.633561145150326" calcext:value-type="float">
            <text:p>0.634</text:p>
          </table:table-cell>
          <table:table-cell table:formula="of:=&quot;https://public-mlflow.deepset.ai/#/experiments/8/runs/&quot; &amp; [.A12]" office:value-type="string" office:string-value="https://public-mlflow.deepset.ai/#/experiments/8/runs/d955c52228aa4e21a5fb7d5bf0e31c7e" calcext:value-type="string">
            <text:p>https://public-mlflow.deepset.ai/#/experiments/8/runs/d955c52228aa4e21a5fb7d5bf0e31c7e</text:p>
          </table:table-cell>
          <table:table-cell table:formula="of:=&quot;https://public-mlflow.deepset.ai/#/metric/Dev_f1_macro_text_classification?runs=[%22&quot; &amp; [.A1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955c52228aa4e21a5fb7d5bf0e31c7e%22]&amp;experiment=8&amp;plot_metric_keys=[%22Dev_f1_macro_text_classification%22,%22Dev_loss_text_classification%22,%22Train_loss_total%22]" calcext:value-type="string">
            <text:p>https://public-mlflow.deepset.ai/#/metric/Dev_f1_macro_text_classification?runs=[%22d955c52228aa4e21a5fb7d5bf0e31c7e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251e5f420963448b9ff50c55b9f0387c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9409674635805" calcext:value-type="float">
            <text:p>0.629</text:p>
          </table:table-cell>
          <table:table-cell office:value-type="float" office:value="1.24679311969936" calcext:value-type="float">
            <text:p>1.247</text:p>
          </table:table-cell>
          <table:table-cell office:value-type="float" office:value="0.619333190547583" calcext:value-type="float">
            <text:p>0.619</text:p>
          </table:table-cell>
          <table:table-cell office:value-type="float" office:value="1.18327236688265" calcext:value-type="float">
            <text:p>1.183</text:p>
          </table:table-cell>
          <table:table-cell office:value-type="float" office:value="0.00724466098472476" calcext:value-type="float">
            <text:p>0.007</text:p>
          </table:table-cell>
          <table:table-cell table:formula="of:=([.AB13]+[.AD13])/2" office:value-type="float" office:value="0.624371432591694" calcext:value-type="float">
            <text:p>0.624</text:p>
          </table:table-cell>
          <table:table-cell table:formula="of:=&quot;https://public-mlflow.deepset.ai/#/experiments/8/runs/&quot; &amp; [.A13]" office:value-type="string" office:string-value="https://public-mlflow.deepset.ai/#/experiments/8/runs/251e5f420963448b9ff50c55b9f0387c" calcext:value-type="string">
            <text:p>https://public-mlflow.deepset.ai/#/experiments/8/runs/251e5f420963448b9ff50c55b9f0387c</text:p>
          </table:table-cell>
          <table:table-cell table:formula="of:=&quot;https://public-mlflow.deepset.ai/#/metric/Dev_f1_macro_text_classification?runs=[%22&quot; &amp; [.A1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251e5f420963448b9ff50c55b9f0387c%22]&amp;experiment=8&amp;plot_metric_keys=[%22Dev_f1_macro_text_classification%22,%22Dev_loss_text_classification%22,%22Train_loss_total%22]" calcext:value-type="string">
            <text:p>https://public-mlflow.deepset.ai/#/metric/Dev_f1_macro_text_classification?runs=[%22251e5f420963448b9ff50c55b9f0387c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6d0c074dcaf249b29233a74af19abc45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5157232704402" calcext:value-type="float">
            <text:p>0.625</text:p>
          </table:table-cell>
          <table:table-cell office:value-type="float" office:value="0.686580984384421" calcext:value-type="float">
            <text:p>0.687</text:p>
          </table:table-cell>
          <table:table-cell office:value-type="float" office:value="0.636030439509241" calcext:value-type="float">
            <text:p>0.636</text:p>
          </table:table-cell>
          <table:table-cell table:style-name="ce38" office:value-type="float" office:value="0.662320670261178" calcext:value-type="float">
            <text:p>0.662</text:p>
          </table:table-cell>
          <table:table-cell office:value-type="float" office:value="0.623447418212891" calcext:value-type="float">
            <text:p>0.623</text:p>
          </table:table-cell>
          <table:table-cell table:formula="of:=([.AB14]+[.AD14])/2" office:value-type="float" office:value="0.630593836106822" calcext:value-type="float">
            <text:p>0.631</text:p>
          </table:table-cell>
          <table:table-cell table:formula="of:=&quot;https://public-mlflow.deepset.ai/#/experiments/8/runs/&quot; &amp; [.A14]" office:value-type="string" office:string-value="https://public-mlflow.deepset.ai/#/experiments/8/runs/6d0c074dcaf249b29233a74af19abc45" calcext:value-type="string">
            <text:p>https://public-mlflow.deepset.ai/#/experiments/8/runs/6d0c074dcaf249b29233a74af19abc45</text:p>
          </table:table-cell>
          <table:table-cell table:formula="of:=&quot;https://public-mlflow.deepset.ai/#/metric/Dev_f1_macro_text_classification?runs=[%22&quot; &amp; [.A1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6d0c074dcaf249b29233a74af19abc45%22]&amp;experiment=8&amp;plot_metric_keys=[%22Dev_f1_macro_text_classification%22,%22Dev_loss_text_classification%22,%22Train_loss_total%22]" calcext:value-type="string">
            <text:p>https://public-mlflow.deepset.ai/#/metric/Dev_f1_macro_text_classification?runs=[%226d0c074dcaf249b29233a74af19abc45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d669929073749689f994127269bddb4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3834407872413" calcext:value-type="float">
            <text:p>0.624</text:p>
          </table:table-cell>
          <table:table-cell office:value-type="float" office:value="1.49281623699521" calcext:value-type="float">
            <text:p>1.493</text:p>
          </table:table-cell>
          <table:table-cell office:value-type="float" office:value="0.634445629624652" calcext:value-type="float">
            <text:p>0.634</text:p>
          </table:table-cell>
          <table:table-cell office:value-type="float" office:value="1.26260640416094" calcext:value-type="float">
            <text:p>1.263</text:p>
          </table:table-cell>
          <table:table-cell table:style-name="ce38" office:value-type="float" office:value="0.00213763280771673" calcext:value-type="float">
            <text:p>0.002</text:p>
          </table:table-cell>
          <table:table-cell table:formula="of:=([.AB15]+[.AD15])/2" office:value-type="float" office:value="0.629140018748533" calcext:value-type="float">
            <text:p>0.629</text:p>
          </table:table-cell>
          <table:table-cell table:formula="of:=&quot;https://public-mlflow.deepset.ai/#/experiments/8/runs/&quot; &amp; [.A15]" office:value-type="string" office:string-value="https://public-mlflow.deepset.ai/#/experiments/8/runs/dd669929073749689f994127269bddb4" calcext:value-type="string">
            <text:p>https://public-mlflow.deepset.ai/#/experiments/8/runs/dd669929073749689f994127269bddb4</text:p>
          </table:table-cell>
          <table:table-cell table:formula="of:=&quot;https://public-mlflow.deepset.ai/#/metric/Dev_f1_macro_text_classification?runs=[%22&quot; &amp; [.A1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d669929073749689f994127269bddb4%22]&amp;experiment=8&amp;plot_metric_keys=[%22Dev_f1_macro_text_classification%22,%22Dev_loss_text_classification%22,%22Train_loss_total%22]" calcext:value-type="string">
            <text:p>https://public-mlflow.deepset.ai/#/metric/Dev_f1_macro_text_classification?runs=[%22dd669929073749689f994127269bddb4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38ff32fd26714e968978b5a33e77d16d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3441822342133" calcext:value-type="float">
            <text:p>0.623</text:p>
          </table:table-cell>
          <table:table-cell office:value-type="float" office:value="0.705041030909391" calcext:value-type="float">
            <text:p>0.705</text:p>
          </table:table-cell>
          <table:table-cell office:value-type="float" office:value="0.606733790710052" calcext:value-type="float">
            <text:p>0.607</text:p>
          </table:table-cell>
          <table:table-cell office:value-type="float" office:value="0.685673813666067" calcext:value-type="float">
            <text:p>0.686</text:p>
          </table:table-cell>
          <table:table-cell office:value-type="float" office:value="0.320537865161896" calcext:value-type="float">
            <text:p>0.321</text:p>
          </table:table-cell>
          <table:table-cell table:formula="of:=([.AB16]+[.AD16])/2" office:value-type="float" office:value="0.615087806526093" calcext:value-type="float">
            <text:p>0.615</text:p>
          </table:table-cell>
          <table:table-cell table:formula="of:=&quot;https://public-mlflow.deepset.ai/#/experiments/8/runs/&quot; &amp; [.A16]" office:value-type="string" office:string-value="https://public-mlflow.deepset.ai/#/experiments/8/runs/38ff32fd26714e968978b5a33e77d16d" calcext:value-type="string">
            <text:p>https://public-mlflow.deepset.ai/#/experiments/8/runs/38ff32fd26714e968978b5a33e77d16d</text:p>
          </table:table-cell>
          <table:table-cell table:formula="of:=&quot;https://public-mlflow.deepset.ai/#/metric/Dev_f1_macro_text_classification?runs=[%22&quot; &amp; [.A1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38ff32fd26714e968978b5a33e77d16d%22]&amp;experiment=8&amp;plot_metric_keys=[%22Dev_f1_macro_text_classification%22,%22Dev_loss_text_classification%22,%22Train_loss_total%22]" calcext:value-type="string">
            <text:p>https://public-mlflow.deepset.ai/#/metric/Dev_f1_macro_text_classification?runs=[%2238ff32fd26714e968978b5a33e77d16d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0e0e7926f8be47c7b0d617b230c66a06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9897959183674" calcext:value-type="float">
            <text:p>0.620</text:p>
          </table:table-cell>
          <table:table-cell office:value-type="float" office:value="0.980722153746842" calcext:value-type="float">
            <text:p>0.981</text:p>
          </table:table-cell>
          <table:table-cell office:value-type="float" office:value="0.651254579115295" calcext:value-type="float">
            <text:p>0.651</text:p>
          </table:table-cell>
          <table:table-cell office:value-type="float" office:value="0.928433537483215" calcext:value-type="float">
            <text:p>0.928</text:p>
          </table:table-cell>
          <table:table-cell office:value-type="float" office:value="0.415142297744751" calcext:value-type="float">
            <text:p>0.415</text:p>
          </table:table-cell>
          <table:table-cell table:formula="of:=([.AB17]+[.AD17])/2" office:value-type="float" office:value="0.635576269149485" calcext:value-type="float">
            <text:p>0.636</text:p>
          </table:table-cell>
          <table:table-cell table:formula="of:=&quot;https://public-mlflow.deepset.ai/#/experiments/8/runs/&quot; &amp; [.A17]" office:value-type="string" office:string-value="https://public-mlflow.deepset.ai/#/experiments/8/runs/0e0e7926f8be47c7b0d617b230c66a06" calcext:value-type="string">
            <text:p>https://public-mlflow.deepset.ai/#/experiments/8/runs/0e0e7926f8be47c7b0d617b230c66a06</text:p>
          </table:table-cell>
          <table:table-cell table:formula="of:=&quot;https://public-mlflow.deepset.ai/#/metric/Dev_f1_macro_text_classification?runs=[%22&quot; &amp; [.A1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0e0e7926f8be47c7b0d617b230c66a06%22]&amp;experiment=8&amp;plot_metric_keys=[%22Dev_f1_macro_text_classification%22,%22Dev_loss_text_classification%22,%22Train_loss_total%22]" calcext:value-type="string">
            <text:p>https://public-mlflow.deepset.ai/#/metric/Dev_f1_macro_text_classification?runs=[%220e0e7926f8be47c7b0d617b230c66a06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a164752c09c6446e871f357fcba4fb37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94164205870852" calcext:value-type="float">
            <text:p>0.594</text:p>
          </table:table-cell>
          <table:table-cell office:value-type="float" office:value="1.24412575664136" calcext:value-type="float">
            <text:p>1.244</text:p>
          </table:table-cell>
          <table:table-cell office:value-type="float" office:value="0.627627627627628" calcext:value-type="float">
            <text:p>0.628</text:p>
          </table:table-cell>
          <table:table-cell office:value-type="float" office:value="1.10174836266425" calcext:value-type="float">
            <text:p>1.102</text:p>
          </table:table-cell>
          <table:table-cell office:value-type="float" office:value="0.00615945179015398" calcext:value-type="float">
            <text:p>0.006</text:p>
          </table:table-cell>
          <table:table-cell table:formula="of:=([.AB18]+[.AD18])/2" office:value-type="float" office:value="0.61089591674924" calcext:value-type="float">
            <text:p>0.611</text:p>
          </table:table-cell>
          <table:table-cell table:formula="of:=&quot;https://public-mlflow.deepset.ai/#/experiments/8/runs/&quot; &amp; [.A18]" office:value-type="string" office:string-value="https://public-mlflow.deepset.ai/#/experiments/8/runs/a164752c09c6446e871f357fcba4fb37" calcext:value-type="string">
            <text:p>https://public-mlflow.deepset.ai/#/experiments/8/runs/a164752c09c6446e871f357fcba4fb37</text:p>
          </table:table-cell>
          <table:table-cell table:formula="of:=&quot;https://public-mlflow.deepset.ai/#/metric/Dev_f1_macro_text_classification?runs=[%22&quot; &amp; [.A1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a164752c09c6446e871f357fcba4fb37%22]&amp;experiment=8&amp;plot_metric_keys=[%22Dev_f1_macro_text_classification%22,%22Dev_loss_text_classification%22,%22Train_loss_total%22]" calcext:value-type="string">
            <text:p>https://public-mlflow.deepset.ai/#/metric/Dev_f1_macro_text_classification?runs=[%22a164752c09c6446e871f357fcba4fb37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a0a919d3408445748d8d8f928324d8bb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489758997221684" calcext:value-type="float">
            <text:p>0.490</text:p>
          </table:table-cell>
          <table:table-cell office:value-type="float" office:value="0.684150671798911" calcext:value-type="float">
            <text:p>0.684</text:p>
          </table:table-cell>
          <table:table-cell office:value-type="float" office:value="0.467752586396654" calcext:value-type="float">
            <text:p>0.468</text:p>
          </table:table-cell>
          <table:table-cell office:value-type="float" office:value="0.686065907119423" calcext:value-type="float">
            <text:p>0.686</text:p>
          </table:table-cell>
          <table:table-cell office:value-type="float" office:value="0.707478880882263" calcext:value-type="float">
            <text:p>0.707</text:p>
          </table:table-cell>
          <table:table-cell table:formula="of:=([.AB19]+[.AD19])/2" office:value-type="float" office:value="0.478755791809169" calcext:value-type="float">
            <text:p>0.479</text:p>
          </table:table-cell>
          <table:table-cell table:formula="of:=&quot;https://public-mlflow.deepset.ai/#/experiments/8/runs/&quot; &amp; [.A19]" office:value-type="string" office:string-value="https://public-mlflow.deepset.ai/#/experiments/8/runs/a0a919d3408445748d8d8f928324d8bb" calcext:value-type="string">
            <text:p>https://public-mlflow.deepset.ai/#/experiments/8/runs/a0a919d3408445748d8d8f928324d8bb</text:p>
          </table:table-cell>
          <table:table-cell table:formula="of:=&quot;https://public-mlflow.deepset.ai/#/metric/Dev_f1_macro_text_classification?runs=[%22&quot; &amp; [.A1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a0a919d3408445748d8d8f928324d8bb%22]&amp;experiment=8&amp;plot_metric_keys=[%22Dev_f1_macro_text_classification%22,%22Dev_loss_text_classification%22,%22Train_loss_total%22]" calcext:value-type="string">
            <text:p>https://public-mlflow.deepset.ai/#/metric/Dev_f1_macro_text_classification?runs=[%22a0a919d3408445748d8d8f928324d8bb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0e24ee4f54f4449f8dc06c9ed777e402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434849934754241" calcext:value-type="float">
            <text:p>0.435</text:p>
          </table:table-cell>
          <table:table-cell office:value-type="float" office:value="0.688018765225506" calcext:value-type="float">
            <text:p>0.688</text:p>
          </table:table-cell>
          <table:table-cell office:value-type="float" office:value="0.455769853589895" calcext:value-type="float">
            <text:p>0.456</text:p>
          </table:table-cell>
          <table:table-cell office:value-type="float" office:value="0.688119039740614" calcext:value-type="float">
            <text:p>0.688</text:p>
          </table:table-cell>
          <table:table-cell office:value-type="float" office:value="0.72765702009201" calcext:value-type="float">
            <text:p>0.728</text:p>
          </table:table-cell>
          <table:table-cell table:formula="of:=([.AB20]+[.AD20])/2" office:value-type="float" office:value="0.445309894172068" calcext:value-type="float">
            <text:p>0.445</text:p>
          </table:table-cell>
          <table:table-cell table:formula="of:=&quot;https://public-mlflow.deepset.ai/#/experiments/8/runs/&quot; &amp; [.A20]" office:value-type="string" office:string-value="https://public-mlflow.deepset.ai/#/experiments/8/runs/0e24ee4f54f4449f8dc06c9ed777e402" calcext:value-type="string">
            <text:p>https://public-mlflow.deepset.ai/#/experiments/8/runs/0e24ee4f54f4449f8dc06c9ed777e402</text:p>
          </table:table-cell>
          <table:table-cell table:formula="of:=&quot;https://public-mlflow.deepset.ai/#/metric/Dev_f1_macro_text_classification?runs=[%22&quot; &amp; [.A20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0e24ee4f54f4449f8dc06c9ed777e402%22]&amp;experiment=8&amp;plot_metric_keys=[%22Dev_f1_macro_text_classification%22,%22Dev_loss_text_classification%22,%22Train_loss_total%22]" calcext:value-type="string">
            <text:p>https://public-mlflow.deepset.ai/#/metric/Dev_f1_macro_text_classification?runs=[%220e24ee4f54f4449f8dc06c9ed777e402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b5ff70ee08ec477886435604dc749db9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707119154450077" calcext:value-type="float">
            <text:p>0.707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706908647732068" calcext:value-type="float">
            <text:p>0.707</text:p>
          </table:table-cell>
          <table:table-cell office:value-type="float" office:value="0.682004451751709" calcext:value-type="float">
            <text:p>0.682</text:p>
          </table:table-cell>
          <table:table-cell table:formula="of:=([.AB21]+[.AD21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21]" office:value-type="string" office:string-value="https://public-mlflow.deepset.ai/#/experiments/8/runs/b5ff70ee08ec477886435604dc749db9" calcext:value-type="string">
            <text:p>https://public-mlflow.deepset.ai/#/experiments/8/runs/b5ff70ee08ec477886435604dc749db9</text:p>
          </table:table-cell>
          <table:table-cell table:formula="of:=&quot;https://public-mlflow.deepset.ai/#/metric/Dev_f1_macro_text_classification?runs=[%22&quot; &amp; [.A21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b5ff70ee08ec477886435604dc749db9%22]&amp;experiment=8&amp;plot_metric_keys=[%22Dev_f1_macro_text_classification%22,%22Dev_loss_text_classification%22,%22Train_loss_total%22]" calcext:value-type="string">
            <text:p>https://public-mlflow.deepset.ai/#/metric/Dev_f1_macro_text_classification?runs=[%22b5ff70ee08ec477886435604dc749db9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8b76922a5a1947aa82c96c938e5a3d1b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717603440252726" calcext:value-type="float">
            <text:p>0.718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717441012141525" calcext:value-type="float">
            <text:p>0.717</text:p>
          </table:table-cell>
          <table:table-cell office:value-type="float" office:value="0.68847119808197" calcext:value-type="float">
            <text:p>0.688</text:p>
          </table:table-cell>
          <table:table-cell table:formula="of:=([.AB22]+[.AD22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22]" office:value-type="string" office:string-value="https://public-mlflow.deepset.ai/#/experiments/8/runs/8b76922a5a1947aa82c96c938e5a3d1b" calcext:value-type="string">
            <text:p>https://public-mlflow.deepset.ai/#/experiments/8/runs/8b76922a5a1947aa82c96c938e5a3d1b</text:p>
          </table:table-cell>
          <table:table-cell table:formula="of:=&quot;https://public-mlflow.deepset.ai/#/metric/Dev_f1_macro_text_classification?runs=[%22&quot; &amp; [.A2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8b76922a5a1947aa82c96c938e5a3d1b%22]&amp;experiment=8&amp;plot_metric_keys=[%22Dev_f1_macro_text_classification%22,%22Dev_loss_text_classification%22,%22Train_loss_total%22]" calcext:value-type="string">
            <text:p>https://public-mlflow.deepset.ai/#/metric/Dev_f1_macro_text_classification?runs=[%228b76922a5a1947aa82c96c938e5a3d1b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c3f6989c44614e36a30d5edb890f51e4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081083240125" calcext:value-type="float">
            <text:p>0.691</text:p>
          </table:table-cell>
          <table:table-cell office:value-type="float" office:value="0.39609663415866" calcext:value-type="float">
            <text:p>0.396</text:p>
          </table:table-cell>
          <table:table-cell office:value-type="float" office:value="0.690543743871873" calcext:value-type="float">
            <text:p>0.691</text:p>
          </table:table-cell>
          <table:table-cell office:value-type="float" office:value="0.695918560028076" calcext:value-type="float">
            <text:p>0.696</text:p>
          </table:table-cell>
          <table:table-cell table:formula="of:=([.AB23]+[.AD23])/2" office:value-type="float" office:value="0.392093491617317" calcext:value-type="float">
            <text:p>0.392</text:p>
          </table:table-cell>
          <table:table-cell table:formula="of:=&quot;https://public-mlflow.deepset.ai/#/experiments/8/runs/&quot; &amp; [.A23]" office:value-type="string" office:string-value="https://public-mlflow.deepset.ai/#/experiments/8/runs/c3f6989c44614e36a30d5edb890f51e4" calcext:value-type="string">
            <text:p>https://public-mlflow.deepset.ai/#/experiments/8/runs/c3f6989c44614e36a30d5edb890f51e4</text:p>
          </table:table-cell>
          <table:table-cell table:formula="of:=&quot;https://public-mlflow.deepset.ai/#/metric/Dev_f1_macro_text_classification?runs=[%22&quot; &amp; [.A2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c3f6989c44614e36a30d5edb890f51e4%22]&amp;experiment=8&amp;plot_metric_keys=[%22Dev_f1_macro_text_classification%22,%22Dev_loss_text_classification%22,%22Train_loss_total%22]" calcext:value-type="string">
            <text:p>https://public-mlflow.deepset.ai/#/metric/Dev_f1_macro_text_classification?runs=[%22c3f6989c44614e36a30d5edb890f51e4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f3ab5c837656426ba8cfd2ce8363d250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5567010309278" calcext:value-type="float">
            <text:p>0.386</text:p>
          </table:table-cell>
          <table:table-cell office:value-type="float" office:value="0.684730539385904" calcext:value-type="float">
            <text:p>0.685</text:p>
          </table:table-cell>
          <table:table-cell office:value-type="float" office:value="0.411665378441049" calcext:value-type="float">
            <text:p>0.412</text:p>
          </table:table-cell>
          <table:table-cell office:value-type="float" office:value="0.686244600562639" calcext:value-type="float">
            <text:p>0.686</text:p>
          </table:table-cell>
          <table:table-cell office:value-type="float" office:value="0.722564220428467" calcext:value-type="float">
            <text:p>0.723</text:p>
          </table:table-cell>
          <table:table-cell table:formula="of:=([.AB24]+[.AD24])/2" office:value-type="float" office:value="0.398616194375163" calcext:value-type="float">
            <text:p>0.399</text:p>
          </table:table-cell>
          <table:table-cell table:formula="of:=&quot;https://public-mlflow.deepset.ai/#/experiments/8/runs/&quot; &amp; [.A24]" office:value-type="string" office:string-value="https://public-mlflow.deepset.ai/#/experiments/8/runs/f3ab5c837656426ba8cfd2ce8363d250" calcext:value-type="string">
            <text:p>https://public-mlflow.deepset.ai/#/experiments/8/runs/f3ab5c837656426ba8cfd2ce8363d250</text:p>
          </table:table-cell>
          <table:table-cell table:formula="of:=&quot;https://public-mlflow.deepset.ai/#/metric/Dev_f1_macro_text_classification?runs=[%22&quot; &amp; [.A2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f3ab5c837656426ba8cfd2ce8363d250%22]&amp;experiment=8&amp;plot_metric_keys=[%22Dev_f1_macro_text_classification%22,%22Dev_loss_text_classification%22,%22Train_loss_total%22]" calcext:value-type="string">
            <text:p>https://public-mlflow.deepset.ai/#/metric/Dev_f1_macro_text_classification?runs=[%22f3ab5c837656426ba8cfd2ce8363d250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9c7dba3985b6439d8cfe54afe39ba477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30154117457124" calcext:value-type="float">
            <text:p>0.330</text:p>
          </table:table-cell>
          <table:table-cell office:value-type="float" office:value="0.690678090857179" calcext:value-type="float">
            <text:p>0.691</text:p>
          </table:table-cell>
          <table:table-cell office:value-type="float" office:value="0.374111261872456" calcext:value-type="float">
            <text:p>0.374</text:p>
          </table:table-cell>
          <table:table-cell office:value-type="float" office:value="0.691374697992879" calcext:value-type="float">
            <text:p>0.691</text:p>
          </table:table-cell>
          <table:table-cell office:value-type="float" office:value="0.636810600757599" calcext:value-type="float">
            <text:p>0.637</text:p>
          </table:table-cell>
          <table:table-cell table:formula="of:=([.AB25]+[.AD25])/2" office:value-type="float" office:value="0.35213268966479" calcext:value-type="float">
            <text:p>0.352</text:p>
          </table:table-cell>
          <table:table-cell table:formula="of:=&quot;https://public-mlflow.deepset.ai/#/experiments/8/runs/&quot; &amp; [.A25]" office:value-type="string" office:string-value="https://public-mlflow.deepset.ai/#/experiments/8/runs/9c7dba3985b6439d8cfe54afe39ba477" calcext:value-type="string">
            <text:p>https://public-mlflow.deepset.ai/#/experiments/8/runs/9c7dba3985b6439d8cfe54afe39ba477</text:p>
          </table:table-cell>
          <table:table-cell table:formula="of:=&quot;https://public-mlflow.deepset.ai/#/metric/Dev_f1_macro_text_classification?runs=[%22&quot; &amp; [.A2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9c7dba3985b6439d8cfe54afe39ba477%22]&amp;experiment=8&amp;plot_metric_keys=[%22Dev_f1_macro_text_classification%22,%22Dev_loss_text_classification%22,%22Train_loss_total%22]" calcext:value-type="string">
            <text:p>https://public-mlflow.deepset.ai/#/metric/Dev_f1_macro_text_classification?runs=[%229c7dba3985b6439d8cfe54afe39ba477%22]&amp;experiment=8&amp;plot_metric_keys=[%22Dev_f1_macro_text_classification%22,%22Dev_loss_text_classification%22,%22Train_loss_total%22]</text:p>
          </table:table-cell>
        </table:table-row>
        <table:table-row table:style-name="ro2" table:number-rows-repeated="20">
          <table:table-cell table:number-columns-repeated="6"/>
          <table:table-cell table:style-name="Default"/>
          <table:table-cell table:number-columns-repeated="20"/>
          <table:table-cell table:style-name="ce49" table:number-columns-repeated="2"/>
          <table:table-cell table:style-name="Default" table:number-columns-repeated="2"/>
          <table:table-cell table:style-name="ce49"/>
          <table:table-cell table:style-name="Default"/>
          <table:table-cell table:number-columns-repeated="2"/>
        </table:table-row>
        <table:table-row table:style-name="ro2">
          <table:table-cell table:number-columns-repeated="6"/>
          <table:table-cell table:style-name="Default"/>
          <table:table-cell table:number-columns-repeated="20"/>
          <table:table-cell table:style-name="ce49" table:number-columns-repeated="2"/>
          <table:table-cell table:style-name="Default" table:number-columns-repeated="2"/>
          <table:table-cell table:style-name="ce49"/>
          <table:table-cell table:style-name="Default"/>
          <table:table-cell table:number-columns-repeated="2"/>
        </table:table-row>
      </table:table>
      <table:table table:name="nohate14-lm" table:style-name="ta1">
        <table:table-column table:style-name="co1" table:default-cell-style-name="Default"/>
        <table:table-column table:style-name="co5" table:default-cell-style-name="Default"/>
        <table:table-column table:style-name="co1" table:visibility="collapse" table:number-columns-repeated="4" table:default-cell-style-name="Default"/>
        <table:table-column table:style-name="co2" table:number-columns-repeated="2" table:default-cell-style-name="Default"/>
        <table:table-column table:style-name="co2" table:visibility="collapse" table:number-columns-repeated="3" table:default-cell-style-name="Default"/>
        <table:table-column table:style-name="co2" table:default-cell-style-name="Default"/>
        <table:table-column table:style-name="co2" table:visibility="collapse" table:default-cell-style-name="ce1"/>
        <table:table-column table:style-name="co2" table:default-cell-style-name="Default"/>
        <table:table-column table:style-name="co2" table:visibility="collapse" table:number-columns-repeated="3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visibility="collapse" table:number-columns-repeated="4" table:default-cell-style-name="Default"/>
        <table:table-column table:style-name="co1" table:number-columns-repeated="5" table:default-cell-style-name="ce35"/>
        <table:table-column table:style-name="co3" table:visibility="collapse" table:number-columns-repeated="4" table:default-cell-style-name="Default"/>
        <table:table-column table:style-name="co4" table:default-cell-style-name="ce77"/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Run 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ource Type</text:p>
          </table:table-cell>
          <table:table-cell table:style-name="ce3" office:value-type="string" calcext:value-type="string">
            <text:p>Source Name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ave_seq_len</text:p>
          </table:table-cell>
          <table:table-cell table:style-name="ce5" office:value-type="string" calcext:value-type="string">
            <text:p>batch_size</text:p>
          </table:table-cell>
          <table:table-cell table:style-name="ce3" office:value-type="string" calcext:value-type="string">
            <text:p>clipped</text:p>
          </table:table-cell>
          <table:table-cell table:style-name="ce5" office:value-type="string" calcext:value-type="string">
            <text:p>dev_split</text:p>
          </table:table-cell>
          <table:table-cell table:style-name="ce3" office:value-type="string" calcext:value-type="string">
            <text:p>device</text:p>
          </table:table-cell>
          <table:table-cell table:style-name="ce5" office:value-type="string" calcext:value-type="string">
            <text:p>epochs</text:p>
          </table:table-cell>
          <table:table-cell table:style-name="ce3" office:value-type="string" calcext:value-type="string">
            <text:p>fp16</text:p>
          </table:table-cell>
          <table:table-cell table:style-name="ce5" office:value-type="string" calcext:value-type="string">
            <text:p>learning_rate</text:p>
          </table:table-cell>
          <table:table-cell table:style-name="ce3" office:value-type="string" calcext:value-type="string">
            <text:p>lm_name</text:p>
          </table:table-cell>
          <table:table-cell table:style-name="ce3" office:value-type="string" calcext:value-type="string">
            <text:p>lm_output_types</text:p>
          </table:table-cell>
          <table:table-cell table:style-name="ce3" office:value-type="string" calcext:value-type="string">
            <text:p>lm_type</text:p>
          </table:table-cell>
          <table:table-cell table:style-name="ce3" office:value-type="string" calcext:value-type="string">
            <text:p>max_seq_len</text:p>
          </table:table-cell>
          <table:table-cell table:style-name="ce3" office:value-type="string" calcext:value-type="string">
            <text:p>n_gpu</text:p>
          </table:table-cell>
          <table:table-cell table:style-name="ce3" office:value-type="string" calcext:value-type="string">
            <text:p>n_samples_dev</text:p>
          </table:table-cell>
          <table:table-cell table:style-name="ce3" office:value-type="string" calcext:value-type="string">
            <text:p>n_samples_test</text:p>
          </table:table-cell>
          <table:table-cell table:style-name="ce3" office:value-type="string" calcext:value-type="string">
            <text:p>n_samples_train</text:p>
          </table:table-cell>
          <table:table-cell table:style-name="ce3" office:value-type="string" calcext:value-type="string">
            <text:p>num_train_optimization_steps</text:p>
          </table:table-cell>
          <table:table-cell table:style-name="ce3" office:value-type="string" calcext:value-type="string">
            <text:p>prediction_heads</text:p>
          </table:table-cell>
          <table:table-cell table:style-name="ce3" office:value-type="string" calcext:value-type="string">
            <text:p>processor</text:p>
          </table:table-cell>
          <table:table-cell table:style-name="ce3" office:value-type="string" calcext:value-type="string">
            <text:p>tokenizer</text:p>
          </table:table-cell>
          <table:table-cell table:style-name="ce3" office:value-type="string" calcext:value-type="string">
            <text:p>warmup_proportion</text:p>
          </table:table-cell>
          <table:table-cell table:style-name="ce5" office:value-type="string" calcext:value-type="string">
            <text:p>Dev_f1_macro_text_classification</text:p>
          </table:table-cell>
          <table:table-cell table:style-name="ce3" office:value-type="string" calcext:value-type="string">
            <text:p>Dev_loss_text_classification</text:p>
          </table:table-cell>
          <table:table-cell table:style-name="ce3" office:value-type="string" calcext:value-type="string">
            <text:p>Test_f1_macro_text_classification</text:p>
          </table:table-cell>
          <table:table-cell table:style-name="ce3" office:value-type="string" calcext:value-type="string">
            <text:p>Test_loss_text_classification</text:p>
          </table:table-cell>
          <table:table-cell table:style-name="ce3" office:value-type="string" calcext:value-type="string">
            <text:p>Train_loss_total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t_featurize_samples</text:p>
          </table:table-cell>
          <table:table-cell office:value-type="string" calcext:value-type="string">
            <text:p>t_from_file</text:p>
          </table:table-cell>
          <table:table-cell office:value-type="string" calcext:value-type="string">
            <text:p>t_init_samples</text:p>
          </table:table-cell>
          <table:table-cell table:style-name="ce66" office:value-type="string" calcext:value-type="string">
            <text:p>AVG F1</text:p>
          </table:table-cell>
          <table:table-cell table:style-name="ce69" office:value-type="string" calcext:value-type="string">
            <text:p>Mlflow run</text:p>
          </table:table-cell>
          <table:table-cell table:style-name="ce69" office:value-type="string" calcext:value-type="string">
            <text:p>Mlflow plot</text:p>
          </table:table-cell>
        </table:table-row>
        <table:table-row table:style-name="ro2">
          <table:table-cell office:value-type="string" calcext:value-type="string">
            <text:p>270347c3cccb48abbc75820db9a804b7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0.691464646464647" calcext:value-type="float">
            <text:p>0.691</text:p>
          </table:table-cell>
          <table:table-cell office:value-type="float" office:value="1.16787178084354" calcext:value-type="float">
            <text:p>1.168</text:p>
          </table:table-cell>
          <table:table-cell office:value-type="float" office:value="0.624801587301587" calcext:value-type="float">
            <text:p>0.625</text:p>
          </table:table-cell>
          <table:table-cell office:value-type="float" office:value="1.20352381211455" calcext:value-type="float">
            <text:p>1.204</text:p>
          </table:table-cell>
          <table:table-cell office:value-type="float" office:value="0.127120763063431" calcext:value-type="float">
            <text:p>0.127</text:p>
          </table:table-cell>
          <table:table-cell office:value-type="float" office:value="0" calcext:value-type="float">
            <text:p>0</text:p>
          </table:table-cell>
          <table:table-cell office:value-type="float" office:value="0.009654966990153" calcext:value-type="float">
            <text:p>0.009654966990153</text:p>
          </table:table-cell>
          <table:table-cell office:value-type="float" office:value="0.000215307871500651" calcext:value-type="float">
            <text:p>0.000215307871501</text:p>
          </table:table-cell>
          <table:table-cell office:value-type="float" office:value="0.0177829543749491" calcext:value-type="float">
            <text:p>0.017782954374949</text:p>
          </table:table-cell>
          <table:table-cell table:formula="of:=([.AB2]+[.AD2])/2" office:value-type="float" office:value="0.658133116883117" calcext:value-type="float">
            <text:p>0.658</text:p>
          </table:table-cell>
          <table:table-cell table:formula="of:=&quot;https://public-mlflow.deepset.ai/#/experiments/8/runs/&quot; &amp; [.A2]" office:value-type="string" office:string-value="https://public-mlflow.deepset.ai/#/experiments/8/runs/270347c3cccb48abbc75820db9a804b7" calcext:value-type="string">
            <text:p>https://public-mlflow.deepset.ai/#/experiments/8/runs/270347c3cccb48abbc75820db9a804b7</text:p>
          </table:table-cell>
          <table:table-cell table:formula="of:=&quot;https://public-mlflow.deepset.ai/#/metric/Dev_f1_macro_text_classification?runs=[%22&quot; &amp; [.A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270347c3cccb48abbc75820db9a804b7%22]&amp;experiment=8&amp;plot_metric_keys=[%22Dev_f1_macro_text_classification%22,%22Dev_loss_text_classification%22,%22Train_loss_total%22]" calcext:value-type="string">
            <text:p>https://public-mlflow.deepset.ai/#/metric/Dev_f1_macro_text_classification?runs=[%22270347c3cccb48abbc75820db9a804b7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75f427680c14480e9c8f9fe3fbfb8b0b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85190644654088" calcext:value-type="float">
            <text:p>0.685</text:p>
          </table:table-cell>
          <table:table-cell office:value-type="float" office:value="1.17929918654013" calcext:value-type="float">
            <text:p>1.179</text:p>
          </table:table-cell>
          <table:table-cell office:value-type="float" office:value="0.633755274261603" calcext:value-type="float">
            <text:p>0.634</text:p>
          </table:table-cell>
          <table:table-cell office:value-type="float" office:value="1.27845317061229" calcext:value-type="float">
            <text:p>1.278</text:p>
          </table:table-cell>
          <table:table-cell office:value-type="float" office:value="0.00402634171769023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762258768081665" calcext:value-type="float">
            <text:p>0.007622587680817</text:p>
          </table:table-cell>
          <table:table-cell office:value-type="float" office:value="0.000329510370890299" calcext:value-type="float">
            <text:p>0.00032951037089</text:p>
          </table:table-cell>
          <table:table-cell office:value-type="float" office:value="0.0183730920155843" calcext:value-type="float">
            <text:p>0.018373092015584</text:p>
          </table:table-cell>
          <table:table-cell table:style-name="ce78" table:formula="of:=([.AB3]+[.AD3])/2" office:value-type="float" office:value="0.659472959457846" calcext:value-type="float">
            <text:p>0.659</text:p>
          </table:table-cell>
          <table:table-cell table:formula="of:=&quot;https://public-mlflow.deepset.ai/#/experiments/8/runs/&quot; &amp; [.A3]" office:value-type="string" office:string-value="https://public-mlflow.deepset.ai/#/experiments/8/runs/75f427680c14480e9c8f9fe3fbfb8b0b" calcext:value-type="string">
            <text:p>https://public-mlflow.deepset.ai/#/experiments/8/runs/75f427680c14480e9c8f9fe3fbfb8b0b</text:p>
          </table:table-cell>
          <table:table-cell table:formula="of:=&quot;https://public-mlflow.deepset.ai/#/metric/Dev_f1_macro_text_classification?runs=[%22&quot; &amp; [.A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75f427680c14480e9c8f9fe3fbfb8b0b%22]&amp;experiment=8&amp;plot_metric_keys=[%22Dev_f1_macro_text_classification%22,%22Dev_loss_text_classification%22,%22Train_loss_total%22]" calcext:value-type="string">
            <text:p>https://public-mlflow.deepset.ai/#/metric/Dev_f1_macro_text_classification?runs=[%2275f427680c14480e9c8f9fe3fbfb8b0b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2da1c07d8ec244e19b30f96400508478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82197624388629" calcext:value-type="float">
            <text:p>0.682</text:p>
          </table:table-cell>
          <table:table-cell office:value-type="float" office:value="1.08633376767971" calcext:value-type="float">
            <text:p>1.086</text:p>
          </table:table-cell>
          <table:table-cell office:value-type="float" office:value="0.634890349327492" calcext:value-type="float">
            <text:p>0.635</text:p>
          </table:table-cell>
          <table:table-cell office:value-type="float" office:value="1.18270478197323" calcext:value-type="float">
            <text:p>1.183</text:p>
          </table:table-cell>
          <table:table-cell office:value-type="float" office:value="0.004081456456333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50417009989421" calcext:value-type="float">
            <text:p>0.006504170099894</text:p>
          </table:table-cell>
          <table:table-cell office:value-type="float" office:value="0.000230288505554199" calcext:value-type="float">
            <text:p>0.000230288505554</text:p>
          </table:table-cell>
          <table:table-cell office:value-type="float" office:value="0.0196047941843669" calcext:value-type="float">
            <text:p>0.019604794184367</text:p>
          </table:table-cell>
          <table:table-cell table:formula="of:=([.AB4]+[.AD4])/2" office:value-type="float" office:value="0.658543986858061" calcext:value-type="float">
            <text:p>0.659</text:p>
          </table:table-cell>
          <table:table-cell table:formula="of:=&quot;https://public-mlflow.deepset.ai/#/experiments/8/runs/&quot; &amp; [.A4]" office:value-type="string" office:string-value="https://public-mlflow.deepset.ai/#/experiments/8/runs/2da1c07d8ec244e19b30f96400508478" calcext:value-type="string">
            <text:p>https://public-mlflow.deepset.ai/#/experiments/8/runs/2da1c07d8ec244e19b30f96400508478</text:p>
          </table:table-cell>
          <table:table-cell table:formula="of:=&quot;https://public-mlflow.deepset.ai/#/metric/Dev_f1_macro_text_classification?runs=[%22&quot; &amp; [.A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2da1c07d8ec244e19b30f96400508478%22]&amp;experiment=8&amp;plot_metric_keys=[%22Dev_f1_macro_text_classification%22,%22Dev_loss_text_classification%22,%22Train_loss_total%22]" calcext:value-type="string">
            <text:p>https://public-mlflow.deepset.ai/#/metric/Dev_f1_macro_text_classification?runs=[%222da1c07d8ec244e19b30f96400508478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175bf08c386247ba9dca16425dfc7e82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7946292793294" calcext:value-type="float">
            <text:p>0.679</text:p>
          </table:table-cell>
          <table:table-cell office:value-type="float" office:value="0.943889752330396" calcext:value-type="float">
            <text:p>0.944</text:p>
          </table:table-cell>
          <table:table-cell office:value-type="float" office:value="0.631136812546108" calcext:value-type="float">
            <text:p>0.631</text:p>
          </table:table-cell>
          <table:table-cell office:value-type="float" office:value="0.983146539298437" calcext:value-type="float">
            <text:p>0.983</text:p>
          </table:table-cell>
          <table:table-cell office:value-type="float" office:value="0.170627623796463" calcext:value-type="float">
            <text:p>0.171</text:p>
          </table:table-cell>
          <table:table-cell office:value-type="float" office:value="0" calcext:value-type="float">
            <text:p>0</text:p>
          </table:table-cell>
          <table:table-cell office:value-type="float" office:value="0.006740669409434" calcext:value-type="float">
            <text:p>0.006740669409434</text:p>
          </table:table-cell>
          <table:table-cell office:value-type="float" office:value="0.000188501675923665" calcext:value-type="float">
            <text:p>0.000188501675924</text:p>
          </table:table-cell>
          <table:table-cell office:value-type="float" office:value="0.0196895202000936" calcext:value-type="float">
            <text:p>0.019689520200094</text:p>
          </table:table-cell>
          <table:table-cell table:formula="of:=([.AB5]+[.AD5])/2" office:value-type="float" office:value="0.655299870239524" calcext:value-type="float">
            <text:p>0.655</text:p>
          </table:table-cell>
          <table:table-cell table:formula="of:=&quot;https://public-mlflow.deepset.ai/#/experiments/8/runs/&quot; &amp; [.A5]" office:value-type="string" office:string-value="https://public-mlflow.deepset.ai/#/experiments/8/runs/175bf08c386247ba9dca16425dfc7e82" calcext:value-type="string">
            <text:p>https://public-mlflow.deepset.ai/#/experiments/8/runs/175bf08c386247ba9dca16425dfc7e82</text:p>
          </table:table-cell>
          <table:table-cell table:formula="of:=&quot;https://public-mlflow.deepset.ai/#/metric/Dev_f1_macro_text_classification?runs=[%22&quot; &amp; [.A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175bf08c386247ba9dca16425dfc7e82%22]&amp;experiment=8&amp;plot_metric_keys=[%22Dev_f1_macro_text_classification%22,%22Dev_loss_text_classification%22,%22Train_loss_total%22]" calcext:value-type="string">
            <text:p>https://public-mlflow.deepset.ai/#/metric/Dev_f1_macro_text_classification?runs=[%22175bf08c386247ba9dca16425dfc7e82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1d0411837d9245bf9a46dec90f6f4914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76225355551486" calcext:value-type="float">
            <text:p>0.676</text:p>
          </table:table-cell>
          <table:table-cell office:value-type="float" office:value="0.867690665609885" calcext:value-type="float">
            <text:p>0.868</text:p>
          </table:table-cell>
          <table:table-cell office:value-type="float" office:value="0.617975560243601" calcext:value-type="float">
            <text:p>0.618</text:p>
          </table:table-cell>
          <table:table-cell office:value-type="float" office:value="1.01288540132584" calcext:value-type="float">
            <text:p>1.013</text:p>
          </table:table-cell>
          <table:table-cell office:value-type="float" office:value="0.161828070878983" calcext:value-type="float">
            <text:p>0.162</text:p>
          </table:table-cell>
          <table:table-cell office:value-type="float" office:value="0" calcext:value-type="float">
            <text:p>0</text:p>
          </table:table-cell>
          <table:table-cell office:value-type="float" office:value="0.00618942578633626" calcext:value-type="float">
            <text:p>0.006189425786336</text:p>
          </table:table-cell>
          <table:table-cell office:value-type="float" office:value="0.000224955876668294" calcext:value-type="float">
            <text:p>0.000224955876668</text:p>
          </table:table-cell>
          <table:table-cell office:value-type="float" office:value="0.017734690507253" calcext:value-type="float">
            <text:p>0.017734690507253</text:p>
          </table:table-cell>
          <table:table-cell table:formula="of:=([.AB6]+[.AD6])/2" office:value-type="float" office:value="0.647100457897544" calcext:value-type="float">
            <text:p>0.647</text:p>
          </table:table-cell>
          <table:table-cell table:formula="of:=&quot;https://public-mlflow.deepset.ai/#/experiments/8/runs/&quot; &amp; [.A6]" office:value-type="string" office:string-value="https://public-mlflow.deepset.ai/#/experiments/8/runs/1d0411837d9245bf9a46dec90f6f4914" calcext:value-type="string">
            <text:p>https://public-mlflow.deepset.ai/#/experiments/8/runs/1d0411837d9245bf9a46dec90f6f4914</text:p>
          </table:table-cell>
          <table:table-cell table:formula="of:=&quot;https://public-mlflow.deepset.ai/#/metric/Dev_f1_macro_text_classification?runs=[%22&quot; &amp; [.A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1d0411837d9245bf9a46dec90f6f4914%22]&amp;experiment=8&amp;plot_metric_keys=[%22Dev_f1_macro_text_classification%22,%22Dev_loss_text_classification%22,%22Train_loss_total%22]" calcext:value-type="string">
            <text:p>https://public-mlflow.deepset.ai/#/metric/Dev_f1_macro_text_classification?runs=[%221d0411837d9245bf9a46dec90f6f4914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591adb0177ad43ca9b9f0100b7d5cf4d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76066244644798" calcext:value-type="float">
            <text:p>0.676</text:p>
          </table:table-cell>
          <table:table-cell office:value-type="float" office:value="1.34396580401683" calcext:value-type="float">
            <text:p>1.344</text:p>
          </table:table-cell>
          <table:table-cell office:value-type="float" office:value="0.615699251656686" calcext:value-type="float">
            <text:p>0.616</text:p>
          </table:table-cell>
          <table:table-cell office:value-type="float" office:value="1.48097835945827" calcext:value-type="float">
            <text:p>1.481</text:p>
          </table:table-cell>
          <table:table-cell office:value-type="float" office:value="0.00160500546917319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657014052073161" calcext:value-type="float">
            <text:p>0.006570140520732</text:p>
          </table:table-cell>
          <table:table-cell office:value-type="float" office:value="0.000220545132954915" calcext:value-type="float">
            <text:p>0.000220545132955</text:p>
          </table:table-cell>
          <table:table-cell office:value-type="float" office:value="0.0196516315142314" calcext:value-type="float">
            <text:p>0.019651631514231</text:p>
          </table:table-cell>
          <table:table-cell table:formula="of:=([.AB7]+[.AD7])/2" office:value-type="float" office:value="0.645882748150742" calcext:value-type="float">
            <text:p>0.646</text:p>
          </table:table-cell>
          <table:table-cell table:formula="of:=&quot;https://public-mlflow.deepset.ai/#/experiments/8/runs/&quot; &amp; [.A7]" office:value-type="string" office:string-value="https://public-mlflow.deepset.ai/#/experiments/8/runs/591adb0177ad43ca9b9f0100b7d5cf4d" calcext:value-type="string">
            <text:p>https://public-mlflow.deepset.ai/#/experiments/8/runs/591adb0177ad43ca9b9f0100b7d5cf4d</text:p>
          </table:table-cell>
          <table:table-cell table:formula="of:=&quot;https://public-mlflow.deepset.ai/#/metric/Dev_f1_macro_text_classification?runs=[%22&quot; &amp; [.A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591adb0177ad43ca9b9f0100b7d5cf4d%22]&amp;experiment=8&amp;plot_metric_keys=[%22Dev_f1_macro_text_classification%22,%22Dev_loss_text_classification%22,%22Train_loss_total%22]" calcext:value-type="string">
            <text:p>https://public-mlflow.deepset.ai/#/metric/Dev_f1_macro_text_classification?runs=[%22591adb0177ad43ca9b9f0100b7d5cf4d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348c0a9fe9e74c54b0c3f12cd2aa9417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8750311177496" calcext:value-type="float">
            <text:p>0.659</text:p>
          </table:table-cell>
          <table:table-cell office:value-type="float" office:value="1.28233898806092" calcext:value-type="float">
            <text:p>1.282</text:p>
          </table:table-cell>
          <table:table-cell office:value-type="float" office:value="0.615803278688525" calcext:value-type="float">
            <text:p>0.616</text:p>
          </table:table-cell>
          <table:table-cell office:value-type="float" office:value="1.28750834926482" calcext:value-type="float">
            <text:p>1.288</text:p>
          </table:table-cell>
          <table:table-cell office:value-type="float" office:value="0.0029302348848432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668133099873861" calcext:value-type="float">
            <text:p>0.006681330998739</text:p>
          </table:table-cell>
          <table:table-cell office:value-type="float" office:value="0.000220334529876709" calcext:value-type="float">
            <text:p>0.000220334529877</text:p>
          </table:table-cell>
          <table:table-cell office:value-type="float" office:value="0.0183391253153483" calcext:value-type="float">
            <text:p>0.018339125315348</text:p>
          </table:table-cell>
          <table:table-cell table:formula="of:=([.AB8]+[.AD8])/2" office:value-type="float" office:value="0.637276794933011" calcext:value-type="float">
            <text:p>0.637</text:p>
          </table:table-cell>
          <table:table-cell table:formula="of:=&quot;https://public-mlflow.deepset.ai/#/experiments/8/runs/&quot; &amp; [.A8]" office:value-type="string" office:string-value="https://public-mlflow.deepset.ai/#/experiments/8/runs/348c0a9fe9e74c54b0c3f12cd2aa9417" calcext:value-type="string">
            <text:p>https://public-mlflow.deepset.ai/#/experiments/8/runs/348c0a9fe9e74c54b0c3f12cd2aa9417</text:p>
          </table:table-cell>
          <table:table-cell table:formula="of:=&quot;https://public-mlflow.deepset.ai/#/metric/Dev_f1_macro_text_classification?runs=[%22&quot; &amp; [.A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348c0a9fe9e74c54b0c3f12cd2aa9417%22]&amp;experiment=8&amp;plot_metric_keys=[%22Dev_f1_macro_text_classification%22,%22Dev_loss_text_classification%22,%22Train_loss_total%22]" calcext:value-type="string">
            <text:p>https://public-mlflow.deepset.ai/#/metric/Dev_f1_macro_text_classification?runs=[%22348c0a9fe9e74c54b0c3f12cd2aa9417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6980322a0cd34c2b9439e00f6cad3c3b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6057018431041" calcext:value-type="float">
            <text:p>0.656</text:p>
          </table:table-cell>
          <table:table-cell office:value-type="float" office:value="0.912950653357794" calcext:value-type="float">
            <text:p>0.913</text:p>
          </table:table-cell>
          <table:table-cell office:value-type="float" office:value="0.655293938933617" calcext:value-type="float">
            <text:p>0.655</text:p>
          </table:table-cell>
          <table:table-cell office:value-type="float" office:value="0.948191827343356" calcext:value-type="float">
            <text:p>0.948</text:p>
          </table:table-cell>
          <table:table-cell office:value-type="float" office:value="0.0204362031072378" calcext:value-type="float">
            <text:p>0.020</text:p>
          </table:table-cell>
          <table:table-cell office:value-type="float" office:value="0" calcext:value-type="float">
            <text:p>0</text:p>
          </table:table-cell>
          <table:table-cell office:value-type="float" office:value="0.00652499993642171" calcext:value-type="float">
            <text:p>0.006524999936422</text:p>
          </table:table-cell>
          <table:table-cell office:value-type="float" office:value="0.00024561882019043" calcext:value-type="float">
            <text:p>0.00024561882019</text:p>
          </table:table-cell>
          <table:table-cell office:value-type="float" office:value="0.0182804703712463" calcext:value-type="float">
            <text:p>0.018280470371246</text:p>
          </table:table-cell>
          <table:table-cell table:formula="of:=([.AB9]+[.AD9])/2" office:value-type="float" office:value="0.655675478682329" calcext:value-type="float">
            <text:p>0.656</text:p>
          </table:table-cell>
          <table:table-cell table:formula="of:=&quot;https://public-mlflow.deepset.ai/#/experiments/8/runs/&quot; &amp; [.A9]" office:value-type="string" office:string-value="https://public-mlflow.deepset.ai/#/experiments/8/runs/6980322a0cd34c2b9439e00f6cad3c3b" calcext:value-type="string">
            <text:p>https://public-mlflow.deepset.ai/#/experiments/8/runs/6980322a0cd34c2b9439e00f6cad3c3b</text:p>
          </table:table-cell>
          <table:table-cell table:formula="of:=&quot;https://public-mlflow.deepset.ai/#/metric/Dev_f1_macro_text_classification?runs=[%22&quot; &amp; [.A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6980322a0cd34c2b9439e00f6cad3c3b%22]&amp;experiment=8&amp;plot_metric_keys=[%22Dev_f1_macro_text_classification%22,%22Dev_loss_text_classification%22,%22Train_loss_total%22]" calcext:value-type="string">
            <text:p>https://public-mlflow.deepset.ai/#/metric/Dev_f1_macro_text_classification?runs=[%226980322a0cd34c2b9439e00f6cad3c3b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a948df42109b403e90f70df41290a158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3838383838384" calcext:value-type="float">
            <text:p>0.654</text:p>
          </table:table-cell>
          <table:table-cell office:value-type="float" office:value="0.904513447076682" calcext:value-type="float">
            <text:p>0.905</text:p>
          </table:table-cell>
          <table:table-cell office:value-type="float" office:value="0.649918652502632" calcext:value-type="float">
            <text:p>0.650</text:p>
          </table:table-cell>
          <table:table-cell office:value-type="float" office:value="0.85983117036922" calcext:value-type="float">
            <text:p>0.860</text:p>
          </table:table-cell>
          <table:table-cell office:value-type="float" office:value="0.190515160560608" calcext:value-type="float">
            <text:p>0.191</text:p>
          </table:table-cell>
          <table:table-cell office:value-type="float" office:value="0" calcext:value-type="float">
            <text:p>0</text:p>
          </table:table-cell>
          <table:table-cell office:value-type="float" office:value="0.00637146234512329" calcext:value-type="float">
            <text:p>0.006371462345123</text:p>
          </table:table-cell>
          <table:table-cell office:value-type="float" office:value="0.000203931331634521" calcext:value-type="float">
            <text:p>0.000203931331635</text:p>
          </table:table-cell>
          <table:table-cell office:value-type="float" office:value="0.0192038973172506" calcext:value-type="float">
            <text:p>0.019203897317251</text:p>
          </table:table-cell>
          <table:table-cell table:formula="of:=([.AB10]+[.AD10])/2" office:value-type="float" office:value="0.651878518170508" calcext:value-type="float">
            <text:p>0.652</text:p>
          </table:table-cell>
          <table:table-cell table:formula="of:=&quot;https://public-mlflow.deepset.ai/#/experiments/8/runs/&quot; &amp; [.A10]" office:value-type="string" office:string-value="https://public-mlflow.deepset.ai/#/experiments/8/runs/a948df42109b403e90f70df41290a158" calcext:value-type="string">
            <text:p>https://public-mlflow.deepset.ai/#/experiments/8/runs/a948df42109b403e90f70df41290a158</text:p>
          </table:table-cell>
          <table:table-cell table:formula="of:=&quot;https://public-mlflow.deepset.ai/#/metric/Dev_f1_macro_text_classification?runs=[%22&quot; &amp; [.A10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a948df42109b403e90f70df41290a158%22]&amp;experiment=8&amp;plot_metric_keys=[%22Dev_f1_macro_text_classification%22,%22Dev_loss_text_classification%22,%22Train_loss_total%22]" calcext:value-type="string">
            <text:p>https://public-mlflow.deepset.ai/#/metric/Dev_f1_macro_text_classification?runs=[%22a948df42109b403e90f70df41290a158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26e8b4e24cd94894b97999e6fdfa6114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2904440919905" calcext:value-type="float">
            <text:p>0.653</text:p>
          </table:table-cell>
          <table:table-cell office:value-type="float" office:value="1.0819359433731" calcext:value-type="float">
            <text:p>1.082</text:p>
          </table:table-cell>
          <table:table-cell office:value-type="float" office:value="0.627951993805652" calcext:value-type="float">
            <text:p>0.628</text:p>
          </table:table-cell>
          <table:table-cell office:value-type="float" office:value="1.09956277890872" calcext:value-type="float">
            <text:p>1.100</text:p>
          </table:table-cell>
          <table:table-cell office:value-type="float" office:value="0.00870906561613083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10167670249939" calcext:value-type="float">
            <text:p>0.010167670249939</text:p>
          </table:table-cell>
          <table:table-cell office:value-type="float" office:value="0.000195725758870443" calcext:value-type="float">
            <text:p>0.00019572575887</text:p>
          </table:table-cell>
          <table:table-cell office:value-type="float" office:value="0.018257462978363" calcext:value-type="float">
            <text:p>0.018257462978363</text:p>
          </table:table-cell>
          <table:table-cell table:formula="of:=([.AB11]+[.AD11])/2" office:value-type="float" office:value="0.640428217362779" calcext:value-type="float">
            <text:p>0.640</text:p>
          </table:table-cell>
          <table:table-cell table:formula="of:=&quot;https://public-mlflow.deepset.ai/#/experiments/8/runs/&quot; &amp; [.A11]" office:value-type="string" office:string-value="https://public-mlflow.deepset.ai/#/experiments/8/runs/26e8b4e24cd94894b97999e6fdfa6114" calcext:value-type="string">
            <text:p>https://public-mlflow.deepset.ai/#/experiments/8/runs/26e8b4e24cd94894b97999e6fdfa6114</text:p>
          </table:table-cell>
          <table:table-cell table:formula="of:=&quot;https://public-mlflow.deepset.ai/#/metric/Dev_f1_macro_text_classification?runs=[%22&quot; &amp; [.A11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26e8b4e24cd94894b97999e6fdfa6114%22]&amp;experiment=8&amp;plot_metric_keys=[%22Dev_f1_macro_text_classification%22,%22Dev_loss_text_classification%22,%22Train_loss_total%22]" calcext:value-type="string">
            <text:p>https://public-mlflow.deepset.ai/#/metric/Dev_f1_macro_text_classification?runs=[%2226e8b4e24cd94894b97999e6fdfa6114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ad6744adb6734666969dbad5cc980cba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48263236498531" calcext:value-type="float">
            <text:p>0.648</text:p>
          </table:table-cell>
          <table:table-cell office:value-type="float" office:value="1.28063973804448" calcext:value-type="float">
            <text:p>1.281</text:p>
          </table:table-cell>
          <table:table-cell office:value-type="float" office:value="0.648845790783489" calcext:value-type="float">
            <text:p>0.649</text:p>
          </table:table-cell>
          <table:table-cell office:value-type="float" office:value="1.18375334432048" calcext:value-type="float">
            <text:p>1.184</text:p>
          </table:table-cell>
          <table:table-cell office:value-type="float" office:value="0.00377298868261278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936773220698039" calcext:value-type="float">
            <text:p>0.00936773220698</text:p>
          </table:table-cell>
          <table:table-cell office:value-type="float" office:value="0.000283487637837728" calcext:value-type="float">
            <text:p>0.000283487637838</text:p>
          </table:table-cell>
          <table:table-cell office:value-type="float" office:value="0.0200737237930298" calcext:value-type="float">
            <text:p>0.02007372379303</text:p>
          </table:table-cell>
          <table:table-cell table:formula="of:=([.AB12]+[.AD12])/2" office:value-type="float" office:value="0.64855451364101" calcext:value-type="float">
            <text:p>0.649</text:p>
          </table:table-cell>
          <table:table-cell table:formula="of:=&quot;https://public-mlflow.deepset.ai/#/experiments/8/runs/&quot; &amp; [.A12]" office:value-type="string" office:string-value="https://public-mlflow.deepset.ai/#/experiments/8/runs/ad6744adb6734666969dbad5cc980cba" calcext:value-type="string">
            <text:p>https://public-mlflow.deepset.ai/#/experiments/8/runs/ad6744adb6734666969dbad5cc980cba</text:p>
          </table:table-cell>
          <table:table-cell table:formula="of:=&quot;https://public-mlflow.deepset.ai/#/metric/Dev_f1_macro_text_classification?runs=[%22&quot; &amp; [.A1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ad6744adb6734666969dbad5cc980cba%22]&amp;experiment=8&amp;plot_metric_keys=[%22Dev_f1_macro_text_classification%22,%22Dev_loss_text_classification%22,%22Train_loss_total%22]" calcext:value-type="string">
            <text:p>https://public-mlflow.deepset.ai/#/metric/Dev_f1_macro_text_classification?runs=[%22ad6744adb6734666969dbad5cc980cba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f1ad82acd56a41e7895875aa17ac8f17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48263236498531" calcext:value-type="float">
            <text:p>0.648</text:p>
          </table:table-cell>
          <table:table-cell office:value-type="float" office:value="1.089042493961" calcext:value-type="float">
            <text:p>1.089</text:p>
          </table:table-cell>
          <table:table-cell office:value-type="float" office:value="0.602412176341636" calcext:value-type="float">
            <text:p>0.602</text:p>
          </table:table-cell>
          <table:table-cell office:value-type="float" office:value="1.20919648037162" calcext:value-type="float">
            <text:p>1.209</text:p>
          </table:table-cell>
          <table:table-cell office:value-type="float" office:value="0.0106582744047046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0655309359232585" calcext:value-type="float">
            <text:p>0.006553093592326</text:p>
          </table:table-cell>
          <table:table-cell office:value-type="float" office:value="0.00023271640141805" calcext:value-type="float">
            <text:p>0.000232716401418</text:p>
          </table:table-cell>
          <table:table-cell office:value-type="float" office:value="0.0178093949953715" calcext:value-type="float">
            <text:p>0.017809394995372</text:p>
          </table:table-cell>
          <table:table-cell table:formula="of:=([.AB13]+[.AD13])/2" office:value-type="float" office:value="0.625337706420084" calcext:value-type="float">
            <text:p>0.625</text:p>
          </table:table-cell>
          <table:table-cell table:formula="of:=&quot;https://public-mlflow.deepset.ai/#/experiments/8/runs/&quot; &amp; [.A13]" office:value-type="string" office:string-value="https://public-mlflow.deepset.ai/#/experiments/8/runs/f1ad82acd56a41e7895875aa17ac8f17" calcext:value-type="string">
            <text:p>https://public-mlflow.deepset.ai/#/experiments/8/runs/f1ad82acd56a41e7895875aa17ac8f17</text:p>
          </table:table-cell>
          <table:table-cell table:formula="of:=&quot;https://public-mlflow.deepset.ai/#/metric/Dev_f1_macro_text_classification?runs=[%22&quot; &amp; [.A1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f1ad82acd56a41e7895875aa17ac8f17%22]&amp;experiment=8&amp;plot_metric_keys=[%22Dev_f1_macro_text_classification%22,%22Dev_loss_text_classification%22,%22Train_loss_total%22]" calcext:value-type="string">
            <text:p>https://public-mlflow.deepset.ai/#/metric/Dev_f1_macro_text_classification?runs=[%22f1ad82acd56a41e7895875aa17ac8f17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f3f660da12054aae88a6c0a614139d39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47122016724654" calcext:value-type="float">
            <text:p>0.647</text:p>
          </table:table-cell>
          <table:table-cell office:value-type="float" office:value="1.18846321746007" calcext:value-type="float">
            <text:p>1.188</text:p>
          </table:table-cell>
          <table:table-cell office:value-type="float" office:value="0.614083983649201" calcext:value-type="float">
            <text:p>0.614</text:p>
          </table:table-cell>
          <table:table-cell office:value-type="float" office:value="1.19508586904054" calcext:value-type="float">
            <text:p>1.195</text:p>
          </table:table-cell>
          <table:table-cell office:value-type="float" office:value="0.352831810712814" calcext:value-type="float">
            <text:p>0.353</text:p>
          </table:table-cell>
          <table:table-cell office:value-type="float" office:value="0" calcext:value-type="float">
            <text:p>0</text:p>
          </table:table-cell>
          <table:table-cell office:value-type="float" office:value="0.00620146989822388" calcext:value-type="float">
            <text:p>0.006201469898224</text:p>
          </table:table-cell>
          <table:table-cell office:value-type="float" office:value="0.000231420993804932" calcext:value-type="float">
            <text:p>0.000231420993805</text:p>
          </table:table-cell>
          <table:table-cell office:value-type="float" office:value="0.0174802700678507" calcext:value-type="float">
            <text:p>0.017480270067851</text:p>
          </table:table-cell>
          <table:table-cell table:formula="of:=([.AB14]+[.AD14])/2" office:value-type="float" office:value="0.630603000186928" calcext:value-type="float">
            <text:p>0.631</text:p>
          </table:table-cell>
          <table:table-cell table:formula="of:=&quot;https://public-mlflow.deepset.ai/#/experiments/8/runs/&quot; &amp; [.A14]" office:value-type="string" office:string-value="https://public-mlflow.deepset.ai/#/experiments/8/runs/f3f660da12054aae88a6c0a614139d39" calcext:value-type="string">
            <text:p>https://public-mlflow.deepset.ai/#/experiments/8/runs/f3f660da12054aae88a6c0a614139d39</text:p>
          </table:table-cell>
          <table:table-cell table:formula="of:=&quot;https://public-mlflow.deepset.ai/#/metric/Dev_f1_macro_text_classification?runs=[%22&quot; &amp; [.A1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f3f660da12054aae88a6c0a614139d39%22]&amp;experiment=8&amp;plot_metric_keys=[%22Dev_f1_macro_text_classification%22,%22Dev_loss_text_classification%22,%22Train_loss_total%22]" calcext:value-type="string">
            <text:p>https://public-mlflow.deepset.ai/#/metric/Dev_f1_macro_text_classification?runs=[%22f3f660da12054aae88a6c0a614139d39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9405ba75d3de4d4db06943218125ce82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45578361787838" calcext:value-type="float">
            <text:p>0.646</text:p>
          </table:table-cell>
          <table:table-cell office:value-type="float" office:value="0.806004346617116" calcext:value-type="float">
            <text:p>0.806</text:p>
          </table:table-cell>
          <table:table-cell office:value-type="float" office:value="0.622546876417841" calcext:value-type="float">
            <text:p>0.623</text:p>
          </table:table-cell>
          <table:table-cell office:value-type="float" office:value="0.841912100392003" calcext:value-type="float">
            <text:p>0.842</text:p>
          </table:table-cell>
          <table:table-cell office:value-type="float" office:value="0.217006504535675" calcext:value-type="float">
            <text:p>0.217</text:p>
          </table:table-cell>
          <table:table-cell office:value-type="float" office:value="0" calcext:value-type="float">
            <text:p>0</text:p>
          </table:table-cell>
          <table:table-cell office:value-type="float" office:value="0.00666783650716146" calcext:value-type="float">
            <text:p>0.006667836507161</text:p>
          </table:table-cell>
          <table:table-cell office:value-type="float" office:value="0.000230411688486735" calcext:value-type="float">
            <text:p>0.000230411688487</text:p>
          </table:table-cell>
          <table:table-cell office:value-type="float" office:value="0.0200990716616313" calcext:value-type="float">
            <text:p>0.020099071661631</text:p>
          </table:table-cell>
          <table:table-cell table:formula="of:=([.AB15]+[.AD15])/2" office:value-type="float" office:value="0.63406261910284" calcext:value-type="float">
            <text:p>0.634</text:p>
          </table:table-cell>
          <table:table-cell table:formula="of:=&quot;https://public-mlflow.deepset.ai/#/experiments/8/runs/&quot; &amp; [.A15]" office:value-type="string" office:string-value="https://public-mlflow.deepset.ai/#/experiments/8/runs/9405ba75d3de4d4db06943218125ce82" calcext:value-type="string">
            <text:p>https://public-mlflow.deepset.ai/#/experiments/8/runs/9405ba75d3de4d4db06943218125ce82</text:p>
          </table:table-cell>
          <table:table-cell table:formula="of:=&quot;https://public-mlflow.deepset.ai/#/metric/Dev_f1_macro_text_classification?runs=[%22&quot; &amp; [.A1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9405ba75d3de4d4db06943218125ce82%22]&amp;experiment=8&amp;plot_metric_keys=[%22Dev_f1_macro_text_classification%22,%22Dev_loss_text_classification%22,%22Train_loss_total%22]" calcext:value-type="string">
            <text:p>https://public-mlflow.deepset.ai/#/metric/Dev_f1_macro_text_classification?runs=[%229405ba75d3de4d4db06943218125ce82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fb230673a464c36a9ea31dfa1d91ff1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9835629683345" calcext:value-type="float">
            <text:p>0.640</text:p>
          </table:table-cell>
          <table:table-cell office:value-type="float" office:value="1.31874725162583" calcext:value-type="float">
            <text:p>1.319</text:p>
          </table:table-cell>
          <table:table-cell office:value-type="float" office:value="0.632518218623482" calcext:value-type="float">
            <text:p>0.633</text:p>
          </table:table-cell>
          <table:table-cell office:value-type="float" office:value="1.32121443620292" calcext:value-type="float">
            <text:p>1.321</text:p>
          </table:table-cell>
          <table:table-cell office:value-type="float" office:value="0.0048793694004416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64682682355245" calcext:value-type="float">
            <text:p>0.006468268235525</text:p>
          </table:table-cell>
          <table:table-cell office:value-type="float" office:value="0.000222333272298177" calcext:value-type="float">
            <text:p>0.000222333272298</text:p>
          </table:table-cell>
          <table:table-cell office:value-type="float" office:value="0.0202548384666443" calcext:value-type="float">
            <text:p>0.020254838466644</text:p>
          </table:table-cell>
          <table:table-cell table:formula="of:=([.AB16]+[.AD16])/2" office:value-type="float" office:value="0.636176924153414" calcext:value-type="float">
            <text:p>0.636</text:p>
          </table:table-cell>
          <table:table-cell table:formula="of:=&quot;https://public-mlflow.deepset.ai/#/experiments/8/runs/&quot; &amp; [.A16]" office:value-type="string" office:string-value="https://public-mlflow.deepset.ai/#/experiments/8/runs/dfb230673a464c36a9ea31dfa1d91ff1" calcext:value-type="string">
            <text:p>https://public-mlflow.deepset.ai/#/experiments/8/runs/dfb230673a464c36a9ea31dfa1d91ff1</text:p>
          </table:table-cell>
          <table:table-cell table:formula="of:=&quot;https://public-mlflow.deepset.ai/#/metric/Dev_f1_macro_text_classification?runs=[%22&quot; &amp; [.A1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fb230673a464c36a9ea31dfa1d91ff1%22]&amp;experiment=8&amp;plot_metric_keys=[%22Dev_f1_macro_text_classification%22,%22Dev_loss_text_classification%22,%22Train_loss_total%22]" calcext:value-type="string">
            <text:p>https://public-mlflow.deepset.ai/#/metric/Dev_f1_macro_text_classification?runs=[%22dfb230673a464c36a9ea31dfa1d91ff1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ecbab2f357c4dd8ae44ef0dba9eb790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836706955973" calcext:value-type="float">
            <text:p>0.638</text:p>
          </table:table-cell>
          <table:table-cell office:value-type="float" office:value="0.9672628185093" calcext:value-type="float">
            <text:p>0.967</text:p>
          </table:table-cell>
          <table:table-cell office:value-type="float" office:value="0.652293120638086" calcext:value-type="float">
            <text:p>0.652</text:p>
          </table:table-cell>
          <table:table-cell office:value-type="float" office:value="0.95765890870043" calcext:value-type="float">
            <text:p>0.958</text:p>
          </table:table-cell>
          <table:table-cell office:value-type="float" office:value="0.05351465195417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office:value-type="float" office:value="0.00641063054402669" calcext:value-type="float">
            <text:p>0.006410630544027</text:p>
          </table:table-cell>
          <table:table-cell office:value-type="float" office:value="0.000290067990620931" calcext:value-type="float">
            <text:p>0.000290067990621</text:p>
          </table:table-cell>
          <table:table-cell office:value-type="float" office:value="0.018401296933492" calcext:value-type="float">
            <text:p>0.018401296933492</text:p>
          </table:table-cell>
          <table:table-cell table:formula="of:=([.AB17]+[.AD17])/2" office:value-type="float" office:value="0.645330095098908" calcext:value-type="float">
            <text:p>0.645</text:p>
          </table:table-cell>
          <table:table-cell table:formula="of:=&quot;https://public-mlflow.deepset.ai/#/experiments/8/runs/&quot; &amp; [.A17]" office:value-type="string" office:string-value="https://public-mlflow.deepset.ai/#/experiments/8/runs/decbab2f357c4dd8ae44ef0dba9eb790" calcext:value-type="string">
            <text:p>https://public-mlflow.deepset.ai/#/experiments/8/runs/decbab2f357c4dd8ae44ef0dba9eb790</text:p>
          </table:table-cell>
          <table:table-cell table:formula="of:=&quot;https://public-mlflow.deepset.ai/#/metric/Dev_f1_macro_text_classification?runs=[%22&quot; &amp; [.A1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ecbab2f357c4dd8ae44ef0dba9eb790%22]&amp;experiment=8&amp;plot_metric_keys=[%22Dev_f1_macro_text_classification%22,%22Dev_loss_text_classification%22,%22Train_loss_total%22]" calcext:value-type="string">
            <text:p>https://public-mlflow.deepset.ai/#/metric/Dev_f1_macro_text_classification?runs=[%22decbab2f357c4dd8ae44ef0dba9eb790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3653e5c45a0445068568a62021087ab2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8231311574917" calcext:value-type="float">
            <text:p>0.638</text:p>
          </table:table-cell>
          <table:table-cell office:value-type="float" office:value="0.728457281253482" calcext:value-type="float">
            <text:p>0.728</text:p>
          </table:table-cell>
          <table:table-cell office:value-type="float" office:value="0.624095077220077" calcext:value-type="float">
            <text:p>0.624</text:p>
          </table:table-cell>
          <table:table-cell office:value-type="float" office:value="0.733091736352572" calcext:value-type="float">
            <text:p>0.733</text:p>
          </table:table-cell>
          <table:table-cell office:value-type="float" office:value="0.10157435387373" calcext:value-type="float">
            <text:p>0.102</text:p>
          </table:table-cell>
          <table:table-cell office:value-type="float" office:value="0" calcext:value-type="float">
            <text:p>0</text:p>
          </table:table-cell>
          <table:table-cell office:value-type="float" office:value="0.00679676135381063" calcext:value-type="float">
            <text:p>0.006796761353811</text:p>
          </table:table-cell>
          <table:table-cell office:value-type="float" office:value="0.000228774547576904" calcext:value-type="float">
            <text:p>0.000228774547577</text:p>
          </table:table-cell>
          <table:table-cell office:value-type="float" office:value="0.0198170145352681" calcext:value-type="float">
            <text:p>0.019817014535268</text:p>
          </table:table-cell>
          <table:table-cell table:formula="of:=([.AB18]+[.AD18])/2" office:value-type="float" office:value="0.631163194397497" calcext:value-type="float">
            <text:p>0.631</text:p>
          </table:table-cell>
          <table:table-cell table:formula="of:=&quot;https://public-mlflow.deepset.ai/#/experiments/8/runs/&quot; &amp; [.A18]" office:value-type="string" office:string-value="https://public-mlflow.deepset.ai/#/experiments/8/runs/3653e5c45a0445068568a62021087ab2" calcext:value-type="string">
            <text:p>https://public-mlflow.deepset.ai/#/experiments/8/runs/3653e5c45a0445068568a62021087ab2</text:p>
          </table:table-cell>
          <table:table-cell table:formula="of:=&quot;https://public-mlflow.deepset.ai/#/metric/Dev_f1_macro_text_classification?runs=[%22&quot; &amp; [.A1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3653e5c45a0445068568a62021087ab2%22]&amp;experiment=8&amp;plot_metric_keys=[%22Dev_f1_macro_text_classification%22,%22Dev_loss_text_classification%22,%22Train_loss_total%22]" calcext:value-type="string">
            <text:p>https://public-mlflow.deepset.ai/#/metric/Dev_f1_macro_text_classification?runs=[%223653e5c45a0445068568a62021087ab2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535d783da2b54b5795f2c56a304ef7e7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5465087830895" calcext:value-type="float">
            <text:p>0.635</text:p>
          </table:table-cell>
          <table:table-cell office:value-type="float" office:value="1.286073731096" calcext:value-type="float">
            <text:p>1.286</text:p>
          </table:table-cell>
          <table:table-cell office:value-type="float" office:value="0.634728073231763" calcext:value-type="float">
            <text:p>0.635</text:p>
          </table:table-cell>
          <table:table-cell office:value-type="float" office:value="1.23874190674033" calcext:value-type="float">
            <text:p>1.239</text:p>
          </table:table-cell>
          <table:table-cell office:value-type="float" office:value="0.0111690014600754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0659919579823812" calcext:value-type="float">
            <text:p>0.006599195798238</text:p>
          </table:table-cell>
          <table:table-cell office:value-type="float" office:value="0.000223012765248617" calcext:value-type="float">
            <text:p>0.000223012765249</text:p>
          </table:table-cell>
          <table:table-cell office:value-type="float" office:value="0.0179650783538818" calcext:value-type="float">
            <text:p>0.017965078353882</text:p>
          </table:table-cell>
          <table:table-cell table:formula="of:=([.AB19]+[.AD19])/2" office:value-type="float" office:value="0.635096580531329" calcext:value-type="float">
            <text:p>0.635</text:p>
          </table:table-cell>
          <table:table-cell table:formula="of:=&quot;https://public-mlflow.deepset.ai/#/experiments/8/runs/&quot; &amp; [.A19]" office:value-type="string" office:string-value="https://public-mlflow.deepset.ai/#/experiments/8/runs/535d783da2b54b5795f2c56a304ef7e7" calcext:value-type="string">
            <text:p>https://public-mlflow.deepset.ai/#/experiments/8/runs/535d783da2b54b5795f2c56a304ef7e7</text:p>
          </table:table-cell>
          <table:table-cell table:formula="of:=&quot;https://public-mlflow.deepset.ai/#/metric/Dev_f1_macro_text_classification?runs=[%22&quot; &amp; [.A1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535d783da2b54b5795f2c56a304ef7e7%22]&amp;experiment=8&amp;plot_metric_keys=[%22Dev_f1_macro_text_classification%22,%22Dev_loss_text_classification%22,%22Train_loss_total%22]" calcext:value-type="string">
            <text:p>https://public-mlflow.deepset.ai/#/metric/Dev_f1_macro_text_classification?runs=[%22535d783da2b54b5795f2c56a304ef7e7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fe3b631c833a4195bb046a12eba3d0f4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4270352404886" calcext:value-type="float">
            <text:p>0.634</text:p>
          </table:table-cell>
          <table:table-cell office:value-type="float" office:value="0.697468583215803" calcext:value-type="float">
            <text:p>0.697</text:p>
          </table:table-cell>
          <table:table-cell office:value-type="float" office:value="0.631761695906433" calcext:value-type="float">
            <text:p>0.632</text:p>
          </table:table-cell>
          <table:table-cell office:value-type="float" office:value="0.684615044824539" calcext:value-type="float">
            <text:p>0.685</text:p>
          </table:table-cell>
          <table:table-cell office:value-type="float" office:value="0.574242830276489" calcext:value-type="float">
            <text:p>0.574</text:p>
          </table:table-cell>
          <table:table-cell office:value-type="float" office:value="0" calcext:value-type="float">
            <text:p>0</text:p>
          </table:table-cell>
          <table:table-cell office:value-type="float" office:value="0.00661670366923014" calcext:value-type="float">
            <text:p>0.00661670366923</text:p>
          </table:table-cell>
          <table:table-cell office:value-type="float" office:value="0.000205043951670329" calcext:value-type="float">
            <text:p>0.00020504395167</text:p>
          </table:table-cell>
          <table:table-cell office:value-type="float" office:value="0.017923367023468" calcext:value-type="float">
            <text:p>0.017923367023468</text:p>
          </table:table-cell>
          <table:table-cell table:formula="of:=([.AB20]+[.AD20])/2" office:value-type="float" office:value="0.633016024155659" calcext:value-type="float">
            <text:p>0.633</text:p>
          </table:table-cell>
          <table:table-cell table:formula="of:=&quot;https://public-mlflow.deepset.ai/#/experiments/8/runs/&quot; &amp; [.A20]" office:value-type="string" office:string-value="https://public-mlflow.deepset.ai/#/experiments/8/runs/fe3b631c833a4195bb046a12eba3d0f4" calcext:value-type="string">
            <text:p>https://public-mlflow.deepset.ai/#/experiments/8/runs/fe3b631c833a4195bb046a12eba3d0f4</text:p>
          </table:table-cell>
          <table:table-cell table:formula="of:=&quot;https://public-mlflow.deepset.ai/#/metric/Dev_f1_macro_text_classification?runs=[%22&quot; &amp; [.A20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fe3b631c833a4195bb046a12eba3d0f4%22]&amp;experiment=8&amp;plot_metric_keys=[%22Dev_f1_macro_text_classification%22,%22Dev_loss_text_classification%22,%22Train_loss_total%22]" calcext:value-type="string">
            <text:p>https://public-mlflow.deepset.ai/#/metric/Dev_f1_macro_text_classification?runs=[%22fe3b631c833a4195bb046a12eba3d0f4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3818f4e30c87417395691f3dcd51ac86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3906633906634" calcext:value-type="float">
            <text:p>0.634</text:p>
          </table:table-cell>
          <table:table-cell office:value-type="float" office:value="1.0709179007767" calcext:value-type="float">
            <text:p>1.071</text:p>
          </table:table-cell>
          <table:table-cell office:value-type="float" office:value="0.644152026317631" calcext:value-type="float">
            <text:p>0.644</text:p>
          </table:table-cell>
          <table:table-cell office:value-type="float" office:value="0.993873751291665" calcext:value-type="float">
            <text:p>0.994</text:p>
          </table:table-cell>
          <table:table-cell office:value-type="float" office:value="0.315533638000488" calcext:value-type="float">
            <text:p>0.316</text:p>
          </table:table-cell>
          <table:table-cell office:value-type="float" office:value="0" calcext:value-type="float">
            <text:p>0</text:p>
          </table:table-cell>
          <table:table-cell office:value-type="float" office:value="0.009947137037913" calcext:value-type="float">
            <text:p>0.009947137037913</text:p>
          </table:table-cell>
          <table:table-cell office:value-type="float" office:value="0.000210928916931152" calcext:value-type="float">
            <text:p>0.000210928916931</text:p>
          </table:table-cell>
          <table:table-cell office:value-type="float" office:value="0.0179799914360046" calcext:value-type="float">
            <text:p>0.017979991436005</text:p>
          </table:table-cell>
          <table:table-cell table:formula="of:=([.AB21]+[.AD21])/2" office:value-type="float" office:value="0.639029330112133" calcext:value-type="float">
            <text:p>0.639</text:p>
          </table:table-cell>
          <table:table-cell table:formula="of:=&quot;https://public-mlflow.deepset.ai/#/experiments/8/runs/&quot; &amp; [.A21]" office:value-type="string" office:string-value="https://public-mlflow.deepset.ai/#/experiments/8/runs/3818f4e30c87417395691f3dcd51ac86" calcext:value-type="string">
            <text:p>https://public-mlflow.deepset.ai/#/experiments/8/runs/3818f4e30c87417395691f3dcd51ac86</text:p>
          </table:table-cell>
          <table:table-cell table:formula="of:=&quot;https://public-mlflow.deepset.ai/#/metric/Dev_f1_macro_text_classification?runs=[%22&quot; &amp; [.A21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3818f4e30c87417395691f3dcd51ac86%22]&amp;experiment=8&amp;plot_metric_keys=[%22Dev_f1_macro_text_classification%22,%22Dev_loss_text_classification%22,%22Train_loss_total%22]" calcext:value-type="string">
            <text:p>https://public-mlflow.deepset.ai/#/metric/Dev_f1_macro_text_classification?runs=[%223818f4e30c87417395691f3dcd51ac86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249b37a8817744d391be653fb1301aaf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2570347311237" calcext:value-type="float">
            <text:p>0.633</text:p>
          </table:table-cell>
          <table:table-cell office:value-type="float" office:value="1.18951988220215" calcext:value-type="float">
            <text:p>1.190</text:p>
          </table:table-cell>
          <table:table-cell office:value-type="float" office:value="0.640619555921574" calcext:value-type="float">
            <text:p>0.641</text:p>
          </table:table-cell>
          <table:table-cell office:value-type="float" office:value="1.09154219909381" calcext:value-type="float">
            <text:p>1.092</text:p>
          </table:table-cell>
          <table:table-cell office:value-type="float" office:value="0.00467270286753774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67278782526652" calcext:value-type="float">
            <text:p>0.006727878252665</text:p>
          </table:table-cell>
          <table:table-cell office:value-type="float" office:value="0.000224816799163818" calcext:value-type="float">
            <text:p>0.000224816799164</text:p>
          </table:table-cell>
          <table:table-cell office:value-type="float" office:value="0.0179911613464355" calcext:value-type="float">
            <text:p>0.017991161346436</text:p>
          </table:table-cell>
          <table:table-cell table:formula="of:=([.AB22]+[.AD22])/2" office:value-type="float" office:value="0.636594951616406" calcext:value-type="float">
            <text:p>0.637</text:p>
          </table:table-cell>
          <table:table-cell table:formula="of:=&quot;https://public-mlflow.deepset.ai/#/experiments/8/runs/&quot; &amp; [.A22]" office:value-type="string" office:string-value="https://public-mlflow.deepset.ai/#/experiments/8/runs/249b37a8817744d391be653fb1301aaf" calcext:value-type="string">
            <text:p>https://public-mlflow.deepset.ai/#/experiments/8/runs/249b37a8817744d391be653fb1301aaf</text:p>
          </table:table-cell>
          <table:table-cell table:formula="of:=&quot;https://public-mlflow.deepset.ai/#/metric/Dev_f1_macro_text_classification?runs=[%22&quot; &amp; [.A2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249b37a8817744d391be653fb1301aaf%22]&amp;experiment=8&amp;plot_metric_keys=[%22Dev_f1_macro_text_classification%22,%22Dev_loss_text_classification%22,%22Train_loss_total%22]" calcext:value-type="string">
            <text:p>https://public-mlflow.deepset.ai/#/metric/Dev_f1_macro_text_classification?runs=[%22249b37a8817744d391be653fb1301aaf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74e2ac233b0c4d229dec8424f6151da6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1262626262626" calcext:value-type="float">
            <text:p>0.631</text:p>
          </table:table-cell>
          <table:table-cell office:value-type="float" office:value="1.31189562650335" calcext:value-type="float">
            <text:p>1.312</text:p>
          </table:table-cell>
          <table:table-cell office:value-type="float" office:value="0.620912010276172" calcext:value-type="float">
            <text:p>0.621</text:p>
          </table:table-cell>
          <table:table-cell office:value-type="float" office:value="1.28904136598751" calcext:value-type="float">
            <text:p>1.289</text:p>
          </table:table-cell>
          <table:table-cell office:value-type="float" office:value="0.00402151979506016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103571613629659" calcext:value-type="float">
            <text:p>0.010357161362966</text:p>
          </table:table-cell>
          <table:table-cell office:value-type="float" office:value="0.000294287999471029" calcext:value-type="float">
            <text:p>0.000294287999471</text:p>
          </table:table-cell>
          <table:table-cell office:value-type="float" office:value="0.0216994524002075" calcext:value-type="float">
            <text:p>0.021699452400208</text:p>
          </table:table-cell>
          <table:table-cell table:formula="of:=([.AB23]+[.AD23])/2" office:value-type="float" office:value="0.626087318269399" calcext:value-type="float">
            <text:p>0.626</text:p>
          </table:table-cell>
          <table:table-cell table:formula="of:=&quot;https://public-mlflow.deepset.ai/#/experiments/8/runs/&quot; &amp; [.A23]" office:value-type="string" office:string-value="https://public-mlflow.deepset.ai/#/experiments/8/runs/74e2ac233b0c4d229dec8424f6151da6" calcext:value-type="string">
            <text:p>https://public-mlflow.deepset.ai/#/experiments/8/runs/74e2ac233b0c4d229dec8424f6151da6</text:p>
          </table:table-cell>
          <table:table-cell table:formula="of:=&quot;https://public-mlflow.deepset.ai/#/metric/Dev_f1_macro_text_classification?runs=[%22&quot; &amp; [.A2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74e2ac233b0c4d229dec8424f6151da6%22]&amp;experiment=8&amp;plot_metric_keys=[%22Dev_f1_macro_text_classification%22,%22Dev_loss_text_classification%22,%22Train_loss_total%22]" calcext:value-type="string">
            <text:p>https://public-mlflow.deepset.ai/#/metric/Dev_f1_macro_text_classification?runs=[%2274e2ac233b0c4d229dec8424f6151da6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ed5dfc29856f497689174d0372f7143a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1045729880849" calcext:value-type="float">
            <text:p>0.631</text:p>
          </table:table-cell>
          <table:table-cell office:value-type="float" office:value="1.29998275897647" calcext:value-type="float">
            <text:p>1.300</text:p>
          </table:table-cell>
          <table:table-cell office:value-type="float" office:value="0.592592902227981" calcext:value-type="float">
            <text:p>0.593</text:p>
          </table:table-cell>
          <table:table-cell office:value-type="float" office:value="1.3169982176955" calcext:value-type="float">
            <text:p>1.317</text:p>
          </table:table-cell>
          <table:table-cell office:value-type="float" office:value="0.0106270080432296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0621505975723267" calcext:value-type="float">
            <text:p>0.006215059757233</text:p>
          </table:table-cell>
          <table:table-cell office:value-type="float" office:value="0.000223525365193685" calcext:value-type="float">
            <text:p>0.000223525365194</text:p>
          </table:table-cell>
          <table:table-cell office:value-type="float" office:value="0.0178069790204366" calcext:value-type="float">
            <text:p>0.017806979020437</text:p>
          </table:table-cell>
          <table:table-cell table:formula="of:=([.AB24]+[.AD24])/2" office:value-type="float" office:value="0.611819316054415" calcext:value-type="float">
            <text:p>0.612</text:p>
          </table:table-cell>
          <table:table-cell table:formula="of:=&quot;https://public-mlflow.deepset.ai/#/experiments/8/runs/&quot; &amp; [.A24]" office:value-type="string" office:string-value="https://public-mlflow.deepset.ai/#/experiments/8/runs/ed5dfc29856f497689174d0372f7143a" calcext:value-type="string">
            <text:p>https://public-mlflow.deepset.ai/#/experiments/8/runs/ed5dfc29856f497689174d0372f7143a</text:p>
          </table:table-cell>
          <table:table-cell table:formula="of:=&quot;https://public-mlflow.deepset.ai/#/metric/Dev_f1_macro_text_classification?runs=[%22&quot; &amp; [.A2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ed5dfc29856f497689174d0372f7143a%22]&amp;experiment=8&amp;plot_metric_keys=[%22Dev_f1_macro_text_classification%22,%22Dev_loss_text_classification%22,%22Train_loss_total%22]" calcext:value-type="string">
            <text:p>https://public-mlflow.deepset.ai/#/metric/Dev_f1_macro_text_classification?runs=[%22ed5dfc29856f497689174d0372f7143a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1ae2b653ead845888e6380b190fbb681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0105680776771" calcext:value-type="float">
            <text:p>0.630</text:p>
          </table:table-cell>
          <table:table-cell office:value-type="float" office:value="0.824234768048229" calcext:value-type="float">
            <text:p>0.824</text:p>
          </table:table-cell>
          <table:table-cell office:value-type="float" office:value="0.609840879805819" calcext:value-type="float">
            <text:p>0.610</text:p>
          </table:table-cell>
          <table:table-cell office:value-type="float" office:value="0.833608335064304" calcext:value-type="float">
            <text:p>0.834</text:p>
          </table:table-cell>
          <table:table-cell office:value-type="float" office:value="0.0906568914651871" calcext:value-type="float">
            <text:p>0.091</text:p>
          </table:table-cell>
          <table:table-cell office:value-type="float" office:value="0" calcext:value-type="float">
            <text:p>0</text:p>
          </table:table-cell>
          <table:table-cell office:value-type="float" office:value="0.00677640040715535" calcext:value-type="float">
            <text:p>0.006776400407155</text:p>
          </table:table-cell>
          <table:table-cell office:value-type="float" office:value="0.00028916597366333" calcext:value-type="float">
            <text:p>0.000289165973663</text:p>
          </table:table-cell>
          <table:table-cell office:value-type="float" office:value="0.0200962980588277" calcext:value-type="float">
            <text:p>0.020096298058828</text:p>
          </table:table-cell>
          <table:table-cell table:formula="of:=([.AB25]+[.AD25])/2" office:value-type="float" office:value="0.619973280291295" calcext:value-type="float">
            <text:p>0.620</text:p>
          </table:table-cell>
          <table:table-cell table:formula="of:=&quot;https://public-mlflow.deepset.ai/#/experiments/8/runs/&quot; &amp; [.A25]" office:value-type="string" office:string-value="https://public-mlflow.deepset.ai/#/experiments/8/runs/1ae2b653ead845888e6380b190fbb681" calcext:value-type="string">
            <text:p>https://public-mlflow.deepset.ai/#/experiments/8/runs/1ae2b653ead845888e6380b190fbb681</text:p>
          </table:table-cell>
          <table:table-cell table:formula="of:=&quot;https://public-mlflow.deepset.ai/#/metric/Dev_f1_macro_text_classification?runs=[%22&quot; &amp; [.A2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1ae2b653ead845888e6380b190fbb681%22]&amp;experiment=8&amp;plot_metric_keys=[%22Dev_f1_macro_text_classification%22,%22Dev_loss_text_classification%22,%22Train_loss_total%22]" calcext:value-type="string">
            <text:p>https://public-mlflow.deepset.ai/#/metric/Dev_f1_macro_text_classification?runs=[%221ae2b653ead845888e6380b190fbb681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055cc42966164fb4b87ed3badb26ab7a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6788906046715" calcext:value-type="float">
            <text:p>0.627</text:p>
          </table:table-cell>
          <table:table-cell office:value-type="float" office:value="1.05341524725792" calcext:value-type="float">
            <text:p>1.053</text:p>
          </table:table-cell>
          <table:table-cell office:value-type="float" office:value="0.588743433542494" calcext:value-type="float">
            <text:p>0.589</text:p>
          </table:table-cell>
          <table:table-cell office:value-type="float" office:value="1.14747924189414" calcext:value-type="float">
            <text:p>1.147</text:p>
          </table:table-cell>
          <table:table-cell office:value-type="float" office:value="0.0254224892705679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0.00595478216807048" calcext:value-type="float">
            <text:p>0.00595478216807</text:p>
          </table:table-cell>
          <table:table-cell office:value-type="float" office:value="0.000226024786631266" calcext:value-type="float">
            <text:p>0.000226024786631</text:p>
          </table:table-cell>
          <table:table-cell office:value-type="float" office:value="0.0177082935969035" calcext:value-type="float">
            <text:p>0.017708293596904</text:p>
          </table:table-cell>
          <table:table-cell table:formula="of:=([.AB26]+[.AD26])/2" office:value-type="float" office:value="0.607766169794605" calcext:value-type="float">
            <text:p>0.608</text:p>
          </table:table-cell>
          <table:table-cell table:formula="of:=&quot;https://public-mlflow.deepset.ai/#/experiments/8/runs/&quot; &amp; [.A26]" office:value-type="string" office:string-value="https://public-mlflow.deepset.ai/#/experiments/8/runs/055cc42966164fb4b87ed3badb26ab7a" calcext:value-type="string">
            <text:p>https://public-mlflow.deepset.ai/#/experiments/8/runs/055cc42966164fb4b87ed3badb26ab7a</text:p>
          </table:table-cell>
          <table:table-cell table:formula="of:=&quot;https://public-mlflow.deepset.ai/#/metric/Dev_f1_macro_text_classification?runs=[%22&quot; &amp; [.A2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055cc42966164fb4b87ed3badb26ab7a%22]&amp;experiment=8&amp;plot_metric_keys=[%22Dev_f1_macro_text_classification%22,%22Dev_loss_text_classification%22,%22Train_loss_total%22]" calcext:value-type="string">
            <text:p>https://public-mlflow.deepset.ai/#/metric/Dev_f1_macro_text_classification?runs=[%22055cc42966164fb4b87ed3badb26ab7a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edcc7d4c455845c59f8570c27cd81fcb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5294512604529" calcext:value-type="float">
            <text:p>0.625</text:p>
          </table:table-cell>
          <table:table-cell office:value-type="float" office:value="1.16014174486967" calcext:value-type="float">
            <text:p>1.160</text:p>
          </table:table-cell>
          <table:table-cell office:value-type="float" office:value="0.644236799197291" calcext:value-type="float">
            <text:p>0.644</text:p>
          </table:table-cell>
          <table:table-cell office:value-type="float" office:value="1.04610670702432" calcext:value-type="float">
            <text:p>1.046</text:p>
          </table:table-cell>
          <table:table-cell office:value-type="float" office:value="0.0145710809156299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0633734464645386" calcext:value-type="float">
            <text:p>0.006337344646454</text:p>
          </table:table-cell>
          <table:table-cell office:value-type="float" office:value="0.000214119752248128" calcext:value-type="float">
            <text:p>0.000214119752248</text:p>
          </table:table-cell>
          <table:table-cell office:value-type="float" office:value="0.019652533531189" calcext:value-type="float">
            <text:p>0.019652533531189</text:p>
          </table:table-cell>
          <table:table-cell table:formula="of:=([.AB27]+[.AD27])/2" office:value-type="float" office:value="0.63476565590091" calcext:value-type="float">
            <text:p>0.635</text:p>
          </table:table-cell>
          <table:table-cell table:formula="of:=&quot;https://public-mlflow.deepset.ai/#/experiments/8/runs/&quot; &amp; [.A27]" office:value-type="string" office:string-value="https://public-mlflow.deepset.ai/#/experiments/8/runs/edcc7d4c455845c59f8570c27cd81fcb" calcext:value-type="string">
            <text:p>https://public-mlflow.deepset.ai/#/experiments/8/runs/edcc7d4c455845c59f8570c27cd81fcb</text:p>
          </table:table-cell>
          <table:table-cell table:formula="of:=&quot;https://public-mlflow.deepset.ai/#/metric/Dev_f1_macro_text_classification?runs=[%22&quot; &amp; [.A2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edcc7d4c455845c59f8570c27cd81fcb%22]&amp;experiment=8&amp;plot_metric_keys=[%22Dev_f1_macro_text_classification%22,%22Dev_loss_text_classification%22,%22Train_loss_total%22]" calcext:value-type="string">
            <text:p>https://public-mlflow.deepset.ai/#/metric/Dev_f1_macro_text_classification?runs=[%22edcc7d4c455845c59f8570c27cd81fcb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0f81feb7f95d4325b8c83699bc7da7fc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215793684988" calcext:value-type="float">
            <text:p>0.622</text:p>
          </table:table-cell>
          <table:table-cell office:value-type="float" office:value="0.861338415401894" calcext:value-type="float">
            <text:p>0.861</text:p>
          </table:table-cell>
          <table:table-cell office:value-type="float" office:value="0.602101488029698" calcext:value-type="float">
            <text:p>0.602</text:p>
          </table:table-cell>
          <table:table-cell office:value-type="float" office:value="0.94868113404961" calcext:value-type="float">
            <text:p>0.949</text:p>
          </table:table-cell>
          <table:table-cell office:value-type="float" office:value="0.805583894252777" calcext:value-type="float">
            <text:p>0.806</text:p>
          </table:table-cell>
          <table:table-cell office:value-type="float" office:value="0" calcext:value-type="float">
            <text:p>0</text:p>
          </table:table-cell>
          <table:table-cell office:value-type="float" office:value="0.00597423315048218" calcext:value-type="float">
            <text:p>0.005974233150482</text:p>
          </table:table-cell>
          <table:table-cell office:value-type="float" office:value="0.000222845872243245" calcext:value-type="float">
            <text:p>0.000222845872243</text:p>
          </table:table-cell>
          <table:table-cell office:value-type="float" office:value="0.0174132664998372" calcext:value-type="float">
            <text:p>0.017413266499837</text:p>
          </table:table-cell>
          <table:table-cell table:formula="of:=([.AB28]+[.AD28])/2" office:value-type="float" office:value="0.612129712439789" calcext:value-type="float">
            <text:p>0.612</text:p>
          </table:table-cell>
          <table:table-cell table:formula="of:=&quot;https://public-mlflow.deepset.ai/#/experiments/8/runs/&quot; &amp; [.A28]" office:value-type="string" office:string-value="https://public-mlflow.deepset.ai/#/experiments/8/runs/0f81feb7f95d4325b8c83699bc7da7fc" calcext:value-type="string">
            <text:p>https://public-mlflow.deepset.ai/#/experiments/8/runs/0f81feb7f95d4325b8c83699bc7da7fc</text:p>
          </table:table-cell>
          <table:table-cell table:formula="of:=&quot;https://public-mlflow.deepset.ai/#/metric/Dev_f1_macro_text_classification?runs=[%22&quot; &amp; [.A2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0f81feb7f95d4325b8c83699bc7da7fc%22]&amp;experiment=8&amp;plot_metric_keys=[%22Dev_f1_macro_text_classification%22,%22Dev_loss_text_classification%22,%22Train_loss_total%22]" calcext:value-type="string">
            <text:p>https://public-mlflow.deepset.ai/#/metric/Dev_f1_macro_text_classification?runs=[%220f81feb7f95d4325b8c83699bc7da7fc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cf30a1b8f21742f8a25ab203987e2d4b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9542088688399" calcext:value-type="float">
            <text:p>0.620</text:p>
          </table:table-cell>
          <table:table-cell office:value-type="float" office:value="0.9690202434591" calcext:value-type="float">
            <text:p>0.969</text:p>
          </table:table-cell>
          <table:table-cell office:value-type="float" office:value="0.608216378146868" calcext:value-type="float">
            <text:p>0.608</text:p>
          </table:table-cell>
          <table:table-cell office:value-type="float" office:value="1.08573447504351" calcext:value-type="float">
            <text:p>1.086</text:p>
          </table:table-cell>
          <table:table-cell office:value-type="float" office:value="0.0166520308703184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0.00656411647796631" calcext:value-type="float">
            <text:p>0.006564116477966</text:p>
          </table:table-cell>
          <table:table-cell office:value-type="float" office:value="0.000216694672902425" calcext:value-type="float">
            <text:p>0.000216694672902</text:p>
          </table:table-cell>
          <table:table-cell office:value-type="float" office:value="0.0197743614514669" calcext:value-type="float">
            <text:p>0.019774361451467</text:p>
          </table:table-cell>
          <table:table-cell table:formula="of:=([.AB29]+[.AD29])/2" office:value-type="float" office:value="0.613879233417634" calcext:value-type="float">
            <text:p>0.614</text:p>
          </table:table-cell>
          <table:table-cell table:formula="of:=&quot;https://public-mlflow.deepset.ai/#/experiments/8/runs/&quot; &amp; [.A29]" office:value-type="string" office:string-value="https://public-mlflow.deepset.ai/#/experiments/8/runs/cf30a1b8f21742f8a25ab203987e2d4b" calcext:value-type="string">
            <text:p>https://public-mlflow.deepset.ai/#/experiments/8/runs/cf30a1b8f21742f8a25ab203987e2d4b</text:p>
          </table:table-cell>
          <table:table-cell table:formula="of:=&quot;https://public-mlflow.deepset.ai/#/metric/Dev_f1_macro_text_classification?runs=[%22&quot; &amp; [.A2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cf30a1b8f21742f8a25ab203987e2d4b%22]&amp;experiment=8&amp;plot_metric_keys=[%22Dev_f1_macro_text_classification%22,%22Dev_loss_text_classification%22,%22Train_loss_total%22]" calcext:value-type="string">
            <text:p>https://public-mlflow.deepset.ai/#/metric/Dev_f1_macro_text_classification?runs=[%22cf30a1b8f21742f8a25ab203987e2d4b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653523eba3f4aa8a982867f4ce1c582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8018677897821" calcext:value-type="float">
            <text:p>0.618</text:p>
          </table:table-cell>
          <table:table-cell office:value-type="float" office:value="1.14883108747085" calcext:value-type="float">
            <text:p>1.149</text:p>
          </table:table-cell>
          <table:table-cell office:value-type="float" office:value="0.595319898258658" calcext:value-type="float">
            <text:p>0.595</text:p>
          </table:table-cell>
          <table:table-cell office:value-type="float" office:value="1.10942587673023" calcext:value-type="float">
            <text:p>1.109</text:p>
          </table:table-cell>
          <table:table-cell office:value-type="float" office:value="0.0858727842569351" calcext:value-type="float">
            <text:p>0.086</text:p>
          </table:table-cell>
          <table:table-cell office:value-type="float" office:value="0" calcext:value-type="float">
            <text:p>0</text:p>
          </table:table-cell>
          <table:table-cell office:value-type="float" office:value="0.00669184923171997" calcext:value-type="float">
            <text:p>0.00669184923172</text:p>
          </table:table-cell>
          <table:table-cell office:value-type="float" office:value="0.000231397151947021" calcext:value-type="float">
            <text:p>0.000231397151947</text:p>
          </table:table-cell>
          <table:table-cell office:value-type="float" office:value="0.0199250141779582" calcext:value-type="float">
            <text:p>0.019925014177958</text:p>
          </table:table-cell>
          <table:table-cell table:formula="of:=([.AB30]+[.AD30])/2" office:value-type="float" office:value="0.60666928807824" calcext:value-type="float">
            <text:p>0.607</text:p>
          </table:table-cell>
          <table:table-cell table:formula="of:=&quot;https://public-mlflow.deepset.ai/#/experiments/8/runs/&quot; &amp; [.A30]" office:value-type="string" office:string-value="https://public-mlflow.deepset.ai/#/experiments/8/runs/d653523eba3f4aa8a982867f4ce1c582" calcext:value-type="string">
            <text:p>https://public-mlflow.deepset.ai/#/experiments/8/runs/d653523eba3f4aa8a982867f4ce1c582</text:p>
          </table:table-cell>
          <table:table-cell table:formula="of:=&quot;https://public-mlflow.deepset.ai/#/metric/Dev_f1_macro_text_classification?runs=[%22&quot; &amp; [.A30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653523eba3f4aa8a982867f4ce1c582%22]&amp;experiment=8&amp;plot_metric_keys=[%22Dev_f1_macro_text_classification%22,%22Dev_loss_text_classification%22,%22Train_loss_total%22]" calcext:value-type="string">
            <text:p>https://public-mlflow.deepset.ai/#/metric/Dev_f1_macro_text_classification?runs=[%22d653523eba3f4aa8a982867f4ce1c582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474a281d2e1145cb825c527161b97087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7088406294925" calcext:value-type="float">
            <text:p>0.617</text:p>
          </table:table-cell>
          <table:table-cell office:value-type="float" office:value="1.33328626939914" calcext:value-type="float">
            <text:p>1.333</text:p>
          </table:table-cell>
          <table:table-cell office:value-type="float" office:value="0.621948241225824" calcext:value-type="float">
            <text:p>0.622</text:p>
          </table:table-cell>
          <table:table-cell office:value-type="float" office:value="1.31959768520888" calcext:value-type="float">
            <text:p>1.320</text:p>
          </table:table-cell>
          <table:table-cell office:value-type="float" office:value="0.0743536800146103" calcext:value-type="float">
            <text:p>0.074</text:p>
          </table:table-cell>
          <table:table-cell office:value-type="float" office:value="0" calcext:value-type="float">
            <text:p>0</text:p>
          </table:table-cell>
          <table:table-cell office:value-type="float" office:value="0.00590348641077677" calcext:value-type="float">
            <text:p>0.005903486410777</text:p>
          </table:table-cell>
          <table:table-cell office:value-type="float" office:value="0.000209168593088786" calcext:value-type="float">
            <text:p>0.000209168593089</text:p>
          </table:table-cell>
          <table:table-cell office:value-type="float" office:value="0.0180529952049255" calcext:value-type="float">
            <text:p>0.018052995204926</text:p>
          </table:table-cell>
          <table:table-cell table:formula="of:=([.AB31]+[.AD31])/2" office:value-type="float" office:value="0.619518323760375" calcext:value-type="float">
            <text:p>0.620</text:p>
          </table:table-cell>
          <table:table-cell table:formula="of:=&quot;https://public-mlflow.deepset.ai/#/experiments/8/runs/&quot; &amp; [.A31]" office:value-type="string" office:string-value="https://public-mlflow.deepset.ai/#/experiments/8/runs/474a281d2e1145cb825c527161b97087" calcext:value-type="string">
            <text:p>https://public-mlflow.deepset.ai/#/experiments/8/runs/474a281d2e1145cb825c527161b97087</text:p>
          </table:table-cell>
          <table:table-cell table:formula="of:=&quot;https://public-mlflow.deepset.ai/#/metric/Dev_f1_macro_text_classification?runs=[%22&quot; &amp; [.A31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474a281d2e1145cb825c527161b97087%22]&amp;experiment=8&amp;plot_metric_keys=[%22Dev_f1_macro_text_classification%22,%22Dev_loss_text_classification%22,%22Train_loss_total%22]" calcext:value-type="string">
            <text:p>https://public-mlflow.deepset.ai/#/metric/Dev_f1_macro_text_classification?runs=[%22474a281d2e1145cb825c527161b97087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484905a5e4d343989fa3ee96f51c94d0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4763613338962" calcext:value-type="float">
            <text:p>0.615</text:p>
          </table:table-cell>
          <table:table-cell office:value-type="float" office:value="1.45437095629289" calcext:value-type="float">
            <text:p>1.454</text:p>
          </table:table-cell>
          <table:table-cell office:value-type="float" office:value="0.620912010276172" calcext:value-type="float">
            <text:p>0.621</text:p>
          </table:table-cell>
          <table:table-cell office:value-type="float" office:value="1.43082192123577" calcext:value-type="float">
            <text:p>1.431</text:p>
          </table:table-cell>
          <table:table-cell office:value-type="float" office:value="0.00251914607360959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695384343465169" calcext:value-type="float">
            <text:p>0.006953843434652</text:p>
          </table:table-cell>
          <table:table-cell office:value-type="float" office:value="0.000222659111022949" calcext:value-type="float">
            <text:p>0.000222659111023</text:p>
          </table:table-cell>
          <table:table-cell office:value-type="float" office:value="0.0179251551628113" calcext:value-type="float">
            <text:p>0.017925155162811</text:p>
          </table:table-cell>
          <table:table-cell table:formula="of:=([.AB32]+[.AD32])/2" office:value-type="float" office:value="0.617837811807567" calcext:value-type="float">
            <text:p>0.618</text:p>
          </table:table-cell>
          <table:table-cell table:formula="of:=&quot;https://public-mlflow.deepset.ai/#/experiments/8/runs/&quot; &amp; [.A32]" office:value-type="string" office:string-value="https://public-mlflow.deepset.ai/#/experiments/8/runs/484905a5e4d343989fa3ee96f51c94d0" calcext:value-type="string">
            <text:p>https://public-mlflow.deepset.ai/#/experiments/8/runs/484905a5e4d343989fa3ee96f51c94d0</text:p>
          </table:table-cell>
          <table:table-cell table:formula="of:=&quot;https://public-mlflow.deepset.ai/#/metric/Dev_f1_macro_text_classification?runs=[%22&quot; &amp; [.A3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484905a5e4d343989fa3ee96f51c94d0%22]&amp;experiment=8&amp;plot_metric_keys=[%22Dev_f1_macro_text_classification%22,%22Dev_loss_text_classification%22,%22Train_loss_total%22]" calcext:value-type="string">
            <text:p>https://public-mlflow.deepset.ai/#/metric/Dev_f1_macro_text_classification?runs=[%22484905a5e4d343989fa3ee96f51c94d0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6e99e25e9ec3414bbc22b91158771e50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4150289017341" calcext:value-type="float">
            <text:p>0.614</text:p>
          </table:table-cell>
          <table:table-cell office:value-type="float" office:value="0.713380762394643" calcext:value-type="float">
            <text:p>0.713</text:p>
          </table:table-cell>
          <table:table-cell office:value-type="float" office:value="0.662434473500671" calcext:value-type="float">
            <text:p>0.662</text:p>
          </table:table-cell>
          <table:table-cell office:value-type="float" office:value="0.672893854879564" calcext:value-type="float">
            <text:p>0.673</text:p>
          </table:table-cell>
          <table:table-cell office:value-type="float" office:value="0.368827283382416" calcext:value-type="float">
            <text:p>0.369</text:p>
          </table:table-cell>
          <table:table-cell office:value-type="float" office:value="0" calcext:value-type="float">
            <text:p>0</text:p>
          </table:table-cell>
          <table:table-cell office:value-type="float" office:value="0.00689616203308105" calcext:value-type="float">
            <text:p>0.006896162033081</text:p>
          </table:table-cell>
          <table:table-cell office:value-type="float" office:value="0.000275790691375732" calcext:value-type="float">
            <text:p>0.000275790691376</text:p>
          </table:table-cell>
          <table:table-cell office:value-type="float" office:value="0.0196540355682373" calcext:value-type="float">
            <text:p>0.019654035568237</text:p>
          </table:table-cell>
          <table:table-cell table:formula="of:=([.AB33]+[.AD33])/2" office:value-type="float" office:value="0.638292381259006" calcext:value-type="float">
            <text:p>0.638</text:p>
          </table:table-cell>
          <table:table-cell table:formula="of:=&quot;https://public-mlflow.deepset.ai/#/experiments/8/runs/&quot; &amp; [.A33]" office:value-type="string" office:string-value="https://public-mlflow.deepset.ai/#/experiments/8/runs/6e99e25e9ec3414bbc22b91158771e50" calcext:value-type="string">
            <text:p>https://public-mlflow.deepset.ai/#/experiments/8/runs/6e99e25e9ec3414bbc22b91158771e50</text:p>
          </table:table-cell>
          <table:table-cell table:formula="of:=&quot;https://public-mlflow.deepset.ai/#/metric/Dev_f1_macro_text_classification?runs=[%22&quot; &amp; [.A3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6e99e25e9ec3414bbc22b91158771e50%22]&amp;experiment=8&amp;plot_metric_keys=[%22Dev_f1_macro_text_classification%22,%22Dev_loss_text_classification%22,%22Train_loss_total%22]" calcext:value-type="string">
            <text:p>https://public-mlflow.deepset.ai/#/metric/Dev_f1_macro_text_classification?runs=[%226e99e25e9ec3414bbc22b91158771e50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c378c36188f740c0a0731c3ee723b699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3144913022514" calcext:value-type="float">
            <text:p>0.613</text:p>
          </table:table-cell>
          <table:table-cell office:value-type="float" office:value="1.27191639746596" calcext:value-type="float">
            <text:p>1.272</text:p>
          </table:table-cell>
          <table:table-cell office:value-type="float" office:value="0.632572431957858" calcext:value-type="float">
            <text:p>0.633</text:p>
          </table:table-cell>
          <table:table-cell office:value-type="float" office:value="1.22127726770216" calcext:value-type="float">
            <text:p>1.221</text:p>
          </table:table-cell>
          <table:table-cell office:value-type="float" office:value="0.010380775667727" calcext:value-type="float">
            <text:p>0.010</text:p>
          </table:table-cell>
          <table:table-cell office:value-type="float" office:value="0" calcext:value-type="float">
            <text:p>0</text:p>
          </table:table-cell>
          <table:table-cell office:value-type="float" office:value="0.00644864241282145" calcext:value-type="float">
            <text:p>0.006448642412821</text:p>
          </table:table-cell>
          <table:table-cell office:value-type="float" office:value="0.000224598248799642" calcext:value-type="float">
            <text:p>0.0002245982488</text:p>
          </table:table-cell>
          <table:table-cell office:value-type="float" office:value="0.017725666364034" calcext:value-type="float">
            <text:p>0.017725666364034</text:p>
          </table:table-cell>
          <table:table-cell table:formula="of:=([.AB34]+[.AD34])/2" office:value-type="float" office:value="0.622858672490186" calcext:value-type="float">
            <text:p>0.623</text:p>
          </table:table-cell>
          <table:table-cell table:formula="of:=&quot;https://public-mlflow.deepset.ai/#/experiments/8/runs/&quot; &amp; [.A34]" office:value-type="string" office:string-value="https://public-mlflow.deepset.ai/#/experiments/8/runs/c378c36188f740c0a0731c3ee723b699" calcext:value-type="string">
            <text:p>https://public-mlflow.deepset.ai/#/experiments/8/runs/c378c36188f740c0a0731c3ee723b699</text:p>
          </table:table-cell>
          <table:table-cell table:formula="of:=&quot;https://public-mlflow.deepset.ai/#/metric/Dev_f1_macro_text_classification?runs=[%22&quot; &amp; [.A3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c378c36188f740c0a0731c3ee723b699%22]&amp;experiment=8&amp;plot_metric_keys=[%22Dev_f1_macro_text_classification%22,%22Dev_loss_text_classification%22,%22Train_loss_total%22]" calcext:value-type="string">
            <text:p>https://public-mlflow.deepset.ai/#/metric/Dev_f1_macro_text_classification?runs=[%22c378c36188f740c0a0731c3ee723b699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941c087c8246417c801dea321e0fdbb4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3031795214647" calcext:value-type="float">
            <text:p>0.613</text:p>
          </table:table-cell>
          <table:table-cell office:value-type="float" office:value="1.00237929821014" calcext:value-type="float">
            <text:p>1.002</text:p>
          </table:table-cell>
          <table:table-cell office:value-type="float" office:value="0.600206981650281" calcext:value-type="float">
            <text:p>0.600</text:p>
          </table:table-cell>
          <table:table-cell office:value-type="float" office:value="0.97425821006939" calcext:value-type="float">
            <text:p>0.974</text:p>
          </table:table-cell>
          <table:table-cell office:value-type="float" office:value="0.137176722288132" calcext:value-type="float">
            <text:p>0.137</text:p>
          </table:table-cell>
          <table:table-cell office:value-type="float" office:value="0" calcext:value-type="float">
            <text:p>0</text:p>
          </table:table-cell>
          <table:table-cell office:value-type="float" office:value="0.00652120113372803" calcext:value-type="float">
            <text:p>0.006521201133728</text:p>
          </table:table-cell>
          <table:table-cell office:value-type="float" office:value="0.000223743915557861" calcext:value-type="float">
            <text:p>0.000223743915558</text:p>
          </table:table-cell>
          <table:table-cell office:value-type="float" office:value="0.0201883872350057" calcext:value-type="float">
            <text:p>0.020188387235006</text:p>
          </table:table-cell>
          <table:table-cell table:formula="of:=([.AB35]+[.AD35])/2" office:value-type="float" office:value="0.606619388432464" calcext:value-type="float">
            <text:p>0.607</text:p>
          </table:table-cell>
          <table:table-cell table:formula="of:=&quot;https://public-mlflow.deepset.ai/#/experiments/8/runs/&quot; &amp; [.A35]" office:value-type="string" office:string-value="https://public-mlflow.deepset.ai/#/experiments/8/runs/941c087c8246417c801dea321e0fdbb4" calcext:value-type="string">
            <text:p>https://public-mlflow.deepset.ai/#/experiments/8/runs/941c087c8246417c801dea321e0fdbb4</text:p>
          </table:table-cell>
          <table:table-cell table:formula="of:=&quot;https://public-mlflow.deepset.ai/#/metric/Dev_f1_macro_text_classification?runs=[%22&quot; &amp; [.A3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941c087c8246417c801dea321e0fdbb4%22]&amp;experiment=8&amp;plot_metric_keys=[%22Dev_f1_macro_text_classification%22,%22Dev_loss_text_classification%22,%22Train_loss_total%22]" calcext:value-type="string">
            <text:p>https://public-mlflow.deepset.ai/#/metric/Dev_f1_macro_text_classification?runs=[%22941c087c8246417c801dea321e0fdbb4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0be71131c02d46188d193e4767a72946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0877508235999" calcext:value-type="float">
            <text:p>0.611</text:p>
          </table:table-cell>
          <table:table-cell office:value-type="float" office:value="1.02492612320305" calcext:value-type="float">
            <text:p>1.025</text:p>
          </table:table-cell>
          <table:table-cell office:value-type="float" office:value="0.609360508343362" calcext:value-type="float">
            <text:p>0.609</text:p>
          </table:table-cell>
          <table:table-cell office:value-type="float" office:value="1.02342656607269" calcext:value-type="float">
            <text:p>1.023</text:p>
          </table:table-cell>
          <table:table-cell office:value-type="float" office:value="0.346155732870102" calcext:value-type="float">
            <text:p>0.346</text:p>
          </table:table-cell>
          <table:table-cell office:value-type="float" office:value="0" calcext:value-type="float">
            <text:p>0</text:p>
          </table:table-cell>
          <table:table-cell office:value-type="float" office:value="0.00614059368769328" calcext:value-type="float">
            <text:p>0.006140593687693</text:p>
          </table:table-cell>
          <table:table-cell office:value-type="float" office:value="0.000221693515777588" calcext:value-type="float">
            <text:p>0.000221693515778</text:p>
          </table:table-cell>
          <table:table-cell office:value-type="float" office:value="0.0175936937332153" calcext:value-type="float">
            <text:p>0.017593693733215</text:p>
          </table:table-cell>
          <table:table-cell table:formula="of:=([.AB36]+[.AD36])/2" office:value-type="float" office:value="0.610119008289681" calcext:value-type="float">
            <text:p>0.610</text:p>
          </table:table-cell>
          <table:table-cell table:formula="of:=&quot;https://public-mlflow.deepset.ai/#/experiments/8/runs/&quot; &amp; [.A36]" office:value-type="string" office:string-value="https://public-mlflow.deepset.ai/#/experiments/8/runs/0be71131c02d46188d193e4767a72946" calcext:value-type="string">
            <text:p>https://public-mlflow.deepset.ai/#/experiments/8/runs/0be71131c02d46188d193e4767a72946</text:p>
          </table:table-cell>
          <table:table-cell table:formula="of:=&quot;https://public-mlflow.deepset.ai/#/metric/Dev_f1_macro_text_classification?runs=[%22&quot; &amp; [.A3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0be71131c02d46188d193e4767a72946%22]&amp;experiment=8&amp;plot_metric_keys=[%22Dev_f1_macro_text_classification%22,%22Dev_loss_text_classification%22,%22Train_loss_total%22]" calcext:value-type="string">
            <text:p>https://public-mlflow.deepset.ai/#/metric/Dev_f1_macro_text_classification?runs=[%220be71131c02d46188d193e4767a72946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b1da17ce379438bb37a5a1f2a62cfa5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07894736842105" calcext:value-type="float">
            <text:p>0.608</text:p>
          </table:table-cell>
          <table:table-cell office:value-type="float" office:value="0.80661358769308" calcext:value-type="float">
            <text:p>0.807</text:p>
          </table:table-cell>
          <table:table-cell office:value-type="float" office:value="0.602564102564103" calcext:value-type="float">
            <text:p>0.603</text:p>
          </table:table-cell>
          <table:table-cell office:value-type="float" office:value="0.852752236909764" calcext:value-type="float">
            <text:p>0.853</text:p>
          </table:table-cell>
          <table:table-cell office:value-type="float" office:value="0.316434323787689" calcext:value-type="float">
            <text:p>0.316</text:p>
          </table:table-cell>
          <table:table-cell office:value-type="float" office:value="0" calcext:value-type="float">
            <text:p>0</text:p>
          </table:table-cell>
          <table:table-cell office:value-type="float" office:value="0.0112516800562541" calcext:value-type="float">
            <text:p>0.011251680056254</text:p>
          </table:table-cell>
          <table:table-cell office:value-type="float" office:value="0.000221641858418783" calcext:value-type="float">
            <text:p>0.000221641858419</text:p>
          </table:table-cell>
          <table:table-cell office:value-type="float" office:value="0.0188056031862895" calcext:value-type="float">
            <text:p>0.01880560318629</text:p>
          </table:table-cell>
          <table:table-cell table:formula="of:=([.AB37]+[.AD37])/2" office:value-type="float" office:value="0.605229419703104" calcext:value-type="float">
            <text:p>0.605</text:p>
          </table:table-cell>
          <table:table-cell table:formula="of:=&quot;https://public-mlflow.deepset.ai/#/experiments/8/runs/&quot; &amp; [.A37]" office:value-type="string" office:string-value="https://public-mlflow.deepset.ai/#/experiments/8/runs/db1da17ce379438bb37a5a1f2a62cfa5" calcext:value-type="string">
            <text:p>https://public-mlflow.deepset.ai/#/experiments/8/runs/db1da17ce379438bb37a5a1f2a62cfa5</text:p>
          </table:table-cell>
          <table:table-cell table:formula="of:=&quot;https://public-mlflow.deepset.ai/#/metric/Dev_f1_macro_text_classification?runs=[%22&quot; &amp; [.A3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b1da17ce379438bb37a5a1f2a62cfa5%22]&amp;experiment=8&amp;plot_metric_keys=[%22Dev_f1_macro_text_classification%22,%22Dev_loss_text_classification%22,%22Train_loss_total%22]" calcext:value-type="string">
            <text:p>https://public-mlflow.deepset.ai/#/metric/Dev_f1_macro_text_classification?runs=[%22db1da17ce379438bb37a5a1f2a62cfa5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a8090fa57df64a2aadf6269a341e24a9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03087326252519" calcext:value-type="float">
            <text:p>0.603</text:p>
          </table:table-cell>
          <table:table-cell office:value-type="float" office:value="0.653023122941088" calcext:value-type="float">
            <text:p>0.653</text:p>
          </table:table-cell>
          <table:table-cell office:value-type="float" office:value="0.611256660092432" calcext:value-type="float">
            <text:p>0.611</text:p>
          </table:table-cell>
          <table:table-cell office:value-type="float" office:value="0.660272303447929" calcext:value-type="float">
            <text:p>0.660</text:p>
          </table:table-cell>
          <table:table-cell office:value-type="float" office:value="0.658299922943115" calcext:value-type="float">
            <text:p>0.658</text:p>
          </table:table-cell>
          <table:table-cell office:value-type="float" office:value="0" calcext:value-type="float">
            <text:p>0</text:p>
          </table:table-cell>
          <table:table-cell office:value-type="float" office:value="0.0067911426226298" calcext:value-type="float">
            <text:p>0.00679114262263</text:p>
          </table:table-cell>
          <table:table-cell office:value-type="float" office:value="0.000206561883290609" calcext:value-type="float">
            <text:p>0.000206561883291</text:p>
          </table:table-cell>
          <table:table-cell office:value-type="float" office:value="0.0180728872617086" calcext:value-type="float">
            <text:p>0.018072887261709</text:p>
          </table:table-cell>
          <table:table-cell table:formula="of:=([.AB38]+[.AD38])/2" office:value-type="float" office:value="0.607171993172476" calcext:value-type="float">
            <text:p>0.607</text:p>
          </table:table-cell>
          <table:table-cell table:formula="of:=&quot;https://public-mlflow.deepset.ai/#/experiments/8/runs/&quot; &amp; [.A38]" office:value-type="string" office:string-value="https://public-mlflow.deepset.ai/#/experiments/8/runs/a8090fa57df64a2aadf6269a341e24a9" calcext:value-type="string">
            <text:p>https://public-mlflow.deepset.ai/#/experiments/8/runs/a8090fa57df64a2aadf6269a341e24a9</text:p>
          </table:table-cell>
          <table:table-cell table:formula="of:=&quot;https://public-mlflow.deepset.ai/#/metric/Dev_f1_macro_text_classification?runs=[%22&quot; &amp; [.A3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a8090fa57df64a2aadf6269a341e24a9%22]&amp;experiment=8&amp;plot_metric_keys=[%22Dev_f1_macro_text_classification%22,%22Dev_loss_text_classification%22,%22Train_loss_total%22]" calcext:value-type="string">
            <text:p>https://public-mlflow.deepset.ai/#/metric/Dev_f1_macro_text_classification?runs=[%22a8090fa57df64a2aadf6269a341e24a9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f2f65d98b50a4ef8b61914b9e979d98b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89457921533393" calcext:value-type="float">
            <text:p>0.589</text:p>
          </table:table-cell>
          <table:table-cell office:value-type="float" office:value="0.865169953979902" calcext:value-type="float">
            <text:p>0.865</text:p>
          </table:table-cell>
          <table:table-cell office:value-type="float" office:value="0.6140205799521" calcext:value-type="float">
            <text:p>0.614</text:p>
          </table:table-cell>
          <table:table-cell office:value-type="float" office:value="0.831425623227191" calcext:value-type="float">
            <text:p>0.831</text:p>
          </table:table-cell>
          <table:table-cell office:value-type="float" office:value="0.387930452823639" calcext:value-type="float">
            <text:p>0.388</text:p>
          </table:table-cell>
          <table:table-cell office:value-type="float" office:value="0" calcext:value-type="float">
            <text:p>0</text:p>
          </table:table-cell>
          <table:table-cell office:value-type="float" office:value="0.00646912256876628" calcext:value-type="float">
            <text:p>0.006469122568766</text:p>
          </table:table-cell>
          <table:table-cell office:value-type="float" office:value="0.000224101543426514" calcext:value-type="float">
            <text:p>0.000224101543427</text:p>
          </table:table-cell>
          <table:table-cell office:value-type="float" office:value="0.0200059652328491" calcext:value-type="float">
            <text:p>0.020005965232849</text:p>
          </table:table-cell>
          <table:table-cell table:formula="of:=([.AB39]+[.AD39])/2" office:value-type="float" office:value="0.601739250742747" calcext:value-type="float">
            <text:p>0.602</text:p>
          </table:table-cell>
          <table:table-cell table:formula="of:=&quot;https://public-mlflow.deepset.ai/#/experiments/8/runs/&quot; &amp; [.A39]" office:value-type="string" office:string-value="https://public-mlflow.deepset.ai/#/experiments/8/runs/f2f65d98b50a4ef8b61914b9e979d98b" calcext:value-type="string">
            <text:p>https://public-mlflow.deepset.ai/#/experiments/8/runs/f2f65d98b50a4ef8b61914b9e979d98b</text:p>
          </table:table-cell>
          <table:table-cell table:formula="of:=&quot;https://public-mlflow.deepset.ai/#/metric/Dev_f1_macro_text_classification?runs=[%22&quot; &amp; [.A3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f2f65d98b50a4ef8b61914b9e979d98b%22]&amp;experiment=8&amp;plot_metric_keys=[%22Dev_f1_macro_text_classification%22,%22Dev_loss_text_classification%22,%22Train_loss_total%22]" calcext:value-type="string">
            <text:p>https://public-mlflow.deepset.ai/#/metric/Dev_f1_macro_text_classification?runs=[%22f2f65d98b50a4ef8b61914b9e979d98b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0430712f3f46486aa0600ff8f3cf649c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86884043857338" calcext:value-type="float">
            <text:p>0.587</text:p>
          </table:table-cell>
          <table:table-cell office:value-type="float" office:value="0.687706110461446" calcext:value-type="float">
            <text:p>0.688</text:p>
          </table:table-cell>
          <table:table-cell office:value-type="float" office:value="0.625217858114617" calcext:value-type="float">
            <text:p>0.625</text:p>
          </table:table-cell>
          <table:table-cell office:value-type="float" office:value="0.676569595131823" calcext:value-type="float">
            <text:p>0.677</text:p>
          </table:table-cell>
          <table:table-cell office:value-type="float" office:value="0.521059215068817" calcext:value-type="float">
            <text:p>0.521</text:p>
          </table:table-cell>
          <table:table-cell office:value-type="float" office:value="0" calcext:value-type="float">
            <text:p>0</text:p>
          </table:table-cell>
          <table:table-cell office:value-type="float" office:value="0.00684659878412882" calcext:value-type="float">
            <text:p>0.006846598784129</text:p>
          </table:table-cell>
          <table:table-cell office:value-type="float" office:value="0.000302668412526449" calcext:value-type="float">
            <text:p>0.000302668412526</text:p>
          </table:table-cell>
          <table:table-cell office:value-type="float" office:value="0.0180519064267476" calcext:value-type="float">
            <text:p>0.018051906426748</text:p>
          </table:table-cell>
          <table:table-cell table:formula="of:=([.AB40]+[.AD40])/2" office:value-type="float" office:value="0.606050950985977" calcext:value-type="float">
            <text:p>0.606</text:p>
          </table:table-cell>
          <table:table-cell table:formula="of:=&quot;https://public-mlflow.deepset.ai/#/experiments/8/runs/&quot; &amp; [.A40]" office:value-type="string" office:string-value="https://public-mlflow.deepset.ai/#/experiments/8/runs/0430712f3f46486aa0600ff8f3cf649c" calcext:value-type="string">
            <text:p>https://public-mlflow.deepset.ai/#/experiments/8/runs/0430712f3f46486aa0600ff8f3cf649c</text:p>
          </table:table-cell>
          <table:table-cell table:formula="of:=&quot;https://public-mlflow.deepset.ai/#/metric/Dev_f1_macro_text_classification?runs=[%22&quot; &amp; [.A40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0430712f3f46486aa0600ff8f3cf649c%22]&amp;experiment=8&amp;plot_metric_keys=[%22Dev_f1_macro_text_classification%22,%22Dev_loss_text_classification%22,%22Train_loss_total%22]" calcext:value-type="string">
            <text:p>https://public-mlflow.deepset.ai/#/metric/Dev_f1_macro_text_classification?runs=[%220430712f3f46486aa0600ff8f3cf649c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637a389bd3ba46e88e5eec5fac1a158e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83601743084502" calcext:value-type="float">
            <text:p>0.584</text:p>
          </table:table-cell>
          <table:table-cell office:value-type="float" office:value="0.891533965232388" calcext:value-type="float">
            <text:p>0.892</text:p>
          </table:table-cell>
          <table:table-cell office:value-type="float" office:value="0.63531611969112" calcext:value-type="float">
            <text:p>0.635</text:p>
          </table:table-cell>
          <table:table-cell office:value-type="float" office:value="0.760475002309328" calcext:value-type="float">
            <text:p>0.760</text:p>
          </table:table-cell>
          <table:table-cell office:value-type="float" office:value="0.36329984664917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office:value-type="float" office:value="0.00655651887257894" calcext:value-type="float">
            <text:p>0.006556518872579</text:p>
          </table:table-cell>
          <table:table-cell office:value-type="float" office:value="0.000220787525177002" calcext:value-type="float">
            <text:p>0.000220787525177</text:p>
          </table:table-cell>
          <table:table-cell office:value-type="float" office:value="0.0183015386263529" calcext:value-type="float">
            <text:p>0.018301538626353</text:p>
          </table:table-cell>
          <table:table-cell table:formula="of:=([.AB41]+[.AD41])/2" office:value-type="float" office:value="0.609458931387811" calcext:value-type="float">
            <text:p>0.609</text:p>
          </table:table-cell>
          <table:table-cell table:formula="of:=&quot;https://public-mlflow.deepset.ai/#/experiments/8/runs/&quot; &amp; [.A41]" office:value-type="string" office:string-value="https://public-mlflow.deepset.ai/#/experiments/8/runs/637a389bd3ba46e88e5eec5fac1a158e" calcext:value-type="string">
            <text:p>https://public-mlflow.deepset.ai/#/experiments/8/runs/637a389bd3ba46e88e5eec5fac1a158e</text:p>
          </table:table-cell>
          <table:table-cell table:formula="of:=&quot;https://public-mlflow.deepset.ai/#/metric/Dev_f1_macro_text_classification?runs=[%22&quot; &amp; [.A41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637a389bd3ba46e88e5eec5fac1a158e%22]&amp;experiment=8&amp;plot_metric_keys=[%22Dev_f1_macro_text_classification%22,%22Dev_loss_text_classification%22,%22Train_loss_total%22]" calcext:value-type="string">
            <text:p>https://public-mlflow.deepset.ai/#/metric/Dev_f1_macro_text_classification?runs=[%22637a389bd3ba46e88e5eec5fac1a158e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b55d589be82f4ff595dddcdf63507d56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74718111572532" calcext:value-type="float">
            <text:p>0.575</text:p>
          </table:table-cell>
          <table:table-cell office:value-type="float" office:value="1.35174454298595" calcext:value-type="float">
            <text:p>1.352</text:p>
          </table:table-cell>
          <table:table-cell office:value-type="float" office:value="0.636246090687958" calcext:value-type="float">
            <text:p>0.636</text:p>
          </table:table-cell>
          <table:table-cell office:value-type="float" office:value="1.26500742922547" calcext:value-type="float">
            <text:p>1.265</text:p>
          </table:table-cell>
          <table:table-cell office:value-type="float" office:value="0.00297343358397484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667735735575358" calcext:value-type="float">
            <text:p>0.006677357355754</text:p>
          </table:table-cell>
          <table:table-cell office:value-type="float" office:value="0.000246055920918783" calcext:value-type="float">
            <text:p>0.000246055920919</text:p>
          </table:table-cell>
          <table:table-cell office:value-type="float" office:value="0.019611922899882" calcext:value-type="float">
            <text:p>0.019611922899882</text:p>
          </table:table-cell>
          <table:table-cell table:formula="of:=([.AB42]+[.AD42])/2" office:value-type="float" office:value="0.605482101130245" calcext:value-type="float">
            <text:p>0.605</text:p>
          </table:table-cell>
          <table:table-cell table:formula="of:=&quot;https://public-mlflow.deepset.ai/#/experiments/8/runs/&quot; &amp; [.A42]" office:value-type="string" office:string-value="https://public-mlflow.deepset.ai/#/experiments/8/runs/b55d589be82f4ff595dddcdf63507d56" calcext:value-type="string">
            <text:p>https://public-mlflow.deepset.ai/#/experiments/8/runs/b55d589be82f4ff595dddcdf63507d56</text:p>
          </table:table-cell>
          <table:table-cell table:formula="of:=&quot;https://public-mlflow.deepset.ai/#/metric/Dev_f1_macro_text_classification?runs=[%22&quot; &amp; [.A4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b55d589be82f4ff595dddcdf63507d56%22]&amp;experiment=8&amp;plot_metric_keys=[%22Dev_f1_macro_text_classification%22,%22Dev_loss_text_classification%22,%22Train_loss_total%22]" calcext:value-type="string">
            <text:p>https://public-mlflow.deepset.ai/#/metric/Dev_f1_macro_text_classification?runs=[%22b55d589be82f4ff595dddcdf63507d56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111231b1cab84e518eedee5b42155da6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74285714285714" calcext:value-type="float">
            <text:p>0.574</text:p>
          </table:table-cell>
          <table:table-cell office:value-type="float" office:value="1.16790230162192" calcext:value-type="float">
            <text:p>1.168</text:p>
          </table:table-cell>
          <table:table-cell office:value-type="float" office:value="0.59887482419128" calcext:value-type="float">
            <text:p>0.599</text:p>
          </table:table-cell>
          <table:table-cell office:value-type="float" office:value="1.10544972650466" calcext:value-type="float">
            <text:p>1.105</text:p>
          </table:table-cell>
          <table:table-cell office:value-type="float" office:value="0.037350207567215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0.00380316178003947" calcext:value-type="float">
            <text:p>0.003803161780039</text:p>
          </table:table-cell>
          <table:table-cell office:value-type="float" office:value="0.000887684027353923" calcext:value-type="float">
            <text:p>0.000887684027354</text:p>
          </table:table-cell>
          <table:table-cell office:value-type="float" office:value="0.0137523372968038" calcext:value-type="float">
            <text:p>0.013752337296804</text:p>
          </table:table-cell>
          <table:table-cell table:formula="of:=([.AB43]+[.AD43])/2" office:value-type="float" office:value="0.586580269238497" calcext:value-type="float">
            <text:p>0.587</text:p>
          </table:table-cell>
          <table:table-cell table:formula="of:=&quot;https://public-mlflow.deepset.ai/#/experiments/8/runs/&quot; &amp; [.A43]" office:value-type="string" office:string-value="https://public-mlflow.deepset.ai/#/experiments/8/runs/111231b1cab84e518eedee5b42155da6" calcext:value-type="string">
            <text:p>https://public-mlflow.deepset.ai/#/experiments/8/runs/111231b1cab84e518eedee5b42155da6</text:p>
          </table:table-cell>
          <table:table-cell table:formula="of:=&quot;https://public-mlflow.deepset.ai/#/metric/Dev_f1_macro_text_classification?runs=[%22&quot; &amp; [.A4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111231b1cab84e518eedee5b42155da6%22]&amp;experiment=8&amp;plot_metric_keys=[%22Dev_f1_macro_text_classification%22,%22Dev_loss_text_classification%22,%22Train_loss_total%22]" calcext:value-type="string">
            <text:p>https://public-mlflow.deepset.ai/#/metric/Dev_f1_macro_text_classification?runs=[%22111231b1cab84e518eedee5b42155da6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c3ea34dfba294feaafb4a70898d2e17b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72809248554913" calcext:value-type="float">
            <text:p>0.573</text:p>
          </table:table-cell>
          <table:table-cell office:value-type="float" office:value="0.847381506990266" calcext:value-type="float">
            <text:p>0.847</text:p>
          </table:table-cell>
          <table:table-cell table:style-name="ce38" office:value-type="float" office:value="0.664999281081858" calcext:value-type="float">
            <text:p>0.665</text:p>
          </table:table-cell>
          <table:table-cell office:value-type="float" office:value="0.745368485809654" calcext:value-type="float">
            <text:p>0.745</text:p>
          </table:table-cell>
          <table:table-cell office:value-type="float" office:value="0.127007827162743" calcext:value-type="float">
            <text:p>0.127</text:p>
          </table:table-cell>
          <table:table-cell office:value-type="float" office:value="0" calcext:value-type="float">
            <text:p>0</text:p>
          </table:table-cell>
          <table:table-cell office:value-type="float" office:value="0.00670289993286133" calcext:value-type="float">
            <text:p>0.006702899932861</text:p>
          </table:table-cell>
          <table:table-cell office:value-type="float" office:value="0.000222933292388916" calcext:value-type="float">
            <text:p>0.000222933292389</text:p>
          </table:table-cell>
          <table:table-cell office:value-type="float" office:value="0.0176792581876119" calcext:value-type="float">
            <text:p>0.017679258187612</text:p>
          </table:table-cell>
          <table:table-cell table:formula="of:=([.AB44]+[.AD44])/2" office:value-type="float" office:value="0.618904264818386" calcext:value-type="float">
            <text:p>0.619</text:p>
          </table:table-cell>
          <table:table-cell table:formula="of:=&quot;https://public-mlflow.deepset.ai/#/experiments/8/runs/&quot; &amp; [.A44]" office:value-type="string" office:string-value="https://public-mlflow.deepset.ai/#/experiments/8/runs/c3ea34dfba294feaafb4a70898d2e17b" calcext:value-type="string">
            <text:p>https://public-mlflow.deepset.ai/#/experiments/8/runs/c3ea34dfba294feaafb4a70898d2e17b</text:p>
          </table:table-cell>
          <table:table-cell table:formula="of:=&quot;https://public-mlflow.deepset.ai/#/metric/Dev_f1_macro_text_classification?runs=[%22&quot; &amp; [.A4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c3ea34dfba294feaafb4a70898d2e17b%22]&amp;experiment=8&amp;plot_metric_keys=[%22Dev_f1_macro_text_classification%22,%22Dev_loss_text_classification%22,%22Train_loss_total%22]" calcext:value-type="string">
            <text:p>https://public-mlflow.deepset.ai/#/metric/Dev_f1_macro_text_classification?runs=[%22c3ea34dfba294feaafb4a70898d2e17b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9925f27e27144d21a7826ce22696482c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417281582054309" calcext:value-type="float">
            <text:p>0.417</text:p>
          </table:table-cell>
          <table:table-cell office:value-type="float" office:value="0.689806723754678" calcext:value-type="float">
            <text:p>0.690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0782267560241" calcext:value-type="float">
            <text:p>0.691</text:p>
          </table:table-cell>
          <table:table-cell office:value-type="float" office:value="0.677362442016602" calcext:value-type="float">
            <text:p>0.677</text:p>
          </table:table-cell>
          <table:table-cell office:value-type="float" office:value="0" calcext:value-type="float">
            <text:p>0</text:p>
          </table:table-cell>
          <table:table-cell office:value-type="float" office:value="0.00653005043665568" calcext:value-type="float">
            <text:p>0.006530050436656</text:p>
          </table:table-cell>
          <table:table-cell office:value-type="float" office:value="0.00021589994430542" calcext:value-type="float">
            <text:p>0.000215899944305</text:p>
          </table:table-cell>
          <table:table-cell office:value-type="float" office:value="0.0183341463406881" calcext:value-type="float">
            <text:p>0.018334146340688</text:p>
          </table:table-cell>
          <table:table-cell table:formula="of:=([.AB45]+[.AD45])/2" office:value-type="float" office:value="0.402719738395575" calcext:value-type="float">
            <text:p>0.403</text:p>
          </table:table-cell>
          <table:table-cell table:formula="of:=&quot;https://public-mlflow.deepset.ai/#/experiments/8/runs/&quot; &amp; [.A45]" office:value-type="string" office:string-value="https://public-mlflow.deepset.ai/#/experiments/8/runs/9925f27e27144d21a7826ce22696482c" calcext:value-type="string">
            <text:p>https://public-mlflow.deepset.ai/#/experiments/8/runs/9925f27e27144d21a7826ce22696482c</text:p>
          </table:table-cell>
          <table:table-cell table:formula="of:=&quot;https://public-mlflow.deepset.ai/#/metric/Dev_f1_macro_text_classification?runs=[%22&quot; &amp; [.A4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9925f27e27144d21a7826ce22696482c%22]&amp;experiment=8&amp;plot_metric_keys=[%22Dev_f1_macro_text_classification%22,%22Dev_loss_text_classification%22,%22Train_loss_total%22]" calcext:value-type="string">
            <text:p>https://public-mlflow.deepset.ai/#/metric/Dev_f1_macro_text_classification?runs=[%229925f27e27144d21a7826ce22696482c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f8e2450799be481fb4022804e533345f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3185505450972" calcext:value-type="float">
            <text:p>0.693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3101244588052" calcext:value-type="float">
            <text:p>0.693</text:p>
          </table:table-cell>
          <table:table-cell office:value-type="float" office:value="0.678022980690002" calcext:value-type="float">
            <text:p>0.678</text:p>
          </table:table-cell>
          <table:table-cell office:value-type="float" office:value="0" calcext:value-type="float">
            <text:p>0</text:p>
          </table:table-cell>
          <table:table-cell office:value-type="float" office:value="0.00623789628346761" calcext:value-type="float">
            <text:p>0.006237896283468</text:p>
          </table:table-cell>
          <table:table-cell office:value-type="float" office:value="0.000211501121520996" calcext:value-type="float">
            <text:p>0.000211501121521</text:p>
          </table:table-cell>
          <table:table-cell office:value-type="float" office:value="0.0179048538208008" calcext:value-type="float">
            <text:p>0.017904853820801</text:p>
          </table:table-cell>
          <table:table-cell table:formula="of:=([.AB46]+[.AD46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46]" office:value-type="string" office:string-value="https://public-mlflow.deepset.ai/#/experiments/8/runs/f8e2450799be481fb4022804e533345f" calcext:value-type="string">
            <text:p>https://public-mlflow.deepset.ai/#/experiments/8/runs/f8e2450799be481fb4022804e533345f</text:p>
          </table:table-cell>
          <table:table-cell table:formula="of:=&quot;https://public-mlflow.deepset.ai/#/metric/Dev_f1_macro_text_classification?runs=[%22&quot; &amp; [.A4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f8e2450799be481fb4022804e533345f%22]&amp;experiment=8&amp;plot_metric_keys=[%22Dev_f1_macro_text_classification%22,%22Dev_loss_text_classification%22,%22Train_loss_total%22]" calcext:value-type="string">
            <text:p>https://public-mlflow.deepset.ai/#/metric/Dev_f1_macro_text_classification?runs=[%22f8e2450799be481fb4022804e533345f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6ae079ed88654813914ebc14a9b6f509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2943153765378" calcext:value-type="float">
            <text:p>0.693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2862509399332" calcext:value-type="float">
            <text:p>0.693</text:p>
          </table:table-cell>
          <table:table-cell office:value-type="float" office:value="0.6784588098526" calcext:value-type="float">
            <text:p>0.678</text:p>
          </table:table-cell>
          <table:table-cell office:value-type="float" office:value="0" calcext:value-type="float">
            <text:p>0</text:p>
          </table:table-cell>
          <table:table-cell office:value-type="float" office:value="0.00679123799006144" calcext:value-type="float">
            <text:p>0.006791237990061</text:p>
          </table:table-cell>
          <table:table-cell office:value-type="float" office:value="0.00021368662516276" calcext:value-type="float">
            <text:p>0.000213686625163</text:p>
          </table:table-cell>
          <table:table-cell office:value-type="float" office:value="0.0180622935295105" calcext:value-type="float">
            <text:p>0.018062293529511</text:p>
          </table:table-cell>
          <table:table-cell table:formula="of:=([.AB47]+[.AD47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47]" office:value-type="string" office:string-value="https://public-mlflow.deepset.ai/#/experiments/8/runs/6ae079ed88654813914ebc14a9b6f509" calcext:value-type="string">
            <text:p>https://public-mlflow.deepset.ai/#/experiments/8/runs/6ae079ed88654813914ebc14a9b6f509</text:p>
          </table:table-cell>
          <table:table-cell table:formula="of:=&quot;https://public-mlflow.deepset.ai/#/metric/Dev_f1_macro_text_classification?runs=[%22&quot; &amp; [.A4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6ae079ed88654813914ebc14a9b6f509%22]&amp;experiment=8&amp;plot_metric_keys=[%22Dev_f1_macro_text_classification%22,%22Dev_loss_text_classification%22,%22Train_loss_total%22]" calcext:value-type="string">
            <text:p>https://public-mlflow.deepset.ai/#/metric/Dev_f1_macro_text_classification?runs=[%226ae079ed88654813914ebc14a9b6f509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4551c2e22aa543c3808797873cfc60f9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2258814037246" calcext:value-type="float">
            <text:p>0.692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2275752303421" calcext:value-type="float">
            <text:p>0.692</text:p>
          </table:table-cell>
          <table:table-cell office:value-type="float" office:value="0.678156495094299" calcext:value-type="float">
            <text:p>0.678</text:p>
          </table:table-cell>
          <table:table-cell office:value-type="float" office:value="0" calcext:value-type="float">
            <text:p>0</text:p>
          </table:table-cell>
          <table:table-cell office:value-type="float" office:value="0.00654615163803101" calcext:value-type="float">
            <text:p>0.006546151638031</text:p>
          </table:table-cell>
          <table:table-cell office:value-type="float" office:value="0.000172801812489827" calcext:value-type="float">
            <text:p>0.00017280181249</text:p>
          </table:table-cell>
          <table:table-cell office:value-type="float" office:value="0.0195519963900248" calcext:value-type="float">
            <text:p>0.019551996390025</text:p>
          </table:table-cell>
          <table:table-cell table:formula="of:=([.AB48]+[.AD48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48]" office:value-type="string" office:string-value="https://public-mlflow.deepset.ai/#/experiments/8/runs/4551c2e22aa543c3808797873cfc60f9" calcext:value-type="string">
            <text:p>https://public-mlflow.deepset.ai/#/experiments/8/runs/4551c2e22aa543c3808797873cfc60f9</text:p>
          </table:table-cell>
          <table:table-cell table:formula="of:=&quot;https://public-mlflow.deepset.ai/#/metric/Dev_f1_macro_text_classification?runs=[%22&quot; &amp; [.A4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4551c2e22aa543c3808797873cfc60f9%22]&amp;experiment=8&amp;plot_metric_keys=[%22Dev_f1_macro_text_classification%22,%22Dev_loss_text_classification%22,%22Train_loss_total%22]" calcext:value-type="string">
            <text:p>https://public-mlflow.deepset.ai/#/metric/Dev_f1_macro_text_classification?runs=[%224551c2e22aa543c3808797873cfc60f9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842ee75f8e84371950b9faef6966ece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1843618482551" calcext:value-type="float">
            <text:p>0.692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2114737726027" calcext:value-type="float">
            <text:p>0.692</text:p>
          </table:table-cell>
          <table:table-cell office:value-type="float" office:value="0.677914142608643" calcext:value-type="float">
            <text:p>0.678</text:p>
          </table:table-cell>
          <table:table-cell office:value-type="float" office:value="0" calcext:value-type="float">
            <text:p>0</text:p>
          </table:table-cell>
          <table:table-cell office:value-type="float" office:value="0.00632284879684448" calcext:value-type="float">
            <text:p>0.006322848796844</text:p>
          </table:table-cell>
          <table:table-cell office:value-type="float" office:value="0.000207742055257161" calcext:value-type="float">
            <text:p>0.000207742055257</text:p>
          </table:table-cell>
          <table:table-cell office:value-type="float" office:value="0.0197375297546387" calcext:value-type="float">
            <text:p>0.019737529754639</text:p>
          </table:table-cell>
          <table:table-cell table:formula="of:=([.AB49]+[.AD49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49]" office:value-type="string" office:string-value="https://public-mlflow.deepset.ai/#/experiments/8/runs/d842ee75f8e84371950b9faef6966ece" calcext:value-type="string">
            <text:p>https://public-mlflow.deepset.ai/#/experiments/8/runs/d842ee75f8e84371950b9faef6966ece</text:p>
          </table:table-cell>
          <table:table-cell table:formula="of:=&quot;https://public-mlflow.deepset.ai/#/metric/Dev_f1_macro_text_classification?runs=[%22&quot; &amp; [.A4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842ee75f8e84371950b9faef6966ece%22]&amp;experiment=8&amp;plot_metric_keys=[%22Dev_f1_macro_text_classification%22,%22Dev_loss_text_classification%22,%22Train_loss_total%22]" calcext:value-type="string">
            <text:p>https://public-mlflow.deepset.ai/#/metric/Dev_f1_macro_text_classification?runs=[%22d842ee75f8e84371950b9faef6966ece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be1e099051e84d1f923de2a1162481a2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2983460906368" calcext:value-type="float">
            <text:p>0.693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2899760379586" calcext:value-type="float">
            <text:p>0.693</text:p>
          </table:table-cell>
          <table:table-cell office:value-type="float" office:value="0.678346633911133" calcext:value-type="float">
            <text:p>0.678</text:p>
          </table:table-cell>
          <table:table-cell office:value-type="float" office:value="0" calcext:value-type="float">
            <text:p>0</text:p>
          </table:table-cell>
          <table:table-cell office:value-type="float" office:value="0.00641023715337118" calcext:value-type="float">
            <text:p>0.006410237153371</text:p>
          </table:table-cell>
          <table:table-cell office:value-type="float" office:value="0.00021519660949707" calcext:value-type="float">
            <text:p>0.000215196609497</text:p>
          </table:table-cell>
          <table:table-cell office:value-type="float" office:value="0.017708961168925" calcext:value-type="float">
            <text:p>0.017708961168925</text:p>
          </table:table-cell>
          <table:table-cell table:formula="of:=([.AB50]+[.AD50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50]" office:value-type="string" office:string-value="https://public-mlflow.deepset.ai/#/experiments/8/runs/be1e099051e84d1f923de2a1162481a2" calcext:value-type="string">
            <text:p>https://public-mlflow.deepset.ai/#/experiments/8/runs/be1e099051e84d1f923de2a1162481a2</text:p>
          </table:table-cell>
          <table:table-cell table:formula="of:=&quot;https://public-mlflow.deepset.ai/#/metric/Dev_f1_macro_text_classification?runs=[%22&quot; &amp; [.A50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be1e099051e84d1f923de2a1162481a2%22]&amp;experiment=8&amp;plot_metric_keys=[%22Dev_f1_macro_text_classification%22,%22Dev_loss_text_classification%22,%22Train_loss_total%22]" calcext:value-type="string">
            <text:p>https://public-mlflow.deepset.ai/#/metric/Dev_f1_macro_text_classification?runs=[%22be1e099051e84d1f923de2a1162481a2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fd3d0ddb89e34bb5a0c1f74b32f0a17d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2587452446854" calcext:value-type="float">
            <text:p>0.693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2498610224775" calcext:value-type="float">
            <text:p>0.692</text:p>
          </table:table-cell>
          <table:table-cell office:value-type="float" office:value="0.67974317073822" calcext:value-type="float">
            <text:p>0.680</text:p>
          </table:table-cell>
          <table:table-cell office:value-type="float" office:value="0" calcext:value-type="float">
            <text:p>0</text:p>
          </table:table-cell>
          <table:table-cell office:value-type="float" office:value="0.00643843015034993" calcext:value-type="float">
            <text:p>0.00643843015035</text:p>
          </table:table-cell>
          <table:table-cell office:value-type="float" office:value="0.000202600161234538" calcext:value-type="float">
            <text:p>0.000202600161235</text:p>
          </table:table-cell>
          <table:table-cell office:value-type="float" office:value="0.0212807695070902" calcext:value-type="float">
            <text:p>0.02128076950709</text:p>
          </table:table-cell>
          <table:table-cell table:formula="of:=([.AB51]+[.AD51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51]" office:value-type="string" office:string-value="https://public-mlflow.deepset.ai/#/experiments/8/runs/fd3d0ddb89e34bb5a0c1f74b32f0a17d" calcext:value-type="string">
            <text:p>https://public-mlflow.deepset.ai/#/experiments/8/runs/fd3d0ddb89e34bb5a0c1f74b32f0a17d</text:p>
          </table:table-cell>
          <table:table-cell table:formula="of:=&quot;https://public-mlflow.deepset.ai/#/metric/Dev_f1_macro_text_classification?runs=[%22&quot; &amp; [.A51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fd3d0ddb89e34bb5a0c1f74b32f0a17d%22]&amp;experiment=8&amp;plot_metric_keys=[%22Dev_f1_macro_text_classification%22,%22Dev_loss_text_classification%22,%22Train_loss_total%22]" calcext:value-type="string">
            <text:p>https://public-mlflow.deepset.ai/#/metric/Dev_f1_macro_text_classification?runs=[%22fd3d0ddb89e34bb5a0c1f74b32f0a17d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4b81df6aa24a4569b1c18b2ae16d0f21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2785327066511" calcext:value-type="float">
            <text:p>0.693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2707953914519" calcext:value-type="float">
            <text:p>0.693</text:p>
          </table:table-cell>
          <table:table-cell office:value-type="float" office:value="0.678997039794922" calcext:value-type="float">
            <text:p>0.679</text:p>
          </table:table-cell>
          <table:table-cell office:value-type="float" office:value="0" calcext:value-type="float">
            <text:p>0</text:p>
          </table:table-cell>
          <table:table-cell office:value-type="float" office:value="0.00676887035369873" calcext:value-type="float">
            <text:p>0.006768870353699</text:p>
          </table:table-cell>
          <table:table-cell office:value-type="float" office:value="0.000243028004964193" calcext:value-type="float">
            <text:p>0.000243028004964</text:p>
          </table:table-cell>
          <table:table-cell office:value-type="float" office:value="0.0178427894910177" calcext:value-type="float">
            <text:p>0.017842789491018</text:p>
          </table:table-cell>
          <table:table-cell table:formula="of:=([.AB52]+[.AD52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52]" office:value-type="string" office:string-value="https://public-mlflow.deepset.ai/#/experiments/8/runs/4b81df6aa24a4569b1c18b2ae16d0f21" calcext:value-type="string">
            <text:p>https://public-mlflow.deepset.ai/#/experiments/8/runs/4b81df6aa24a4569b1c18b2ae16d0f21</text:p>
          </table:table-cell>
          <table:table-cell table:formula="of:=&quot;https://public-mlflow.deepset.ai/#/metric/Dev_f1_macro_text_classification?runs=[%22&quot; &amp; [.A5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4b81df6aa24a4569b1c18b2ae16d0f21%22]&amp;experiment=8&amp;plot_metric_keys=[%22Dev_f1_macro_text_classification%22,%22Dev_loss_text_classification%22,%22Train_loss_total%22]" calcext:value-type="string">
            <text:p>https://public-mlflow.deepset.ai/#/metric/Dev_f1_macro_text_classification?runs=[%224b81df6aa24a4569b1c18b2ae16d0f21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57167a452bbc40d9a9a39d4e5c6031a9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2921500878046" calcext:value-type="float">
            <text:p>0.693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2841689432821" calcext:value-type="float">
            <text:p>0.693</text:p>
          </table:table-cell>
          <table:table-cell office:value-type="float" office:value="0.678507447242737" calcext:value-type="float">
            <text:p>0.679</text:p>
          </table:table-cell>
          <table:table-cell office:value-type="float" office:value="0" calcext:value-type="float">
            <text:p>0</text:p>
          </table:table-cell>
          <table:table-cell office:value-type="float" office:value="0.00678497155507406" calcext:value-type="float">
            <text:p>0.006784971555074</text:p>
          </table:table-cell>
          <table:table-cell office:value-type="float" office:value="0.000203804175059001" calcext:value-type="float">
            <text:p>0.000203804175059</text:p>
          </table:table-cell>
          <table:table-cell office:value-type="float" office:value="0.019580070177714" calcext:value-type="float">
            <text:p>0.019580070177714</text:p>
          </table:table-cell>
          <table:table-cell table:formula="of:=([.AB53]+[.AD53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53]" office:value-type="string" office:string-value="https://public-mlflow.deepset.ai/#/experiments/8/runs/57167a452bbc40d9a9a39d4e5c6031a9" calcext:value-type="string">
            <text:p>https://public-mlflow.deepset.ai/#/experiments/8/runs/57167a452bbc40d9a9a39d4e5c6031a9</text:p>
          </table:table-cell>
          <table:table-cell table:formula="of:=&quot;https://public-mlflow.deepset.ai/#/metric/Dev_f1_macro_text_classification?runs=[%22&quot; &amp; [.A5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57167a452bbc40d9a9a39d4e5c6031a9%22]&amp;experiment=8&amp;plot_metric_keys=[%22Dev_f1_macro_text_classification%22,%22Dev_loss_text_classification%22,%22Train_loss_total%22]" calcext:value-type="string">
            <text:p>https://public-mlflow.deepset.ai/#/metric/Dev_f1_macro_text_classification?runs=[%2257167a452bbc40d9a9a39d4e5c6031a9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4445468f70984aa79ba8f9be377483dc</text:p>
          </table:table-cell>
          <table:table-cell office:value-type="string" calcext:value-type="string">
            <text:p>NoHateCoarse_config14_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-half-backup/step10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2896102098811" calcext:value-type="float">
            <text:p>0.693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2817890515891" calcext:value-type="float">
            <text:p>0.693</text:p>
          </table:table-cell>
          <table:table-cell office:value-type="float" office:value="0.678543746471405" calcext:value-type="float">
            <text:p>0.679</text:p>
          </table:table-cell>
          <table:table-cell office:value-type="float" office:value="0" calcext:value-type="float">
            <text:p>0</text:p>
          </table:table-cell>
          <table:table-cell office:value-type="float" office:value="0.00656938950220744" calcext:value-type="float">
            <text:p>0.006569389502207</text:p>
          </table:table-cell>
          <table:table-cell office:value-type="float" office:value="0.000214163462320964" calcext:value-type="float">
            <text:p>0.000214163462321</text:p>
          </table:table-cell>
          <table:table-cell office:value-type="float" office:value="0.0197734951972961" calcext:value-type="float">
            <text:p>0.019773495197296</text:p>
          </table:table-cell>
          <table:table-cell table:formula="of:=([.AB54]+[.AD54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54]" office:value-type="string" office:string-value="https://public-mlflow.deepset.ai/#/experiments/8/runs/4445468f70984aa79ba8f9be377483dc" calcext:value-type="string">
            <text:p>https://public-mlflow.deepset.ai/#/experiments/8/runs/4445468f70984aa79ba8f9be377483dc</text:p>
          </table:table-cell>
          <table:table-cell table:formula="of:=&quot;https://public-mlflow.deepset.ai/#/metric/Dev_f1_macro_text_classification?runs=[%22&quot; &amp; [.A5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4445468f70984aa79ba8f9be377483dc%22]&amp;experiment=8&amp;plot_metric_keys=[%22Dev_f1_macro_text_classification%22,%22Dev_loss_text_classification%22,%22Train_loss_total%22]" calcext:value-type="string">
            <text:p>https://public-mlflow.deepset.ai/#/metric/Dev_f1_macro_text_classification?runs=[%224445468f70984aa79ba8f9be377483dc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8fe8e5975c674019a454711095100aba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2548633421827" calcext:value-type="float">
            <text:p>0.693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2576505804575" calcext:value-type="float">
            <text:p>0.693</text:p>
          </table:table-cell>
          <table:table-cell office:value-type="float" office:value="0.678830027580261" calcext:value-type="float">
            <text:p>0.679</text:p>
          </table:table-cell>
          <table:table-cell office:value-type="float" office:value="0" calcext:value-type="float">
            <text:p>0</text:p>
          </table:table-cell>
          <table:table-cell office:value-type="float" office:value="0.00641940037409465" calcext:value-type="float">
            <text:p>0.006419400374095</text:p>
          </table:table-cell>
          <table:table-cell office:value-type="float" office:value="0.000227924187978109" calcext:value-type="float">
            <text:p>0.000227924187978</text:p>
          </table:table-cell>
          <table:table-cell office:value-type="float" office:value="0.0195439378420512" calcext:value-type="float">
            <text:p>0.019543937842051</text:p>
          </table:table-cell>
          <table:table-cell table:formula="of:=([.AB55]+[.AD55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55]" office:value-type="string" office:string-value="https://public-mlflow.deepset.ai/#/experiments/8/runs/8fe8e5975c674019a454711095100aba" calcext:value-type="string">
            <text:p>https://public-mlflow.deepset.ai/#/experiments/8/runs/8fe8e5975c674019a454711095100aba</text:p>
          </table:table-cell>
          <table:table-cell table:formula="of:=&quot;https://public-mlflow.deepset.ai/#/metric/Dev_f1_macro_text_classification?runs=[%22&quot; &amp; [.A5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8fe8e5975c674019a454711095100aba%22]&amp;experiment=8&amp;plot_metric_keys=[%22Dev_f1_macro_text_classification%22,%22Dev_loss_text_classification%22,%22Train_loss_total%22]" calcext:value-type="string">
            <text:p>https://public-mlflow.deepset.ai/#/metric/Dev_f1_macro_text_classification?runs=[%228fe8e5975c674019a454711095100aba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7b6e24a6d5614ee7967cf21dce0743ac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2670030081832" calcext:value-type="float">
            <text:p>0.693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2594798662329" calcext:value-type="float">
            <text:p>0.693</text:p>
          </table:table-cell>
          <table:table-cell office:value-type="float" office:value="0.679326772689819" calcext:value-type="float">
            <text:p>0.679</text:p>
          </table:table-cell>
          <table:table-cell office:value-type="float" office:value="0" calcext:value-type="float">
            <text:p>0</text:p>
          </table:table-cell>
          <table:table-cell office:value-type="float" office:value="0.00628387928009033" calcext:value-type="float">
            <text:p>0.00628387928009</text:p>
          </table:table-cell>
          <table:table-cell office:value-type="float" office:value="0.000226978460947673" calcext:value-type="float">
            <text:p>0.000226978460948</text:p>
          </table:table-cell>
          <table:table-cell office:value-type="float" office:value="0.0181187550226847" calcext:value-type="float">
            <text:p>0.018118755022685</text:p>
          </table:table-cell>
          <table:table-cell table:formula="of:=([.AB56]+[.AD56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56]" office:value-type="string" office:string-value="https://public-mlflow.deepset.ai/#/experiments/8/runs/7b6e24a6d5614ee7967cf21dce0743ac" calcext:value-type="string">
            <text:p>https://public-mlflow.deepset.ai/#/experiments/8/runs/7b6e24a6d5614ee7967cf21dce0743ac</text:p>
          </table:table-cell>
          <table:table-cell table:formula="of:=&quot;https://public-mlflow.deepset.ai/#/metric/Dev_f1_macro_text_classification?runs=[%22&quot; &amp; [.A5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7b6e24a6d5614ee7967cf21dce0743ac%22]&amp;experiment=8&amp;plot_metric_keys=[%22Dev_f1_macro_text_classification%22,%22Dev_loss_text_classification%22,%22Train_loss_total%22]" calcext:value-type="string">
            <text:p>https://public-mlflow.deepset.ai/#/metric/Dev_f1_macro_text_classification?runs=[%227b6e24a6d5614ee7967cf21dce0743ac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b02be2b589004319a8116f5f2884307d</text:p>
          </table:table-cell>
          <table:table-cell office:value-type="string" calcext:value-type="string">
            <text:p>NoHateCoarse_config14_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3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2776612787439" calcext:value-type="float">
            <text:p>0.693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2700518074856" calcext:value-type="float">
            <text:p>0.693</text:p>
          </table:table-cell>
          <table:table-cell office:value-type="float" office:value="0.679065108299255" calcext:value-type="float">
            <text:p>0.679</text:p>
          </table:table-cell>
          <table:table-cell office:value-type="float" office:value="0" calcext:value-type="float">
            <text:p>0</text:p>
          </table:table-cell>
          <table:table-cell office:value-type="float" office:value="0.00614453554153442" calcext:value-type="float">
            <text:p>0.006144535541534</text:p>
          </table:table-cell>
          <table:table-cell office:value-type="float" office:value="0.000224947929382324" calcext:value-type="float">
            <text:p>0.000224947929382</text:p>
          </table:table-cell>
          <table:table-cell office:value-type="float" office:value="0.017642068862915" calcext:value-type="float">
            <text:p>0.017642068862915</text:p>
          </table:table-cell>
          <table:table-cell table:formula="of:=([.AB57]+[.AD57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57]" office:value-type="string" office:string-value="https://public-mlflow.deepset.ai/#/experiments/8/runs/b02be2b589004319a8116f5f2884307d" calcext:value-type="string">
            <text:p>https://public-mlflow.deepset.ai/#/experiments/8/runs/b02be2b589004319a8116f5f2884307d</text:p>
          </table:table-cell>
          <table:table-cell table:formula="of:=&quot;https://public-mlflow.deepset.ai/#/metric/Dev_f1_macro_text_classification?runs=[%22&quot; &amp; [.A5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b02be2b589004319a8116f5f2884307d%22]&amp;experiment=8&amp;plot_metric_keys=[%22Dev_f1_macro_text_classification%22,%22Dev_loss_text_classification%22,%22Train_loss_total%22]" calcext:value-type="string">
            <text:p>https://public-mlflow.deepset.ai/#/metric/Dev_f1_macro_text_classification?runs=[%22b02be2b589004319a8116f5f2884307d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5d0c7339d684977b7184bf29fdf5ee8</text:p>
          </table:table-cell>
          <table:table-cell office:value-type="string" calcext:value-type="string">
            <text:p>NoHateCoarse_config14_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8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267813267813268" calcext:value-type="float">
            <text:p>0.268</text:p>
          </table:table-cell>
          <table:table-cell office:value-type="float" office:value="0.693817557904544" calcext:value-type="float">
            <text:p>0.694</text:p>
          </table:table-cell>
          <table:table-cell office:value-type="float" office:value="0.267716535433071" calcext:value-type="float">
            <text:p>0.268</text:p>
          </table:table-cell>
          <table:table-cell office:value-type="float" office:value="0.693772976757378" calcext:value-type="float">
            <text:p>0.694</text:p>
          </table:table-cell>
          <table:table-cell office:value-type="float" office:value="0.634167909622192" calcext:value-type="float">
            <text:p>0.634</text:p>
          </table:table-cell>
          <table:table-cell office:value-type="float" office:value="0" calcext:value-type="float">
            <text:p>0</text:p>
          </table:table-cell>
          <table:table-cell office:value-type="float" office:value="0.00670501788457235" calcext:value-type="float">
            <text:p>0.006705017884572</text:p>
          </table:table-cell>
          <table:table-cell office:value-type="float" office:value="0.000230916341145833" calcext:value-type="float">
            <text:p>0.000230916341146</text:p>
          </table:table-cell>
          <table:table-cell office:value-type="float" office:value="0.0182161966959635" calcext:value-type="float">
            <text:p>0.018216196695964</text:p>
          </table:table-cell>
          <table:table-cell table:formula="of:=([.AB58]+[.AD58])/2" office:value-type="float" office:value="0.267764901623169" calcext:value-type="float">
            <text:p>0.268</text:p>
          </table:table-cell>
          <table:table-cell table:formula="of:=&quot;https://public-mlflow.deepset.ai/#/experiments/8/runs/&quot; &amp; [.A58]" office:value-type="string" office:string-value="https://public-mlflow.deepset.ai/#/experiments/8/runs/d5d0c7339d684977b7184bf29fdf5ee8" calcext:value-type="string">
            <text:p>https://public-mlflow.deepset.ai/#/experiments/8/runs/d5d0c7339d684977b7184bf29fdf5ee8</text:p>
          </table:table-cell>
          <table:table-cell table:formula="of:=&quot;https://public-mlflow.deepset.ai/#/metric/Dev_f1_macro_text_classification?runs=[%22&quot; &amp; [.A5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5d0c7339d684977b7184bf29fdf5ee8%22]&amp;experiment=8&amp;plot_metric_keys=[%22Dev_f1_macro_text_classification%22,%22Dev_loss_text_classification%22,%22Train_loss_total%22]" calcext:value-type="string">
            <text:p>https://public-mlflow.deepset.ai/#/metric/Dev_f1_macro_text_classification?runs=[%22d5d0c7339d684977b7184bf29fdf5ee8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07d44ca3ae8f4a6ca9f1222f9d884817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267813267813268" calcext:value-type="float">
            <text:p>0.268</text:p>
          </table:table-cell>
          <table:table-cell office:value-type="float" office:value="0.69331579400389" calcext:value-type="float">
            <text:p>0.693</text:p>
          </table:table-cell>
          <table:table-cell office:value-type="float" office:value="0.267716535433071" calcext:value-type="float">
            <text:p>0.268</text:p>
          </table:table-cell>
          <table:table-cell office:value-type="float" office:value="0.69325767537599" calcext:value-type="float">
            <text:p>0.693</text:p>
          </table:table-cell>
          <table:table-cell office:value-type="float" office:value="0.682636857032776" calcext:value-type="float">
            <text:p>0.683</text:p>
          </table:table-cell>
          <table:table-cell office:value-type="float" office:value="0" calcext:value-type="float">
            <text:p>0</text:p>
          </table:table-cell>
          <table:table-cell office:value-type="float" office:value="0.00660065809885661" calcext:value-type="float">
            <text:p>0.006600658098857</text:p>
          </table:table-cell>
          <table:table-cell office:value-type="float" office:value="0.000215065479278564" calcext:value-type="float">
            <text:p>0.000215065479279</text:p>
          </table:table-cell>
          <table:table-cell office:value-type="float" office:value="0.0182155132293701" calcext:value-type="float">
            <text:p>0.01821551322937</text:p>
          </table:table-cell>
          <table:table-cell table:formula="of:=([.AB59]+[.AD59])/2" office:value-type="float" office:value="0.267764901623169" calcext:value-type="float">
            <text:p>0.268</text:p>
          </table:table-cell>
          <table:table-cell table:formula="of:=&quot;https://public-mlflow.deepset.ai/#/experiments/8/runs/&quot; &amp; [.A59]" office:value-type="string" office:string-value="https://public-mlflow.deepset.ai/#/experiments/8/runs/07d44ca3ae8f4a6ca9f1222f9d884817" calcext:value-type="string">
            <text:p>https://public-mlflow.deepset.ai/#/experiments/8/runs/07d44ca3ae8f4a6ca9f1222f9d884817</text:p>
          </table:table-cell>
          <table:table-cell table:formula="of:=&quot;https://public-mlflow.deepset.ai/#/metric/Dev_f1_macro_text_classification?runs=[%22&quot; &amp; [.A5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07d44ca3ae8f4a6ca9f1222f9d884817%22]&amp;experiment=8&amp;plot_metric_keys=[%22Dev_f1_macro_text_classification%22,%22Dev_loss_text_classification%22,%22Train_loss_total%22]" calcext:value-type="string">
            <text:p>https://public-mlflow.deepset.ai/#/metric/Dev_f1_macro_text_classification?runs=[%2207d44ca3ae8f4a6ca9f1222f9d884817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b85146a789164135ba2a8d880ef462e4</text:p>
          </table:table-cell>
          <table:table-cell office:value-type="string" calcext:value-type="string">
            <text:p>NoHateCoarse_config14_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267813267813268" calcext:value-type="float">
            <text:p>0.268</text:p>
          </table:table-cell>
          <table:table-cell office:value-type="float" office:value="0.693959418559234" calcext:value-type="float">
            <text:p>0.694</text:p>
          </table:table-cell>
          <table:table-cell office:value-type="float" office:value="0.267716535433071" calcext:value-type="float">
            <text:p>0.268</text:p>
          </table:table-cell>
          <table:table-cell office:value-type="float" office:value="0.693906017529067" calcext:value-type="float">
            <text:p>0.694</text:p>
          </table:table-cell>
          <table:table-cell office:value-type="float" office:value="0.634983956813812" calcext:value-type="float">
            <text:p>0.635</text:p>
          </table:table-cell>
          <table:table-cell office:value-type="float" office:value="0" calcext:value-type="float">
            <text:p>0</text:p>
          </table:table-cell>
          <table:table-cell office:value-type="float" office:value="0.0064315915107727" calcext:value-type="float">
            <text:p>0.006431591510773</text:p>
          </table:table-cell>
          <table:table-cell office:value-type="float" office:value="0.000221621990203857" calcext:value-type="float">
            <text:p>0.000221621990204</text:p>
          </table:table-cell>
          <table:table-cell office:value-type="float" office:value="0.0181426008542379" calcext:value-type="float">
            <text:p>0.018142600854238</text:p>
          </table:table-cell>
          <table:table-cell table:formula="of:=([.AB60]+[.AD60])/2" office:value-type="float" office:value="0.267764901623169" calcext:value-type="float">
            <text:p>0.268</text:p>
          </table:table-cell>
          <table:table-cell table:formula="of:=&quot;https://public-mlflow.deepset.ai/#/experiments/8/runs/&quot; &amp; [.A60]" office:value-type="string" office:string-value="https://public-mlflow.deepset.ai/#/experiments/8/runs/b85146a789164135ba2a8d880ef462e4" calcext:value-type="string">
            <text:p>https://public-mlflow.deepset.ai/#/experiments/8/runs/b85146a789164135ba2a8d880ef462e4</text:p>
          </table:table-cell>
          <table:table-cell table:formula="of:=&quot;https://public-mlflow.deepset.ai/#/metric/Dev_f1_macro_text_classification?runs=[%22&quot; &amp; [.A60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b85146a789164135ba2a8d880ef462e4%22]&amp;experiment=8&amp;plot_metric_keys=[%22Dev_f1_macro_text_classification%22,%22Dev_loss_text_classification%22,%22Train_loss_total%22]" calcext:value-type="string">
            <text:p>https://public-mlflow.deepset.ai/#/metric/Dev_f1_macro_text_classification?runs=[%22b85146a789164135ba2a8d880ef462e4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16a8784b155c43e4b5ef4c9ae6f8eef3</text:p>
          </table:table-cell>
          <table:table-cell office:value-type="string" calcext:value-type="string">
            <text:p>NoHateCoarse_config14_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-half-backup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267813267813268" calcext:value-type="float">
            <text:p>0.268</text:p>
          </table:table-cell>
          <table:table-cell office:value-type="float" office:value="0.693127136102459" calcext:value-type="float">
            <text:p>0.693</text:p>
          </table:table-cell>
          <table:table-cell office:value-type="float" office:value="0.267716535433071" calcext:value-type="float">
            <text:p>0.268</text:p>
          </table:table-cell>
          <table:table-cell office:value-type="float" office:value="0.693065256200811" calcext:value-type="float">
            <text:p>0.693</text:p>
          </table:table-cell>
          <table:table-cell office:value-type="float" office:value="0.682035088539124" calcext:value-type="float">
            <text:p>0.682</text:p>
          </table:table-cell>
          <table:table-cell office:value-type="float" office:value="0" calcext:value-type="float">
            <text:p>0</text:p>
          </table:table-cell>
          <table:table-cell office:value-type="float" office:value="0.00640022357304891" calcext:value-type="float">
            <text:p>0.006400223573049</text:p>
          </table:table-cell>
          <table:table-cell office:value-type="float" office:value="0.000225830078125" calcext:value-type="float">
            <text:p>0.000225830078125</text:p>
          </table:table-cell>
          <table:table-cell office:value-type="float" office:value="0.0179471453030904" calcext:value-type="float">
            <text:p>0.01794714530309</text:p>
          </table:table-cell>
          <table:table-cell table:formula="of:=([.AB61]+[.AD61])/2" office:value-type="float" office:value="0.267764901623169" calcext:value-type="float">
            <text:p>0.268</text:p>
          </table:table-cell>
          <table:table-cell table:formula="of:=&quot;https://public-mlflow.deepset.ai/#/experiments/8/runs/&quot; &amp; [.A61]" office:value-type="string" office:string-value="https://public-mlflow.deepset.ai/#/experiments/8/runs/16a8784b155c43e4b5ef4c9ae6f8eef3" calcext:value-type="string">
            <text:p>https://public-mlflow.deepset.ai/#/experiments/8/runs/16a8784b155c43e4b5ef4c9ae6f8eef3</text:p>
          </table:table-cell>
          <table:table-cell table:formula="of:=&quot;https://public-mlflow.deepset.ai/#/metric/Dev_f1_macro_text_classification?runs=[%22&quot; &amp; [.A61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16a8784b155c43e4b5ef4c9ae6f8eef3%22]&amp;experiment=8&amp;plot_metric_keys=[%22Dev_f1_macro_text_classification%22,%22Dev_loss_text_classification%22,%22Train_loss_total%22]" calcext:value-type="string">
            <text:p>https://public-mlflow.deepset.ai/#/metric/Dev_f1_macro_text_classification?runs=[%2216a8784b155c43e4b5ef4c9ae6f8eef3%22]&amp;experiment=8&amp;plot_metric_keys=[%22Dev_f1_macro_text_classification%22,%22Dev_loss_text_classification%22,%22Train_loss_total%22]</text:p>
          </table:table-cell>
        </table:table-row>
      </table:table>
      <table:table table:name="germeval-merged_2" table:style-name="ta1">
        <table:table-column table:style-name="co1" table:default-cell-style-name="Default"/>
        <table:table-column table:style-name="co6" table:default-cell-style-name="Default"/>
        <table:table-column table:style-name="co1" table:visibility="collapse" table:default-cell-style-name="Default"/>
        <table:table-column table:style-name="co7" table:visibility="collapse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4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visibility="collapse" table:default-cell-style-name="ce1"/>
        <table:table-column table:style-name="co1" table:default-cell-style-name="Default"/>
        <table:table-column table:style-name="co1" table:visibility="collapse" table:number-columns-repeated="3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4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4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Run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 Type</text:p>
          </table:table-cell>
          <table:table-cell office:value-type="string" calcext:value-type="string">
            <text:p>Source Nam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ave_seq_len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clipped</text:p>
          </table:table-cell>
          <table:table-cell office:value-type="string" calcext:value-type="string">
            <text:p>dev_spli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epochs</text:p>
          </table:table-cell>
          <table:table-cell table:style-name="Default" office:value-type="string" calcext:value-type="string">
            <text:p>fp16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lm_name</text:p>
          </table:table-cell>
          <table:table-cell office:value-type="string" calcext:value-type="string">
            <text:p>lm_output_types</text:p>
          </table:table-cell>
          <table:table-cell office:value-type="string" calcext:value-type="string">
            <text:p>lm_type</text:p>
          </table:table-cell>
          <table:table-cell office:value-type="string" calcext:value-type="string">
            <text:p>max_seq_len</text:p>
          </table:table-cell>
          <table:table-cell office:value-type="string" calcext:value-type="string">
            <text:p>n_gpu</text:p>
          </table:table-cell>
          <table:table-cell office:value-type="string" calcext:value-type="string">
            <text:p>n_samples_dev</text:p>
          </table:table-cell>
          <table:table-cell office:value-type="string" calcext:value-type="string">
            <text:p>n_samples_test</text:p>
          </table:table-cell>
          <table:table-cell office:value-type="string" calcext:value-type="string">
            <text:p>n_samples_train</text:p>
          </table:table-cell>
          <table:table-cell office:value-type="string" calcext:value-type="string">
            <text:p>num_train_optimization_steps</text:p>
          </table:table-cell>
          <table:table-cell office:value-type="string" calcext:value-type="string">
            <text:p>prediction_heads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tokenizer</text:p>
          </table:table-cell>
          <table:table-cell office:value-type="string" calcext:value-type="string">
            <text:p>warmup_proportion</text:p>
          </table:table-cell>
          <table:table-cell office:value-type="string" calcext:value-type="string">
            <text:p>Dev_f1_macro_text_classification</text:p>
          </table:table-cell>
          <table:table-cell office:value-type="string" calcext:value-type="string">
            <text:p>Dev_loss_text_classification</text:p>
          </table:table-cell>
          <table:table-cell office:value-type="string" calcext:value-type="string">
            <text:p>Test_f1_macro_text_classification</text:p>
          </table:table-cell>
          <table:table-cell office:value-type="string" calcext:value-type="string">
            <text:p>Test_loss_lm</text:p>
          </table:table-cell>
          <table:table-cell office:value-type="string" calcext:value-type="string">
            <text:p>Test_loss_nextsentence</text:p>
          </table:table-cell>
          <table:table-cell office:value-type="string" calcext:value-type="string">
            <text:p>Train_loss_total</text:p>
          </table:table-cell>
        </table:table-row>
        <table:table-row table:style-name="ro2">
          <table:table-cell office:value-type="string" calcext:value-type="string">
            <text:p>8092b0e58ccc4b1f934b7de0927ca13a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1049358117875" calcext:value-type="float">
            <text:p>0.81049358117875</text:p>
          </table:table-cell>
          <table:table-cell office:value-type="float" office:value="0.733928419195936" calcext:value-type="float">
            <text:p>0.733928419195936</text:p>
          </table:table-cell>
          <table:table-cell table:number-columns-repeated="3"/>
          <table:table-cell office:value-type="float" office:value="0.00464253174141049" calcext:value-type="float">
            <text:p>0.00464253174141</text:p>
          </table:table-cell>
        </table:table-row>
        <table:table-row table:style-name="ro2">
          <table:table-cell office:value-type="string" calcext:value-type="string">
            <text:p>80197f1a64524307a43fedfc383a5062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9596482964358" calcext:value-type="float">
            <text:p>0.809596482964358</text:p>
          </table:table-cell>
          <table:table-cell office:value-type="float" office:value="1.03992282896111" calcext:value-type="float">
            <text:p>1.03992282896111</text:p>
          </table:table-cell>
          <table:table-cell table:number-columns-repeated="3"/>
          <table:table-cell office:value-type="float" office:value="0.00331017654389143" calcext:value-type="float">
            <text:p>0.003310176543891</text:p>
          </table:table-cell>
        </table:table-row>
        <table:table-row table:style-name="ro2">
          <table:table-cell office:value-type="string" calcext:value-type="string">
            <text:p>10d3c029599b4acda1dcfd150524cbe2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9285238866316" calcext:value-type="float">
            <text:p>0.809285238866316</text:p>
          </table:table-cell>
          <table:table-cell office:value-type="float" office:value="0.662145520680403" calcext:value-type="float">
            <text:p>0.662145520680403</text:p>
          </table:table-cell>
          <table:table-cell table:number-columns-repeated="3"/>
          <table:table-cell office:value-type="float" office:value="0.0019087732071057" calcext:value-type="float">
            <text:p>0.001908773207106</text:p>
          </table:table-cell>
        </table:table-row>
        <table:table-row table:style-name="ro2">
          <table:table-cell office:value-type="string" calcext:value-type="string">
            <text:p>b5352cdaa9c34133b290a889e2d8614b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4951329511751" calcext:value-type="float">
            <text:p>0.804951329511751</text:p>
          </table:table-cell>
          <table:table-cell office:value-type="float" office:value="1.00326095694192" calcext:value-type="float">
            <text:p>1.00326095694192</text:p>
          </table:table-cell>
          <table:table-cell table:number-columns-repeated="3"/>
          <table:table-cell office:value-type="float" office:value="0.0000767587625887245" calcext:value-type="float">
            <text:p>7.67587625887245E-05</text:p>
          </table:table-cell>
        </table:table-row>
        <table:table-row table:style-name="ro2">
          <table:table-cell office:value-type="string" calcext:value-type="string">
            <text:p>ce099dafb9664859b27d579c9b545796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462051150624" calcext:value-type="float">
            <text:p>0.80462051150624</text:p>
          </table:table-cell>
          <table:table-cell office:value-type="float" office:value="0.821467103323173" calcext:value-type="float">
            <text:p>0.821467103323173</text:p>
          </table:table-cell>
          <table:table-cell table:number-columns-repeated="3"/>
          <table:table-cell office:value-type="float" office:value="0.00253385910764337" calcext:value-type="float">
            <text:p>0.002533859107643</text:p>
          </table:table-cell>
        </table:table-row>
        <table:table-row table:style-name="ro2">
          <table:table-cell office:value-type="string" calcext:value-type="string">
            <text:p>65c63f5009b84d7f84a92f23342ad7c9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4579329950349" calcext:value-type="float">
            <text:p>0.804579329950349</text:p>
          </table:table-cell>
          <table:table-cell office:value-type="float" office:value="0.677667121697366" calcext:value-type="float">
            <text:p>0.677667121697366</text:p>
          </table:table-cell>
          <table:table-cell table:number-columns-repeated="3"/>
          <table:table-cell office:value-type="float" office:value="0.00363488122820854" calcext:value-type="float">
            <text:p>0.003634881228209</text:p>
          </table:table-cell>
        </table:table-row>
        <table:table-row table:style-name="ro2">
          <table:table-cell office:value-type="string" calcext:value-type="string">
            <text:p>735976e496134470b32cd9304c29d6e7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1746609771021" calcext:value-type="float">
            <text:p>0.801746609771021</text:p>
          </table:table-cell>
          <table:table-cell office:value-type="float" office:value="0.780870564648362" calcext:value-type="float">
            <text:p>0.780870564648362</text:p>
          </table:table-cell>
          <table:table-cell table:number-columns-repeated="3"/>
          <table:table-cell office:value-type="float" office:value="0.00715389661490917" calcext:value-type="float">
            <text:p>0.007153896614909</text:p>
          </table:table-cell>
        </table:table-row>
        <table:table-row table:style-name="ro2">
          <table:table-cell office:value-type="string" calcext:value-type="string">
            <text:p>6922a4f0c3a241efb491839b4bf4d57d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0875218293769" calcext:value-type="float">
            <text:p>0.800875218293769</text:p>
          </table:table-cell>
          <table:table-cell office:value-type="float" office:value="0.869040921365349" calcext:value-type="float">
            <text:p>0.869040921365349</text:p>
          </table:table-cell>
          <table:table-cell table:number-columns-repeated="3"/>
          <table:table-cell office:value-type="float" office:value="0.00360173243097961" calcext:value-type="float">
            <text:p>0.00360173243098</text:p>
          </table:table-cell>
        </table:table-row>
        <table:table-row table:style-name="ro2">
          <table:table-cell office:value-type="string" calcext:value-type="string">
            <text:p>8c6471a31b154c9197443823480dd8d8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978343582051" calcext:value-type="float">
            <text:p>0.79978343582051</text:p>
          </table:table-cell>
          <table:table-cell office:value-type="float" office:value="0.936234762120024" calcext:value-type="float">
            <text:p>0.936234762120024</text:p>
          </table:table-cell>
          <table:table-cell table:number-columns-repeated="3"/>
          <table:table-cell office:value-type="float" office:value="0.00107609492260963" calcext:value-type="float">
            <text:p>0.00107609492261</text:p>
          </table:table-cell>
        </table:table-row>
        <table:table-row table:style-name="ro2">
          <table:table-cell office:value-type="string" calcext:value-type="string">
            <text:p>07fc442c846d47d6a4d5fe2883cc5278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9048034162118" calcext:value-type="float">
            <text:p>0.799048034162118</text:p>
          </table:table-cell>
          <table:table-cell office:value-type="float" office:value="0.887881859927602" calcext:value-type="float">
            <text:p>0.887881859927602</text:p>
          </table:table-cell>
          <table:table-cell table:number-columns-repeated="3"/>
          <table:table-cell office:value-type="float" office:value="0.000209915393497795" calcext:value-type="float">
            <text:p>0.000209915393498</text:p>
          </table:table-cell>
        </table:table-row>
        <table:table-row table:style-name="ro2">
          <table:table-cell office:value-type="string" calcext:value-type="string">
            <text:p>74d4a39bdc9240adbf01e7b8603877e0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8093472792268" calcext:value-type="float">
            <text:p>0.798093472792268</text:p>
          </table:table-cell>
          <table:table-cell office:value-type="float" office:value="0.715869087804397" calcext:value-type="float">
            <text:p>0.715869087804397</text:p>
          </table:table-cell>
          <table:table-cell table:number-columns-repeated="3"/>
          <table:table-cell office:value-type="float" office:value="0.00700698280707002" calcext:value-type="float">
            <text:p>0.00700698280707</text:p>
          </table:table-cell>
        </table:table-row>
        <table:table-row table:style-name="ro2">
          <table:table-cell office:value-type="string" calcext:value-type="string">
            <text:p>cae6cbcee0634ccbb0dc7a0c76893d34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2296141869529" calcext:value-type="float">
            <text:p>0.782296141869529</text:p>
          </table:table-cell>
          <table:table-cell office:value-type="float" office:value="0.848180044468588" calcext:value-type="float">
            <text:p>0.848180044468588</text:p>
          </table:table-cell>
          <table:table-cell table:number-columns-repeated="3"/>
          <table:table-cell office:value-type="float" office:value="0.000694318965543061" calcext:value-type="float">
            <text:p>0.000694318965543</text:p>
          </table:table-cell>
        </table:table-row>
        <table:table-row table:style-name="ro2" table:number-rows-repeated="2">
          <table:table-cell table:number-columns-repeated="12"/>
          <table:table-cell table:style-name="Default"/>
          <table:table-cell table:number-columns-repeated="20"/>
        </table:table-row>
        <table:table-row table:style-name="ro2">
          <table:table-cell office:value-type="string" calcext:value-type="string">
            <text:p>Run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 Type</text:p>
          </table:table-cell>
          <table:table-cell office:value-type="string" calcext:value-type="string">
            <text:p>Source Nam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ave_seq_len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clipped</text:p>
          </table:table-cell>
          <table:table-cell office:value-type="string" calcext:value-type="string">
            <text:p>dev_spli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epochs</text:p>
          </table:table-cell>
          <table:table-cell table:style-name="Default" office:value-type="string" calcext:value-type="string">
            <text:p>fp16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lm_name</text:p>
          </table:table-cell>
          <table:table-cell office:value-type="string" calcext:value-type="string">
            <text:p>lm_output_types</text:p>
          </table:table-cell>
          <table:table-cell office:value-type="string" calcext:value-type="string">
            <text:p>lm_type</text:p>
          </table:table-cell>
          <table:table-cell office:value-type="string" calcext:value-type="string">
            <text:p>max_seq_len</text:p>
          </table:table-cell>
          <table:table-cell office:value-type="string" calcext:value-type="string">
            <text:p>n_gpu</text:p>
          </table:table-cell>
          <table:table-cell office:value-type="string" calcext:value-type="string">
            <text:p>n_samples_dev</text:p>
          </table:table-cell>
          <table:table-cell office:value-type="string" calcext:value-type="string">
            <text:p>n_samples_test</text:p>
          </table:table-cell>
          <table:table-cell office:value-type="string" calcext:value-type="string">
            <text:p>n_samples_train</text:p>
          </table:table-cell>
          <table:table-cell office:value-type="string" calcext:value-type="string">
            <text:p>num_train_optimization_steps</text:p>
          </table:table-cell>
          <table:table-cell office:value-type="string" calcext:value-type="string">
            <text:p>prediction_heads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tokenizer</text:p>
          </table:table-cell>
          <table:table-cell office:value-type="string" calcext:value-type="string">
            <text:p>warmup_proportion</text:p>
          </table:table-cell>
          <table:table-cell office:value-type="string" calcext:value-type="string">
            <text:p>Dev_f1_macro_text_classification</text:p>
          </table:table-cell>
          <table:table-cell office:value-type="string" calcext:value-type="string">
            <text:p>Dev_loss_text_classification</text:p>
          </table:table-cell>
          <table:table-cell office:value-type="string" calcext:value-type="string">
            <text:p>Test_f1_macro_text_classification</text:p>
          </table:table-cell>
          <table:table-cell office:value-type="string" calcext:value-type="string">
            <text:p>Test_loss_text_classification</text:p>
          </table:table-cell>
          <table:table-cell office:value-type="string" calcext:value-type="string">
            <text:p>Train_loss_total</text:p>
          </table:table-cell>
          <table:table-cell/>
        </table:table-row>
        <table:table-row table:style-name="ro2">
          <table:table-cell office:value-type="string" calcext:value-type="string">
            <text:p>8d69143f9a3d4354bd3b32ffefe958cb</text:p>
          </table:table-cell>
          <table:table-cell office:value-type="string" calcext:value-type="string">
            <text:p>nohate grid search with germeval-merged best mode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-merg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6" office:value-type="float" office:value="0.650097847358121" calcext:value-type="float">
            <text:p>0.650097847358121</text:p>
          </table:table-cell>
          <table:table-cell office:value-type="float" office:value="0.955058006632248" calcext:value-type="float">
            <text:p>0.955058006632248</text:p>
          </table:table-cell>
          <table:table-cell office:value-type="float" office:value="0.568004459308807" calcext:value-type="float">
            <text:p>0.568004459308807</text:p>
          </table:table-cell>
          <table:table-cell office:value-type="float" office:value="1.09429836273193" calcext:value-type="float">
            <text:p>1.09429836273193</text:p>
          </table:table-cell>
          <table:table-cell office:value-type="float" office:value="0.0350213795900345" calcext:value-type="float">
            <text:p>0.035021379590035</text:p>
          </table:table-cell>
          <table:table-cell/>
        </table:table-row>
        <table:table-row table:style-name="ro2">
          <table:table-cell office:value-type="string" calcext:value-type="string">
            <text:p>e4b177c29c684679a8139a33fb2838f9</text:p>
          </table:table-cell>
          <table:table-cell office:value-type="string" calcext:value-type="string">
            <text:p>nohate grid search with germeval-merged best mode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-merg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0430714187423" calcext:value-type="float">
            <text:p>0.610430714187423</text:p>
          </table:table-cell>
          <table:table-cell office:value-type="float" office:value="0.892040319890784" calcext:value-type="float">
            <text:p>0.892040319890784</text:p>
          </table:table-cell>
          <table:table-cell office:value-type="float" office:value="0.553448340945982" calcext:value-type="float">
            <text:p>0.553448340945982</text:p>
          </table:table-cell>
          <table:table-cell office:value-type="float" office:value="0.955521755321051" calcext:value-type="float">
            <text:p>0.955521755321051</text:p>
          </table:table-cell>
          <table:table-cell office:value-type="float" office:value="0.383851140737534" calcext:value-type="float">
            <text:p>0.383851140737534</text:p>
          </table:table-cell>
          <table:table-cell/>
        </table:table-row>
        <table:table-row table:style-name="ro2">
          <table:table-cell office:value-type="string" calcext:value-type="string">
            <text:p>cec0000057c64afab192eb10bd859af3</text:p>
          </table:table-cell>
          <table:table-cell office:value-type="string" calcext:value-type="string">
            <text:p>nohate grid search with germeval-merged best mode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-merg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02960769800148" calcext:value-type="float">
            <text:p>0.602960769800148</text:p>
          </table:table-cell>
          <table:table-cell office:value-type="float" office:value="1.13981534010612" calcext:value-type="float">
            <text:p>1.13981534010612</text:p>
          </table:table-cell>
          <table:table-cell table:style-name="ce6" office:value-type="float" office:value="0.636079045196635" calcext:value-type="float">
            <text:p>0.636079045196635</text:p>
          </table:table-cell>
          <table:table-cell office:value-type="float" office:value="0.96500136070354" calcext:value-type="float">
            <text:p>0.96500136070354</text:p>
          </table:table-cell>
          <table:table-cell office:value-type="float" office:value="0.143263325095177" calcext:value-type="float">
            <text:p>0.143263325095177</text:p>
          </table:table-cell>
          <table:table-cell/>
        </table:table-row>
        <table:table-row table:style-name="ro2">
          <table:table-cell office:value-type="string" calcext:value-type="string">
            <text:p>8596e7df99604ab2badd89501714bf30</text:p>
          </table:table-cell>
          <table:table-cell office:value-type="string" calcext:value-type="string">
            <text:p>nohate grid search with germeval-merged best mode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-merg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93636363636364" calcext:value-type="float">
            <text:p>0.593636363636364</text:p>
          </table:table-cell>
          <table:table-cell office:value-type="float" office:value="1.21016622069698" calcext:value-type="float">
            <text:p>1.21016622069698</text:p>
          </table:table-cell>
          <table:table-cell office:value-type="float" office:value="0.607476176843483" calcext:value-type="float">
            <text:p>0.607476176843483</text:p>
          </table:table-cell>
          <table:table-cell office:value-type="float" office:value="1.06236627024989" calcext:value-type="float">
            <text:p>1.06236627024989</text:p>
          </table:table-cell>
          <table:table-cell office:value-type="float" office:value="0.0839305222034454" calcext:value-type="float">
            <text:p>0.083930522203445</text:p>
          </table:table-cell>
          <table:table-cell/>
        </table:table-row>
        <table:table-row table:style-name="ro2">
          <table:table-cell office:value-type="string" calcext:value-type="string">
            <text:p>a5a9da0c84d341a8b9dd9ee7b8fe44b4</text:p>
          </table:table-cell>
          <table:table-cell office:value-type="string" calcext:value-type="string">
            <text:p>nohate grid search with germeval-merged best mode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-merg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51135622368499" calcext:value-type="float">
            <text:p>0.551135622368499</text:p>
          </table:table-cell>
          <table:table-cell office:value-type="float" office:value="0.681481338987414" calcext:value-type="float">
            <text:p>0.681481338987414</text:p>
          </table:table-cell>
          <table:table-cell office:value-type="float" office:value="0.574055364720146" calcext:value-type="float">
            <text:p>0.574055364720146</text:p>
          </table:table-cell>
          <table:table-cell office:value-type="float" office:value="0.681261523436475" calcext:value-type="float">
            <text:p>0.681261523436475</text:p>
          </table:table-cell>
          <table:table-cell office:value-type="float" office:value="0.767956912517548" calcext:value-type="float">
            <text:p>0.767956912517548</text:p>
          </table:table-cell>
          <table:table-cell/>
        </table:table-row>
        <table:table-row table:style-name="ro2">
          <table:table-cell office:value-type="string" calcext:value-type="string">
            <text:p>5b9fdbb851b945c2a006938e5edf3b70</text:p>
          </table:table-cell>
          <table:table-cell office:value-type="string" calcext:value-type="string">
            <text:p>nohate grid search with germeval-merged best mode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-merg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9663787498839" calcext:value-type="float">
            <text:p>0.39663787498839</text:p>
          </table:table-cell>
          <table:table-cell office:value-type="float" office:value="0.698951034737913" calcext:value-type="float">
            <text:p>0.698951034737913</text:p>
          </table:table-cell>
          <table:table-cell office:value-type="float" office:value="0.388157894736842" calcext:value-type="float">
            <text:p>0.388157894736842</text:p>
          </table:table-cell>
          <table:table-cell office:value-type="float" office:value="0.692323866710868" calcext:value-type="float">
            <text:p>0.692323866710868</text:p>
          </table:table-cell>
          <table:table-cell office:value-type="float" office:value="0.678293704986572" calcext:value-type="float">
            <text:p>0.678293704986572</text:p>
          </table:table-cell>
          <table:table-cell/>
        </table:table-row>
        <table:table-row table:style-name="ro2">
          <table:table-cell office:value-type="string" calcext:value-type="string">
            <text:p>424d1b5a83ed48d8bf62a2a4de470217</text:p>
          </table:table-cell>
          <table:table-cell office:value-type="string" calcext:value-type="string">
            <text:p>nohate grid search with germeval-merged best mode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-merg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090349075975</text:p>
          </table:table-cell>
          <table:table-cell office:value-type="float" office:value="0.693321733666746" calcext:value-type="float">
            <text:p>0.693321733666746</text:p>
          </table:table-cell>
          <table:table-cell office:value-type="float" office:value="0.388157894736842" calcext:value-type="float">
            <text:p>0.388157894736842</text:p>
          </table:table-cell>
          <table:table-cell office:value-type="float" office:value="0.69323585110326" calcext:value-type="float">
            <text:p>0.69323585110326</text:p>
          </table:table-cell>
          <table:table-cell office:value-type="float" office:value="0.67785906791687" calcext:value-type="float">
            <text:p>0.67785906791687</text:p>
          </table:table-cell>
          <table:table-cell/>
        </table:table-row>
        <table:table-row table:style-name="ro2">
          <table:table-cell office:value-type="string" calcext:value-type="string">
            <text:p>70fbcd5174c94a1799a04f2d61dbc0f7</text:p>
          </table:table-cell>
          <table:table-cell office:value-type="string" calcext:value-type="string">
            <text:p>nohate grid search with germeval-merged best mode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-merg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090349075975</text:p>
          </table:table-cell>
          <table:table-cell office:value-type="float" office:value="0.69303908124066" calcext:value-type="float">
            <text:p>0.69303908124066</text:p>
          </table:table-cell>
          <table:table-cell office:value-type="float" office:value="0.388157894736842" calcext:value-type="float">
            <text:p>0.388157894736842</text:p>
          </table:table-cell>
          <table:table-cell office:value-type="float" office:value="0.692955698377343" calcext:value-type="float">
            <text:p>0.692955698377343</text:p>
          </table:table-cell>
          <table:table-cell office:value-type="float" office:value="0.678268432617188" calcext:value-type="float">
            <text:p>0.678268432617188</text:p>
          </table:table-cell>
          <table:table-cell/>
        </table:table-row>
        <table:table-row table:style-name="ro2">
          <table:table-cell office:value-type="string" calcext:value-type="string">
            <text:p>325f4aaff9824ccda68ebbca5a36671e</text:p>
          </table:table-cell>
          <table:table-cell office:value-type="string" calcext:value-type="string">
            <text:p>nohate grid search with germeval-merged best mode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-merg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090349075975</text:p>
          </table:table-cell>
          <table:table-cell office:value-type="float" office:value="0.693365095445774" calcext:value-type="float">
            <text:p>0.693365095445774</text:p>
          </table:table-cell>
          <table:table-cell office:value-type="float" office:value="0.388157894736842" calcext:value-type="float">
            <text:p>0.388157894736842</text:p>
          </table:table-cell>
          <table:table-cell office:value-type="float" office:value="0.693277602554649" calcext:value-type="float">
            <text:p>0.693277602554649</text:p>
          </table:table-cell>
          <table:table-cell office:value-type="float" office:value="0.677818298339844" calcext:value-type="float">
            <text:p>0.677818298339844</text:p>
          </table:table-cell>
          <table:table-cell/>
        </table:table-row>
        <table:table-row table:style-name="ro2">
          <table:table-cell office:value-type="string" calcext:value-type="string">
            <text:p>8d92ed24cfee4562830dcc25b6292235</text:p>
          </table:table-cell>
          <table:table-cell office:value-type="string" calcext:value-type="string">
            <text:p>nohate grid search with germeval-merged best mode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-merg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090349075975</text:p>
          </table:table-cell>
          <table:table-cell office:value-type="float" office:value="0.69273414067774" calcext:value-type="float">
            <text:p>0.69273414067774</text:p>
          </table:table-cell>
          <table:table-cell office:value-type="float" office:value="0.388157894736842" calcext:value-type="float">
            <text:p>0.388157894736842</text:p>
          </table:table-cell>
          <table:table-cell office:value-type="float" office:value="0.692655157017452" calcext:value-type="float">
            <text:p>0.692655157017452</text:p>
          </table:table-cell>
          <table:table-cell office:value-type="float" office:value="0.679227828979492" calcext:value-type="float">
            <text:p>0.679227828979492</text:p>
          </table:table-cell>
          <table:table-cell/>
        </table:table-row>
        <table:table-row table:style-name="ro2">
          <table:table-cell office:value-type="string" calcext:value-type="string">
            <text:p>30adf076a824435ba0d39eac35864ca9</text:p>
          </table:table-cell>
          <table:table-cell office:value-type="string" calcext:value-type="string">
            <text:p>nohate grid search with germeval-merged best mode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-merg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267813267813268" calcext:value-type="float">
            <text:p>0.267813267813268</text:p>
          </table:table-cell>
          <table:table-cell office:value-type="float" office:value="0.692807596001849" calcext:value-type="float">
            <text:p>0.692807596001849</text:p>
          </table:table-cell>
          <table:table-cell office:value-type="float" office:value="0.267716535433071" calcext:value-type="float">
            <text:p>0.267716535433071</text:p>
          </table:table-cell>
          <table:table-cell office:value-type="float" office:value="0.692739963531494" calcext:value-type="float">
            <text:p>0.692739963531494</text:p>
          </table:table-cell>
          <table:table-cell office:value-type="float" office:value="0.680613934993744" calcext:value-type="float">
            <text:p>0.680613934993744</text:p>
          </table:table-cell>
          <table:table-cell/>
        </table:table-row>
        <table:table-row table:style-name="ro2">
          <table:table-cell office:value-type="string" calcext:value-type="string">
            <text:p>b9db42301b074565aebb0f54e7d57476</text:p>
          </table:table-cell>
          <table:table-cell office:value-type="string" calcext:value-type="string">
            <text:p>nohate grid search with germeval-merged best mode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-merg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267813267813268" calcext:value-type="float">
            <text:p>0.267813267813268</text:p>
          </table:table-cell>
          <table:table-cell office:value-type="float" office:value="0.693800646186675" calcext:value-type="float">
            <text:p>0.693800646186675</text:p>
          </table:table-cell>
          <table:table-cell office:value-type="float" office:value="0.267716535433071" calcext:value-type="float">
            <text:p>0.267716535433071</text:p>
          </table:table-cell>
          <table:table-cell office:value-type="float" office:value="0.693737980499062" calcext:value-type="float">
            <text:p>0.693737980499062</text:p>
          </table:table-cell>
          <table:table-cell office:value-type="float" office:value="0.633591949939728" calcext:value-type="float">
            <text:p>0.633591949939728</text:p>
          </table:table-cell>
          <table:table-cell/>
        </table:table-row>
        <table:table-row table:style-name="ro2">
          <table:table-cell table:number-columns-repeated="12"/>
          <table:table-cell table:style-name="Default"/>
          <table:table-cell table:number-columns-repeated="20"/>
        </table:table-row>
        <table:table-row table:style-name="ro2">
          <table:table-cell table:number-columns-repeated="12"/>
          <table:table-cell table:style-name="Default"/>
          <table:table-cell table:number-columns-repeated="10"/>
          <table:table-cell office:value-type="string" calcext:value-type="string">
            <text:p>t_init_samples</text:p>
          </table:table-cell>
          <table:table-cell table:number-columns-repeated="9"/>
        </table:table-row>
        <table:table-row table:style-name="ro2">
          <table:table-cell table:number-columns-repeated="12"/>
          <table:table-cell table:style-name="Default"/>
          <table:table-cell table:number-columns-repeated="10"/>
          <table:table-cell office:value-type="float" office:value="0.0165634632110596" calcext:value-type="float">
            <text:p>0.01656346321106</text:p>
          </table:table-cell>
          <table:table-cell table:number-columns-repeated="9"/>
        </table:table-row>
        <table:table-row table:style-name="ro2">
          <table:table-cell table:number-columns-repeated="12"/>
          <table:table-cell table:style-name="Default"/>
          <table:table-cell table:number-columns-repeated="10"/>
          <table:table-cell office:value-type="float" office:value="0.0184281229972839" calcext:value-type="float">
            <text:p>0.018428122997284</text:p>
          </table:table-cell>
          <table:table-cell table:number-columns-repeated="9"/>
        </table:table-row>
        <table:table-row table:style-name="ro2">
          <table:table-cell table:number-columns-repeated="12"/>
          <table:table-cell table:style-name="Default"/>
          <table:table-cell table:number-columns-repeated="10"/>
          <table:table-cell office:value-type="float" office:value="0.0148296991984049" calcext:value-type="float">
            <text:p>0.014829699198405</text:p>
          </table:table-cell>
          <table:table-cell table:number-columns-repeated="9"/>
        </table:table-row>
        <table:table-row table:style-name="ro2">
          <table:table-cell table:number-columns-repeated="12"/>
          <table:table-cell table:style-name="Default"/>
          <table:table-cell table:number-columns-repeated="10"/>
          <table:table-cell office:value-type="float" office:value="0.0165281494458516" calcext:value-type="float">
            <text:p>0.016528149445852</text:p>
          </table:table-cell>
          <table:table-cell table:number-columns-repeated="9"/>
        </table:table-row>
        <table:table-row table:style-name="ro2">
          <table:table-cell table:number-columns-repeated="12"/>
          <table:table-cell table:style-name="Default"/>
          <table:table-cell table:number-columns-repeated="10"/>
          <table:table-cell office:value-type="float" office:value="0.0158192833264669" calcext:value-type="float">
            <text:p>0.015819283326467</text:p>
          </table:table-cell>
          <table:table-cell table:number-columns-repeated="9"/>
        </table:table-row>
        <table:table-row table:style-name="ro2">
          <table:table-cell table:number-columns-repeated="12"/>
          <table:table-cell table:style-name="Default"/>
          <table:table-cell table:number-columns-repeated="10"/>
          <table:table-cell office:value-type="float" office:value="0.0170170068740845" calcext:value-type="float">
            <text:p>0.017017006874085</text:p>
          </table:table-cell>
          <table:table-cell table:number-columns-repeated="9"/>
        </table:table-row>
        <table:table-row table:style-name="ro2">
          <table:table-cell table:number-columns-repeated="12"/>
          <table:table-cell table:style-name="Default"/>
          <table:table-cell table:number-columns-repeated="10"/>
          <table:table-cell office:value-type="float" office:value="0.0152903159459432" calcext:value-type="float">
            <text:p>0.015290315945943</text:p>
          </table:table-cell>
          <table:table-cell table:number-columns-repeated="9"/>
        </table:table-row>
        <table:table-row table:style-name="ro2">
          <table:table-cell table:number-columns-repeated="12"/>
          <table:table-cell table:style-name="Default"/>
          <table:table-cell table:number-columns-repeated="10"/>
          <table:table-cell office:value-type="float" office:value="0.015022357304891" calcext:value-type="float">
            <text:p>0.015022357304891</text:p>
          </table:table-cell>
          <table:table-cell table:number-columns-repeated="9"/>
        </table:table-row>
        <table:table-row table:style-name="ro2">
          <table:table-cell table:number-columns-repeated="12"/>
          <table:table-cell table:style-name="Default"/>
          <table:table-cell table:number-columns-repeated="10"/>
          <table:table-cell office:value-type="float" office:value="0.0150958021481832" calcext:value-type="float">
            <text:p>0.015095802148183</text:p>
          </table:table-cell>
          <table:table-cell table:number-columns-repeated="9"/>
        </table:table-row>
        <table:table-row table:style-name="ro2">
          <table:table-cell table:number-columns-repeated="12"/>
          <table:table-cell table:style-name="Default"/>
          <table:table-cell table:number-columns-repeated="10"/>
          <table:table-cell office:value-type="float" office:value="0.0172453363736471" calcext:value-type="float">
            <text:p>0.017245336373647</text:p>
          </table:table-cell>
          <table:table-cell table:number-columns-repeated="9"/>
        </table:table-row>
        <table:table-row table:style-name="ro2">
          <table:table-cell table:number-columns-repeated="12"/>
          <table:table-cell table:style-name="Default"/>
          <table:table-cell table:number-columns-repeated="10"/>
          <table:table-cell office:value-type="float" office:value="0.0149239261945089" calcext:value-type="float">
            <text:p>0.014923926194509</text:p>
          </table:table-cell>
          <table:table-cell table:number-columns-repeated="9"/>
        </table:table-row>
        <table:table-row table:style-name="ro2">
          <table:table-cell table:number-columns-repeated="12"/>
          <table:table-cell table:style-name="Default"/>
          <table:table-cell table:number-columns-repeated="10"/>
          <table:table-cell office:value-type="float" office:value="0.0168805281321208" calcext:value-type="float">
            <text:p>0.016880528132121</text:p>
          </table:table-cell>
          <table:table-cell table:number-columns-repeated="9"/>
        </table:table-row>
      </table:table>
      <table:table table:name="nohate14-full-lm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" table:visibility="collapse" table:number-columns-repeated="4" table:default-cell-style-name="Default"/>
        <table:table-column table:style-name="co2" table:number-columns-repeated="2" table:default-cell-style-name="Default"/>
        <table:table-column table:style-name="co2" table:visibility="collapse" table:number-columns-repeated="3" table:default-cell-style-name="Default"/>
        <table:table-column table:style-name="co2" table:default-cell-style-name="Default"/>
        <table:table-column table:style-name="co2" table:visibility="collapse" table:default-cell-style-name="ce1"/>
        <table:table-column table:style-name="co2" table:default-cell-style-name="Default"/>
        <table:table-column table:style-name="co2" table:visibility="collapse" table:number-columns-repeated="3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4" table:default-cell-style-name="ce77"/>
        <table:table-column table:style-name="co1" table:number-columns-repeated="2" table:default-cell-style-name="Default"/>
        <table:table-row table:style-name="ro3">
          <table:table-cell table:style-name="ce3" office:value-type="string" calcext:value-type="string">
            <text:p>Run 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ource Type</text:p>
          </table:table-cell>
          <table:table-cell table:style-name="ce3" office:value-type="string" calcext:value-type="string">
            <text:p>Source Name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ave_seq_len</text:p>
          </table:table-cell>
          <table:table-cell table:style-name="ce5" office:value-type="string" calcext:value-type="string">
            <text:p>batch_size</text:p>
          </table:table-cell>
          <table:table-cell table:style-name="ce3" office:value-type="string" calcext:value-type="string">
            <text:p>clipped</text:p>
          </table:table-cell>
          <table:table-cell table:style-name="ce5" office:value-type="string" calcext:value-type="string">
            <text:p>dev_split</text:p>
          </table:table-cell>
          <table:table-cell table:style-name="ce3" office:value-type="string" calcext:value-type="string">
            <text:p>device</text:p>
          </table:table-cell>
          <table:table-cell table:style-name="ce5" office:value-type="string" calcext:value-type="string">
            <text:p>epochs</text:p>
          </table:table-cell>
          <table:table-cell table:style-name="ce3" office:value-type="string" calcext:value-type="string">
            <text:p>fp16</text:p>
          </table:table-cell>
          <table:table-cell table:style-name="ce5" office:value-type="string" calcext:value-type="string">
            <text:p>learning_rate</text:p>
          </table:table-cell>
          <table:table-cell table:style-name="ce3" office:value-type="string" calcext:value-type="string">
            <text:p>lm_name</text:p>
          </table:table-cell>
          <table:table-cell table:style-name="ce3" office:value-type="string" calcext:value-type="string">
            <text:p>lm_output_types</text:p>
          </table:table-cell>
          <table:table-cell table:style-name="ce3" office:value-type="string" calcext:value-type="string">
            <text:p>lm_type</text:p>
          </table:table-cell>
          <table:table-cell table:style-name="ce3" office:value-type="string" calcext:value-type="string">
            <text:p>max_seq_len</text:p>
          </table:table-cell>
          <table:table-cell table:style-name="ce3" office:value-type="string" calcext:value-type="string">
            <text:p>n_gpu</text:p>
          </table:table-cell>
          <table:table-cell table:style-name="ce3" office:value-type="string" calcext:value-type="string">
            <text:p>n_samples_dev</text:p>
          </table:table-cell>
          <table:table-cell table:style-name="ce3" office:value-type="string" calcext:value-type="string">
            <text:p>n_samples_test</text:p>
          </table:table-cell>
          <table:table-cell table:style-name="ce3" office:value-type="string" calcext:value-type="string">
            <text:p>n_samples_train</text:p>
          </table:table-cell>
          <table:table-cell table:style-name="ce3" office:value-type="string" calcext:value-type="string">
            <text:p>num_train_optimization_steps</text:p>
          </table:table-cell>
          <table:table-cell table:style-name="ce3" office:value-type="string" calcext:value-type="string">
            <text:p>prediction_heads</text:p>
          </table:table-cell>
          <table:table-cell table:style-name="ce3" office:value-type="string" calcext:value-type="string">
            <text:p>processor</text:p>
          </table:table-cell>
          <table:table-cell table:style-name="ce3" office:value-type="string" calcext:value-type="string">
            <text:p>tokenizer</text:p>
          </table:table-cell>
          <table:table-cell table:style-name="ce3" office:value-type="string" calcext:value-type="string">
            <text:p>warmup_proportion</text:p>
          </table:table-cell>
          <table:table-cell table:style-name="ce5" office:value-type="string" calcext:value-type="string">
            <text:p>Dev_f1_macro_text_classification</text:p>
          </table:table-cell>
          <table:table-cell table:style-name="ce3" office:value-type="string" calcext:value-type="string">
            <text:p>Dev_loss_text_classification</text:p>
          </table:table-cell>
          <table:table-cell table:style-name="ce3" office:value-type="string" calcext:value-type="string">
            <text:p>Test_f1_macro_text_classification</text:p>
          </table:table-cell>
          <table:table-cell table:style-name="ce3" office:value-type="string" calcext:value-type="string">
            <text:p>Test_loss_text_classification</text:p>
          </table:table-cell>
          <table:table-cell table:style-name="ce3" office:value-type="string" calcext:value-type="string">
            <text:p>Train_loss_total</text:p>
          </table:table-cell>
          <table:table-cell table:style-name="ce3" office:value-type="string" calcext:value-type="string">
            <text:p>learning_rate</text:p>
          </table:table-cell>
          <table:table-cell table:style-name="ce3" office:value-type="string" calcext:value-type="string">
            <text:p>t_featurize_samples</text:p>
          </table:table-cell>
          <table:table-cell table:style-name="ce3" office:value-type="string" calcext:value-type="string">
            <text:p>t_from_file</text:p>
          </table:table-cell>
          <table:table-cell table:style-name="ce3" office:value-type="string" calcext:value-type="string">
            <text:p>t_init_samples</text:p>
          </table:table-cell>
          <table:table-cell table:style-name="ce66" office:value-type="string" calcext:value-type="string">
            <text:p>AVG F1</text:p>
          </table:table-cell>
          <table:table-cell table:style-name="ce69" office:value-type="string" calcext:value-type="string">
            <text:p>Mlflow run</text:p>
          </table:table-cell>
          <table:table-cell table:style-name="ce69" office:value-type="string" calcext:value-type="string">
            <text:p>Mlflow plot</text:p>
          </table:table-cell>
        </table:table-row>
        <table:table-row table:style-name="ro2">
          <table:table-cell office:value-type="string" calcext:value-type="string">
            <text:p>53f5117510954e6fb3d3f91b2616f2db</text:p>
          </table:table-cell>
          <table:table-cell office:value-type="string" calcext:value-type="string">
            <text:p>NoHateCoarse_config14_full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/step36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6" office:value-type="float" office:value="0.672068827531012" calcext:value-type="float">
            <text:p>0.672068827531012</text:p>
          </table:table-cell>
          <table:table-cell office:value-type="float" office:value="0.756223422568917" calcext:value-type="float">
            <text:p>0.756223422568917</text:p>
          </table:table-cell>
          <table:table-cell office:value-type="float" office:value="0.635352723766672" calcext:value-type="float">
            <text:p>0.635352723766672</text:p>
          </table:table-cell>
          <table:table-cell office:value-type="float" office:value="0.729084462247869" calcext:value-type="float">
            <text:p>0.729084462247869</text:p>
          </table:table-cell>
          <table:table-cell office:value-type="float" office:value="0.672920227050781" calcext:value-type="float">
            <text:p>0.672920227050781</text:p>
          </table:table-cell>
          <table:table-cell office:value-type="float" office:value="0" calcext:value-type="float">
            <text:p>0</text:p>
          </table:table-cell>
          <table:table-cell office:value-type="float" office:value="0.00653721491495768" calcext:value-type="float">
            <text:p>0.006537214914958</text:p>
          </table:table-cell>
          <table:table-cell office:value-type="float" office:value="0.000210253397623698" calcext:value-type="float">
            <text:p>0.000210253397624</text:p>
          </table:table-cell>
          <table:table-cell office:value-type="float" office:value="0.0183467149734497" calcext:value-type="float">
            <text:p>0.01834671497345</text:p>
          </table:table-cell>
          <table:table-cell table:formula="of:=([.AB2]+[.AD2])/2" office:value-type="float" office:value="0.653710775648842" calcext:value-type="float">
            <text:p>0.654</text:p>
          </table:table-cell>
          <table:table-cell table:formula="of:=&quot;https://public-mlflow.deepset.ai/#/experiments/8/runs/&quot; &amp; [.A2]" office:value-type="string" office:string-value="https://public-mlflow.deepset.ai/#/experiments/8/runs/53f5117510954e6fb3d3f91b2616f2db" calcext:value-type="string">
            <text:p>https://public-mlflow.deepset.ai/#/experiments/8/runs/53f5117510954e6fb3d3f91b2616f2db</text:p>
          </table:table-cell>
          <table:table-cell table:formula="of:=&quot;https://public-mlflow.deepset.ai/#/metric/Dev_f1_macro_text_classification?runs=[%22&quot; &amp; [.A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53f5117510954e6fb3d3f91b2616f2db%22]&amp;experiment=8&amp;plot_metric_keys=[%22Dev_f1_macro_text_classification%22,%22Dev_loss_text_classification%22,%22Train_loss_total%22]" calcext:value-type="string">
            <text:p>https://public-mlflow.deepset.ai/#/metric/Dev_f1_macro_text_classification?runs=[%2253f5117510954e6fb3d3f91b2616f2db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c8689ef905aa4bcb9e64710d9679f7f5</text:p>
          </table:table-cell>
          <table:table-cell office:value-type="string" calcext:value-type="string">
            <text:p>NoHateCoarse_config14_full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61363636363636" calcext:value-type="float">
            <text:p>0.661363636363636</text:p>
          </table:table-cell>
          <table:table-cell office:value-type="float" office:value="1.23910874168345" calcext:value-type="float">
            <text:p>1.23910874168345</text:p>
          </table:table-cell>
          <table:table-cell office:value-type="float" office:value="0.631662413562706" calcext:value-type="float">
            <text:p>0.631662413562706</text:p>
          </table:table-cell>
          <table:table-cell office:value-type="float" office:value="1.35218494810084" calcext:value-type="float">
            <text:p>1.35218494810084</text:p>
          </table:table-cell>
          <table:table-cell office:value-type="float" office:value="0.0012168635148555" calcext:value-type="float">
            <text:p>0.001216863514856</text:p>
          </table:table-cell>
          <table:table-cell office:value-type="float" office:value="0" calcext:value-type="float">
            <text:p>0</text:p>
          </table:table-cell>
          <table:table-cell office:value-type="float" office:value="0.00554784138997396" calcext:value-type="float">
            <text:p>0.005547841389974</text:p>
          </table:table-cell>
          <table:table-cell office:value-type="float" office:value="0.000212685267130534" calcext:value-type="float">
            <text:p>0.000212685267131</text:p>
          </table:table-cell>
          <table:table-cell office:value-type="float" office:value="0.0169331471125285" calcext:value-type="float">
            <text:p>0.016933147112529</text:p>
          </table:table-cell>
          <table:table-cell table:formula="of:=([.AB3]+[.AD3])/2" office:value-type="float" office:value="0.646513024963171" calcext:value-type="float">
            <text:p>0.647</text:p>
          </table:table-cell>
          <table:table-cell table:formula="of:=&quot;https://public-mlflow.deepset.ai/#/experiments/8/runs/&quot; &amp; [.A3]" office:value-type="string" office:string-value="https://public-mlflow.deepset.ai/#/experiments/8/runs/c8689ef905aa4bcb9e64710d9679f7f5" calcext:value-type="string">
            <text:p>https://public-mlflow.deepset.ai/#/experiments/8/runs/c8689ef905aa4bcb9e64710d9679f7f5</text:p>
          </table:table-cell>
          <table:table-cell table:formula="of:=&quot;https://public-mlflow.deepset.ai/#/metric/Dev_f1_macro_text_classification?runs=[%22&quot; &amp; [.A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c8689ef905aa4bcb9e64710d9679f7f5%22]&amp;experiment=8&amp;plot_metric_keys=[%22Dev_f1_macro_text_classification%22,%22Dev_loss_text_classification%22,%22Train_loss_total%22]" calcext:value-type="string">
            <text:p>https://public-mlflow.deepset.ai/#/metric/Dev_f1_macro_text_classification?runs=[%22c8689ef905aa4bcb9e64710d9679f7f5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ecdd362f1a5a4806beb4b2e61f507c34</text:p>
          </table:table-cell>
          <table:table-cell office:value-type="string" calcext:value-type="string">
            <text:p>NoHateCoarse_config14_full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/step36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60289452815226" calcext:value-type="float">
            <text:p>0.660289452815226</text:p>
          </table:table-cell>
          <table:table-cell office:value-type="float" office:value="0.906231845785307" calcext:value-type="float">
            <text:p>0.906231845785307</text:p>
          </table:table-cell>
          <table:table-cell office:value-type="float" office:value="0.623317547357926" calcext:value-type="float">
            <text:p>0.623317547357926</text:p>
          </table:table-cell>
          <table:table-cell office:value-type="float" office:value="0.913490532546915" calcext:value-type="float">
            <text:p>0.913490532546915</text:p>
          </table:table-cell>
          <table:table-cell office:value-type="float" office:value="0.10655802488327" calcext:value-type="float">
            <text:p>0.10655802488327</text:p>
          </table:table-cell>
          <table:table-cell office:value-type="float" office:value="0" calcext:value-type="float">
            <text:p>0</text:p>
          </table:table-cell>
          <table:table-cell office:value-type="float" office:value="0.00602716207504272" calcext:value-type="float">
            <text:p>0.006027162075043</text:p>
          </table:table-cell>
          <table:table-cell office:value-type="float" office:value="0.000207654635111491" calcext:value-type="float">
            <text:p>0.000207654635111</text:p>
          </table:table-cell>
          <table:table-cell office:value-type="float" office:value="0.0174489339192708" calcext:value-type="float">
            <text:p>0.017448933919271</text:p>
          </table:table-cell>
          <table:table-cell table:formula="of:=([.AB4]+[.AD4])/2" office:value-type="float" office:value="0.641803500086576" calcext:value-type="float">
            <text:p>0.642</text:p>
          </table:table-cell>
          <table:table-cell table:formula="of:=&quot;https://public-mlflow.deepset.ai/#/experiments/8/runs/&quot; &amp; [.A4]" office:value-type="string" office:string-value="https://public-mlflow.deepset.ai/#/experiments/8/runs/ecdd362f1a5a4806beb4b2e61f507c34" calcext:value-type="string">
            <text:p>https://public-mlflow.deepset.ai/#/experiments/8/runs/ecdd362f1a5a4806beb4b2e61f507c34</text:p>
          </table:table-cell>
          <table:table-cell table:formula="of:=&quot;https://public-mlflow.deepset.ai/#/metric/Dev_f1_macro_text_classification?runs=[%22&quot; &amp; [.A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ecdd362f1a5a4806beb4b2e61f507c34%22]&amp;experiment=8&amp;plot_metric_keys=[%22Dev_f1_macro_text_classification%22,%22Dev_loss_text_classification%22,%22Train_loss_total%22]" calcext:value-type="string">
            <text:p>https://public-mlflow.deepset.ai/#/metric/Dev_f1_macro_text_classification?runs=[%22ecdd362f1a5a4806beb4b2e61f507c34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f9acd21176a6417d9b9bf91446ad8bcb</text:p>
          </table:table-cell>
          <table:table-cell office:value-type="string" calcext:value-type="string">
            <text:p>NoHateCoarse_config14_full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/step36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4849231178859" calcext:value-type="float">
            <text:p>0.654849231178859</text:p>
          </table:table-cell>
          <table:table-cell office:value-type="float" office:value="1.42113357582348" calcext:value-type="float">
            <text:p>1.42113357582348</text:p>
          </table:table-cell>
          <table:table-cell office:value-type="float" office:value="0.60597259712304" calcext:value-type="float">
            <text:p>0.60597259712304</text:p>
          </table:table-cell>
          <table:table-cell office:value-type="float" office:value="1.42573660804379" calcext:value-type="float">
            <text:p>1.42573660804379</text:p>
          </table:table-cell>
          <table:table-cell office:value-type="float" office:value="0.000597815145738423" calcext:value-type="float">
            <text:p>0.000597815145738</text:p>
          </table:table-cell>
          <table:table-cell office:value-type="float" office:value="0" calcext:value-type="float">
            <text:p>0</text:p>
          </table:table-cell>
          <table:table-cell office:value-type="float" office:value="0.00622935692469279" calcext:value-type="float">
            <text:p>0.006229356924693</text:p>
          </table:table-cell>
          <table:table-cell office:value-type="float" office:value="0.000214584668477376" calcext:value-type="float">
            <text:p>0.000214584668477</text:p>
          </table:table-cell>
          <table:table-cell office:value-type="float" office:value="0.0174694816271464" calcext:value-type="float">
            <text:p>0.017469481627146</text:p>
          </table:table-cell>
          <table:table-cell table:formula="of:=([.AB5]+[.AD5])/2" office:value-type="float" office:value="0.63041091415095" calcext:value-type="float">
            <text:p>0.630</text:p>
          </table:table-cell>
          <table:table-cell table:formula="of:=&quot;https://public-mlflow.deepset.ai/#/experiments/8/runs/&quot; &amp; [.A5]" office:value-type="string" office:string-value="https://public-mlflow.deepset.ai/#/experiments/8/runs/f9acd21176a6417d9b9bf91446ad8bcb" calcext:value-type="string">
            <text:p>https://public-mlflow.deepset.ai/#/experiments/8/runs/f9acd21176a6417d9b9bf91446ad8bcb</text:p>
          </table:table-cell>
          <table:table-cell table:formula="of:=&quot;https://public-mlflow.deepset.ai/#/metric/Dev_f1_macro_text_classification?runs=[%22&quot; &amp; [.A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f9acd21176a6417d9b9bf91446ad8bcb%22]&amp;experiment=8&amp;plot_metric_keys=[%22Dev_f1_macro_text_classification%22,%22Dev_loss_text_classification%22,%22Train_loss_total%22]" calcext:value-type="string">
            <text:p>https://public-mlflow.deepset.ai/#/metric/Dev_f1_macro_text_classification?runs=[%22f9acd21176a6417d9b9bf91446ad8bcb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9f100c1fa2d142d6ade2a30a7f957cbe</text:p>
          </table:table-cell>
          <table:table-cell office:value-type="string" calcext:value-type="string">
            <text:p>NoHateCoarse_config14_full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2320456313197" calcext:value-type="float">
            <text:p>0.652320456313197</text:p>
          </table:table-cell>
          <table:table-cell office:value-type="float" office:value="1.00343208505003" calcext:value-type="float">
            <text:p>1.00343208505003</text:p>
          </table:table-cell>
          <table:table-cell office:value-type="float" office:value="0.60908772472894" calcext:value-type="float">
            <text:p>0.60908772472894</text:p>
          </table:table-cell>
          <table:table-cell office:value-type="float" office:value="1.05167133321044" calcext:value-type="float">
            <text:p>1.05167133321044</text:p>
          </table:table-cell>
          <table:table-cell office:value-type="float" office:value="0.0322345271706581" calcext:value-type="float">
            <text:p>0.032234527170658</text:p>
          </table:table-cell>
          <table:table-cell office:value-type="float" office:value="0" calcext:value-type="float">
            <text:p>0</text:p>
          </table:table-cell>
          <table:table-cell office:value-type="float" office:value="0.00519269307454427" calcext:value-type="float">
            <text:p>0.005192693074544</text:p>
          </table:table-cell>
          <table:table-cell office:value-type="float" office:value="0.000192423661549886" calcext:value-type="float">
            <text:p>0.00019242366155</text:p>
          </table:table-cell>
          <table:table-cell office:value-type="float" office:value="0.0155134876569112" calcext:value-type="float">
            <text:p>0.015513487656911</text:p>
          </table:table-cell>
          <table:table-cell table:formula="of:=([.AB6]+[.AD6])/2" office:value-type="float" office:value="0.630704090521069" calcext:value-type="float">
            <text:p>0.631</text:p>
          </table:table-cell>
          <table:table-cell table:formula="of:=&quot;https://public-mlflow.deepset.ai/#/experiments/8/runs/&quot; &amp; [.A6]" office:value-type="string" office:string-value="https://public-mlflow.deepset.ai/#/experiments/8/runs/9f100c1fa2d142d6ade2a30a7f957cbe" calcext:value-type="string">
            <text:p>https://public-mlflow.deepset.ai/#/experiments/8/runs/9f100c1fa2d142d6ade2a30a7f957cbe</text:p>
          </table:table-cell>
          <table:table-cell table:formula="of:=&quot;https://public-mlflow.deepset.ai/#/metric/Dev_f1_macro_text_classification?runs=[%22&quot; &amp; [.A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9f100c1fa2d142d6ade2a30a7f957cbe%22]&amp;experiment=8&amp;plot_metric_keys=[%22Dev_f1_macro_text_classification%22,%22Dev_loss_text_classification%22,%22Train_loss_total%22]" calcext:value-type="string">
            <text:p>https://public-mlflow.deepset.ai/#/metric/Dev_f1_macro_text_classification?runs=[%229f100c1fa2d142d6ade2a30a7f957cbe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6adf9ba565354df8915bbc05850a05ce</text:p>
          </table:table-cell>
          <table:table-cell office:value-type="string" calcext:value-type="string">
            <text:p>NoHateCoarse_config14_full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/step28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1504893211054" calcext:value-type="float">
            <text:p>0.651504893211054</text:p>
          </table:table-cell>
          <table:table-cell office:value-type="float" office:value="1.20425866754263" calcext:value-type="float">
            <text:p>1.20425866754263</text:p>
          </table:table-cell>
          <table:table-cell office:value-type="float" office:value="0.65225033757061" calcext:value-type="float">
            <text:p>0.65225033757061</text:p>
          </table:table-cell>
          <table:table-cell office:value-type="float" office:value="1.0572397785802" calcext:value-type="float">
            <text:p>1.0572397785802</text:p>
          </table:table-cell>
          <table:table-cell office:value-type="float" office:value="0.156118467450142" calcext:value-type="float">
            <text:p>0.156118467450142</text:p>
          </table:table-cell>
          <table:table-cell office:value-type="float" office:value="0" calcext:value-type="float">
            <text:p>0</text:p>
          </table:table-cell>
          <table:table-cell office:value-type="float" office:value="0.00380813280741374" calcext:value-type="float">
            <text:p>0.003808132807414</text:p>
          </table:table-cell>
          <table:table-cell office:value-type="float" office:value="0.000422159830729167" calcext:value-type="float">
            <text:p>0.000422159830729</text:p>
          </table:table-cell>
          <table:table-cell office:value-type="float" office:value="0.0137699723243713" calcext:value-type="float">
            <text:p>0.013769972324371</text:p>
          </table:table-cell>
          <table:table-cell table:formula="of:=([.AB7]+[.AD7])/2" office:value-type="float" office:value="0.651877615390832" calcext:value-type="float">
            <text:p>0.652</text:p>
          </table:table-cell>
          <table:table-cell table:formula="of:=&quot;https://public-mlflow.deepset.ai/#/experiments/8/runs/&quot; &amp; [.A7]" office:value-type="string" office:string-value="https://public-mlflow.deepset.ai/#/experiments/8/runs/6adf9ba565354df8915bbc05850a05ce" calcext:value-type="string">
            <text:p>https://public-mlflow.deepset.ai/#/experiments/8/runs/6adf9ba565354df8915bbc05850a05ce</text:p>
          </table:table-cell>
          <table:table-cell table:formula="of:=&quot;https://public-mlflow.deepset.ai/#/metric/Dev_f1_macro_text_classification?runs=[%22&quot; &amp; [.A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6adf9ba565354df8915bbc05850a05ce%22]&amp;experiment=8&amp;plot_metric_keys=[%22Dev_f1_macro_text_classification%22,%22Dev_loss_text_classification%22,%22Train_loss_total%22]" calcext:value-type="string">
            <text:p>https://public-mlflow.deepset.ai/#/metric/Dev_f1_macro_text_classification?runs=[%226adf9ba565354df8915bbc05850a05ce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7e3a757c1e67464bbe0242a201d5ef33</text:p>
          </table:table-cell>
          <table:table-cell office:value-type="string" calcext:value-type="string">
            <text:p>NoHateCoarse_config14_full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0344180225282" calcext:value-type="float">
            <text:p>0.650344180225282</text:p>
          </table:table-cell>
          <table:table-cell office:value-type="float" office:value="0.781130523489626" calcext:value-type="float">
            <text:p>0.781130523489626</text:p>
          </table:table-cell>
          <table:table-cell office:value-type="float" office:value="0.659371571401467" calcext:value-type="float">
            <text:p>0.659371571401467</text:p>
          </table:table-cell>
          <table:table-cell office:value-type="float" office:value="0.786951026608867" calcext:value-type="float">
            <text:p>0.786951026608867</text:p>
          </table:table-cell>
          <table:table-cell office:value-type="float" office:value="0.451243817806244" calcext:value-type="float">
            <text:p>0.451243817806244</text:p>
          </table:table-cell>
          <table:table-cell office:value-type="float" office:value="0" calcext:value-type="float">
            <text:p>0</text:p>
          </table:table-cell>
          <table:table-cell office:value-type="float" office:value="0.0111846486727397" calcext:value-type="float">
            <text:p>0.01118464867274</text:p>
          </table:table-cell>
          <table:table-cell office:value-type="float" office:value="0.000202353795369466" calcext:value-type="float">
            <text:p>0.000202353795369</text:p>
          </table:table-cell>
          <table:table-cell office:value-type="float" office:value="0.0183083534240723" calcext:value-type="float">
            <text:p>0.018308353424072</text:p>
          </table:table-cell>
          <table:table-cell table:formula="of:=([.AB8]+[.AD8])/2" office:value-type="float" office:value="0.654857875813375" calcext:value-type="float">
            <text:p>0.655</text:p>
          </table:table-cell>
          <table:table-cell table:formula="of:=&quot;https://public-mlflow.deepset.ai/#/experiments/8/runs/&quot; &amp; [.A8]" office:value-type="string" office:string-value="https://public-mlflow.deepset.ai/#/experiments/8/runs/7e3a757c1e67464bbe0242a201d5ef33" calcext:value-type="string">
            <text:p>https://public-mlflow.deepset.ai/#/experiments/8/runs/7e3a757c1e67464bbe0242a201d5ef33</text:p>
          </table:table-cell>
          <table:table-cell table:formula="of:=&quot;https://public-mlflow.deepset.ai/#/metric/Dev_f1_macro_text_classification?runs=[%22&quot; &amp; [.A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7e3a757c1e67464bbe0242a201d5ef33%22]&amp;experiment=8&amp;plot_metric_keys=[%22Dev_f1_macro_text_classification%22,%22Dev_loss_text_classification%22,%22Train_loss_total%22]" calcext:value-type="string">
            <text:p>https://public-mlflow.deepset.ai/#/metric/Dev_f1_macro_text_classification?runs=[%227e3a757c1e67464bbe0242a201d5ef33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8ee01a912ed84075a88157476ff72573</text:p>
          </table:table-cell>
          <table:table-cell office:value-type="string" calcext:value-type="string">
            <text:p>NoHateCoarse_config14_full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48037392571744" calcext:value-type="float">
            <text:p>0.648037392571744</text:p>
          </table:table-cell>
          <table:table-cell office:value-type="float" office:value="1.17209703970275" calcext:value-type="float">
            <text:p>1.17209703970275</text:p>
          </table:table-cell>
          <table:table-cell office:value-type="float" office:value="0.642674180327869" calcext:value-type="float">
            <text:p>0.642674180327869</text:p>
          </table:table-cell>
          <table:table-cell office:value-type="float" office:value="1.10695949677498" calcext:value-type="float">
            <text:p>1.10695949677498</text:p>
          </table:table-cell>
          <table:table-cell office:value-type="float" office:value="0.182224959135056" calcext:value-type="float">
            <text:p>0.182224959135056</text:p>
          </table:table-cell>
          <table:table-cell office:value-type="float" office:value="0" calcext:value-type="float">
            <text:p>0</text:p>
          </table:table-cell>
          <table:table-cell office:value-type="float" office:value="0.00517506202061971" calcext:value-type="float">
            <text:p>0.00517506202062</text:p>
          </table:table-cell>
          <table:table-cell office:value-type="float" office:value="0.000206406911214193" calcext:value-type="float">
            <text:p>0.000206406911214</text:p>
          </table:table-cell>
          <table:table-cell office:value-type="float" office:value="0.0166104435920715" calcext:value-type="float">
            <text:p>0.016610443592072</text:p>
          </table:table-cell>
          <table:table-cell table:formula="of:=([.AB9]+[.AD9])/2" office:value-type="float" office:value="0.645355786449807" calcext:value-type="float">
            <text:p>0.645</text:p>
          </table:table-cell>
          <table:table-cell table:formula="of:=&quot;https://public-mlflow.deepset.ai/#/experiments/8/runs/&quot; &amp; [.A9]" office:value-type="string" office:string-value="https://public-mlflow.deepset.ai/#/experiments/8/runs/8ee01a912ed84075a88157476ff72573" calcext:value-type="string">
            <text:p>https://public-mlflow.deepset.ai/#/experiments/8/runs/8ee01a912ed84075a88157476ff72573</text:p>
          </table:table-cell>
          <table:table-cell table:formula="of:=&quot;https://public-mlflow.deepset.ai/#/metric/Dev_f1_macro_text_classification?runs=[%22&quot; &amp; [.A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8ee01a912ed84075a88157476ff72573%22]&amp;experiment=8&amp;plot_metric_keys=[%22Dev_f1_macro_text_classification%22,%22Dev_loss_text_classification%22,%22Train_loss_total%22]" calcext:value-type="string">
            <text:p>https://public-mlflow.deepset.ai/#/metric/Dev_f1_macro_text_classification?runs=[%228ee01a912ed84075a88157476ff72573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4f12c1f04d604c26b45d1a709d547935</text:p>
          </table:table-cell>
          <table:table-cell office:value-type="string" calcext:value-type="string">
            <text:p>NoHateCoarse_config14_full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/step28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47465647465647" calcext:value-type="float">
            <text:p>0.647465647465647</text:p>
          </table:table-cell>
          <table:table-cell office:value-type="float" office:value="0.826722663520967" calcext:value-type="float">
            <text:p>0.826722663520967</text:p>
          </table:table-cell>
          <table:table-cell office:value-type="float" office:value="0.644645550527904" calcext:value-type="float">
            <text:p>0.644645550527904</text:p>
          </table:table-cell>
          <table:table-cell office:value-type="float" office:value="0.850769214732673" calcext:value-type="float">
            <text:p>0.850769214732673</text:p>
          </table:table-cell>
          <table:table-cell office:value-type="float" office:value="0.116078078746796" calcext:value-type="float">
            <text:p>0.116078078746796</text:p>
          </table:table-cell>
          <table:table-cell office:value-type="float" office:value="0" calcext:value-type="float">
            <text:p>0</text:p>
          </table:table-cell>
          <table:table-cell office:value-type="float" office:value="0.0110638419787089" calcext:value-type="float">
            <text:p>0.011063841978709</text:p>
          </table:table-cell>
          <table:table-cell office:value-type="float" office:value="0.000199568271636963" calcext:value-type="float">
            <text:p>0.000199568271637</text:p>
          </table:table-cell>
          <table:table-cell office:value-type="float" office:value="0.018969980875651" calcext:value-type="float">
            <text:p>0.018969980875651</text:p>
          </table:table-cell>
          <table:table-cell table:formula="of:=([.AB10]+[.AD10])/2" office:value-type="float" office:value="0.646055598996776" calcext:value-type="float">
            <text:p>0.646</text:p>
          </table:table-cell>
          <table:table-cell table:formula="of:=&quot;https://public-mlflow.deepset.ai/#/experiments/8/runs/&quot; &amp; [.A10]" office:value-type="string" office:string-value="https://public-mlflow.deepset.ai/#/experiments/8/runs/4f12c1f04d604c26b45d1a709d547935" calcext:value-type="string">
            <text:p>https://public-mlflow.deepset.ai/#/experiments/8/runs/4f12c1f04d604c26b45d1a709d547935</text:p>
          </table:table-cell>
          <table:table-cell table:formula="of:=&quot;https://public-mlflow.deepset.ai/#/metric/Dev_f1_macro_text_classification?runs=[%22&quot; &amp; [.A10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4f12c1f04d604c26b45d1a709d547935%22]&amp;experiment=8&amp;plot_metric_keys=[%22Dev_f1_macro_text_classification%22,%22Dev_loss_text_classification%22,%22Train_loss_total%22]" calcext:value-type="string">
            <text:p>https://public-mlflow.deepset.ai/#/metric/Dev_f1_macro_text_classification?runs=[%224f12c1f04d604c26b45d1a709d547935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5ad3a3ebb084885b090d5f1ee93de73</text:p>
          </table:table-cell>
          <table:table-cell office:value-type="string" calcext:value-type="string">
            <text:p>NoHateCoarse_config14_full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/step28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47076239822354" calcext:value-type="float">
            <text:p>0.647076239822354</text:p>
          </table:table-cell>
          <table:table-cell office:value-type="float" office:value="1.21308827880245" calcext:value-type="float">
            <text:p>1.21308827880245</text:p>
          </table:table-cell>
          <table:table-cell office:value-type="float" office:value="0.61658370552657" calcext:value-type="float">
            <text:p>0.61658370552657</text:p>
          </table:table-cell>
          <table:table-cell office:value-type="float" office:value="1.29105627408592" calcext:value-type="float">
            <text:p>1.29105627408592</text:p>
          </table:table-cell>
          <table:table-cell office:value-type="float" office:value="0.00340384314768016" calcext:value-type="float">
            <text:p>0.00340384314768</text:p>
          </table:table-cell>
          <table:table-cell office:value-type="float" office:value="0" calcext:value-type="float">
            <text:p>0</text:p>
          </table:table-cell>
          <table:table-cell office:value-type="float" office:value="0.00605854590733846" calcext:value-type="float">
            <text:p>0.006058545907338</text:p>
          </table:table-cell>
          <table:table-cell office:value-type="float" office:value="0.000224415461222331" calcext:value-type="float">
            <text:p>0.000224415461222</text:p>
          </table:table-cell>
          <table:table-cell office:value-type="float" office:value="0.0194209416707357" calcext:value-type="float">
            <text:p>0.019420941670736</text:p>
          </table:table-cell>
          <table:table-cell table:formula="of:=([.AB11]+[.AD11])/2" office:value-type="float" office:value="0.631829972674462" calcext:value-type="float">
            <text:p>0.632</text:p>
          </table:table-cell>
          <table:table-cell table:formula="of:=&quot;https://public-mlflow.deepset.ai/#/experiments/8/runs/&quot; &amp; [.A11]" office:value-type="string" office:string-value="https://public-mlflow.deepset.ai/#/experiments/8/runs/d5ad3a3ebb084885b090d5f1ee93de73" calcext:value-type="string">
            <text:p>https://public-mlflow.deepset.ai/#/experiments/8/runs/d5ad3a3ebb084885b090d5f1ee93de73</text:p>
          </table:table-cell>
          <table:table-cell table:formula="of:=&quot;https://public-mlflow.deepset.ai/#/metric/Dev_f1_macro_text_classification?runs=[%22&quot; &amp; [.A11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5ad3a3ebb084885b090d5f1ee93de73%22]&amp;experiment=8&amp;plot_metric_keys=[%22Dev_f1_macro_text_classification%22,%22Dev_loss_text_classification%22,%22Train_loss_total%22]" calcext:value-type="string">
            <text:p>https://public-mlflow.deepset.ai/#/metric/Dev_f1_macro_text_classification?runs=[%22d5ad3a3ebb084885b090d5f1ee93de73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6b426b5e39d94a248852c90e34569b35</text:p>
          </table:table-cell>
          <table:table-cell office:value-type="string" calcext:value-type="string">
            <text:p>NoHateCoarse_config14_full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/step36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4680930696775" calcext:value-type="float">
            <text:p>0.64680930696775</text:p>
          </table:table-cell>
          <table:table-cell office:value-type="float" office:value="1.25734954232337" calcext:value-type="float">
            <text:p>1.25734954232337</text:p>
          </table:table-cell>
          <table:table-cell office:value-type="float" office:value="0.617975560243601" calcext:value-type="float">
            <text:p>0.617975560243601</text:p>
          </table:table-cell>
          <table:table-cell office:value-type="float" office:value="1.31111401575868" calcext:value-type="float">
            <text:p>1.31111401575868</text:p>
          </table:table-cell>
          <table:table-cell office:value-type="float" office:value="0.0064463522285223" calcext:value-type="float">
            <text:p>0.006446352228522</text:p>
          </table:table-cell>
          <table:table-cell office:value-type="float" office:value="0" calcext:value-type="float">
            <text:p>0</text:p>
          </table:table-cell>
          <table:table-cell office:value-type="float" office:value="0.00636002620061239" calcext:value-type="float">
            <text:p>0.006360026200612</text:p>
          </table:table-cell>
          <table:table-cell office:value-type="float" office:value="0.000196238358815511" calcext:value-type="float">
            <text:p>0.000196238358816</text:p>
          </table:table-cell>
          <table:table-cell office:value-type="float" office:value="0.0195370038350423" calcext:value-type="float">
            <text:p>0.019537003835042</text:p>
          </table:table-cell>
          <table:table-cell table:formula="of:=([.AB12]+[.AD12])/2" office:value-type="float" office:value="0.632392433605675" calcext:value-type="float">
            <text:p>0.632</text:p>
          </table:table-cell>
          <table:table-cell table:formula="of:=&quot;https://public-mlflow.deepset.ai/#/experiments/8/runs/&quot; &amp; [.A12]" office:value-type="string" office:string-value="https://public-mlflow.deepset.ai/#/experiments/8/runs/6b426b5e39d94a248852c90e34569b35" calcext:value-type="string">
            <text:p>https://public-mlflow.deepset.ai/#/experiments/8/runs/6b426b5e39d94a248852c90e34569b35</text:p>
          </table:table-cell>
          <table:table-cell table:formula="of:=&quot;https://public-mlflow.deepset.ai/#/metric/Dev_f1_macro_text_classification?runs=[%22&quot; &amp; [.A1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6b426b5e39d94a248852c90e34569b35%22]&amp;experiment=8&amp;plot_metric_keys=[%22Dev_f1_macro_text_classification%22,%22Dev_loss_text_classification%22,%22Train_loss_total%22]" calcext:value-type="string">
            <text:p>https://public-mlflow.deepset.ai/#/metric/Dev_f1_macro_text_classification?runs=[%226b426b5e39d94a248852c90e34569b35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cdf955801a8743388afe3df717ecf90f</text:p>
          </table:table-cell>
          <table:table-cell office:value-type="string" calcext:value-type="string">
            <text:p>NoHateCoarse_config14_full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/step21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46313131313131" calcext:value-type="float">
            <text:p>0.646313131313131</text:p>
          </table:table-cell>
          <table:table-cell office:value-type="float" office:value="1.10903669203688" calcext:value-type="float">
            <text:p>1.10903669203688</text:p>
          </table:table-cell>
          <table:table-cell office:value-type="float" office:value="0.640196721311475" calcext:value-type="float">
            <text:p>0.640196721311475</text:p>
          </table:table-cell>
          <table:table-cell office:value-type="float" office:value="1.03245757984859" calcext:value-type="float">
            <text:p>1.03245757984859</text:p>
          </table:table-cell>
          <table:table-cell office:value-type="float" office:value="0.0151963215321302" calcext:value-type="float">
            <text:p>0.01519632153213</text:p>
          </table:table-cell>
          <table:table-cell office:value-type="float" office:value="0" calcext:value-type="float">
            <text:p>0</text:p>
          </table:table-cell>
          <table:table-cell office:value-type="float" office:value="0.0091828982035319" calcext:value-type="float">
            <text:p>0.009182898203532</text:p>
          </table:table-cell>
          <table:table-cell office:value-type="float" office:value="0.000204416116078695" calcext:value-type="float">
            <text:p>0.000204416116079</text:p>
          </table:table-cell>
          <table:table-cell office:value-type="float" office:value="0.0168875773747762" calcext:value-type="float">
            <text:p>0.016887577374776</text:p>
          </table:table-cell>
          <table:table-cell table:formula="of:=([.AB13]+[.AD13])/2" office:value-type="float" office:value="0.643254926312303" calcext:value-type="float">
            <text:p>0.643</text:p>
          </table:table-cell>
          <table:table-cell table:formula="of:=&quot;https://public-mlflow.deepset.ai/#/experiments/8/runs/&quot; &amp; [.A13]" office:value-type="string" office:string-value="https://public-mlflow.deepset.ai/#/experiments/8/runs/cdf955801a8743388afe3df717ecf90f" calcext:value-type="string">
            <text:p>https://public-mlflow.deepset.ai/#/experiments/8/runs/cdf955801a8743388afe3df717ecf90f</text:p>
          </table:table-cell>
          <table:table-cell table:formula="of:=&quot;https://public-mlflow.deepset.ai/#/metric/Dev_f1_macro_text_classification?runs=[%22&quot; &amp; [.A1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cdf955801a8743388afe3df717ecf90f%22]&amp;experiment=8&amp;plot_metric_keys=[%22Dev_f1_macro_text_classification%22,%22Dev_loss_text_classification%22,%22Train_loss_total%22]" calcext:value-type="string">
            <text:p>https://public-mlflow.deepset.ai/#/metric/Dev_f1_macro_text_classification?runs=[%22cdf955801a8743388afe3df717ecf90f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ad7762fe0d19424290ab6cb070b96211</text:p>
          </table:table-cell>
          <table:table-cell office:value-type="string" calcext:value-type="string">
            <text:p>NoHateCoarse_config14_full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45599728168536" calcext:value-type="float">
            <text:p>0.645599728168536</text:p>
          </table:table-cell>
          <table:table-cell office:value-type="float" office:value="1.44710998887184" calcext:value-type="float">
            <text:p>1.44710998887184</text:p>
          </table:table-cell>
          <table:table-cell office:value-type="float" office:value="0.623280946822409" calcext:value-type="float">
            <text:p>0.623280946822409</text:p>
          </table:table-cell>
          <table:table-cell office:value-type="float" office:value="1.45584344222981" calcext:value-type="float">
            <text:p>1.45584344222981</text:p>
          </table:table-cell>
          <table:table-cell office:value-type="float" office:value="0.0282053537666798" calcext:value-type="float">
            <text:p>0.02820535376668</text:p>
          </table:table-cell>
          <table:table-cell office:value-type="float" office:value="0" calcext:value-type="float">
            <text:p>0</text:p>
          </table:table-cell>
          <table:table-cell office:value-type="float" office:value="0.00556592146555583" calcext:value-type="float">
            <text:p>0.005565921465556</text:p>
          </table:table-cell>
          <table:table-cell office:value-type="float" office:value="0.000243087609608968" calcext:value-type="float">
            <text:p>0.000243087609609</text:p>
          </table:table-cell>
          <table:table-cell office:value-type="float" office:value="0.0169246355692546" calcext:value-type="float">
            <text:p>0.016924635569255</text:p>
          </table:table-cell>
          <table:table-cell table:formula="of:=([.AB14]+[.AD14])/2" office:value-type="float" office:value="0.634440337495473" calcext:value-type="float">
            <text:p>0.634</text:p>
          </table:table-cell>
          <table:table-cell table:formula="of:=&quot;https://public-mlflow.deepset.ai/#/experiments/8/runs/&quot; &amp; [.A14]" office:value-type="string" office:string-value="https://public-mlflow.deepset.ai/#/experiments/8/runs/ad7762fe0d19424290ab6cb070b96211" calcext:value-type="string">
            <text:p>https://public-mlflow.deepset.ai/#/experiments/8/runs/ad7762fe0d19424290ab6cb070b96211</text:p>
          </table:table-cell>
          <table:table-cell table:formula="of:=&quot;https://public-mlflow.deepset.ai/#/metric/Dev_f1_macro_text_classification?runs=[%22&quot; &amp; [.A1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ad7762fe0d19424290ab6cb070b96211%22]&amp;experiment=8&amp;plot_metric_keys=[%22Dev_f1_macro_text_classification%22,%22Dev_loss_text_classification%22,%22Train_loss_total%22]" calcext:value-type="string">
            <text:p>https://public-mlflow.deepset.ai/#/metric/Dev_f1_macro_text_classification?runs=[%22ad7762fe0d19424290ab6cb070b96211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6411fdb2c828493582c611cc19e162c4</text:p>
          </table:table-cell>
          <table:table-cell office:value-type="string" calcext:value-type="string">
            <text:p>NoHateCoarse_config14_full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/step28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45578361787838" calcext:value-type="float">
            <text:p>0.645578361787838</text:p>
          </table:table-cell>
          <table:table-cell office:value-type="float" office:value="1.39726633833559" calcext:value-type="float">
            <text:p>1.39726633833559</text:p>
          </table:table-cell>
          <table:table-cell office:value-type="float" office:value="0.599137931034483" calcext:value-type="float">
            <text:p>0.599137931034483</text:p>
          </table:table-cell>
          <table:table-cell office:value-type="float" office:value="1.50583457434049" calcext:value-type="float">
            <text:p>1.50583457434049</text:p>
          </table:table-cell>
          <table:table-cell office:value-type="float" office:value="0.00102777848951519" calcext:value-type="float">
            <text:p>0.001027778489515</text:p>
          </table:table-cell>
          <table:table-cell office:value-type="float" office:value="0" calcext:value-type="float">
            <text:p>0</text:p>
          </table:table-cell>
          <table:table-cell office:value-type="float" office:value="0.00607446829477946" calcext:value-type="float">
            <text:p>0.006074468294779</text:p>
          </table:table-cell>
          <table:table-cell office:value-type="float" office:value="0.000215880076090495" calcext:value-type="float">
            <text:p>0.00021588007609</text:p>
          </table:table-cell>
          <table:table-cell office:value-type="float" office:value="0.0175354560216268" calcext:value-type="float">
            <text:p>0.017535456021627</text:p>
          </table:table-cell>
          <table:table-cell table:formula="of:=([.AB15]+[.AD15])/2" office:value-type="float" office:value="0.62235814641116" calcext:value-type="float">
            <text:p>0.622</text:p>
          </table:table-cell>
          <table:table-cell table:formula="of:=&quot;https://public-mlflow.deepset.ai/#/experiments/8/runs/&quot; &amp; [.A15]" office:value-type="string" office:string-value="https://public-mlflow.deepset.ai/#/experiments/8/runs/6411fdb2c828493582c611cc19e162c4" calcext:value-type="string">
            <text:p>https://public-mlflow.deepset.ai/#/experiments/8/runs/6411fdb2c828493582c611cc19e162c4</text:p>
          </table:table-cell>
          <table:table-cell table:formula="of:=&quot;https://public-mlflow.deepset.ai/#/metric/Dev_f1_macro_text_classification?runs=[%22&quot; &amp; [.A1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6411fdb2c828493582c611cc19e162c4%22]&amp;experiment=8&amp;plot_metric_keys=[%22Dev_f1_macro_text_classification%22,%22Dev_loss_text_classification%22,%22Train_loss_total%22]" calcext:value-type="string">
            <text:p>https://public-mlflow.deepset.ai/#/metric/Dev_f1_macro_text_classification?runs=[%226411fdb2c828493582c611cc19e162c4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6a9510235d0b437db2e5b2e92ee957a8</text:p>
          </table:table-cell>
          <table:table-cell office:value-type="string" calcext:value-type="string">
            <text:p>NoHateCoarse_config14_full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/step36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44832189168574" calcext:value-type="float">
            <text:p>0.644832189168574</text:p>
          </table:table-cell>
          <table:table-cell office:value-type="float" office:value="0.843156472148511" calcext:value-type="float">
            <text:p>0.843156472148511</text:p>
          </table:table-cell>
          <table:table-cell office:value-type="float" office:value="0.658088235294118" calcext:value-type="float">
            <text:p>0.658088235294118</text:p>
          </table:table-cell>
          <table:table-cell office:value-type="float" office:value="0.800547056300666" calcext:value-type="float">
            <text:p>0.800547056300666</text:p>
          </table:table-cell>
          <table:table-cell office:value-type="float" office:value="0.141169741749763" calcext:value-type="float">
            <text:p>0.141169741749763</text:p>
          </table:table-cell>
          <table:table-cell office:value-type="float" office:value="0" calcext:value-type="float">
            <text:p>0</text:p>
          </table:table-cell>
          <table:table-cell office:value-type="float" office:value="0.00625350872675578" calcext:value-type="float">
            <text:p>0.006253508726756</text:p>
          </table:table-cell>
          <table:table-cell office:value-type="float" office:value="0.000213281313578288" calcext:value-type="float">
            <text:p>0.000213281313578</text:p>
          </table:table-cell>
          <table:table-cell office:value-type="float" office:value="0.0179710586865743" calcext:value-type="float">
            <text:p>0.017971058686574</text:p>
          </table:table-cell>
          <table:table-cell table:formula="of:=([.AB16]+[.AD16])/2" office:value-type="float" office:value="0.651460212231346" calcext:value-type="float">
            <text:p>0.651</text:p>
          </table:table-cell>
          <table:table-cell table:formula="of:=&quot;https://public-mlflow.deepset.ai/#/experiments/8/runs/&quot; &amp; [.A16]" office:value-type="string" office:string-value="https://public-mlflow.deepset.ai/#/experiments/8/runs/6a9510235d0b437db2e5b2e92ee957a8" calcext:value-type="string">
            <text:p>https://public-mlflow.deepset.ai/#/experiments/8/runs/6a9510235d0b437db2e5b2e92ee957a8</text:p>
          </table:table-cell>
          <table:table-cell table:formula="of:=&quot;https://public-mlflow.deepset.ai/#/metric/Dev_f1_macro_text_classification?runs=[%22&quot; &amp; [.A1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6a9510235d0b437db2e5b2e92ee957a8%22]&amp;experiment=8&amp;plot_metric_keys=[%22Dev_f1_macro_text_classification%22,%22Dev_loss_text_classification%22,%22Train_loss_total%22]" calcext:value-type="string">
            <text:p>https://public-mlflow.deepset.ai/#/metric/Dev_f1_macro_text_classification?runs=[%226a9510235d0b437db2e5b2e92ee957a8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8b3a1d2af8194fa28a34c1e8ecfb2411</text:p>
          </table:table-cell>
          <table:table-cell office:value-type="string" calcext:value-type="string">
            <text:p>NoHateCoarse_config14_full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43682742128338" calcext:value-type="float">
            <text:p>0.643682742128338</text:p>
          </table:table-cell>
          <table:table-cell office:value-type="float" office:value="1.3048300871113" calcext:value-type="float">
            <text:p>1.3048300871113</text:p>
          </table:table-cell>
          <table:table-cell office:value-type="float" office:value="0.637904380188949" calcext:value-type="float">
            <text:p>0.637904380188949</text:p>
          </table:table-cell>
          <table:table-cell office:value-type="float" office:value="1.09317764159172" calcext:value-type="float">
            <text:p>1.09317764159172</text:p>
          </table:table-cell>
          <table:table-cell office:value-type="float" office:value="0.0124833639711142" calcext:value-type="float">
            <text:p>0.012483363971114</text:p>
          </table:table-cell>
          <table:table-cell office:value-type="float" office:value="0" calcext:value-type="float">
            <text:p>0</text:p>
          </table:table-cell>
          <table:table-cell office:value-type="float" office:value="0.00722726980845133" calcext:value-type="float">
            <text:p>0.007227269808451</text:p>
          </table:table-cell>
          <table:table-cell office:value-type="float" office:value="0.000198578834533691" calcext:value-type="float">
            <text:p>0.000198578834534</text:p>
          </table:table-cell>
          <table:table-cell office:value-type="float" office:value="0.0168526570002238" calcext:value-type="float">
            <text:p>0.016852657000224</text:p>
          </table:table-cell>
          <table:table-cell table:formula="of:=([.AB17]+[.AD17])/2" office:value-type="float" office:value="0.640793561158644" calcext:value-type="float">
            <text:p>0.641</text:p>
          </table:table-cell>
          <table:table-cell table:formula="of:=&quot;https://public-mlflow.deepset.ai/#/experiments/8/runs/&quot; &amp; [.A17]" office:value-type="string" office:string-value="https://public-mlflow.deepset.ai/#/experiments/8/runs/8b3a1d2af8194fa28a34c1e8ecfb2411" calcext:value-type="string">
            <text:p>https://public-mlflow.deepset.ai/#/experiments/8/runs/8b3a1d2af8194fa28a34c1e8ecfb2411</text:p>
          </table:table-cell>
          <table:table-cell table:formula="of:=&quot;https://public-mlflow.deepset.ai/#/metric/Dev_f1_macro_text_classification?runs=[%22&quot; &amp; [.A1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8b3a1d2af8194fa28a34c1e8ecfb2411%22]&amp;experiment=8&amp;plot_metric_keys=[%22Dev_f1_macro_text_classification%22,%22Dev_loss_text_classification%22,%22Train_loss_total%22]" calcext:value-type="string">
            <text:p>https://public-mlflow.deepset.ai/#/metric/Dev_f1_macro_text_classification?runs=[%228b3a1d2af8194fa28a34c1e8ecfb2411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6e56e1148aae4b5991c66f1ade9e749d</text:p>
          </table:table-cell>
          <table:table-cell office:value-type="string" calcext:value-type="string">
            <text:p>NoHateCoarse_config14_full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9436957172806" calcext:value-type="float">
            <text:p>0.639436957172806</text:p>
          </table:table-cell>
          <table:table-cell office:value-type="float" office:value="0.689297996111364" calcext:value-type="float">
            <text:p>0.689297996111364</text:p>
          </table:table-cell>
          <table:table-cell office:value-type="float" office:value="0.614083983649201" calcext:value-type="float">
            <text:p>0.614083983649201</text:p>
          </table:table-cell>
          <table:table-cell office:value-type="float" office:value="0.708238593993648" calcext:value-type="float">
            <text:p>0.708238593993648</text:p>
          </table:table-cell>
          <table:table-cell office:value-type="float" office:value="0.633581876754761" calcext:value-type="float">
            <text:p>0.633581876754761</text:p>
          </table:table-cell>
          <table:table-cell office:value-type="float" office:value="0" calcext:value-type="float">
            <text:p>0</text:p>
          </table:table-cell>
          <table:table-cell office:value-type="float" office:value="0.00555561383565267" calcext:value-type="float">
            <text:p>0.005555613835653</text:p>
          </table:table-cell>
          <table:table-cell office:value-type="float" office:value="0.000343620777130127" calcext:value-type="float">
            <text:p>0.00034362077713</text:p>
          </table:table-cell>
          <table:table-cell office:value-type="float" office:value="0.0166951100031535" calcext:value-type="float">
            <text:p>0.016695110003154</text:p>
          </table:table-cell>
          <table:table-cell table:formula="of:=([.AB18]+[.AD18])/2" office:value-type="float" office:value="0.626760470411004" calcext:value-type="float">
            <text:p>0.627</text:p>
          </table:table-cell>
          <table:table-cell table:formula="of:=&quot;https://public-mlflow.deepset.ai/#/experiments/8/runs/&quot; &amp; [.A18]" office:value-type="string" office:string-value="https://public-mlflow.deepset.ai/#/experiments/8/runs/6e56e1148aae4b5991c66f1ade9e749d" calcext:value-type="string">
            <text:p>https://public-mlflow.deepset.ai/#/experiments/8/runs/6e56e1148aae4b5991c66f1ade9e749d</text:p>
          </table:table-cell>
          <table:table-cell table:formula="of:=&quot;https://public-mlflow.deepset.ai/#/metric/Dev_f1_macro_text_classification?runs=[%22&quot; &amp; [.A1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6e56e1148aae4b5991c66f1ade9e749d%22]&amp;experiment=8&amp;plot_metric_keys=[%22Dev_f1_macro_text_classification%22,%22Dev_loss_text_classification%22,%22Train_loss_total%22]" calcext:value-type="string">
            <text:p>https://public-mlflow.deepset.ai/#/metric/Dev_f1_macro_text_classification?runs=[%226e56e1148aae4b5991c66f1ade9e749d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aad68e4a943542eea0fca3f8e17bf024</text:p>
          </table:table-cell>
          <table:table-cell office:value-type="string" calcext:value-type="string">
            <text:p>NoHateCoarse_config14_full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8787878787879" calcext:value-type="float">
            <text:p>0.638787878787879</text:p>
          </table:table-cell>
          <table:table-cell office:value-type="float" office:value="1.41333207188037" calcext:value-type="float">
            <text:p>1.41333207188037</text:p>
          </table:table-cell>
          <table:table-cell office:value-type="float" office:value="0.613561817512576" calcext:value-type="float">
            <text:p>0.613561817512576</text:p>
          </table:table-cell>
          <table:table-cell office:value-type="float" office:value="1.38206816232333" calcext:value-type="float">
            <text:p>1.38206816232333</text:p>
          </table:table-cell>
          <table:table-cell office:value-type="float" office:value="0.00262524327263236" calcext:value-type="float">
            <text:p>0.002625243272632</text:p>
          </table:table-cell>
          <table:table-cell office:value-type="float" office:value="0" calcext:value-type="float">
            <text:p>0</text:p>
          </table:table-cell>
          <table:table-cell office:value-type="float" office:value="0.00746493736902873" calcext:value-type="float">
            <text:p>0.007464937369029</text:p>
          </table:table-cell>
          <table:table-cell office:value-type="float" office:value="0.00021662712097168" calcext:value-type="float">
            <text:p>0.000216627120972</text:p>
          </table:table-cell>
          <table:table-cell office:value-type="float" office:value="0.0154735048611959" calcext:value-type="float">
            <text:p>0.015473504861196</text:p>
          </table:table-cell>
          <table:table-cell table:formula="of:=([.AB19]+[.AD19])/2" office:value-type="float" office:value="0.626174848150228" calcext:value-type="float">
            <text:p>0.626</text:p>
          </table:table-cell>
          <table:table-cell table:formula="of:=&quot;https://public-mlflow.deepset.ai/#/experiments/8/runs/&quot; &amp; [.A19]" office:value-type="string" office:string-value="https://public-mlflow.deepset.ai/#/experiments/8/runs/aad68e4a943542eea0fca3f8e17bf024" calcext:value-type="string">
            <text:p>https://public-mlflow.deepset.ai/#/experiments/8/runs/aad68e4a943542eea0fca3f8e17bf024</text:p>
          </table:table-cell>
          <table:table-cell table:formula="of:=&quot;https://public-mlflow.deepset.ai/#/metric/Dev_f1_macro_text_classification?runs=[%22&quot; &amp; [.A1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aad68e4a943542eea0fca3f8e17bf024%22]&amp;experiment=8&amp;plot_metric_keys=[%22Dev_f1_macro_text_classification%22,%22Dev_loss_text_classification%22,%22Train_loss_total%22]" calcext:value-type="string">
            <text:p>https://public-mlflow.deepset.ai/#/metric/Dev_f1_macro_text_classification?runs=[%22aad68e4a943542eea0fca3f8e17bf024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5792971cc3494fd0adf6412dba772654</text:p>
          </table:table-cell>
          <table:table-cell office:value-type="string" calcext:value-type="string">
            <text:p>NoHateCoarse_config14_full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7859796534842" calcext:value-type="float">
            <text:p>0.637859796534842</text:p>
          </table:table-cell>
          <table:table-cell office:value-type="float" office:value="0.893182629706876" calcext:value-type="float">
            <text:p>0.893182629706876</text:p>
          </table:table-cell>
          <table:table-cell office:value-type="float" office:value="0.624095077220077" calcext:value-type="float">
            <text:p>0.624095077220077</text:p>
          </table:table-cell>
          <table:table-cell office:value-type="float" office:value="0.90030445591096" calcext:value-type="float">
            <text:p>0.90030445591096</text:p>
          </table:table-cell>
          <table:table-cell office:value-type="float" office:value="0.0224276892840862" calcext:value-type="float">
            <text:p>0.022427689284086</text:p>
          </table:table-cell>
          <table:table-cell office:value-type="float" office:value="0" calcext:value-type="float">
            <text:p>0</text:p>
          </table:table-cell>
          <table:table-cell office:value-type="float" office:value="0.00763891140619914" calcext:value-type="float">
            <text:p>0.007638911406199</text:p>
          </table:table-cell>
          <table:table-cell office:value-type="float" office:value="0.000266675154368083" calcext:value-type="float">
            <text:p>0.000266675154368</text:p>
          </table:table-cell>
          <table:table-cell office:value-type="float" office:value="0.0174627502759298" calcext:value-type="float">
            <text:p>0.01746275027593</text:p>
          </table:table-cell>
          <table:table-cell table:formula="of:=([.AB20]+[.AD20])/2" office:value-type="float" office:value="0.63097743687746" calcext:value-type="float">
            <text:p>0.631</text:p>
          </table:table-cell>
          <table:table-cell table:formula="of:=&quot;https://public-mlflow.deepset.ai/#/experiments/8/runs/&quot; &amp; [.A20]" office:value-type="string" office:string-value="https://public-mlflow.deepset.ai/#/experiments/8/runs/5792971cc3494fd0adf6412dba772654" calcext:value-type="string">
            <text:p>https://public-mlflow.deepset.ai/#/experiments/8/runs/5792971cc3494fd0adf6412dba772654</text:p>
          </table:table-cell>
          <table:table-cell table:formula="of:=&quot;https://public-mlflow.deepset.ai/#/metric/Dev_f1_macro_text_classification?runs=[%22&quot; &amp; [.A20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5792971cc3494fd0adf6412dba772654%22]&amp;experiment=8&amp;plot_metric_keys=[%22Dev_f1_macro_text_classification%22,%22Dev_loss_text_classification%22,%22Train_loss_total%22]" calcext:value-type="string">
            <text:p>https://public-mlflow.deepset.ai/#/metric/Dev_f1_macro_text_classification?runs=[%225792971cc3494fd0adf6412dba772654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90ed9e0d9c54c8f9644dd42ead110f9</text:p>
          </table:table-cell>
          <table:table-cell office:value-type="string" calcext:value-type="string">
            <text:p>NoHateCoarse_config14_full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/step28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7674074631169" calcext:value-type="float">
            <text:p>0.637674074631169</text:p>
          </table:table-cell>
          <table:table-cell office:value-type="float" office:value="1.30830794852852" calcext:value-type="float">
            <text:p>1.30830794852852</text:p>
          </table:table-cell>
          <table:table-cell office:value-type="float" office:value="0.615702479338843" calcext:value-type="float">
            <text:p>0.615702479338843</text:p>
          </table:table-cell>
          <table:table-cell office:value-type="float" office:value="1.26102787320332" calcext:value-type="float">
            <text:p>1.26102787320332</text:p>
          </table:table-cell>
          <table:table-cell office:value-type="float" office:value="0.0042708357796073" calcext:value-type="float">
            <text:p>0.004270835779607</text:p>
          </table:table-cell>
          <table:table-cell office:value-type="float" office:value="0" calcext:value-type="float">
            <text:p>0</text:p>
          </table:table-cell>
          <table:table-cell office:value-type="float" office:value="0.00608172416687012" calcext:value-type="float">
            <text:p>0.00608172416687</text:p>
          </table:table-cell>
          <table:table-cell office:value-type="float" office:value="0.00019752581914266" calcext:value-type="float">
            <text:p>0.000197525819143</text:p>
          </table:table-cell>
          <table:table-cell office:value-type="float" office:value="0.017878512541453" calcext:value-type="float">
            <text:p>0.017878512541453</text:p>
          </table:table-cell>
          <table:table-cell table:formula="of:=([.AB21]+[.AD21])/2" office:value-type="float" office:value="0.626688276985006" calcext:value-type="float">
            <text:p>0.627</text:p>
          </table:table-cell>
          <table:table-cell table:formula="of:=&quot;https://public-mlflow.deepset.ai/#/experiments/8/runs/&quot; &amp; [.A21]" office:value-type="string" office:string-value="https://public-mlflow.deepset.ai/#/experiments/8/runs/d90ed9e0d9c54c8f9644dd42ead110f9" calcext:value-type="string">
            <text:p>https://public-mlflow.deepset.ai/#/experiments/8/runs/d90ed9e0d9c54c8f9644dd42ead110f9</text:p>
          </table:table-cell>
          <table:table-cell table:formula="of:=&quot;https://public-mlflow.deepset.ai/#/metric/Dev_f1_macro_text_classification?runs=[%22&quot; &amp; [.A21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90ed9e0d9c54c8f9644dd42ead110f9%22]&amp;experiment=8&amp;plot_metric_keys=[%22Dev_f1_macro_text_classification%22,%22Dev_loss_text_classification%22,%22Train_loss_total%22]" calcext:value-type="string">
            <text:p>https://public-mlflow.deepset.ai/#/metric/Dev_f1_macro_text_classification?runs=[%22d90ed9e0d9c54c8f9644dd42ead110f9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9c838e24da7945009201387f57a517be</text:p>
          </table:table-cell>
          <table:table-cell office:value-type="string" calcext:value-type="string">
            <text:p>NoHateCoarse_config14_full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/step28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2297094938604" calcext:value-type="float">
            <text:p>0.632297094938604</text:p>
          </table:table-cell>
          <table:table-cell office:value-type="float" office:value="1.16762614410196" calcext:value-type="float">
            <text:p>1.16762614410196</text:p>
          </table:table-cell>
          <table:table-cell office:value-type="float" office:value="0.641212492345377" calcext:value-type="float">
            <text:p>0.641212492345377</text:p>
          </table:table-cell>
          <table:table-cell office:value-type="float" office:value="1.15429992573236" calcext:value-type="float">
            <text:p>1.15429992573236</text:p>
          </table:table-cell>
          <table:table-cell office:value-type="float" office:value="0.0151285901665688" calcext:value-type="float">
            <text:p>0.015128590166569</text:p>
          </table:table-cell>
          <table:table-cell office:value-type="float" office:value="0" calcext:value-type="float">
            <text:p>0</text:p>
          </table:table-cell>
          <table:table-cell office:value-type="float" office:value="0.00608652035395304" calcext:value-type="float">
            <text:p>0.006086520353953</text:p>
          </table:table-cell>
          <table:table-cell office:value-type="float" office:value="0.000211016337076823" calcext:value-type="float">
            <text:p>0.000211016337077</text:p>
          </table:table-cell>
          <table:table-cell office:value-type="float" office:value="0.0175637483596802" calcext:value-type="float">
            <text:p>0.01756374835968</text:p>
          </table:table-cell>
          <table:table-cell table:formula="of:=([.AB22]+[.AD22])/2" office:value-type="float" office:value="0.636754793641991" calcext:value-type="float">
            <text:p>0.637</text:p>
          </table:table-cell>
          <table:table-cell table:formula="of:=&quot;https://public-mlflow.deepset.ai/#/experiments/8/runs/&quot; &amp; [.A22]" office:value-type="string" office:string-value="https://public-mlflow.deepset.ai/#/experiments/8/runs/9c838e24da7945009201387f57a517be" calcext:value-type="string">
            <text:p>https://public-mlflow.deepset.ai/#/experiments/8/runs/9c838e24da7945009201387f57a517be</text:p>
          </table:table-cell>
          <table:table-cell table:formula="of:=&quot;https://public-mlflow.deepset.ai/#/metric/Dev_f1_macro_text_classification?runs=[%22&quot; &amp; [.A2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9c838e24da7945009201387f57a517be%22]&amp;experiment=8&amp;plot_metric_keys=[%22Dev_f1_macro_text_classification%22,%22Dev_loss_text_classification%22,%22Train_loss_total%22]" calcext:value-type="string">
            <text:p>https://public-mlflow.deepset.ai/#/metric/Dev_f1_macro_text_classification?runs=[%229c838e24da7945009201387f57a517be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2bbc17f0cf0b4f9f9596a3f8f121dd36</text:p>
          </table:table-cell>
          <table:table-cell office:value-type="string" calcext:value-type="string">
            <text:p>NoHateCoarse_config14_full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1188118811881" calcext:value-type="float">
            <text:p>0.631188118811881</text:p>
          </table:table-cell>
          <table:table-cell office:value-type="float" office:value="1.14295741055636" calcext:value-type="float">
            <text:p>1.14295741055636</text:p>
          </table:table-cell>
          <table:table-cell office:value-type="float" office:value="0.611252769301509" calcext:value-type="float">
            <text:p>0.611252769301509</text:p>
          </table:table-cell>
          <table:table-cell office:value-type="float" office:value="1.15327015743461" calcext:value-type="float">
            <text:p>1.15327015743461</text:p>
          </table:table-cell>
          <table:table-cell office:value-type="float" office:value="0.00838950090110302" calcext:value-type="float">
            <text:p>0.008389500901103</text:p>
          </table:table-cell>
          <table:table-cell office:value-type="float" office:value="0" calcext:value-type="float">
            <text:p>0</text:p>
          </table:table-cell>
          <table:table-cell office:value-type="float" office:value="0.00494102636973063" calcext:value-type="float">
            <text:p>0.004941026369731</text:p>
          </table:table-cell>
          <table:table-cell office:value-type="float" office:value="0.000221796830495199" calcext:value-type="float">
            <text:p>0.000221796830495</text:p>
          </table:table-cell>
          <table:table-cell office:value-type="float" office:value="0.016593341032664" calcext:value-type="float">
            <text:p>0.016593341032664</text:p>
          </table:table-cell>
          <table:table-cell table:formula="of:=([.AB23]+[.AD23])/2" office:value-type="float" office:value="0.621220444056695" calcext:value-type="float">
            <text:p>0.621</text:p>
          </table:table-cell>
          <table:table-cell table:formula="of:=&quot;https://public-mlflow.deepset.ai/#/experiments/8/runs/&quot; &amp; [.A23]" office:value-type="string" office:string-value="https://public-mlflow.deepset.ai/#/experiments/8/runs/2bbc17f0cf0b4f9f9596a3f8f121dd36" calcext:value-type="string">
            <text:p>https://public-mlflow.deepset.ai/#/experiments/8/runs/2bbc17f0cf0b4f9f9596a3f8f121dd36</text:p>
          </table:table-cell>
          <table:table-cell table:formula="of:=&quot;https://public-mlflow.deepset.ai/#/metric/Dev_f1_macro_text_classification?runs=[%22&quot; &amp; [.A2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2bbc17f0cf0b4f9f9596a3f8f121dd36%22]&amp;experiment=8&amp;plot_metric_keys=[%22Dev_f1_macro_text_classification%22,%22Dev_loss_text_classification%22,%22Train_loss_total%22]" calcext:value-type="string">
            <text:p>https://public-mlflow.deepset.ai/#/metric/Dev_f1_macro_text_classification?runs=[%222bbc17f0cf0b4f9f9596a3f8f121dd36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123e71aa87548a5aad0c894d4a7df48</text:p>
          </table:table-cell>
          <table:table-cell office:value-type="string" calcext:value-type="string">
            <text:p>NoHateCoarse_config14_full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1057012221282" calcext:value-type="float">
            <text:p>0.631057012221282</text:p>
          </table:table-cell>
          <table:table-cell office:value-type="float" office:value="1.26010263046162" calcext:value-type="float">
            <text:p>1.26010263046162</text:p>
          </table:table-cell>
          <table:table-cell office:value-type="float" office:value="0.638341181831992" calcext:value-type="float">
            <text:p>0.638341181831992</text:p>
          </table:table-cell>
          <table:table-cell office:value-type="float" office:value="1.290713543533" calcext:value-type="float">
            <text:p>1.290713543533</text:p>
          </table:table-cell>
          <table:table-cell office:value-type="float" office:value="0.00669181253761053" calcext:value-type="float">
            <text:p>0.006691812537611</text:p>
          </table:table-cell>
          <table:table-cell office:value-type="float" office:value="0" calcext:value-type="float">
            <text:p>0</text:p>
          </table:table-cell>
          <table:table-cell office:value-type="float" office:value="0.00559980471928914" calcext:value-type="float">
            <text:p>0.005599804719289</text:p>
          </table:table-cell>
          <table:table-cell office:value-type="float" office:value="0.000202349821726481" calcext:value-type="float">
            <text:p>0.000202349821726</text:p>
          </table:table-cell>
          <table:table-cell office:value-type="float" office:value="0.0185253858566284" calcext:value-type="float">
            <text:p>0.018525385856628</text:p>
          </table:table-cell>
          <table:table-cell table:formula="of:=([.AB24]+[.AD24])/2" office:value-type="float" office:value="0.634699097026637" calcext:value-type="float">
            <text:p>0.635</text:p>
          </table:table-cell>
          <table:table-cell table:formula="of:=&quot;https://public-mlflow.deepset.ai/#/experiments/8/runs/&quot; &amp; [.A24]" office:value-type="string" office:string-value="https://public-mlflow.deepset.ai/#/experiments/8/runs/d123e71aa87548a5aad0c894d4a7df48" calcext:value-type="string">
            <text:p>https://public-mlflow.deepset.ai/#/experiments/8/runs/d123e71aa87548a5aad0c894d4a7df48</text:p>
          </table:table-cell>
          <table:table-cell table:formula="of:=&quot;https://public-mlflow.deepset.ai/#/metric/Dev_f1_macro_text_classification?runs=[%22&quot; &amp; [.A2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123e71aa87548a5aad0c894d4a7df48%22]&amp;experiment=8&amp;plot_metric_keys=[%22Dev_f1_macro_text_classification%22,%22Dev_loss_text_classification%22,%22Train_loss_total%22]" calcext:value-type="string">
            <text:p>https://public-mlflow.deepset.ai/#/metric/Dev_f1_macro_text_classification?runs=[%22d123e71aa87548a5aad0c894d4a7df48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3ff16a00e5814337b1294999fbd2b649</text:p>
          </table:table-cell>
          <table:table-cell office:value-type="string" calcext:value-type="string">
            <text:p>NoHateCoarse_config14_full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/step36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1057012221282" calcext:value-type="float">
            <text:p>0.631057012221282</text:p>
          </table:table-cell>
          <table:table-cell office:value-type="float" office:value="0.996092156275807" calcext:value-type="float">
            <text:p>0.996092156275807</text:p>
          </table:table-cell>
          <table:table-cell office:value-type="float" office:value="0.649674252014697" calcext:value-type="float">
            <text:p>0.649674252014697</text:p>
          </table:table-cell>
          <table:table-cell office:value-type="float" office:value="0.979176841756349" calcext:value-type="float">
            <text:p>0.979176841756349</text:p>
          </table:table-cell>
          <table:table-cell office:value-type="float" office:value="0.00747638894245028" calcext:value-type="float">
            <text:p>0.00747638894245</text:p>
          </table:table-cell>
          <table:table-cell office:value-type="float" office:value="0" calcext:value-type="float">
            <text:p>0</text:p>
          </table:table-cell>
          <table:table-cell office:value-type="float" office:value="0.0064146876335144" calcext:value-type="float">
            <text:p>0.006414687633514</text:p>
          </table:table-cell>
          <table:table-cell office:value-type="float" office:value="0.000207924842834473" calcext:value-type="float">
            <text:p>0.000207924842834</text:p>
          </table:table-cell>
          <table:table-cell office:value-type="float" office:value="0.0179141084353129" calcext:value-type="float">
            <text:p>0.017914108435313</text:p>
          </table:table-cell>
          <table:table-cell table:formula="of:=([.AB25]+[.AD25])/2" office:value-type="float" office:value="0.64036563211799" calcext:value-type="float">
            <text:p>0.640</text:p>
          </table:table-cell>
          <table:table-cell table:formula="of:=&quot;https://public-mlflow.deepset.ai/#/experiments/8/runs/&quot; &amp; [.A25]" office:value-type="string" office:string-value="https://public-mlflow.deepset.ai/#/experiments/8/runs/3ff16a00e5814337b1294999fbd2b649" calcext:value-type="string">
            <text:p>https://public-mlflow.deepset.ai/#/experiments/8/runs/3ff16a00e5814337b1294999fbd2b649</text:p>
          </table:table-cell>
          <table:table-cell table:formula="of:=&quot;https://public-mlflow.deepset.ai/#/metric/Dev_f1_macro_text_classification?runs=[%22&quot; &amp; [.A2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3ff16a00e5814337b1294999fbd2b649%22]&amp;experiment=8&amp;plot_metric_keys=[%22Dev_f1_macro_text_classification%22,%22Dev_loss_text_classification%22,%22Train_loss_total%22]" calcext:value-type="string">
            <text:p>https://public-mlflow.deepset.ai/#/metric/Dev_f1_macro_text_classification?runs=[%223ff16a00e5814337b1294999fbd2b649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5044a4f526b845ef88a057a6381e196c</text:p>
          </table:table-cell>
          <table:table-cell office:value-type="string" calcext:value-type="string">
            <text:p>NoHateCoarse_config14_full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9634992458522" calcext:value-type="float">
            <text:p>0.629634992458522</text:p>
          </table:table-cell>
          <table:table-cell office:value-type="float" office:value="0.674656725569859" calcext:value-type="float">
            <text:p>0.674656725569859</text:p>
          </table:table-cell>
          <table:table-cell office:value-type="float" office:value="0.626793588577028" calcext:value-type="float">
            <text:p>0.626793588577028</text:p>
          </table:table-cell>
          <table:table-cell office:value-type="float" office:value="0.684357422654347" calcext:value-type="float">
            <text:p>0.684357422654347</text:p>
          </table:table-cell>
          <table:table-cell office:value-type="float" office:value="0.715998530387878" calcext:value-type="float">
            <text:p>0.715998530387878</text:p>
          </table:table-cell>
          <table:table-cell office:value-type="float" office:value="0" calcext:value-type="float">
            <text:p>0</text:p>
          </table:table-cell>
          <table:table-cell office:value-type="float" office:value="0.00523807605107625" calcext:value-type="float">
            <text:p>0.005238076051076</text:p>
          </table:table-cell>
          <table:table-cell office:value-type="float" office:value="0.000210491816202799" calcext:value-type="float">
            <text:p>0.000210491816203</text:p>
          </table:table-cell>
          <table:table-cell office:value-type="float" office:value="0.0152965903282166" calcext:value-type="float">
            <text:p>0.015296590328217</text:p>
          </table:table-cell>
          <table:table-cell table:formula="of:=([.AB26]+[.AD26])/2" office:value-type="float" office:value="0.628214290517775" calcext:value-type="float">
            <text:p>0.628</text:p>
          </table:table-cell>
          <table:table-cell table:formula="of:=&quot;https://public-mlflow.deepset.ai/#/experiments/8/runs/&quot; &amp; [.A26]" office:value-type="string" office:string-value="https://public-mlflow.deepset.ai/#/experiments/8/runs/5044a4f526b845ef88a057a6381e196c" calcext:value-type="string">
            <text:p>https://public-mlflow.deepset.ai/#/experiments/8/runs/5044a4f526b845ef88a057a6381e196c</text:p>
          </table:table-cell>
          <table:table-cell table:formula="of:=&quot;https://public-mlflow.deepset.ai/#/metric/Dev_f1_macro_text_classification?runs=[%22&quot; &amp; [.A2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5044a4f526b845ef88a057a6381e196c%22]&amp;experiment=8&amp;plot_metric_keys=[%22Dev_f1_macro_text_classification%22,%22Dev_loss_text_classification%22,%22Train_loss_total%22]" calcext:value-type="string">
            <text:p>https://public-mlflow.deepset.ai/#/metric/Dev_f1_macro_text_classification?runs=[%225044a4f526b845ef88a057a6381e196c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a3a5080ec0e14e0f8ff0d773515d2400</text:p>
          </table:table-cell>
          <table:table-cell office:value-type="string" calcext:value-type="string">
            <text:p>NoHateCoarse_config14_full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8231671709933" calcext:value-type="float">
            <text:p>0.628231671709933</text:p>
          </table:table-cell>
          <table:table-cell office:value-type="float" office:value="1.54437340825996" calcext:value-type="float">
            <text:p>1.54437340825996</text:p>
          </table:table-cell>
          <table:table-cell office:value-type="float" office:value="0.602402750735325" calcext:value-type="float">
            <text:p>0.602402750735325</text:p>
          </table:table-cell>
          <table:table-cell office:value-type="float" office:value="1.40159847659449" calcext:value-type="float">
            <text:p>1.40159847659449</text:p>
          </table:table-cell>
          <table:table-cell office:value-type="float" office:value="0.00205737492069602" calcext:value-type="float">
            <text:p>0.002057374920696</text:p>
          </table:table-cell>
          <table:table-cell office:value-type="float" office:value="0" calcext:value-type="float">
            <text:p>0</text:p>
          </table:table-cell>
          <table:table-cell office:value-type="float" office:value="0.00574448506037394" calcext:value-type="float">
            <text:p>0.005744485060374</text:p>
          </table:table-cell>
          <table:table-cell office:value-type="float" office:value="0.000287040074666341" calcext:value-type="float">
            <text:p>0.000287040074666</text:p>
          </table:table-cell>
          <table:table-cell office:value-type="float" office:value="0.0167884111404419" calcext:value-type="float">
            <text:p>0.016788411140442</text:p>
          </table:table-cell>
          <table:table-cell table:formula="of:=([.AB27]+[.AD27])/2" office:value-type="float" office:value="0.615317211222629" calcext:value-type="float">
            <text:p>0.615</text:p>
          </table:table-cell>
          <table:table-cell table:formula="of:=&quot;https://public-mlflow.deepset.ai/#/experiments/8/runs/&quot; &amp; [.A27]" office:value-type="string" office:string-value="https://public-mlflow.deepset.ai/#/experiments/8/runs/a3a5080ec0e14e0f8ff0d773515d2400" calcext:value-type="string">
            <text:p>https://public-mlflow.deepset.ai/#/experiments/8/runs/a3a5080ec0e14e0f8ff0d773515d2400</text:p>
          </table:table-cell>
          <table:table-cell table:formula="of:=&quot;https://public-mlflow.deepset.ai/#/metric/Dev_f1_macro_text_classification?runs=[%22&quot; &amp; [.A2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a3a5080ec0e14e0f8ff0d773515d2400%22]&amp;experiment=8&amp;plot_metric_keys=[%22Dev_f1_macro_text_classification%22,%22Dev_loss_text_classification%22,%22Train_loss_total%22]" calcext:value-type="string">
            <text:p>https://public-mlflow.deepset.ai/#/metric/Dev_f1_macro_text_classification?runs=[%22a3a5080ec0e14e0f8ff0d773515d2400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1a7abfde08bc495583a99634c63f4955</text:p>
          </table:table-cell>
          <table:table-cell office:value-type="string" calcext:value-type="string">
            <text:p>NoHateCoarse_config14_full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/step36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7882249669275" calcext:value-type="float">
            <text:p>0.627882249669275</text:p>
          </table:table-cell>
          <table:table-cell office:value-type="float" office:value="0.769930113081964" calcext:value-type="float">
            <text:p>0.769930113081964</text:p>
          </table:table-cell>
          <table:table-cell office:value-type="float" office:value="0.624221168066072" calcext:value-type="float">
            <text:p>0.624221168066072</text:p>
          </table:table-cell>
          <table:table-cell office:value-type="float" office:value="0.714891567025133" calcext:value-type="float">
            <text:p>0.714891567025133</text:p>
          </table:table-cell>
          <table:table-cell office:value-type="float" office:value="0.178585156798363" calcext:value-type="float">
            <text:p>0.178585156798363</text:p>
          </table:table-cell>
          <table:table-cell office:value-type="float" office:value="0" calcext:value-type="float">
            <text:p>0</text:p>
          </table:table-cell>
          <table:table-cell office:value-type="float" office:value="0.00585720539093018" calcext:value-type="float">
            <text:p>0.00585720539093</text:p>
          </table:table-cell>
          <table:table-cell office:value-type="float" office:value="0.000259991486867269" calcext:value-type="float">
            <text:p>0.000259991486867</text:p>
          </table:table-cell>
          <table:table-cell office:value-type="float" office:value="0.0174937089284261" calcext:value-type="float">
            <text:p>0.017493708928426</text:p>
          </table:table-cell>
          <table:table-cell table:formula="of:=([.AB28]+[.AD28])/2" office:value-type="float" office:value="0.626051708867674" calcext:value-type="float">
            <text:p>0.626</text:p>
          </table:table-cell>
          <table:table-cell table:formula="of:=&quot;https://public-mlflow.deepset.ai/#/experiments/8/runs/&quot; &amp; [.A28]" office:value-type="string" office:string-value="https://public-mlflow.deepset.ai/#/experiments/8/runs/1a7abfde08bc495583a99634c63f4955" calcext:value-type="string">
            <text:p>https://public-mlflow.deepset.ai/#/experiments/8/runs/1a7abfde08bc495583a99634c63f4955</text:p>
          </table:table-cell>
          <table:table-cell table:formula="of:=&quot;https://public-mlflow.deepset.ai/#/metric/Dev_f1_macro_text_classification?runs=[%22&quot; &amp; [.A2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1a7abfde08bc495583a99634c63f4955%22]&amp;experiment=8&amp;plot_metric_keys=[%22Dev_f1_macro_text_classification%22,%22Dev_loss_text_classification%22,%22Train_loss_total%22]" calcext:value-type="string">
            <text:p>https://public-mlflow.deepset.ai/#/metric/Dev_f1_macro_text_classification?runs=[%221a7abfde08bc495583a99634c63f4955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b96929811b243acbc5086efbe5b85d5</text:p>
          </table:table-cell>
          <table:table-cell office:value-type="string" calcext:value-type="string">
            <text:p>NoHateCoarse_config14_full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/step21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860697365447179" calcext:value-type="float">
            <text:p>0.860697365447179</text:p>
          </table:table-cell>
          <table:table-cell office:value-type="float" office:value="0.621901639344262" calcext:value-type="float">
            <text:p>0.621901639344262</text:p>
          </table:table-cell>
          <table:table-cell office:value-type="float" office:value="0.866391192200363" calcext:value-type="float">
            <text:p>0.866391192200363</text:p>
          </table:table-cell>
          <table:table-cell office:value-type="float" office:value="0.0396898165345192" calcext:value-type="float">
            <text:p>0.039689816534519</text:p>
          </table:table-cell>
          <table:table-cell office:value-type="float" office:value="0" calcext:value-type="float">
            <text:p>0</text:p>
          </table:table-cell>
          <table:table-cell office:value-type="float" office:value="0.00742082198460897" calcext:value-type="float">
            <text:p>0.007420821984609</text:p>
          </table:table-cell>
          <table:table-cell office:value-type="float" office:value="0.000193870067596436" calcext:value-type="float">
            <text:p>0.000193870067596</text:p>
          </table:table-cell>
          <table:table-cell office:value-type="float" office:value="0.0151306629180908" calcext:value-type="float">
            <text:p>0.015130662918091</text:p>
          </table:table-cell>
          <table:table-cell table:formula="of:=([.AB29]+[.AD29])/2" office:value-type="float" office:value="0.624700819672131" calcext:value-type="float">
            <text:p>0.625</text:p>
          </table:table-cell>
          <table:table-cell table:formula="of:=&quot;https://public-mlflow.deepset.ai/#/experiments/8/runs/&quot; &amp; [.A29]" office:value-type="string" office:string-value="https://public-mlflow.deepset.ai/#/experiments/8/runs/db96929811b243acbc5086efbe5b85d5" calcext:value-type="string">
            <text:p>https://public-mlflow.deepset.ai/#/experiments/8/runs/db96929811b243acbc5086efbe5b85d5</text:p>
          </table:table-cell>
          <table:table-cell table:formula="of:=&quot;https://public-mlflow.deepset.ai/#/metric/Dev_f1_macro_text_classification?runs=[%22&quot; &amp; [.A2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b96929811b243acbc5086efbe5b85d5%22]&amp;experiment=8&amp;plot_metric_keys=[%22Dev_f1_macro_text_classification%22,%22Dev_loss_text_classification%22,%22Train_loss_total%22]" calcext:value-type="string">
            <text:p>https://public-mlflow.deepset.ai/#/metric/Dev_f1_macro_text_classification?runs=[%22db96929811b243acbc5086efbe5b85d5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5c89856036e849a08471d089ff9b48fe</text:p>
          </table:table-cell>
          <table:table-cell office:value-type="string" calcext:value-type="string">
            <text:p>NoHateCoarse_config14_full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/step28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7304073403074" calcext:value-type="float">
            <text:p>0.627304073403074</text:p>
          </table:table-cell>
          <table:table-cell office:value-type="float" office:value="1.29343293977264" calcext:value-type="float">
            <text:p>1.29343293977264</text:p>
          </table:table-cell>
          <table:table-cell office:value-type="float" office:value="0.628153770996956" calcext:value-type="float">
            <text:p>0.628153770996956</text:p>
          </table:table-cell>
          <table:table-cell office:value-type="float" office:value="1.29165935516357" calcext:value-type="float">
            <text:p>1.29165935516357</text:p>
          </table:table-cell>
          <table:table-cell office:value-type="float" office:value="0.00122365483548492" calcext:value-type="float">
            <text:p>0.001223654835485</text:p>
          </table:table-cell>
          <table:table-cell office:value-type="float" office:value="0" calcext:value-type="float">
            <text:p>0</text:p>
          </table:table-cell>
          <table:table-cell office:value-type="float" office:value="0.006032395362854" calcext:value-type="float">
            <text:p>0.006032395362854</text:p>
          </table:table-cell>
          <table:table-cell office:value-type="float" office:value="0.000205870469411214" calcext:value-type="float">
            <text:p>0.000205870469411</text:p>
          </table:table-cell>
          <table:table-cell office:value-type="float" office:value="0.017494002978007" calcext:value-type="float">
            <text:p>0.017494002978007</text:p>
          </table:table-cell>
          <table:table-cell table:formula="of:=([.AB30]+[.AD30])/2" office:value-type="float" office:value="0.627728922200015" calcext:value-type="float">
            <text:p>0.628</text:p>
          </table:table-cell>
          <table:table-cell table:formula="of:=&quot;https://public-mlflow.deepset.ai/#/experiments/8/runs/&quot; &amp; [.A30]" office:value-type="string" office:string-value="https://public-mlflow.deepset.ai/#/experiments/8/runs/5c89856036e849a08471d089ff9b48fe" calcext:value-type="string">
            <text:p>https://public-mlflow.deepset.ai/#/experiments/8/runs/5c89856036e849a08471d089ff9b48fe</text:p>
          </table:table-cell>
          <table:table-cell table:formula="of:=&quot;https://public-mlflow.deepset.ai/#/metric/Dev_f1_macro_text_classification?runs=[%22&quot; &amp; [.A30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5c89856036e849a08471d089ff9b48fe%22]&amp;experiment=8&amp;plot_metric_keys=[%22Dev_f1_macro_text_classification%22,%22Dev_loss_text_classification%22,%22Train_loss_total%22]" calcext:value-type="string">
            <text:p>https://public-mlflow.deepset.ai/#/metric/Dev_f1_macro_text_classification?runs=[%225c89856036e849a08471d089ff9b48fe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f2fa6648a55845ed849a8d3dfb25e8d0</text:p>
          </table:table-cell>
          <table:table-cell office:value-type="string" calcext:value-type="string">
            <text:p>NoHateCoarse_config14_full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6218595929113" calcext:value-type="float">
            <text:p>0.626218595929113</text:p>
          </table:table-cell>
          <table:table-cell office:value-type="float" office:value="1.16597144555726" calcext:value-type="float">
            <text:p>1.16597144555726</text:p>
          </table:table-cell>
          <table:table-cell office:value-type="float" office:value="0.60322386623361" calcext:value-type="float">
            <text:p>0.60322386623361</text:p>
          </table:table-cell>
          <table:table-cell office:value-type="float" office:value="1.17450116270332" calcext:value-type="float">
            <text:p>1.17450116270332</text:p>
          </table:table-cell>
          <table:table-cell office:value-type="float" office:value="0.00626860931515694" calcext:value-type="float">
            <text:p>0.006268609315157</text:p>
          </table:table-cell>
          <table:table-cell office:value-type="float" office:value="0" calcext:value-type="float">
            <text:p>0</text:p>
          </table:table-cell>
          <table:table-cell office:value-type="float" office:value="0.00602871974309285" calcext:value-type="float">
            <text:p>0.006028719743093</text:p>
          </table:table-cell>
          <table:table-cell office:value-type="float" office:value="0.000213050842285156" calcext:value-type="float">
            <text:p>0.000213050842285</text:p>
          </table:table-cell>
          <table:table-cell office:value-type="float" office:value="0.0174229741096497" calcext:value-type="float">
            <text:p>0.01742297410965</text:p>
          </table:table-cell>
          <table:table-cell table:formula="of:=([.AB31]+[.AD31])/2" office:value-type="float" office:value="0.614721231081361" calcext:value-type="float">
            <text:p>0.615</text:p>
          </table:table-cell>
          <table:table-cell table:formula="of:=&quot;https://public-mlflow.deepset.ai/#/experiments/8/runs/&quot; &amp; [.A31]" office:value-type="string" office:string-value="https://public-mlflow.deepset.ai/#/experiments/8/runs/f2fa6648a55845ed849a8d3dfb25e8d0" calcext:value-type="string">
            <text:p>https://public-mlflow.deepset.ai/#/experiments/8/runs/f2fa6648a55845ed849a8d3dfb25e8d0</text:p>
          </table:table-cell>
          <table:table-cell table:formula="of:=&quot;https://public-mlflow.deepset.ai/#/metric/Dev_f1_macro_text_classification?runs=[%22&quot; &amp; [.A31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f2fa6648a55845ed849a8d3dfb25e8d0%22]&amp;experiment=8&amp;plot_metric_keys=[%22Dev_f1_macro_text_classification%22,%22Dev_loss_text_classification%22,%22Train_loss_total%22]" calcext:value-type="string">
            <text:p>https://public-mlflow.deepset.ai/#/metric/Dev_f1_macro_text_classification?runs=[%22f2fa6648a55845ed849a8d3dfb25e8d0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446144e41a51451a94734f102257dcd7</text:p>
          </table:table-cell>
          <table:table-cell office:value-type="string" calcext:value-type="string">
            <text:p>NoHateCoarse_config14_full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/step28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5947328533535" calcext:value-type="float">
            <text:p>0.625947328533535</text:p>
          </table:table-cell>
          <table:table-cell office:value-type="float" office:value="0.757595558294514" calcext:value-type="float">
            <text:p>0.757595558294514</text:p>
          </table:table-cell>
          <table:table-cell office:value-type="float" office:value="0.62670207181894" calcext:value-type="float">
            <text:p>0.62670207181894</text:p>
          </table:table-cell>
          <table:table-cell office:value-type="float" office:value="0.75315510842108" calcext:value-type="float">
            <text:p>0.75315510842108</text:p>
          </table:table-cell>
          <table:table-cell office:value-type="float" office:value="0.360687375068665" calcext:value-type="float">
            <text:p>0.360687375068665</text:p>
          </table:table-cell>
          <table:table-cell office:value-type="float" office:value="0" calcext:value-type="float">
            <text:p>0</text:p>
          </table:table-cell>
          <table:table-cell office:value-type="float" office:value="0.00615431467692057" calcext:value-type="float">
            <text:p>0.006154314676921</text:p>
          </table:table-cell>
          <table:table-cell office:value-type="float" office:value="0.000190885861714681" calcext:value-type="float">
            <text:p>0.000190885861715</text:p>
          </table:table-cell>
          <table:table-cell office:value-type="float" office:value="0.0177122632662455" calcext:value-type="float">
            <text:p>0.017712263266246</text:p>
          </table:table-cell>
          <table:table-cell table:formula="of:=([.AB32]+[.AD32])/2" office:value-type="float" office:value="0.626324700176238" calcext:value-type="float">
            <text:p>0.626</text:p>
          </table:table-cell>
          <table:table-cell table:formula="of:=&quot;https://public-mlflow.deepset.ai/#/experiments/8/runs/&quot; &amp; [.A32]" office:value-type="string" office:string-value="https://public-mlflow.deepset.ai/#/experiments/8/runs/446144e41a51451a94734f102257dcd7" calcext:value-type="string">
            <text:p>https://public-mlflow.deepset.ai/#/experiments/8/runs/446144e41a51451a94734f102257dcd7</text:p>
          </table:table-cell>
          <table:table-cell table:formula="of:=&quot;https://public-mlflow.deepset.ai/#/metric/Dev_f1_macro_text_classification?runs=[%22&quot; &amp; [.A3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446144e41a51451a94734f102257dcd7%22]&amp;experiment=8&amp;plot_metric_keys=[%22Dev_f1_macro_text_classification%22,%22Dev_loss_text_classification%22,%22Train_loss_total%22]" calcext:value-type="string">
            <text:p>https://public-mlflow.deepset.ai/#/metric/Dev_f1_macro_text_classification?runs=[%22446144e41a51451a94734f102257dcd7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077bfd3fbd0048368aed92be8f04cc05</text:p>
          </table:table-cell>
          <table:table-cell office:value-type="string" calcext:value-type="string">
            <text:p>NoHateCoarse_config14_full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5294512604529" calcext:value-type="float">
            <text:p>0.625294512604529</text:p>
          </table:table-cell>
          <table:table-cell office:value-type="float" office:value="0.644153814187786" calcext:value-type="float">
            <text:p>0.644153814187786</text:p>
          </table:table-cell>
          <table:table-cell office:value-type="float" office:value="0.633755274261603" calcext:value-type="float">
            <text:p>0.633755274261603</text:p>
          </table:table-cell>
          <table:table-cell office:value-type="float" office:value="0.672592022085703" calcext:value-type="float">
            <text:p>0.672592022085703</text:p>
          </table:table-cell>
          <table:table-cell office:value-type="float" office:value="0.590440392494202" calcext:value-type="float">
            <text:p>0.590440392494202</text:p>
          </table:table-cell>
          <table:table-cell office:value-type="float" office:value="0" calcext:value-type="float">
            <text:p>0</text:p>
          </table:table-cell>
          <table:table-cell office:value-type="float" office:value="0.0052764892578125" calcext:value-type="float">
            <text:p>0.005276489257813</text:p>
          </table:table-cell>
          <table:table-cell office:value-type="float" office:value="0.000145483016967773" calcext:value-type="float">
            <text:p>0.000145483016968</text:p>
          </table:table-cell>
          <table:table-cell office:value-type="float" office:value="0.015078330039978" calcext:value-type="float">
            <text:p>0.015078330039978</text:p>
          </table:table-cell>
          <table:table-cell table:formula="of:=([.AB33]+[.AD33])/2" office:value-type="float" office:value="0.629524893433066" calcext:value-type="float">
            <text:p>0.630</text:p>
          </table:table-cell>
          <table:table-cell table:formula="of:=&quot;https://public-mlflow.deepset.ai/#/experiments/8/runs/&quot; &amp; [.A33]" office:value-type="string" office:string-value="https://public-mlflow.deepset.ai/#/experiments/8/runs/077bfd3fbd0048368aed92be8f04cc05" calcext:value-type="string">
            <text:p>https://public-mlflow.deepset.ai/#/experiments/8/runs/077bfd3fbd0048368aed92be8f04cc05</text:p>
          </table:table-cell>
          <table:table-cell table:formula="of:=&quot;https://public-mlflow.deepset.ai/#/metric/Dev_f1_macro_text_classification?runs=[%22&quot; &amp; [.A3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077bfd3fbd0048368aed92be8f04cc05%22]&amp;experiment=8&amp;plot_metric_keys=[%22Dev_f1_macro_text_classification%22,%22Dev_loss_text_classification%22,%22Train_loss_total%22]" calcext:value-type="string">
            <text:p>https://public-mlflow.deepset.ai/#/metric/Dev_f1_macro_text_classification?runs=[%22077bfd3fbd0048368aed92be8f04cc05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6a9dcce142d04bf4902014dc53289041</text:p>
          </table:table-cell>
          <table:table-cell office:value-type="string" calcext:value-type="string">
            <text:p>NoHateCoarse_config14_full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/step21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2732799358227" calcext:value-type="float">
            <text:p>0.622732799358227</text:p>
          </table:table-cell>
          <table:table-cell office:value-type="float" office:value="1.84892365756451" calcext:value-type="float">
            <text:p>1.84892365756451</text:p>
          </table:table-cell>
          <table:table-cell office:value-type="float" office:value="0.605250269370164" calcext:value-type="float">
            <text:p>0.605250269370164</text:p>
          </table:table-cell>
          <table:table-cell office:value-type="float" office:value="1.59077596920793" calcext:value-type="float">
            <text:p>1.59077596920793</text:p>
          </table:table-cell>
          <table:table-cell office:value-type="float" office:value="0.00399591727182269" calcext:value-type="float">
            <text:p>0.003995917271823</text:p>
          </table:table-cell>
          <table:table-cell office:value-type="float" office:value="0" calcext:value-type="float">
            <text:p>0</text:p>
          </table:table-cell>
          <table:table-cell office:value-type="float" office:value="0.00903076728185018" calcext:value-type="float">
            <text:p>0.00903076728185</text:p>
          </table:table-cell>
          <table:table-cell office:value-type="float" office:value="0.000205914179484049" calcext:value-type="float">
            <text:p>0.000205914179484</text:p>
          </table:table-cell>
          <table:table-cell office:value-type="float" office:value="0.0158388376235962" calcext:value-type="float">
            <text:p>0.015838837623596</text:p>
          </table:table-cell>
          <table:table-cell table:formula="of:=([.AB34]+[.AD34])/2" office:value-type="float" office:value="0.613991534364196" calcext:value-type="float">
            <text:p>0.614</text:p>
          </table:table-cell>
          <table:table-cell table:formula="of:=&quot;https://public-mlflow.deepset.ai/#/experiments/8/runs/&quot; &amp; [.A34]" office:value-type="string" office:string-value="https://public-mlflow.deepset.ai/#/experiments/8/runs/6a9dcce142d04bf4902014dc53289041" calcext:value-type="string">
            <text:p>https://public-mlflow.deepset.ai/#/experiments/8/runs/6a9dcce142d04bf4902014dc53289041</text:p>
          </table:table-cell>
          <table:table-cell table:formula="of:=&quot;https://public-mlflow.deepset.ai/#/metric/Dev_f1_macro_text_classification?runs=[%22&quot; &amp; [.A3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6a9dcce142d04bf4902014dc53289041%22]&amp;experiment=8&amp;plot_metric_keys=[%22Dev_f1_macro_text_classification%22,%22Dev_loss_text_classification%22,%22Train_loss_total%22]" calcext:value-type="string">
            <text:p>https://public-mlflow.deepset.ai/#/metric/Dev_f1_macro_text_classification?runs=[%226a9dcce142d04bf4902014dc53289041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33ca4eb5c0d4e2d953fc0935e657fc2</text:p>
          </table:table-cell>
          <table:table-cell office:value-type="string" calcext:value-type="string">
            <text:p>NoHateCoarse_config14_full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/step21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9027125552194" calcext:value-type="float">
            <text:p>0.619027125552194</text:p>
          </table:table-cell>
          <table:table-cell office:value-type="float" office:value="1.58007570721159" calcext:value-type="float">
            <text:p>1.58007570721159</text:p>
          </table:table-cell>
          <table:table-cell office:value-type="float" office:value="0.590417723208328" calcext:value-type="float">
            <text:p>0.590417723208328</text:p>
          </table:table-cell>
          <table:table-cell office:value-type="float" office:value="1.44297454530193" calcext:value-type="float">
            <text:p>1.44297454530193</text:p>
          </table:table-cell>
          <table:table-cell office:value-type="float" office:value="0.00129373278468847" calcext:value-type="float">
            <text:p>0.001293732784688</text:p>
          </table:table-cell>
          <table:table-cell office:value-type="float" office:value="0" calcext:value-type="float">
            <text:p>0</text:p>
          </table:table-cell>
          <table:table-cell office:value-type="float" office:value="0.00928210417429606" calcext:value-type="float">
            <text:p>0.009282104174296</text:p>
          </table:table-cell>
          <table:table-cell office:value-type="float" office:value="0.000225989023844401" calcext:value-type="float">
            <text:p>0.000225989023844</text:p>
          </table:table-cell>
          <table:table-cell office:value-type="float" office:value="0.0169793963432312" calcext:value-type="float">
            <text:p>0.016979396343231</text:p>
          </table:table-cell>
          <table:table-cell table:formula="of:=([.AB35]+[.AD35])/2" office:value-type="float" office:value="0.604722424380261" calcext:value-type="float">
            <text:p>0.605</text:p>
          </table:table-cell>
          <table:table-cell table:formula="of:=&quot;https://public-mlflow.deepset.ai/#/experiments/8/runs/&quot; &amp; [.A35]" office:value-type="string" office:string-value="https://public-mlflow.deepset.ai/#/experiments/8/runs/d33ca4eb5c0d4e2d953fc0935e657fc2" calcext:value-type="string">
            <text:p>https://public-mlflow.deepset.ai/#/experiments/8/runs/d33ca4eb5c0d4e2d953fc0935e657fc2</text:p>
          </table:table-cell>
          <table:table-cell table:formula="of:=&quot;https://public-mlflow.deepset.ai/#/metric/Dev_f1_macro_text_classification?runs=[%22&quot; &amp; [.A3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33ca4eb5c0d4e2d953fc0935e657fc2%22]&amp;experiment=8&amp;plot_metric_keys=[%22Dev_f1_macro_text_classification%22,%22Dev_loss_text_classification%22,%22Train_loss_total%22]" calcext:value-type="string">
            <text:p>https://public-mlflow.deepset.ai/#/metric/Dev_f1_macro_text_classification?runs=[%22d33ca4eb5c0d4e2d953fc0935e657fc2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4574f0977a804f4dac375940ef8a3088</text:p>
          </table:table-cell>
          <table:table-cell office:value-type="string" calcext:value-type="string">
            <text:p>NoHateCoarse_config14_full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8510649888326" calcext:value-type="float">
            <text:p>0.618510649888326</text:p>
          </table:table-cell>
          <table:table-cell office:value-type="float" office:value="1.17847165485356" calcext:value-type="float">
            <text:p>1.17847165485356</text:p>
          </table:table-cell>
          <table:table-cell office:value-type="float" office:value="0.577074385534341" calcext:value-type="float">
            <text:p>0.577074385534341</text:p>
          </table:table-cell>
          <table:table-cell office:value-type="float" office:value="1.17073303525166" calcext:value-type="float">
            <text:p>1.17073303525166</text:p>
          </table:table-cell>
          <table:table-cell office:value-type="float" office:value="0.00986387953162193" calcext:value-type="float">
            <text:p>0.009863879531622</text:p>
          </table:table-cell>
          <table:table-cell office:value-type="float" office:value="0" calcext:value-type="float">
            <text:p>0</text:p>
          </table:table-cell>
          <table:table-cell office:value-type="float" office:value="0.00537625948588053" calcext:value-type="float">
            <text:p>0.005376259485881</text:p>
          </table:table-cell>
          <table:table-cell office:value-type="float" office:value="0.000191942850748698" calcext:value-type="float">
            <text:p>0.000191942850749</text:p>
          </table:table-cell>
          <table:table-cell office:value-type="float" office:value="0.0168141086896261" calcext:value-type="float">
            <text:p>0.016814108689626</text:p>
          </table:table-cell>
          <table:table-cell table:formula="of:=([.AB36]+[.AD36])/2" office:value-type="float" office:value="0.597792517711334" calcext:value-type="float">
            <text:p>0.598</text:p>
          </table:table-cell>
          <table:table-cell table:formula="of:=&quot;https://public-mlflow.deepset.ai/#/experiments/8/runs/&quot; &amp; [.A36]" office:value-type="string" office:string-value="https://public-mlflow.deepset.ai/#/experiments/8/runs/4574f0977a804f4dac375940ef8a3088" calcext:value-type="string">
            <text:p>https://public-mlflow.deepset.ai/#/experiments/8/runs/4574f0977a804f4dac375940ef8a3088</text:p>
          </table:table-cell>
          <table:table-cell table:formula="of:=&quot;https://public-mlflow.deepset.ai/#/metric/Dev_f1_macro_text_classification?runs=[%22&quot; &amp; [.A3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4574f0977a804f4dac375940ef8a3088%22]&amp;experiment=8&amp;plot_metric_keys=[%22Dev_f1_macro_text_classification%22,%22Dev_loss_text_classification%22,%22Train_loss_total%22]" calcext:value-type="string">
            <text:p>https://public-mlflow.deepset.ai/#/metric/Dev_f1_macro_text_classification?runs=[%224574f0977a804f4dac375940ef8a3088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f8db10fcbd7e46c8910990492346e01c</text:p>
          </table:table-cell>
          <table:table-cell office:value-type="string" calcext:value-type="string">
            <text:p>NoHateCoarse_config14_full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/step28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7066932817666" calcext:value-type="float">
            <text:p>0.617066932817666</text:p>
          </table:table-cell>
          <table:table-cell office:value-type="float" office:value="1.43301354798695" calcext:value-type="float">
            <text:p>1.43301354798695</text:p>
          </table:table-cell>
          <table:table-cell office:value-type="float" office:value="0.579584732270279" calcext:value-type="float">
            <text:p>0.579584732270279</text:p>
          </table:table-cell>
          <table:table-cell office:value-type="float" office:value="1.55141123776795" calcext:value-type="float">
            <text:p>1.55141123776795</text:p>
          </table:table-cell>
          <table:table-cell office:value-type="float" office:value="0.0041160462424159" calcext:value-type="float">
            <text:p>0.004116046242416</text:p>
          </table:table-cell>
          <table:table-cell office:value-type="float" office:value="0" calcext:value-type="float">
            <text:p>0</text:p>
          </table:table-cell>
          <table:table-cell office:value-type="float" office:value="0.00640275478363037" calcext:value-type="float">
            <text:p>0.00640275478363</text:p>
          </table:table-cell>
          <table:table-cell office:value-type="float" office:value="0.000187857945760091" calcext:value-type="float">
            <text:p>0.00018785794576</text:p>
          </table:table-cell>
          <table:table-cell office:value-type="float" office:value="0.0176603198051453" calcext:value-type="float">
            <text:p>0.017660319805145</text:p>
          </table:table-cell>
          <table:table-cell table:formula="of:=([.AB37]+[.AD37])/2" office:value-type="float" office:value="0.598325832543973" calcext:value-type="float">
            <text:p>0.598</text:p>
          </table:table-cell>
          <table:table-cell table:formula="of:=&quot;https://public-mlflow.deepset.ai/#/experiments/8/runs/&quot; &amp; [.A37]" office:value-type="string" office:string-value="https://public-mlflow.deepset.ai/#/experiments/8/runs/f8db10fcbd7e46c8910990492346e01c" calcext:value-type="string">
            <text:p>https://public-mlflow.deepset.ai/#/experiments/8/runs/f8db10fcbd7e46c8910990492346e01c</text:p>
          </table:table-cell>
          <table:table-cell table:formula="of:=&quot;https://public-mlflow.deepset.ai/#/metric/Dev_f1_macro_text_classification?runs=[%22&quot; &amp; [.A3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f8db10fcbd7e46c8910990492346e01c%22]&amp;experiment=8&amp;plot_metric_keys=[%22Dev_f1_macro_text_classification%22,%22Dev_loss_text_classification%22,%22Train_loss_total%22]" calcext:value-type="string">
            <text:p>https://public-mlflow.deepset.ai/#/metric/Dev_f1_macro_text_classification?runs=[%22f8db10fcbd7e46c8910990492346e01c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3179b26084af4a89947e1de2b14ebd4d</text:p>
          </table:table-cell>
          <table:table-cell office:value-type="string" calcext:value-type="string">
            <text:p>NoHateCoarse_config14_full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6445408744898" calcext:value-type="float">
            <text:p>0.616445408744898</text:p>
          </table:table-cell>
          <table:table-cell office:value-type="float" office:value="1.08537837802964" calcext:value-type="float">
            <text:p>1.08537837802964</text:p>
          </table:table-cell>
          <table:table-cell office:value-type="float" office:value="0.619333190547583" calcext:value-type="float">
            <text:p>0.619333190547583</text:p>
          </table:table-cell>
          <table:table-cell office:value-type="float" office:value="1.10442388442255" calcext:value-type="float">
            <text:p>1.10442388442255</text:p>
          </table:table-cell>
          <table:table-cell office:value-type="float" office:value="0.0197765026241541" calcext:value-type="float">
            <text:p>0.019776502624154</text:p>
          </table:table-cell>
          <table:table-cell office:value-type="float" office:value="0" calcext:value-type="float">
            <text:p>0</text:p>
          </table:table-cell>
          <table:table-cell office:value-type="float" office:value="0.00568772951761881" calcext:value-type="float">
            <text:p>0.005687729517619</text:p>
          </table:table-cell>
          <table:table-cell office:value-type="float" office:value="0.000182016690572103" calcext:value-type="float">
            <text:p>0.000182016690572</text:p>
          </table:table-cell>
          <table:table-cell office:value-type="float" office:value="0.0170049587885539" calcext:value-type="float">
            <text:p>0.017004958788554</text:p>
          </table:table-cell>
          <table:table-cell table:formula="of:=([.AB38]+[.AD38])/2" office:value-type="float" office:value="0.617889299646241" calcext:value-type="float">
            <text:p>0.618</text:p>
          </table:table-cell>
          <table:table-cell table:formula="of:=&quot;https://public-mlflow.deepset.ai/#/experiments/8/runs/&quot; &amp; [.A38]" office:value-type="string" office:string-value="https://public-mlflow.deepset.ai/#/experiments/8/runs/3179b26084af4a89947e1de2b14ebd4d" calcext:value-type="string">
            <text:p>https://public-mlflow.deepset.ai/#/experiments/8/runs/3179b26084af4a89947e1de2b14ebd4d</text:p>
          </table:table-cell>
          <table:table-cell table:formula="of:=&quot;https://public-mlflow.deepset.ai/#/metric/Dev_f1_macro_text_classification?runs=[%22&quot; &amp; [.A3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3179b26084af4a89947e1de2b14ebd4d%22]&amp;experiment=8&amp;plot_metric_keys=[%22Dev_f1_macro_text_classification%22,%22Dev_loss_text_classification%22,%22Train_loss_total%22]" calcext:value-type="string">
            <text:p>https://public-mlflow.deepset.ai/#/metric/Dev_f1_macro_text_classification?runs=[%223179b26084af4a89947e1de2b14ebd4d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5dd3d2123a634810bf80bc6eb966a63f</text:p>
          </table:table-cell>
          <table:table-cell office:value-type="string" calcext:value-type="string">
            <text:p>NoHateCoarse_config14_full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/step21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5820957095709" calcext:value-type="float">
            <text:p>0.615820957095709</text:p>
          </table:table-cell>
          <table:table-cell office:value-type="float" office:value="1.04686960757979" calcext:value-type="float">
            <text:p>1.04686960757979</text:p>
          </table:table-cell>
          <table:table-cell office:value-type="float" office:value="0.621901639344262" calcext:value-type="float">
            <text:p>0.621901639344262</text:p>
          </table:table-cell>
          <table:table-cell office:value-type="float" office:value="0.918673520447105" calcext:value-type="float">
            <text:p>0.918673520447105</text:p>
          </table:table-cell>
          <table:table-cell office:value-type="float" office:value="0.352913200855255" calcext:value-type="float">
            <text:p>0.352913200855255</text:p>
          </table:table-cell>
          <table:table-cell office:value-type="float" office:value="0" calcext:value-type="float">
            <text:p>0</text:p>
          </table:table-cell>
          <table:table-cell office:value-type="float" office:value="0.007243545850118" calcext:value-type="float">
            <text:p>0.007243545850118</text:p>
          </table:table-cell>
          <table:table-cell office:value-type="float" office:value="0.000246584415435791" calcext:value-type="float">
            <text:p>0.000246584415436</text:p>
          </table:table-cell>
          <table:table-cell office:value-type="float" office:value="0.0175483544667562" calcext:value-type="float">
            <text:p>0.017548354466756</text:p>
          </table:table-cell>
          <table:table-cell table:formula="of:=([.AB39]+[.AD39])/2" office:value-type="float" office:value="0.618861298219986" calcext:value-type="float">
            <text:p>0.619</text:p>
          </table:table-cell>
          <table:table-cell table:formula="of:=&quot;https://public-mlflow.deepset.ai/#/experiments/8/runs/&quot; &amp; [.A39]" office:value-type="string" office:string-value="https://public-mlflow.deepset.ai/#/experiments/8/runs/5dd3d2123a634810bf80bc6eb966a63f" calcext:value-type="string">
            <text:p>https://public-mlflow.deepset.ai/#/experiments/8/runs/5dd3d2123a634810bf80bc6eb966a63f</text:p>
          </table:table-cell>
          <table:table-cell table:formula="of:=&quot;https://public-mlflow.deepset.ai/#/metric/Dev_f1_macro_text_classification?runs=[%22&quot; &amp; [.A3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5dd3d2123a634810bf80bc6eb966a63f%22]&amp;experiment=8&amp;plot_metric_keys=[%22Dev_f1_macro_text_classification%22,%22Dev_loss_text_classification%22,%22Train_loss_total%22]" calcext:value-type="string">
            <text:p>https://public-mlflow.deepset.ai/#/metric/Dev_f1_macro_text_classification?runs=[%225dd3d2123a634810bf80bc6eb966a63f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7552d55b6c884796afca6c3c0019c242</text:p>
          </table:table-cell>
          <table:table-cell office:value-type="string" calcext:value-type="string">
            <text:p>NoHateCoarse_config14_full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/step36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5504542766518" calcext:value-type="float">
            <text:p>0.615504542766518</text:p>
          </table:table-cell>
          <table:table-cell office:value-type="float" office:value="0.669041942430023" calcext:value-type="float">
            <text:p>0.669041942430023</text:p>
          </table:table-cell>
          <table:table-cell office:value-type="float" office:value="0.586953504510756" calcext:value-type="float">
            <text:p>0.586953504510756</text:p>
          </table:table-cell>
          <table:table-cell office:value-type="float" office:value="0.690126260121663" calcext:value-type="float">
            <text:p>0.690126260121663</text:p>
          </table:table-cell>
          <table:table-cell office:value-type="float" office:value="0.349251329898834" calcext:value-type="float">
            <text:p>0.349251329898834</text:p>
          </table:table-cell>
          <table:table-cell office:value-type="float" office:value="0" calcext:value-type="float">
            <text:p>0</text:p>
          </table:table-cell>
          <table:table-cell office:value-type="float" office:value="0.0063186248143514" calcext:value-type="float">
            <text:p>0.006318624814351</text:p>
          </table:table-cell>
          <table:table-cell office:value-type="float" office:value="0.000195225079854329" calcext:value-type="float">
            <text:p>0.000195225079854</text:p>
          </table:table-cell>
          <table:table-cell office:value-type="float" office:value="0.0178154548009237" calcext:value-type="float">
            <text:p>0.017815454800924</text:p>
          </table:table-cell>
          <table:table-cell table:formula="of:=([.AB40]+[.AD40])/2" office:value-type="float" office:value="0.601229023638637" calcext:value-type="float">
            <text:p>0.601</text:p>
          </table:table-cell>
          <table:table-cell table:formula="of:=&quot;https://public-mlflow.deepset.ai/#/experiments/8/runs/&quot; &amp; [.A40]" office:value-type="string" office:string-value="https://public-mlflow.deepset.ai/#/experiments/8/runs/7552d55b6c884796afca6c3c0019c242" calcext:value-type="string">
            <text:p>https://public-mlflow.deepset.ai/#/experiments/8/runs/7552d55b6c884796afca6c3c0019c242</text:p>
          </table:table-cell>
          <table:table-cell table:formula="of:=&quot;https://public-mlflow.deepset.ai/#/metric/Dev_f1_macro_text_classification?runs=[%22&quot; &amp; [.A40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7552d55b6c884796afca6c3c0019c242%22]&amp;experiment=8&amp;plot_metric_keys=[%22Dev_f1_macro_text_classification%22,%22Dev_loss_text_classification%22,%22Train_loss_total%22]" calcext:value-type="string">
            <text:p>https://public-mlflow.deepset.ai/#/metric/Dev_f1_macro_text_classification?runs=[%227552d55b6c884796afca6c3c0019c242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6badc5484ef54a9681e95d50b48fa30e</text:p>
          </table:table-cell>
          <table:table-cell office:value-type="string" calcext:value-type="string">
            <text:p>NoHateCoarse_config14_full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/step21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5251885369532" calcext:value-type="float">
            <text:p>0.615251885369532</text:p>
          </table:table-cell>
          <table:table-cell office:value-type="float" office:value="1.33003200300588" calcext:value-type="float">
            <text:p>1.33003200300588</text:p>
          </table:table-cell>
          <table:table-cell office:value-type="float" office:value="0.630763319672131" calcext:value-type="float">
            <text:p>0.630763319672131</text:p>
          </table:table-cell>
          <table:table-cell office:value-type="float" office:value="1.21443596706595" calcext:value-type="float">
            <text:p>1.21443596706595</text:p>
          </table:table-cell>
          <table:table-cell office:value-type="float" office:value="0.00551040237769485" calcext:value-type="float">
            <text:p>0.005510402377695</text:p>
          </table:table-cell>
          <table:table-cell office:value-type="float" office:value="0" calcext:value-type="float">
            <text:p>0</text:p>
          </table:table-cell>
          <table:table-cell office:value-type="float" office:value="0.00560695330301921" calcext:value-type="float">
            <text:p>0.005606953303019</text:p>
          </table:table-cell>
          <table:table-cell office:value-type="float" office:value="0.000153672695159912" calcext:value-type="float">
            <text:p>0.00015367269516</text:p>
          </table:table-cell>
          <table:table-cell office:value-type="float" office:value="0.0171161969502767" calcext:value-type="float">
            <text:p>0.017116196950277</text:p>
          </table:table-cell>
          <table:table-cell table:formula="of:=([.AB41]+[.AD41])/2" office:value-type="float" office:value="0.623007602520832" calcext:value-type="float">
            <text:p>0.623</text:p>
          </table:table-cell>
          <table:table-cell table:formula="of:=&quot;https://public-mlflow.deepset.ai/#/experiments/8/runs/&quot; &amp; [.A41]" office:value-type="string" office:string-value="https://public-mlflow.deepset.ai/#/experiments/8/runs/6badc5484ef54a9681e95d50b48fa30e" calcext:value-type="string">
            <text:p>https://public-mlflow.deepset.ai/#/experiments/8/runs/6badc5484ef54a9681e95d50b48fa30e</text:p>
          </table:table-cell>
          <table:table-cell table:formula="of:=&quot;https://public-mlflow.deepset.ai/#/metric/Dev_f1_macro_text_classification?runs=[%22&quot; &amp; [.A41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6badc5484ef54a9681e95d50b48fa30e%22]&amp;experiment=8&amp;plot_metric_keys=[%22Dev_f1_macro_text_classification%22,%22Dev_loss_text_classification%22,%22Train_loss_total%22]" calcext:value-type="string">
            <text:p>https://public-mlflow.deepset.ai/#/metric/Dev_f1_macro_text_classification?runs=[%226badc5484ef54a9681e95d50b48fa30e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411b53be1dcb4e25806965c12e92bc90</text:p>
          </table:table-cell>
          <table:table-cell office:value-type="string" calcext:value-type="string">
            <text:p>NoHateCoarse_config14_full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/step36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340134769192" calcext:value-type="float">
            <text:p>0.61340134769192</text:p>
          </table:table-cell>
          <table:table-cell office:value-type="float" office:value="1.02677272470205" calcext:value-type="float">
            <text:p>1.02677272470205</text:p>
          </table:table-cell>
          <table:table-cell office:value-type="float" office:value="0.692561983471074" calcext:value-type="float">
            <text:p>0.692561983471074</text:p>
          </table:table-cell>
          <table:table-cell office:value-type="float" office:value="0.913754649059747" calcext:value-type="float">
            <text:p>0.913754649059747</text:p>
          </table:table-cell>
          <table:table-cell office:value-type="float" office:value="0.019567996263504" calcext:value-type="float">
            <text:p>0.019567996263504</text:p>
          </table:table-cell>
          <table:table-cell office:value-type="float" office:value="0" calcext:value-type="float">
            <text:p>0</text:p>
          </table:table-cell>
          <table:table-cell office:value-type="float" office:value="0.0067682147026062" calcext:value-type="float">
            <text:p>0.006768214702606</text:p>
          </table:table-cell>
          <table:table-cell office:value-type="float" office:value="0.000210221608479818" calcext:value-type="float">
            <text:p>0.00021022160848</text:p>
          </table:table-cell>
          <table:table-cell office:value-type="float" office:value="0.0176592985788981" calcext:value-type="float">
            <text:p>0.017659298578898</text:p>
          </table:table-cell>
          <table:table-cell table:formula="of:=([.AB42]+[.AD42])/2" office:value-type="float" office:value="0.652981665581497" calcext:value-type="float">
            <text:p>0.653</text:p>
          </table:table-cell>
          <table:table-cell table:formula="of:=&quot;https://public-mlflow.deepset.ai/#/experiments/8/runs/&quot; &amp; [.A42]" office:value-type="string" office:string-value="https://public-mlflow.deepset.ai/#/experiments/8/runs/411b53be1dcb4e25806965c12e92bc90" calcext:value-type="string">
            <text:p>https://public-mlflow.deepset.ai/#/experiments/8/runs/411b53be1dcb4e25806965c12e92bc90</text:p>
          </table:table-cell>
          <table:table-cell table:formula="of:=&quot;https://public-mlflow.deepset.ai/#/metric/Dev_f1_macro_text_classification?runs=[%22&quot; &amp; [.A4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411b53be1dcb4e25806965c12e92bc90%22]&amp;experiment=8&amp;plot_metric_keys=[%22Dev_f1_macro_text_classification%22,%22Dev_loss_text_classification%22,%22Train_loss_total%22]" calcext:value-type="string">
            <text:p>https://public-mlflow.deepset.ai/#/metric/Dev_f1_macro_text_classification?runs=[%22411b53be1dcb4e25806965c12e92bc90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baeb80c9d8314d3a8a2dc189b19a2503</text:p>
          </table:table-cell>
          <table:table-cell office:value-type="string" calcext:value-type="string">
            <text:p>NoHateCoarse_config14_full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/step36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2215417308358" calcext:value-type="float">
            <text:p>0.612215417308358</text:p>
          </table:table-cell>
          <table:table-cell office:value-type="float" office:value="0.729684690501066" calcext:value-type="float">
            <text:p>0.729684690501066</text:p>
          </table:table-cell>
          <table:table-cell office:value-type="float" office:value="0.646573858149012" calcext:value-type="float">
            <text:p>0.646573858149012</text:p>
          </table:table-cell>
          <table:table-cell office:value-type="float" office:value="0.696586380722702" calcext:value-type="float">
            <text:p>0.696586380722702</text:p>
          </table:table-cell>
          <table:table-cell office:value-type="float" office:value="0.377907276153564" calcext:value-type="float">
            <text:p>0.377907276153564</text:p>
          </table:table-cell>
          <table:table-cell office:value-type="float" office:value="0" calcext:value-type="float">
            <text:p>0</text:p>
          </table:table-cell>
          <table:table-cell office:value-type="float" office:value="0.00625976721445719" calcext:value-type="float">
            <text:p>0.006259767214457</text:p>
          </table:table-cell>
          <table:table-cell office:value-type="float" office:value="0.000245924790700277" calcext:value-type="float">
            <text:p>0.0002459247907</text:p>
          </table:table-cell>
          <table:table-cell office:value-type="float" office:value="0.01766437292099" calcext:value-type="float">
            <text:p>0.01766437292099</text:p>
          </table:table-cell>
          <table:table-cell table:formula="of:=([.AB43]+[.AD43])/2" office:value-type="float" office:value="0.629394637728685" calcext:value-type="float">
            <text:p>0.629</text:p>
          </table:table-cell>
          <table:table-cell table:formula="of:=&quot;https://public-mlflow.deepset.ai/#/experiments/8/runs/&quot; &amp; [.A43]" office:value-type="string" office:string-value="https://public-mlflow.deepset.ai/#/experiments/8/runs/baeb80c9d8314d3a8a2dc189b19a2503" calcext:value-type="string">
            <text:p>https://public-mlflow.deepset.ai/#/experiments/8/runs/baeb80c9d8314d3a8a2dc189b19a2503</text:p>
          </table:table-cell>
          <table:table-cell table:formula="of:=&quot;https://public-mlflow.deepset.ai/#/metric/Dev_f1_macro_text_classification?runs=[%22&quot; &amp; [.A4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baeb80c9d8314d3a8a2dc189b19a2503%22]&amp;experiment=8&amp;plot_metric_keys=[%22Dev_f1_macro_text_classification%22,%22Dev_loss_text_classification%22,%22Train_loss_total%22]" calcext:value-type="string">
            <text:p>https://public-mlflow.deepset.ai/#/metric/Dev_f1_macro_text_classification?runs=[%22baeb80c9d8314d3a8a2dc189b19a2503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46f5d16273f94f2c8c105c6b4ab18eaa</text:p>
          </table:table-cell>
          <table:table-cell office:value-type="string" calcext:value-type="string">
            <text:p>NoHateCoarse_config14_full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/step21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1979166666667" calcext:value-type="float">
            <text:p>0.611979166666667</text:p>
          </table:table-cell>
          <table:table-cell office:value-type="float" office:value="1.30321432600085" calcext:value-type="float">
            <text:p>1.30321432600085</text:p>
          </table:table-cell>
          <table:table-cell office:value-type="float" office:value="0.639953542392567" calcext:value-type="float">
            <text:p>0.639953542392567</text:p>
          </table:table-cell>
          <table:table-cell office:value-type="float" office:value="1.10131033517981" calcext:value-type="float">
            <text:p>1.10131033517981</text:p>
          </table:table-cell>
          <table:table-cell office:value-type="float" office:value="0.00609304755926132" calcext:value-type="float">
            <text:p>0.006093047559261</text:p>
          </table:table-cell>
          <table:table-cell office:value-type="float" office:value="0" calcext:value-type="float">
            <text:p>0</text:p>
          </table:table-cell>
          <table:table-cell office:value-type="float" office:value="0.00704346100489299" calcext:value-type="float">
            <text:p>0.007043461004893</text:p>
          </table:table-cell>
          <table:table-cell office:value-type="float" office:value="0.000401496887207031" calcext:value-type="float">
            <text:p>0.000401496887207</text:p>
          </table:table-cell>
          <table:table-cell office:value-type="float" office:value="0.0173811276753743" calcext:value-type="float">
            <text:p>0.017381127675374</text:p>
          </table:table-cell>
          <table:table-cell table:formula="of:=([.AB44]+[.AD44])/2" office:value-type="float" office:value="0.625966354529617" calcext:value-type="float">
            <text:p>0.626</text:p>
          </table:table-cell>
          <table:table-cell table:formula="of:=&quot;https://public-mlflow.deepset.ai/#/experiments/8/runs/&quot; &amp; [.A44]" office:value-type="string" office:string-value="https://public-mlflow.deepset.ai/#/experiments/8/runs/46f5d16273f94f2c8c105c6b4ab18eaa" calcext:value-type="string">
            <text:p>https://public-mlflow.deepset.ai/#/experiments/8/runs/46f5d16273f94f2c8c105c6b4ab18eaa</text:p>
          </table:table-cell>
          <table:table-cell table:formula="of:=&quot;https://public-mlflow.deepset.ai/#/metric/Dev_f1_macro_text_classification?runs=[%22&quot; &amp; [.A4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46f5d16273f94f2c8c105c6b4ab18eaa%22]&amp;experiment=8&amp;plot_metric_keys=[%22Dev_f1_macro_text_classification%22,%22Dev_loss_text_classification%22,%22Train_loss_total%22]" calcext:value-type="string">
            <text:p>https://public-mlflow.deepset.ai/#/metric/Dev_f1_macro_text_classification?runs=[%2246f5d16273f94f2c8c105c6b4ab18eaa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9a79d77a65f74ef499555d857b072286</text:p>
          </table:table-cell>
          <table:table-cell office:value-type="string" calcext:value-type="string">
            <text:p>NoHateCoarse_config14_full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0742843191113" calcext:value-type="float">
            <text:p>0.610742843191113</text:p>
          </table:table-cell>
          <table:table-cell office:value-type="float" office:value="1.07317006027939" calcext:value-type="float">
            <text:p>1.07317006027939</text:p>
          </table:table-cell>
          <table:table-cell office:value-type="float" office:value="0.613390682961243" calcext:value-type="float">
            <text:p>0.613390682961243</text:p>
          </table:table-cell>
          <table:table-cell office:value-type="float" office:value="0.986487151474081" calcext:value-type="float">
            <text:p>0.986487151474081</text:p>
          </table:table-cell>
          <table:table-cell office:value-type="float" office:value="0.0529272556304932" calcext:value-type="float">
            <text:p>0.052927255630493</text:p>
          </table:table-cell>
          <table:table-cell office:value-type="float" office:value="0" calcext:value-type="float">
            <text:p>0</text:p>
          </table:table-cell>
          <table:table-cell office:value-type="float" office:value="0.00391165812810262" calcext:value-type="float">
            <text:p>0.003911658128103</text:p>
          </table:table-cell>
          <table:table-cell office:value-type="float" office:value="0.000451135635375977" calcext:value-type="float">
            <text:p>0.000451135635376</text:p>
          </table:table-cell>
          <table:table-cell office:value-type="float" office:value="0.0138711492220561" calcext:value-type="float">
            <text:p>0.013871149222056</text:p>
          </table:table-cell>
          <table:table-cell table:formula="of:=([.AB45]+[.AD45])/2" office:value-type="float" office:value="0.612066763076178" calcext:value-type="float">
            <text:p>0.612</text:p>
          </table:table-cell>
          <table:table-cell table:formula="of:=&quot;https://public-mlflow.deepset.ai/#/experiments/8/runs/&quot; &amp; [.A45]" office:value-type="string" office:string-value="https://public-mlflow.deepset.ai/#/experiments/8/runs/9a79d77a65f74ef499555d857b072286" calcext:value-type="string">
            <text:p>https://public-mlflow.deepset.ai/#/experiments/8/runs/9a79d77a65f74ef499555d857b072286</text:p>
          </table:table-cell>
          <table:table-cell table:formula="of:=&quot;https://public-mlflow.deepset.ai/#/metric/Dev_f1_macro_text_classification?runs=[%22&quot; &amp; [.A4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9a79d77a65f74ef499555d857b072286%22]&amp;experiment=8&amp;plot_metric_keys=[%22Dev_f1_macro_text_classification%22,%22Dev_loss_text_classification%22,%22Train_loss_total%22]" calcext:value-type="string">
            <text:p>https://public-mlflow.deepset.ai/#/metric/Dev_f1_macro_text_classification?runs=[%229a79d77a65f74ef499555d857b072286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f7069993ecf44b87add50636e65c933b</text:p>
          </table:table-cell>
          <table:table-cell office:value-type="string" calcext:value-type="string">
            <text:p>NoHateCoarse_config14_full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/step36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06579218293909" calcext:value-type="float">
            <text:p>0.606579218293909</text:p>
          </table:table-cell>
          <table:table-cell office:value-type="float" office:value="1.06872449465246" calcext:value-type="float">
            <text:p>1.06872449465246</text:p>
          </table:table-cell>
          <table:table-cell office:value-type="float" office:value="0.608324043106652" calcext:value-type="float">
            <text:p>0.608324043106652</text:p>
          </table:table-cell>
          <table:table-cell office:value-type="float" office:value="1.11769168094922" calcext:value-type="float">
            <text:p>1.11769168094922</text:p>
          </table:table-cell>
          <table:table-cell office:value-type="float" office:value="0.383186936378479" calcext:value-type="float">
            <text:p>0.383186936378479</text:p>
          </table:table-cell>
          <table:table-cell office:value-type="float" office:value="0" calcext:value-type="float">
            <text:p>0</text:p>
          </table:table-cell>
          <table:table-cell office:value-type="float" office:value="0.00608067512512207" calcext:value-type="float">
            <text:p>0.006080675125122</text:p>
          </table:table-cell>
          <table:table-cell office:value-type="float" office:value="0.00020292599995931" calcext:value-type="float">
            <text:p>0.000202925999959</text:p>
          </table:table-cell>
          <table:table-cell office:value-type="float" office:value="0.0177240371704102" calcext:value-type="float">
            <text:p>0.01772403717041</text:p>
          </table:table-cell>
          <table:table-cell table:formula="of:=([.AB46]+[.AD46])/2" office:value-type="float" office:value="0.60745163070028" calcext:value-type="float">
            <text:p>0.607</text:p>
          </table:table-cell>
          <table:table-cell table:formula="of:=&quot;https://public-mlflow.deepset.ai/#/experiments/8/runs/&quot; &amp; [.A46]" office:value-type="string" office:string-value="https://public-mlflow.deepset.ai/#/experiments/8/runs/f7069993ecf44b87add50636e65c933b" calcext:value-type="string">
            <text:p>https://public-mlflow.deepset.ai/#/experiments/8/runs/f7069993ecf44b87add50636e65c933b</text:p>
          </table:table-cell>
          <table:table-cell table:formula="of:=&quot;https://public-mlflow.deepset.ai/#/metric/Dev_f1_macro_text_classification?runs=[%22&quot; &amp; [.A4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f7069993ecf44b87add50636e65c933b%22]&amp;experiment=8&amp;plot_metric_keys=[%22Dev_f1_macro_text_classification%22,%22Dev_loss_text_classification%22,%22Train_loss_total%22]" calcext:value-type="string">
            <text:p>https://public-mlflow.deepset.ai/#/metric/Dev_f1_macro_text_classification?runs=[%22f7069993ecf44b87add50636e65c933b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ba9b79ad6d144e388688944cb2fcea87</text:p>
          </table:table-cell>
          <table:table-cell office:value-type="string" calcext:value-type="string">
            <text:p>NoHateCoarse_config14_full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03723404255319" calcext:value-type="float">
            <text:p>0.603723404255319</text:p>
          </table:table-cell>
          <table:table-cell office:value-type="float" office:value="1.46498155913897" calcext:value-type="float">
            <text:p>1.46498155913897</text:p>
          </table:table-cell>
          <table:table-cell office:value-type="float" office:value="0.610086586662616" calcext:value-type="float">
            <text:p>0.610086586662616</text:p>
          </table:table-cell>
          <table:table-cell office:value-type="float" office:value="1.36343770642434" calcext:value-type="float">
            <text:p>1.36343770642434</text:p>
          </table:table-cell>
          <table:table-cell office:value-type="float" office:value="0.00208794302307069" calcext:value-type="float">
            <text:p>0.002087943023071</text:p>
          </table:table-cell>
          <table:table-cell office:value-type="float" office:value="0" calcext:value-type="float">
            <text:p>0</text:p>
          </table:table-cell>
          <table:table-cell office:value-type="float" office:value="0.00529603163401286" calcext:value-type="float">
            <text:p>0.005296031634013</text:p>
          </table:table-cell>
          <table:table-cell office:value-type="float" office:value="0.000194942951202393" calcext:value-type="float">
            <text:p>0.000194942951202</text:p>
          </table:table-cell>
          <table:table-cell office:value-type="float" office:value="0.0168271104494731" calcext:value-type="float">
            <text:p>0.016827110449473</text:p>
          </table:table-cell>
          <table:table-cell table:formula="of:=([.AB47]+[.AD47])/2" office:value-type="float" office:value="0.606904995458968" calcext:value-type="float">
            <text:p>0.607</text:p>
          </table:table-cell>
          <table:table-cell table:formula="of:=&quot;https://public-mlflow.deepset.ai/#/experiments/8/runs/&quot; &amp; [.A47]" office:value-type="string" office:string-value="https://public-mlflow.deepset.ai/#/experiments/8/runs/ba9b79ad6d144e388688944cb2fcea87" calcext:value-type="string">
            <text:p>https://public-mlflow.deepset.ai/#/experiments/8/runs/ba9b79ad6d144e388688944cb2fcea87</text:p>
          </table:table-cell>
          <table:table-cell table:formula="of:=&quot;https://public-mlflow.deepset.ai/#/metric/Dev_f1_macro_text_classification?runs=[%22&quot; &amp; [.A4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ba9b79ad6d144e388688944cb2fcea87%22]&amp;experiment=8&amp;plot_metric_keys=[%22Dev_f1_macro_text_classification%22,%22Dev_loss_text_classification%22,%22Train_loss_total%22]" calcext:value-type="string">
            <text:p>https://public-mlflow.deepset.ai/#/metric/Dev_f1_macro_text_classification?runs=[%22ba9b79ad6d144e388688944cb2fcea87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ae3d2a1e27e54d18b416607c698327ad</text:p>
          </table:table-cell>
          <table:table-cell office:value-type="string" calcext:value-type="string">
            <text:p>NoHateCoarse_config14_full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/step21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03105995878776" calcext:value-type="float">
            <text:p>0.603105995878776</text:p>
          </table:table-cell>
          <table:table-cell office:value-type="float" office:value="0.888034084499282" calcext:value-type="float">
            <text:p>0.888034084499282</text:p>
          </table:table-cell>
          <table:table-cell office:value-type="float" office:value="0.63395276809911" calcext:value-type="float">
            <text:p>0.63395276809911</text:p>
          </table:table-cell>
          <table:table-cell office:value-type="float" office:value="0.815944728030953" calcext:value-type="float">
            <text:p>0.815944728030953</text:p>
          </table:table-cell>
          <table:table-cell office:value-type="float" office:value="0.0559213906526566" calcext:value-type="float">
            <text:p>0.055921390652657</text:p>
          </table:table-cell>
          <table:table-cell office:value-type="float" office:value="0" calcext:value-type="float">
            <text:p>0</text:p>
          </table:table-cell>
          <table:table-cell office:value-type="float" office:value="0.00566761493682861" calcext:value-type="float">
            <text:p>0.005667614936829</text:p>
          </table:table-cell>
          <table:table-cell office:value-type="float" office:value="0.000196421146392822" calcext:value-type="float">
            <text:p>0.000196421146393</text:p>
          </table:table-cell>
          <table:table-cell office:value-type="float" office:value="0.0170332709948222" calcext:value-type="float">
            <text:p>0.017033270994822</text:p>
          </table:table-cell>
          <table:table-cell table:formula="of:=([.AB48]+[.AD48])/2" office:value-type="float" office:value="0.618529381988943" calcext:value-type="float">
            <text:p>0.619</text:p>
          </table:table-cell>
          <table:table-cell table:formula="of:=&quot;https://public-mlflow.deepset.ai/#/experiments/8/runs/&quot; &amp; [.A48]" office:value-type="string" office:string-value="https://public-mlflow.deepset.ai/#/experiments/8/runs/ae3d2a1e27e54d18b416607c698327ad" calcext:value-type="string">
            <text:p>https://public-mlflow.deepset.ai/#/experiments/8/runs/ae3d2a1e27e54d18b416607c698327ad</text:p>
          </table:table-cell>
          <table:table-cell table:formula="of:=&quot;https://public-mlflow.deepset.ai/#/metric/Dev_f1_macro_text_classification?runs=[%22&quot; &amp; [.A4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ae3d2a1e27e54d18b416607c698327ad%22]&amp;experiment=8&amp;plot_metric_keys=[%22Dev_f1_macro_text_classification%22,%22Dev_loss_text_classification%22,%22Train_loss_total%22]" calcext:value-type="string">
            <text:p>https://public-mlflow.deepset.ai/#/metric/Dev_f1_macro_text_classification?runs=[%22ae3d2a1e27e54d18b416607c698327ad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6b75124bb37e43afb799d638b8850310</text:p>
          </table:table-cell>
          <table:table-cell office:value-type="string" calcext:value-type="string">
            <text:p>NoHateCoarse_config14_full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lm-finetuning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95617429763281" calcext:value-type="float">
            <text:p>0.595617429763281</text:p>
          </table:table-cell>
          <table:table-cell office:value-type="float" office:value="1.08618232867862" calcext:value-type="float">
            <text:p>1.08618232867862</text:p>
          </table:table-cell>
          <table:table-cell office:value-type="float" office:value="0.610639266852564" calcext:value-type="float">
            <text:p>0.610639266852564</text:p>
          </table:table-cell>
          <table:table-cell office:value-type="float" office:value="1.03648973793112" calcext:value-type="float">
            <text:p>1.03648973793112</text:p>
          </table:table-cell>
          <table:table-cell office:value-type="float" office:value="0.353105396032333" calcext:value-type="float">
            <text:p>0.353105396032333</text:p>
          </table:table-cell>
          <table:table-cell office:value-type="float" office:value="0" calcext:value-type="float">
            <text:p>0</text:p>
          </table:table-cell>
          <table:table-cell office:value-type="float" office:value="0.00526122252146403" calcext:value-type="float">
            <text:p>0.005261222521464</text:p>
          </table:table-cell>
          <table:table-cell office:value-type="float" office:value="0.000252207120259603" calcext:value-type="float">
            <text:p>0.00025220712026</text:p>
          </table:table-cell>
          <table:table-cell office:value-type="float" office:value="0.0148873249689738" calcext:value-type="float">
            <text:p>0.014887324968974</text:p>
          </table:table-cell>
          <table:table-cell table:formula="of:=([.AB49]+[.AD49])/2" office:value-type="float" office:value="0.603128348307923" calcext:value-type="float">
            <text:p>0.603</text:p>
          </table:table-cell>
          <table:table-cell table:formula="of:=&quot;https://public-mlflow.deepset.ai/#/experiments/8/runs/&quot; &amp; [.A49]" office:value-type="string" office:string-value="https://public-mlflow.deepset.ai/#/experiments/8/runs/6b75124bb37e43afb799d638b8850310" calcext:value-type="string">
            <text:p>https://public-mlflow.deepset.ai/#/experiments/8/runs/6b75124bb37e43afb799d638b8850310</text:p>
          </table:table-cell>
          <table:table-cell table:formula="of:=&quot;https://public-mlflow.deepset.ai/#/metric/Dev_f1_macro_text_classification?runs=[%22&quot; &amp; [.A4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6b75124bb37e43afb799d638b8850310%22]&amp;experiment=8&amp;plot_metric_keys=[%22Dev_f1_macro_text_classification%22,%22Dev_loss_text_classification%22,%22Train_loss_total%22]" calcext:value-type="string">
            <text:p>https://public-mlflow.deepset.ai/#/metric/Dev_f1_macro_text_classification?runs=[%226b75124bb37e43afb799d638b8850310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4814dd3f331f416281e781c2add89499</text:p>
          </table:table-cell>
          <table:table-cell office:value-type="string" calcext:value-type="string">
            <text:p>NoHateCoarse_config14_full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/step28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91720898370602" calcext:value-type="float">
            <text:p>0.591720898370602</text:p>
          </table:table-cell>
          <table:table-cell office:value-type="float" office:value="0.928535691843737" calcext:value-type="float">
            <text:p>0.928535691843737</text:p>
          </table:table-cell>
          <table:table-cell office:value-type="float" office:value="0.676838192134612" calcext:value-type="float">
            <text:p>0.676838192134612</text:p>
          </table:table-cell>
          <table:table-cell office:value-type="float" office:value="0.883962431261616" calcext:value-type="float">
            <text:p>0.883962431261616</text:p>
          </table:table-cell>
          <table:table-cell office:value-type="float" office:value="0.298771291971207" calcext:value-type="float">
            <text:p>0.298771291971207</text:p>
          </table:table-cell>
          <table:table-cell office:value-type="float" office:value="0" calcext:value-type="float">
            <text:p>0</text:p>
          </table:table-cell>
          <table:table-cell office:value-type="float" office:value="0.00615291198094686" calcext:value-type="float">
            <text:p>0.006152911980947</text:p>
          </table:table-cell>
          <table:table-cell office:value-type="float" office:value="0.000284504890441895" calcext:value-type="float">
            <text:p>0.000284504890442</text:p>
          </table:table-cell>
          <table:table-cell office:value-type="float" office:value="0.0176738580067952" calcext:value-type="float">
            <text:p>0.017673858006795</text:p>
          </table:table-cell>
          <table:table-cell table:formula="of:=([.AB50]+[.AD50])/2" office:value-type="float" office:value="0.634279545252607" calcext:value-type="float">
            <text:p>0.634</text:p>
          </table:table-cell>
          <table:table-cell table:formula="of:=&quot;https://public-mlflow.deepset.ai/#/experiments/8/runs/&quot; &amp; [.A50]" office:value-type="string" office:string-value="https://public-mlflow.deepset.ai/#/experiments/8/runs/4814dd3f331f416281e781c2add89499" calcext:value-type="string">
            <text:p>https://public-mlflow.deepset.ai/#/experiments/8/runs/4814dd3f331f416281e781c2add89499</text:p>
          </table:table-cell>
          <table:table-cell table:formula="of:=&quot;https://public-mlflow.deepset.ai/#/metric/Dev_f1_macro_text_classification?runs=[%22&quot; &amp; [.A50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4814dd3f331f416281e781c2add89499%22]&amp;experiment=8&amp;plot_metric_keys=[%22Dev_f1_macro_text_classification%22,%22Dev_loss_text_classification%22,%22Train_loss_total%22]" calcext:value-type="string">
            <text:p>https://public-mlflow.deepset.ai/#/metric/Dev_f1_macro_text_classification?runs=[%224814dd3f331f416281e781c2add89499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71cce89435b341b390b523339bad20e2</text:p>
          </table:table-cell>
          <table:table-cell office:value-type="string" calcext:value-type="string">
            <text:p>NoHateCoarse_config14_full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lm-finetuning/step21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88851056289002" calcext:value-type="float">
            <text:p>0.588851056289002</text:p>
          </table:table-cell>
          <table:table-cell office:value-type="float" office:value="0.745292180336562" calcext:value-type="float">
            <text:p>0.745292180336562</text:p>
          </table:table-cell>
          <table:table-cell office:value-type="float" office:value="0.578006139063126" calcext:value-type="float">
            <text:p>0.578006139063126</text:p>
          </table:table-cell>
          <table:table-cell office:value-type="float" office:value="0.725251822061436" calcext:value-type="float">
            <text:p>0.725251822061436</text:p>
          </table:table-cell>
          <table:table-cell office:value-type="float" office:value="0.506885766983032" calcext:value-type="float">
            <text:p>0.506885766983032</text:p>
          </table:table-cell>
          <table:table-cell office:value-type="float" office:value="0" calcext:value-type="float">
            <text:p>0</text:p>
          </table:table-cell>
          <table:table-cell office:value-type="float" office:value="0.00553044478098551" calcext:value-type="float">
            <text:p>0.005530444780986</text:p>
          </table:table-cell>
          <table:table-cell office:value-type="float" office:value="0.000198439757029216" calcext:value-type="float">
            <text:p>0.000198439757029</text:p>
          </table:table-cell>
          <table:table-cell office:value-type="float" office:value="0.0152431686719259" calcext:value-type="float">
            <text:p>0.015243168671926</text:p>
          </table:table-cell>
          <table:table-cell table:formula="of:=([.AB51]+[.AD51])/2" office:value-type="float" office:value="0.583428597676064" calcext:value-type="float">
            <text:p>0.583</text:p>
          </table:table-cell>
          <table:table-cell table:formula="of:=&quot;https://public-mlflow.deepset.ai/#/experiments/8/runs/&quot; &amp; [.A51]" office:value-type="string" office:string-value="https://public-mlflow.deepset.ai/#/experiments/8/runs/71cce89435b341b390b523339bad20e2" calcext:value-type="string">
            <text:p>https://public-mlflow.deepset.ai/#/experiments/8/runs/71cce89435b341b390b523339bad20e2</text:p>
          </table:table-cell>
          <table:table-cell table:formula="of:=&quot;https://public-mlflow.deepset.ai/#/metric/Dev_f1_macro_text_classification?runs=[%22&quot; &amp; [.A51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71cce89435b341b390b523339bad20e2%22]&amp;experiment=8&amp;plot_metric_keys=[%22Dev_f1_macro_text_classification%22,%22Dev_loss_text_classification%22,%22Train_loss_total%22]" calcext:value-type="string">
            <text:p>https://public-mlflow.deepset.ai/#/metric/Dev_f1_macro_text_classification?runs=[%2271cce89435b341b390b523339bad20e2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b2dbb24d3dca4eebae917e69bfbb12c0</text:p>
          </table:table-cell>
          <table:table-cell office:value-type="string" calcext:value-type="string">
            <text:p>NoHateCoarse_config14_full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7561750011673" calcext:value-type="float">
            <text:p>0.57561750011673</text:p>
          </table:table-cell>
          <table:table-cell office:value-type="float" office:value="0.872724011440405" calcext:value-type="float">
            <text:p>0.872724011440405</text:p>
          </table:table-cell>
          <table:table-cell office:value-type="float" office:value="0.604908141820893" calcext:value-type="float">
            <text:p>0.604908141820893</text:p>
          </table:table-cell>
          <table:table-cell office:value-type="float" office:value="0.802131045249201" calcext:value-type="float">
            <text:p>0.802131045249201</text:p>
          </table:table-cell>
          <table:table-cell office:value-type="float" office:value="0.245370179414749" calcext:value-type="float">
            <text:p>0.245370179414749</text:p>
          </table:table-cell>
          <table:table-cell office:value-type="float" office:value="0" calcext:value-type="float">
            <text:p>0</text:p>
          </table:table-cell>
          <table:table-cell office:value-type="float" office:value="0.00537830591201782" calcext:value-type="float">
            <text:p>0.005378305912018</text:p>
          </table:table-cell>
          <table:table-cell office:value-type="float" office:value="0.000141894817352295" calcext:value-type="float">
            <text:p>0.000141894817352</text:p>
          </table:table-cell>
          <table:table-cell office:value-type="float" office:value="0.0167131225268046" calcext:value-type="float">
            <text:p>0.016713122526805</text:p>
          </table:table-cell>
          <table:table-cell table:formula="of:=([.AB52]+[.AD52])/2" office:value-type="float" office:value="0.590262820968811" calcext:value-type="float">
            <text:p>0.590</text:p>
          </table:table-cell>
          <table:table-cell table:formula="of:=&quot;https://public-mlflow.deepset.ai/#/experiments/8/runs/&quot; &amp; [.A52]" office:value-type="string" office:string-value="https://public-mlflow.deepset.ai/#/experiments/8/runs/b2dbb24d3dca4eebae917e69bfbb12c0" calcext:value-type="string">
            <text:p>https://public-mlflow.deepset.ai/#/experiments/8/runs/b2dbb24d3dca4eebae917e69bfbb12c0</text:p>
          </table:table-cell>
          <table:table-cell table:formula="of:=&quot;https://public-mlflow.deepset.ai/#/metric/Dev_f1_macro_text_classification?runs=[%22&quot; &amp; [.A5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b2dbb24d3dca4eebae917e69bfbb12c0%22]&amp;experiment=8&amp;plot_metric_keys=[%22Dev_f1_macro_text_classification%22,%22Dev_loss_text_classification%22,%22Train_loss_total%22]" calcext:value-type="string">
            <text:p>https://public-mlflow.deepset.ai/#/metric/Dev_f1_macro_text_classification?runs=[%22b2dbb24d3dca4eebae917e69bfbb12c0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71b655bac1ba43fc91c9de56c2e02267</text:p>
          </table:table-cell>
          <table:table-cell office:value-type="string" calcext:value-type="string">
            <text:p>NoHateCoarse_config14_full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/step28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463245539507222" calcext:value-type="float">
            <text:p>0.463245539507222</text:p>
          </table:table-cell>
          <table:table-cell office:value-type="float" office:value="0.700847086490401" calcext:value-type="float">
            <text:p>0.700847086490401</text:p>
          </table:table-cell>
          <table:table-cell office:value-type="float" office:value="0.386970373896803" calcext:value-type="float">
            <text:p>0.386970373896803</text:p>
          </table:table-cell>
          <table:table-cell office:value-type="float" office:value="0.70392479050544" calcext:value-type="float">
            <text:p>0.70392479050544</text:p>
          </table:table-cell>
          <table:table-cell office:value-type="float" office:value="0.603892982006073" calcext:value-type="float">
            <text:p>0.603892982006073</text:p>
          </table:table-cell>
          <table:table-cell office:value-type="float" office:value="0" calcext:value-type="float">
            <text:p>0</text:p>
          </table:table-cell>
          <table:table-cell office:value-type="float" office:value="0.00618092219034831" calcext:value-type="float">
            <text:p>0.006180922190348</text:p>
          </table:table-cell>
          <table:table-cell office:value-type="float" office:value="0.000206100940704346" calcext:value-type="float">
            <text:p>0.000206100940704</text:p>
          </table:table-cell>
          <table:table-cell office:value-type="float" office:value="0.0180479367574056" calcext:value-type="float">
            <text:p>0.018047936757406</text:p>
          </table:table-cell>
          <table:table-cell table:formula="of:=([.AB53]+[.AD53])/2" office:value-type="float" office:value="0.425107956702013" calcext:value-type="float">
            <text:p>0.425</text:p>
          </table:table-cell>
          <table:table-cell table:formula="of:=&quot;https://public-mlflow.deepset.ai/#/experiments/8/runs/&quot; &amp; [.A53]" office:value-type="string" office:string-value="https://public-mlflow.deepset.ai/#/experiments/8/runs/71b655bac1ba43fc91c9de56c2e02267" calcext:value-type="string">
            <text:p>https://public-mlflow.deepset.ai/#/experiments/8/runs/71b655bac1ba43fc91c9de56c2e02267</text:p>
          </table:table-cell>
          <table:table-cell table:formula="of:=&quot;https://public-mlflow.deepset.ai/#/metric/Dev_f1_macro_text_classification?runs=[%22&quot; &amp; [.A5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71b655bac1ba43fc91c9de56c2e02267%22]&amp;experiment=8&amp;plot_metric_keys=[%22Dev_f1_macro_text_classification%22,%22Dev_loss_text_classification%22,%22Train_loss_total%22]" calcext:value-type="string">
            <text:p>https://public-mlflow.deepset.ai/#/metric/Dev_f1_macro_text_classification?runs=[%2271b655bac1ba43fc91c9de56c2e02267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af48a90c3f7e4820b75305aeaeac3d6f</text:p>
          </table:table-cell>
          <table:table-cell office:value-type="string" calcext:value-type="string">
            <text:p>NoHateCoarse_config14_fulllm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/step144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090349075975</text:p>
          </table:table-cell>
          <table:table-cell office:value-type="float" office:value="0.692912948211567" calcext:value-type="float">
            <text:p>0.692912948211567</text:p>
          </table:table-cell>
          <table:table-cell office:value-type="float" office:value="0.388157894736842" calcext:value-type="float">
            <text:p>0.388157894736842</text:p>
          </table:table-cell>
          <table:table-cell office:value-type="float" office:value="0.692832969209199" calcext:value-type="float">
            <text:p>0.692832969209199</text:p>
          </table:table-cell>
          <table:table-cell office:value-type="float" office:value="0.678530216217041" calcext:value-type="float">
            <text:p>0.678530216217041</text:p>
          </table:table-cell>
          <table:table-cell office:value-type="float" office:value="0" calcext:value-type="float">
            <text:p>0</text:p>
          </table:table-cell>
          <table:table-cell office:value-type="float" office:value="0.00525768995285034" calcext:value-type="float">
            <text:p>0.00525768995285</text:p>
          </table:table-cell>
          <table:table-cell office:value-type="float" office:value="0.000220636526743571" calcext:value-type="float">
            <text:p>0.000220636526744</text:p>
          </table:table-cell>
          <table:table-cell office:value-type="float" office:value="0.0150139411290487" calcext:value-type="float">
            <text:p>0.015013941129049</text:p>
          </table:table-cell>
          <table:table-cell table:formula="of:=([.AB54]+[.AD54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54]" office:value-type="string" office:string-value="https://public-mlflow.deepset.ai/#/experiments/8/runs/af48a90c3f7e4820b75305aeaeac3d6f" calcext:value-type="string">
            <text:p>https://public-mlflow.deepset.ai/#/experiments/8/runs/af48a90c3f7e4820b75305aeaeac3d6f</text:p>
          </table:table-cell>
          <table:table-cell table:formula="of:=&quot;https://public-mlflow.deepset.ai/#/metric/Dev_f1_macro_text_classification?runs=[%22&quot; &amp; [.A5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af48a90c3f7e4820b75305aeaeac3d6f%22]&amp;experiment=8&amp;plot_metric_keys=[%22Dev_f1_macro_text_classification%22,%22Dev_loss_text_classification%22,%22Train_loss_total%22]" calcext:value-type="string">
            <text:p>https://public-mlflow.deepset.ai/#/metric/Dev_f1_macro_text_classification?runs=[%22af48a90c3f7e4820b75305aeaeac3d6f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1c1ccacd4b8c4e218ea2ef9248c7a54e</text:p>
          </table:table-cell>
          <table:table-cell office:value-type="string" calcext:value-type="string">
            <text:p>NoHateCoarse_config14_full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/step21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090349075975</text:p>
          </table:table-cell>
          <table:table-cell office:value-type="float" office:value="0.692765029484794" calcext:value-type="float">
            <text:p>0.692765029484794</text:p>
          </table:table-cell>
          <table:table-cell office:value-type="float" office:value="0.388157894736842" calcext:value-type="float">
            <text:p>0.388157894736842</text:p>
          </table:table-cell>
          <table:table-cell office:value-type="float" office:value="0.692697148169241" calcext:value-type="float">
            <text:p>0.692697148169241</text:p>
          </table:table-cell>
          <table:table-cell office:value-type="float" office:value="0.678720712661743" calcext:value-type="float">
            <text:p>0.678720712661743</text:p>
          </table:table-cell>
          <table:table-cell office:value-type="float" office:value="0" calcext:value-type="float">
            <text:p>0</text:p>
          </table:table-cell>
          <table:table-cell office:value-type="float" office:value="0.00634296337763468" calcext:value-type="float">
            <text:p>0.006342963377635</text:p>
          </table:table-cell>
          <table:table-cell office:value-type="float" office:value="0.000280257066090902" calcext:value-type="float">
            <text:p>0.000280257066091</text:p>
          </table:table-cell>
          <table:table-cell office:value-type="float" office:value="0.0177188674608866" calcext:value-type="float">
            <text:p>0.017718867460887</text:p>
          </table:table-cell>
          <table:table-cell table:formula="of:=([.AB55]+[.AD55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55]" office:value-type="string" office:string-value="https://public-mlflow.deepset.ai/#/experiments/8/runs/1c1ccacd4b8c4e218ea2ef9248c7a54e" calcext:value-type="string">
            <text:p>https://public-mlflow.deepset.ai/#/experiments/8/runs/1c1ccacd4b8c4e218ea2ef9248c7a54e</text:p>
          </table:table-cell>
          <table:table-cell table:formula="of:=&quot;https://public-mlflow.deepset.ai/#/metric/Dev_f1_macro_text_classification?runs=[%22&quot; &amp; [.A5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1c1ccacd4b8c4e218ea2ef9248c7a54e%22]&amp;experiment=8&amp;plot_metric_keys=[%22Dev_f1_macro_text_classification%22,%22Dev_loss_text_classification%22,%22Train_loss_total%22]" calcext:value-type="string">
            <text:p>https://public-mlflow.deepset.ai/#/metric/Dev_f1_macro_text_classification?runs=[%221c1ccacd4b8c4e218ea2ef9248c7a54e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982f59e73b0a496d91f62b46b0aafa2b</text:p>
          </table:table-cell>
          <table:table-cell office:value-type="string" calcext:value-type="string">
            <text:p>NoHateCoarse_config14_full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/step21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090349075975</text:p>
          </table:table-cell>
          <table:table-cell office:value-type="float" office:value="0.692841272226116" calcext:value-type="float">
            <text:p>0.692841272226116</text:p>
          </table:table-cell>
          <table:table-cell office:value-type="float" office:value="0.388157894736842" calcext:value-type="float">
            <text:p>0.388157894736842</text:p>
          </table:table-cell>
          <table:table-cell office:value-type="float" office:value="0.692764552049739" calcext:value-type="float">
            <text:p>0.692764552049739</text:p>
          </table:table-cell>
          <table:table-cell office:value-type="float" office:value="0.67876136302948" calcext:value-type="float">
            <text:p>0.67876136302948</text:p>
          </table:table-cell>
          <table:table-cell office:value-type="float" office:value="0" calcext:value-type="float">
            <text:p>0</text:p>
          </table:table-cell>
          <table:table-cell office:value-type="float" office:value="0.00745635827382406" calcext:value-type="float">
            <text:p>0.007456358273824</text:p>
          </table:table-cell>
          <table:table-cell office:value-type="float" office:value="0.000237460931142171" calcext:value-type="float">
            <text:p>0.000237460931142</text:p>
          </table:table-cell>
          <table:table-cell office:value-type="float" office:value="0.0169471700986226" calcext:value-type="float">
            <text:p>0.016947170098623</text:p>
          </table:table-cell>
          <table:table-cell table:formula="of:=([.AB56]+[.AD56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56]" office:value-type="string" office:string-value="https://public-mlflow.deepset.ai/#/experiments/8/runs/982f59e73b0a496d91f62b46b0aafa2b" calcext:value-type="string">
            <text:p>https://public-mlflow.deepset.ai/#/experiments/8/runs/982f59e73b0a496d91f62b46b0aafa2b</text:p>
          </table:table-cell>
          <table:table-cell table:formula="of:=&quot;https://public-mlflow.deepset.ai/#/metric/Dev_f1_macro_text_classification?runs=[%22&quot; &amp; [.A5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982f59e73b0a496d91f62b46b0aafa2b%22]&amp;experiment=8&amp;plot_metric_keys=[%22Dev_f1_macro_text_classification%22,%22Dev_loss_text_classification%22,%22Train_loss_total%22]" calcext:value-type="string">
            <text:p>https://public-mlflow.deepset.ai/#/metric/Dev_f1_macro_text_classification?runs=[%22982f59e73b0a496d91f62b46b0aafa2b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09a5fbbe0ee84a70940ba30d19aede26</text:p>
          </table:table-cell>
          <table:table-cell office:value-type="string" calcext:value-type="string">
            <text:p>NoHateCoarse_config14_fulllm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/step288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090349075975</text:p>
          </table:table-cell>
          <table:table-cell office:value-type="float" office:value="0.692828301615363" calcext:value-type="float">
            <text:p>0.692828301615363</text:p>
          </table:table-cell>
          <table:table-cell office:value-type="float" office:value="0.388157894736842" calcext:value-type="float">
            <text:p>0.388157894736842</text:p>
          </table:table-cell>
          <table:table-cell office:value-type="float" office:value="0.692751061531805" calcext:value-type="float">
            <text:p>0.692751061531805</text:p>
          </table:table-cell>
          <table:table-cell office:value-type="float" office:value="0.678820073604584" calcext:value-type="float">
            <text:p>0.678820073604584</text:p>
          </table:table-cell>
          <table:table-cell office:value-type="float" office:value="0" calcext:value-type="float">
            <text:p>0</text:p>
          </table:table-cell>
          <table:table-cell office:value-type="float" office:value="0.00610111951828003" calcext:value-type="float">
            <text:p>0.00610111951828</text:p>
          </table:table-cell>
          <table:table-cell office:value-type="float" office:value="0.000215411186218262" calcext:value-type="float">
            <text:p>0.000215411186218</text:p>
          </table:table-cell>
          <table:table-cell office:value-type="float" office:value="0.0176764806111654" calcext:value-type="float">
            <text:p>0.017676480611165</text:p>
          </table:table-cell>
          <table:table-cell table:formula="of:=([.AB57]+[.AD57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57]" office:value-type="string" office:string-value="https://public-mlflow.deepset.ai/#/experiments/8/runs/09a5fbbe0ee84a70940ba30d19aede26" calcext:value-type="string">
            <text:p>https://public-mlflow.deepset.ai/#/experiments/8/runs/09a5fbbe0ee84a70940ba30d19aede26</text:p>
          </table:table-cell>
          <table:table-cell table:formula="of:=&quot;https://public-mlflow.deepset.ai/#/metric/Dev_f1_macro_text_classification?runs=[%22&quot; &amp; [.A5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09a5fbbe0ee84a70940ba30d19aede26%22]&amp;experiment=8&amp;plot_metric_keys=[%22Dev_f1_macro_text_classification%22,%22Dev_loss_text_classification%22,%22Train_loss_total%22]" calcext:value-type="string">
            <text:p>https://public-mlflow.deepset.ai/#/metric/Dev_f1_macro_text_classification?runs=[%2209a5fbbe0ee84a70940ba30d19aede26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299818836762493593476cd8ba157c3d</text:p>
          </table:table-cell>
          <table:table-cell office:value-type="string" calcext:value-type="string">
            <text:p>NoHateCoarse_config14_full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267813267813268" calcext:value-type="float">
            <text:p>0.267813267813268</text:p>
          </table:table-cell>
          <table:table-cell office:value-type="float" office:value="0.693326310023365" calcext:value-type="float">
            <text:p>0.693326310023365</text:p>
          </table:table-cell>
          <table:table-cell office:value-type="float" office:value="0.267716535433071" calcext:value-type="float">
            <text:p>0.267716535433071</text:p>
          </table:table-cell>
          <table:table-cell office:value-type="float" office:value="0.693268586871445" calcext:value-type="float">
            <text:p>0.693268586871445</text:p>
          </table:table-cell>
          <table:table-cell office:value-type="float" office:value="0.628028392791748" calcext:value-type="float">
            <text:p>0.628028392791748</text:p>
          </table:table-cell>
          <table:table-cell office:value-type="float" office:value="0" calcext:value-type="float">
            <text:p>0</text:p>
          </table:table-cell>
          <table:table-cell office:value-type="float" office:value="0.00709079106648763" calcext:value-type="float">
            <text:p>0.007090791066488</text:p>
          </table:table-cell>
          <table:table-cell office:value-type="float" office:value="0.000146734714508057" calcext:value-type="float">
            <text:p>0.000146734714508</text:p>
          </table:table-cell>
          <table:table-cell office:value-type="float" office:value="0.0152918934822083" calcext:value-type="float">
            <text:p>0.015291893482208</text:p>
          </table:table-cell>
          <table:table-cell table:formula="of:=([.AB58]+[.AD58])/2" office:value-type="float" office:value="0.267764901623169" calcext:value-type="float">
            <text:p>0.268</text:p>
          </table:table-cell>
          <table:table-cell table:formula="of:=&quot;https://public-mlflow.deepset.ai/#/experiments/8/runs/&quot; &amp; [.A58]" office:value-type="string" office:string-value="https://public-mlflow.deepset.ai/#/experiments/8/runs/299818836762493593476cd8ba157c3d" calcext:value-type="string">
            <text:p>https://public-mlflow.deepset.ai/#/experiments/8/runs/299818836762493593476cd8ba157c3d</text:p>
          </table:table-cell>
          <table:table-cell table:formula="of:=&quot;https://public-mlflow.deepset.ai/#/metric/Dev_f1_macro_text_classification?runs=[%22&quot; &amp; [.A5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299818836762493593476cd8ba157c3d%22]&amp;experiment=8&amp;plot_metric_keys=[%22Dev_f1_macro_text_classification%22,%22Dev_loss_text_classification%22,%22Train_loss_total%22]" calcext:value-type="string">
            <text:p>https://public-mlflow.deepset.ai/#/metric/Dev_f1_macro_text_classification?runs=[%22299818836762493593476cd8ba157c3d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73b005147ad84c0a8be61e6eeeefc169</text:p>
          </table:table-cell>
          <table:table-cell office:value-type="string" calcext:value-type="string">
            <text:p>NoHateCoarse_config14_fulllm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/step72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267813267813268" calcext:value-type="float">
            <text:p>0.267813267813268</text:p>
          </table:table-cell>
          <table:table-cell office:value-type="float" office:value="0.692754326250729" calcext:value-type="float">
            <text:p>0.692754326250729</text:p>
          </table:table-cell>
          <table:table-cell office:value-type="float" office:value="0.267716535433071" calcext:value-type="float">
            <text:p>0.267716535433071</text:p>
          </table:table-cell>
          <table:table-cell office:value-type="float" office:value="0.692684338938805" calcext:value-type="float">
            <text:p>0.692684338938805</text:p>
          </table:table-cell>
          <table:table-cell office:value-type="float" office:value="0.680170714855194" calcext:value-type="float">
            <text:p>0.680170714855194</text:p>
          </table:table-cell>
          <table:table-cell office:value-type="float" office:value="0" calcext:value-type="float">
            <text:p>0</text:p>
          </table:table-cell>
          <table:table-cell office:value-type="float" office:value="0.00532922347386678" calcext:value-type="float">
            <text:p>0.005329223473867</text:p>
          </table:table-cell>
          <table:table-cell office:value-type="float" office:value="0.000190508365631104" calcext:value-type="float">
            <text:p>0.000190508365631</text:p>
          </table:table-cell>
          <table:table-cell office:value-type="float" office:value="0.0168631712595622" calcext:value-type="float">
            <text:p>0.016863171259562</text:p>
          </table:table-cell>
          <table:table-cell table:formula="of:=([.AB59]+[.AD59])/2" office:value-type="float" office:value="0.267764901623169" calcext:value-type="float">
            <text:p>0.268</text:p>
          </table:table-cell>
          <table:table-cell table:formula="of:=&quot;https://public-mlflow.deepset.ai/#/experiments/8/runs/&quot; &amp; [.A59]" office:value-type="string" office:string-value="https://public-mlflow.deepset.ai/#/experiments/8/runs/73b005147ad84c0a8be61e6eeeefc169" calcext:value-type="string">
            <text:p>https://public-mlflow.deepset.ai/#/experiments/8/runs/73b005147ad84c0a8be61e6eeeefc169</text:p>
          </table:table-cell>
          <table:table-cell table:formula="of:=&quot;https://public-mlflow.deepset.ai/#/metric/Dev_f1_macro_text_classification?runs=[%22&quot; &amp; [.A5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73b005147ad84c0a8be61e6eeeefc169%22]&amp;experiment=8&amp;plot_metric_keys=[%22Dev_f1_macro_text_classification%22,%22Dev_loss_text_classification%22,%22Train_loss_total%22]" calcext:value-type="string">
            <text:p>https://public-mlflow.deepset.ai/#/metric/Dev_f1_macro_text_classification?runs=[%2273b005147ad84c0a8be61e6eeeefc169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3c4036c05c374b0da6784dd4a8398792</text:p>
          </table:table-cell>
          <table:table-cell office:value-type="string" calcext:value-type="string">
            <text:p>NoHateCoarse_config14_fulllm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/step216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267813267813268" calcext:value-type="float">
            <text:p>0.267813267813268</text:p>
          </table:table-cell>
          <table:table-cell office:value-type="float" office:value="0.694084012268374" calcext:value-type="float">
            <text:p>0.694084012268374</text:p>
          </table:table-cell>
          <table:table-cell office:value-type="float" office:value="0.267716535433071" calcext:value-type="float">
            <text:p>0.267716535433071</text:p>
          </table:table-cell>
          <table:table-cell office:value-type="float" office:value="0.69403298183154" calcext:value-type="float">
            <text:p>0.69403298183154</text:p>
          </table:table-cell>
          <table:table-cell office:value-type="float" office:value="0.68463122844696" calcext:value-type="float">
            <text:p>0.68463122844696</text:p>
          </table:table-cell>
          <table:table-cell office:value-type="float" office:value="0" calcext:value-type="float">
            <text:p>0</text:p>
          </table:table-cell>
          <table:table-cell office:value-type="float" office:value="0.00592805941899617" calcext:value-type="float">
            <text:p>0.005928059418996</text:p>
          </table:table-cell>
          <table:table-cell office:value-type="float" office:value="0.000368817647298177" calcext:value-type="float">
            <text:p>0.000368817647298</text:p>
          </table:table-cell>
          <table:table-cell office:value-type="float" office:value="0.0172821243604024" calcext:value-type="float">
            <text:p>0.017282124360402</text:p>
          </table:table-cell>
          <table:table-cell table:formula="of:=([.AB60]+[.AD60])/2" office:value-type="float" office:value="0.267764901623169" calcext:value-type="float">
            <text:p>0.268</text:p>
          </table:table-cell>
          <table:table-cell table:formula="of:=&quot;https://public-mlflow.deepset.ai/#/experiments/8/runs/&quot; &amp; [.A60]" office:value-type="string" office:string-value="https://public-mlflow.deepset.ai/#/experiments/8/runs/3c4036c05c374b0da6784dd4a8398792" calcext:value-type="string">
            <text:p>https://public-mlflow.deepset.ai/#/experiments/8/runs/3c4036c05c374b0da6784dd4a8398792</text:p>
          </table:table-cell>
          <table:table-cell table:formula="of:=&quot;https://public-mlflow.deepset.ai/#/metric/Dev_f1_macro_text_classification?runs=[%22&quot; &amp; [.A60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3c4036c05c374b0da6784dd4a8398792%22]&amp;experiment=8&amp;plot_metric_keys=[%22Dev_f1_macro_text_classification%22,%22Dev_loss_text_classification%22,%22Train_loss_total%22]" calcext:value-type="string">
            <text:p>https://public-mlflow.deepset.ai/#/metric/Dev_f1_macro_text_classification?runs=[%223c4036c05c374b0da6784dd4a8398792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6fd8677b06344ece98f395e4c2165aa6</text:p>
          </table:table-cell>
          <table:table-cell office:value-type="string" calcext:value-type="string">
            <text:p>NoHateCoarse_config14_fulllm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lm-finetuning/step360000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267813267813268" calcext:value-type="float">
            <text:p>0.267813267813268</text:p>
          </table:table-cell>
          <table:table-cell office:value-type="float" office:value="0.693800963011364" calcext:value-type="float">
            <text:p>0.693800963011364</text:p>
          </table:table-cell>
          <table:table-cell office:value-type="float" office:value="0.267716535433071" calcext:value-type="float">
            <text:p>0.267716535433071</text:p>
          </table:table-cell>
          <table:table-cell office:value-type="float" office:value="0.693747579410512" calcext:value-type="float">
            <text:p>0.693747579410512</text:p>
          </table:table-cell>
          <table:table-cell office:value-type="float" office:value="0.633499443531036" calcext:value-type="float">
            <text:p>0.633499443531036</text:p>
          </table:table-cell>
          <table:table-cell office:value-type="float" office:value="0" calcext:value-type="float">
            <text:p>0</text:p>
          </table:table-cell>
          <table:table-cell office:value-type="float" office:value="0.00651291211446126" calcext:value-type="float">
            <text:p>0.006512912114461</text:p>
          </table:table-cell>
          <table:table-cell office:value-type="float" office:value="0.000207865238189697" calcext:value-type="float">
            <text:p>0.00020786523819</text:p>
          </table:table-cell>
          <table:table-cell office:value-type="float" office:value="0.0176690737406413" calcext:value-type="float">
            <text:p>0.017669073740641</text:p>
          </table:table-cell>
          <table:table-cell table:formula="of:=([.AB61]+[.AD61])/2" office:value-type="float" office:value="0.267764901623169" calcext:value-type="float">
            <text:p>0.268</text:p>
          </table:table-cell>
          <table:table-cell table:formula="of:=&quot;https://public-mlflow.deepset.ai/#/experiments/8/runs/&quot; &amp; [.A61]" office:value-type="string" office:string-value="https://public-mlflow.deepset.ai/#/experiments/8/runs/6fd8677b06344ece98f395e4c2165aa6" calcext:value-type="string">
            <text:p>https://public-mlflow.deepset.ai/#/experiments/8/runs/6fd8677b06344ece98f395e4c2165aa6</text:p>
          </table:table-cell>
          <table:table-cell table:formula="of:=&quot;https://public-mlflow.deepset.ai/#/metric/Dev_f1_macro_text_classification?runs=[%22&quot; &amp; [.A61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6fd8677b06344ece98f395e4c2165aa6%22]&amp;experiment=8&amp;plot_metric_keys=[%22Dev_f1_macro_text_classification%22,%22Dev_loss_text_classification%22,%22Train_loss_total%22]" calcext:value-type="string">
            <text:p>https://public-mlflow.deepset.ai/#/metric/Dev_f1_macro_text_classification?runs=[%226fd8677b06344ece98f395e4c2165aa6%22]&amp;experiment=8&amp;plot_metric_keys=[%22Dev_f1_macro_text_classification%22,%22Dev_loss_text_classification%22,%22Train_loss_total%22]</text:p>
          </table:table-cell>
        </table:table-row>
      </table:table>
      <table:table table:name="germeval-noh8-consecutive" table:style-name="ta1">
        <table:table-column table:style-name="co1" table:default-cell-style-name="Default"/>
        <table:table-column table:style-name="co10" table:default-cell-style-name="Default"/>
        <table:table-column table:style-name="co1" table:visibility="collapse" table:number-columns-repeated="4" table:default-cell-style-name="Default"/>
        <table:table-column table:style-name="co2" table:number-columns-repeated="2" table:default-cell-style-name="Default"/>
        <table:table-column table:style-name="co2" table:visibility="collapse" table:number-columns-repeated="3" table:default-cell-style-name="Default"/>
        <table:table-column table:style-name="co2" table:default-cell-style-name="Default"/>
        <table:table-column table:style-name="co2" table:visibility="collapse" table:default-cell-style-name="ce1"/>
        <table:table-column table:style-name="co2" table:default-cell-style-name="Default"/>
        <table:table-column table:style-name="co2" table:visibility="collapse" table:number-columns-repeated="3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visibility="collapse" table:number-columns-repeated="5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number-columns-repeated="4" table:default-cell-style-name="Default"/>
        <table:table-column table:style-name="co4" table:default-cell-style-name="ce77"/>
        <table:table-column table:style-name="co1" table:number-columns-repeated="2" table:default-cell-style-name="Default"/>
        <table:table-row table:style-name="ro3">
          <table:table-cell table:style-name="ce3" office:value-type="string" calcext:value-type="string">
            <text:p>Run 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ource Type</text:p>
          </table:table-cell>
          <table:table-cell table:style-name="ce3" office:value-type="string" calcext:value-type="string">
            <text:p>Source Name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ave_seq_len</text:p>
          </table:table-cell>
          <table:table-cell table:style-name="ce5" office:value-type="string" calcext:value-type="string">
            <text:p>batch_size</text:p>
          </table:table-cell>
          <table:table-cell table:style-name="ce3" office:value-type="string" calcext:value-type="string">
            <text:p>clipped</text:p>
          </table:table-cell>
          <table:table-cell table:style-name="ce5" office:value-type="string" calcext:value-type="string">
            <text:p>dev_split</text:p>
          </table:table-cell>
          <table:table-cell table:style-name="ce3" office:value-type="string" calcext:value-type="string">
            <text:p>device</text:p>
          </table:table-cell>
          <table:table-cell table:style-name="ce5" office:value-type="string" calcext:value-type="string">
            <text:p>epochs</text:p>
          </table:table-cell>
          <table:table-cell table:style-name="ce3" office:value-type="string" calcext:value-type="string">
            <text:p>fp16</text:p>
          </table:table-cell>
          <table:table-cell table:style-name="ce5" office:value-type="string" calcext:value-type="string">
            <text:p>learning_rate</text:p>
          </table:table-cell>
          <table:table-cell table:style-name="ce3" office:value-type="string" calcext:value-type="string">
            <text:p>lm_name</text:p>
          </table:table-cell>
          <table:table-cell table:style-name="ce3" office:value-type="string" calcext:value-type="string">
            <text:p>lm_output_types</text:p>
          </table:table-cell>
          <table:table-cell table:style-name="ce3" office:value-type="string" calcext:value-type="string">
            <text:p>lm_type</text:p>
          </table:table-cell>
          <table:table-cell table:style-name="ce3" office:value-type="string" calcext:value-type="string">
            <text:p>max_seq_len</text:p>
          </table:table-cell>
          <table:table-cell table:style-name="ce3" office:value-type="string" calcext:value-type="string">
            <text:p>n_gpu</text:p>
          </table:table-cell>
          <table:table-cell table:style-name="ce3" office:value-type="string" calcext:value-type="string">
            <text:p>n_samples_dev</text:p>
          </table:table-cell>
          <table:table-cell table:style-name="ce3" office:value-type="string" calcext:value-type="string">
            <text:p>n_samples_test</text:p>
          </table:table-cell>
          <table:table-cell table:style-name="ce3" office:value-type="string" calcext:value-type="string">
            <text:p>n_samples_train</text:p>
          </table:table-cell>
          <table:table-cell table:style-name="ce3" office:value-type="string" calcext:value-type="string">
            <text:p>num_train_optimization_steps</text:p>
          </table:table-cell>
          <table:table-cell table:style-name="ce3" office:value-type="string" calcext:value-type="string">
            <text:p>prediction_heads</text:p>
          </table:table-cell>
          <table:table-cell table:style-name="ce3" office:value-type="string" calcext:value-type="string">
            <text:p>processor</text:p>
          </table:table-cell>
          <table:table-cell table:style-name="ce3" office:value-type="string" calcext:value-type="string">
            <text:p>tokenizer</text:p>
          </table:table-cell>
          <table:table-cell table:style-name="ce3" office:value-type="string" calcext:value-type="string">
            <text:p>warmup_proportion</text:p>
          </table:table-cell>
          <table:table-cell table:style-name="ce3" office:value-type="string" calcext:value-type="string">
            <text:p>Dev_acc_lm</text:p>
          </table:table-cell>
          <table:table-cell table:style-name="ce3" office:value-type="string" calcext:value-type="string">
            <text:p>Dev_acc_nextsentence</text:p>
          </table:table-cell>
          <table:table-cell table:style-name="ce5" office:value-type="string" calcext:value-type="string">
            <text:p>Dev_f1_macro_text_classification</text:p>
          </table:table-cell>
          <table:table-cell table:style-name="ce3" office:value-type="string" calcext:value-type="string">
            <text:p>Dev_loss_lm</text:p>
          </table:table-cell>
          <table:table-cell table:style-name="ce3" office:value-type="string" calcext:value-type="string">
            <text:p>Dev_loss_nextsentence</text:p>
          </table:table-cell>
          <table:table-cell table:style-name="ce3" office:value-type="string" calcext:value-type="string">
            <text:p>Dev_loss_text_classification</text:p>
          </table:table-cell>
          <table:table-cell table:style-name="ce3" office:value-type="string" calcext:value-type="string">
            <text:p>Test_f1_macro_text_classification</text:p>
          </table:table-cell>
          <table:table-cell table:style-name="ce3" office:value-type="string" calcext:value-type="string">
            <text:p>Test_loss_text_classification</text:p>
          </table:table-cell>
          <table:table-cell table:style-name="ce3" office:value-type="string" calcext:value-type="string">
            <text:p>Train_loss_total</text:p>
          </table:table-cell>
          <table:table-cell table:style-name="ce3" office:value-type="string" calcext:value-type="string">
            <text:p>learning_rate</text:p>
          </table:table-cell>
          <table:table-cell table:style-name="ce3" office:value-type="string" calcext:value-type="string">
            <text:p>t_featurize_samples</text:p>
          </table:table-cell>
          <table:table-cell table:style-name="ce3" office:value-type="string" calcext:value-type="string">
            <text:p>t_from_file</text:p>
          </table:table-cell>
          <table:table-cell table:style-name="ce3" office:value-type="string" calcext:value-type="string">
            <text:p>t_init_samples</text:p>
          </table:table-cell>
          <table:table-cell table:style-name="ce66" office:value-type="string" calcext:value-type="string">
            <text:p>AVG F1</text:p>
          </table:table-cell>
          <table:table-cell table:style-name="ce69" office:value-type="string" calcext:value-type="string">
            <text:p>Mlflow run</text:p>
          </table:table-cell>
          <table:table-cell table:style-name="ce69" office:value-type="string" calcext:value-type="string">
            <text:p>Mlflow plot</text:p>
          </table:table-cell>
        </table:table-row>
        <table:table-row table:style-name="ro2" table:visibility="filter">
          <table:table-cell office:value-type="string" calcext:value-type="string">
            <text:p>40d90a29629b4a6284f2b94429ea7a14</text:p>
          </table:table-cell>
          <table:table-cell office:value-type="string" calcext:value-type="string">
            <text:p>germeval-nohate-consecutive-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hate_detector/germeval_nohate_clf_train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483803824639" calcext:value-type="float">
            <text:p>38.483803824639</text:p>
          </table:table-cell>
          <table:table-cell office:value-type="float" office:value="16" calcext:value-type="float">
            <text:p>16</text:p>
          </table:table-cell>
          <table:table-cell office:value-type="float" office:value="0.011317809288409" calcext:value-type="float">
            <text:p>0.01131780928840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7687" calcext:value-type="float">
            <text:p>7687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819788764176475" calcext:value-type="float">
            <text:p>0.819788764176475</text:p>
          </table:table-cell>
          <table:table-cell table:number-columns-repeated="2"/>
          <table:table-cell office:value-type="float" office:value="0.453620167401133" calcext:value-type="float">
            <text:p>0.453620167401133</text:p>
          </table:table-cell>
          <table:table-cell table:number-columns-repeated="2"/>
          <table:table-cell office:value-type="float" office:value="0.0418803803622723" calcext:value-type="float">
            <text:p>0.041880380362272</text:p>
          </table:table-cell>
          <table:table-cell office:value-type="float" office:value="0" calcext:value-type="float">
            <text:p>0</text:p>
          </table:table-cell>
          <table:table-cell office:value-type="float" office:value="0.0100795110066732" calcext:value-type="float">
            <text:p>0.010079511006673</text:p>
          </table:table-cell>
          <table:table-cell office:value-type="float" office:value="0.00154431660970052" calcext:value-type="float">
            <text:p>0.001544316609701</text:p>
          </table:table-cell>
          <table:table-cell office:value-type="float" office:value="0.0300374587376912" calcext:value-type="float">
            <text:p>0.030037458737691</text:p>
          </table:table-cell>
          <table:table-cell table:formula="of:=([.AB2]+[.AD2])/2" office:value-type="float" office:value="0.409894382088238" calcext:value-type="float">
            <text:p>0.410</text:p>
          </table:table-cell>
          <table:table-cell table:formula="of:=&quot;https://public-mlflow.deepset.ai/#/experiments/8/runs/&quot; &amp; [.A2]" office:value-type="string" office:string-value="https://public-mlflow.deepset.ai/#/experiments/8/runs/40d90a29629b4a6284f2b94429ea7a14" calcext:value-type="string">
            <text:p>https://public-mlflow.deepset.ai/#/experiments/8/runs/40d90a29629b4a6284f2b94429ea7a14</text:p>
          </table:table-cell>
          <table:table-cell table:formula="of:=&quot;https://public-mlflow.deepset.ai/#/metric/Dev_f1_macro_text_classification?runs=[%22&quot; &amp; [.A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40d90a29629b4a6284f2b94429ea7a14%22]&amp;experiment=8&amp;plot_metric_keys=[%22Dev_f1_macro_text_classification%22,%22Dev_loss_text_classification%22,%22Train_loss_total%22]" calcext:value-type="string">
            <text:p>https://public-mlflow.deepset.ai/#/metric/Dev_f1_macro_text_classification?runs=[%2240d90a29629b4a6284f2b94429ea7a14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fbde78cbc5a54154bef2780ace7a117c</text:p>
          </table:table-cell>
          <table:table-cell office:value-type="string" calcext:value-type="string">
            <text:p>germeval-nohate-consecutive-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hate_detector/germeval_nohate_clf_train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483803824639" calcext:value-type="float">
            <text:p>38.483803824639</text:p>
          </table:table-cell>
          <table:table-cell office:value-type="float" office:value="16" calcext:value-type="float">
            <text:p>16</text:p>
          </table:table-cell>
          <table:table-cell office:value-type="float" office:value="0.011317809288409" calcext:value-type="float">
            <text:p>0.01131780928840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7687" calcext:value-type="float">
            <text:p>7687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802168272794663" calcext:value-type="float">
            <text:p>0.802168272794663</text:p>
          </table:table-cell>
          <table:table-cell table:number-columns-repeated="2"/>
          <table:table-cell office:value-type="float" office:value="0.77764896751846" calcext:value-type="float">
            <text:p>0.77764896751846</text:p>
          </table:table-cell>
          <table:table-cell table:number-columns-repeated="2"/>
          <table:table-cell office:value-type="float" office:value="0.0298108216375113" calcext:value-type="float">
            <text:p>0.029810821637511</text:p>
          </table:table-cell>
          <table:table-cell office:value-type="float" office:value="0" calcext:value-type="float">
            <text:p>0</text:p>
          </table:table-cell>
          <table:table-cell office:value-type="float" office:value="0.0102856993675232" calcext:value-type="float">
            <text:p>0.010285699367523</text:p>
          </table:table-cell>
          <table:table-cell office:value-type="float" office:value="0.00152974526087443" calcext:value-type="float">
            <text:p>0.001529745260874</text:p>
          </table:table-cell>
          <table:table-cell office:value-type="float" office:value="0.0309303085009257" calcext:value-type="float">
            <text:p>0.030930308500926</text:p>
          </table:table-cell>
          <table:table-cell table:formula="of:=([.AB3]+[.AD3])/2" office:value-type="float" office:value="0.401084136397332" calcext:value-type="float">
            <text:p>0.401</text:p>
          </table:table-cell>
          <table:table-cell table:formula="of:=&quot;https://public-mlflow.deepset.ai/#/experiments/8/runs/&quot; &amp; [.A3]" office:value-type="string" office:string-value="https://public-mlflow.deepset.ai/#/experiments/8/runs/fbde78cbc5a54154bef2780ace7a117c" calcext:value-type="string">
            <text:p>https://public-mlflow.deepset.ai/#/experiments/8/runs/fbde78cbc5a54154bef2780ace7a117c</text:p>
          </table:table-cell>
          <table:table-cell table:formula="of:=&quot;https://public-mlflow.deepset.ai/#/metric/Dev_f1_macro_text_classification?runs=[%22&quot; &amp; [.A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fbde78cbc5a54154bef2780ace7a117c%22]&amp;experiment=8&amp;plot_metric_keys=[%22Dev_f1_macro_text_classification%22,%22Dev_loss_text_classification%22,%22Train_loss_total%22]" calcext:value-type="string">
            <text:p>https://public-mlflow.deepset.ai/#/metric/Dev_f1_macro_text_classification?runs=[%22fbde78cbc5a54154bef2780ace7a117c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d05c45032d7b4b638cbc09cbee4b9257</text:p>
          </table:table-cell>
          <table:table-cell office:value-type="string" calcext:value-type="string">
            <text:p>germeval-nohate-consecutive-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hate_detector/germeval_nohate_clf_train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483803824639" calcext:value-type="float">
            <text:p>38.483803824639</text:p>
          </table:table-cell>
          <table:table-cell office:value-type="float" office:value="16" calcext:value-type="float">
            <text:p>16</text:p>
          </table:table-cell>
          <table:table-cell office:value-type="float" office:value="0.011317809288409" calcext:value-type="float">
            <text:p>0.01131780928840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7687" calcext:value-type="float">
            <text:p>7687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796957998861283" calcext:value-type="float">
            <text:p>0.796957998861283</text:p>
          </table:table-cell>
          <table:table-cell table:number-columns-repeated="2"/>
          <table:table-cell office:value-type="float" office:value="0.861815520834867" calcext:value-type="float">
            <text:p>0.861815520834867</text:p>
          </table:table-cell>
          <table:table-cell table:number-columns-repeated="2"/>
          <table:table-cell office:value-type="float" office:value="0.00560084450989962" calcext:value-type="float">
            <text:p>0.0056008445099</text:p>
          </table:table-cell>
          <table:table-cell office:value-type="float" office:value="0" calcext:value-type="float">
            <text:p>0</text:p>
          </table:table-cell>
          <table:table-cell office:value-type="float" office:value="0.0109626611073812" calcext:value-type="float">
            <text:p>0.010962661107381</text:p>
          </table:table-cell>
          <table:table-cell office:value-type="float" office:value="0.00160769621531169" calcext:value-type="float">
            <text:p>0.001607696215312</text:p>
          </table:table-cell>
          <table:table-cell office:value-type="float" office:value="0.0303332169850667" calcext:value-type="float">
            <text:p>0.030333216985067</text:p>
          </table:table-cell>
          <table:table-cell table:formula="of:=([.AB4]+[.AD4])/2" office:value-type="float" office:value="0.398478999430641" calcext:value-type="float">
            <text:p>0.398</text:p>
          </table:table-cell>
          <table:table-cell table:formula="of:=&quot;https://public-mlflow.deepset.ai/#/experiments/8/runs/&quot; &amp; [.A4]" office:value-type="string" office:string-value="https://public-mlflow.deepset.ai/#/experiments/8/runs/d05c45032d7b4b638cbc09cbee4b9257" calcext:value-type="string">
            <text:p>https://public-mlflow.deepset.ai/#/experiments/8/runs/d05c45032d7b4b638cbc09cbee4b9257</text:p>
          </table:table-cell>
          <table:table-cell table:formula="of:=&quot;https://public-mlflow.deepset.ai/#/metric/Dev_f1_macro_text_classification?runs=[%22&quot; &amp; [.A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05c45032d7b4b638cbc09cbee4b9257%22]&amp;experiment=8&amp;plot_metric_keys=[%22Dev_f1_macro_text_classification%22,%22Dev_loss_text_classification%22,%22Train_loss_total%22]" calcext:value-type="string">
            <text:p>https://public-mlflow.deepset.ai/#/metric/Dev_f1_macro_text_classification?runs=[%22d05c45032d7b4b638cbc09cbee4b9257%22]&amp;experiment=8&amp;plot_metric_keys=[%22Dev_f1_macro_text_classification%22,%22Dev_loss_text_classification%22,%22Train_loss_total%22]</text:p>
          </table:table-cell>
        </table:table-row>
        <table:table-row table:style-name="ro2" table:visibility="filter">
          <table:table-cell office:value-type="string" calcext:value-type="string">
            <text:p>7aaa7cf24a944e79a91ce3853b465d80</text:p>
          </table:table-cell>
          <table:table-cell office:value-type="string" calcext:value-type="string">
            <text:p>germeval-nohate-consecutive-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hate_detector/germeval_nohate_clf_train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483803824639" calcext:value-type="float">
            <text:p>38.483803824639</text:p>
          </table:table-cell>
          <table:table-cell office:value-type="float" office:value="16" calcext:value-type="float">
            <text:p>16</text:p>
          </table:table-cell>
          <table:table-cell office:value-type="float" office:value="0.011317809288409" calcext:value-type="float">
            <text:p>0.01131780928840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7687" calcext:value-type="float">
            <text:p>7687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791250383393197" calcext:value-type="float">
            <text:p>0.791250383393197</text:p>
          </table:table-cell>
          <table:table-cell table:number-columns-repeated="2"/>
          <table:table-cell office:value-type="float" office:value="0.392036453901465" calcext:value-type="float">
            <text:p>0.392036453901465</text:p>
          </table:table-cell>
          <table:table-cell table:number-columns-repeated="2"/>
          <table:table-cell office:value-type="float" office:value="0.301964432001114" calcext:value-type="float">
            <text:p>0.301964432001114</text:p>
          </table:table-cell>
          <table:table-cell office:value-type="float" office:value="0" calcext:value-type="float">
            <text:p>0</text:p>
          </table:table-cell>
          <table:table-cell office:value-type="float" office:value="0.0109032352765401" calcext:value-type="float">
            <text:p>0.01090323527654</text:p>
          </table:table-cell>
          <table:table-cell office:value-type="float" office:value="0.0092620571454366" calcext:value-type="float">
            <text:p>0.009262057145437</text:p>
          </table:table-cell>
          <table:table-cell office:value-type="float" office:value="0.030417255560557" calcext:value-type="float">
            <text:p>0.030417255560557</text:p>
          </table:table-cell>
          <table:table-cell table:formula="of:=([.AB5]+[.AD5])/2" office:value-type="float" office:value="0.395625191696599" calcext:value-type="float">
            <text:p>0.396</text:p>
          </table:table-cell>
          <table:table-cell table:formula="of:=&quot;https://public-mlflow.deepset.ai/#/experiments/8/runs/&quot; &amp; [.A5]" office:value-type="string" office:string-value="https://public-mlflow.deepset.ai/#/experiments/8/runs/7aaa7cf24a944e79a91ce3853b465d80" calcext:value-type="string">
            <text:p>https://public-mlflow.deepset.ai/#/experiments/8/runs/7aaa7cf24a944e79a91ce3853b465d80</text:p>
          </table:table-cell>
          <table:table-cell table:formula="of:=&quot;https://public-mlflow.deepset.ai/#/metric/Dev_f1_macro_text_classification?runs=[%22&quot; &amp; [.A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7aaa7cf24a944e79a91ce3853b465d80%22]&amp;experiment=8&amp;plot_metric_keys=[%22Dev_f1_macro_text_classification%22,%22Dev_loss_text_classification%22,%22Train_loss_total%22]" calcext:value-type="string">
            <text:p>https://public-mlflow.deepset.ai/#/metric/Dev_f1_macro_text_classification?runs=[%227aaa7cf24a944e79a91ce3853b465d80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3d99bb5c03f549a9a45255bbb240b74d</text:p>
          </table:table-cell>
          <table:table-cell office:value-type="string" calcext:value-type="string">
            <text:p>germeval-nohate-consecutive-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hate_detector/germeval_nohate_clf_train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style-name="ce6" office:value-type="float" office:value="0.669116087580313" calcext:value-type="float">
            <text:p>0.669116087580313</text:p>
          </table:table-cell>
          <table:table-cell table:number-columns-repeated="2"/>
          <table:table-cell office:value-type="float" office:value="1.09552493191405" calcext:value-type="float">
            <text:p>1.09552493191405</text:p>
          </table:table-cell>
          <table:table-cell office:value-type="float" office:value="0.627269691020618" calcext:value-type="float">
            <text:p>0.627269691020618</text:p>
          </table:table-cell>
          <table:table-cell office:value-type="float" office:value="1.22379686370973" calcext:value-type="float">
            <text:p>1.22379686370973</text:p>
          </table:table-cell>
          <table:table-cell office:value-type="float" office:value="0.00967820547521114" calcext:value-type="float">
            <text:p>0.009678205475211</text:p>
          </table:table-cell>
          <table:table-cell office:value-type="float" office:value="0" calcext:value-type="float">
            <text:p>0</text:p>
          </table:table-cell>
          <table:table-cell office:value-type="float" office:value="0.00550922950108846" calcext:value-type="float">
            <text:p>0.005509229501088</text:p>
          </table:table-cell>
          <table:table-cell office:value-type="float" office:value="0.000241971015930176" calcext:value-type="float">
            <text:p>0.00024197101593</text:p>
          </table:table-cell>
          <table:table-cell office:value-type="float" office:value="0.0171584566434224" calcext:value-type="float">
            <text:p>0.017158456643422</text:p>
          </table:table-cell>
          <table:table-cell table:formula="of:=([.AB6]+[.AD6])/2" office:value-type="float" office:value="0.334558043790157" calcext:value-type="float">
            <text:p>0.335</text:p>
          </table:table-cell>
          <table:table-cell table:formula="of:=&quot;https://public-mlflow.deepset.ai/#/experiments/8/runs/&quot; &amp; [.A6]" office:value-type="string" office:string-value="https://public-mlflow.deepset.ai/#/experiments/8/runs/3d99bb5c03f549a9a45255bbb240b74d" calcext:value-type="string">
            <text:p>https://public-mlflow.deepset.ai/#/experiments/8/runs/3d99bb5c03f549a9a45255bbb240b74d</text:p>
          </table:table-cell>
          <table:table-cell table:formula="of:=&quot;https://public-mlflow.deepset.ai/#/metric/Dev_f1_macro_text_classification?runs=[%22&quot; &amp; [.A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3d99bb5c03f549a9a45255bbb240b74d%22]&amp;experiment=8&amp;plot_metric_keys=[%22Dev_f1_macro_text_classification%22,%22Dev_loss_text_classification%22,%22Train_loss_total%22]" calcext:value-type="string">
            <text:p>https://public-mlflow.deepset.ai/#/metric/Dev_f1_macro_text_classification?runs=[%223d99bb5c03f549a9a45255bbb240b74d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3e1ef9cb84364b6b96266b95f66d2822</text:p>
          </table:table-cell>
          <table:table-cell office:value-type="string" calcext:value-type="string">
            <text:p>germeval-nohate-consecutive-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hate_detector/germeval_nohate_clf_train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99434613305988" calcext:value-type="float">
            <text:p>0.599434613305988</text:p>
          </table:table-cell>
          <table:table-cell table:number-columns-repeated="2"/>
          <table:table-cell office:value-type="float" office:value="0.675599853464421" calcext:value-type="float">
            <text:p>0.675599853464421</text:p>
          </table:table-cell>
          <table:table-cell office:value-type="float" office:value="0.617002500367701" calcext:value-type="float">
            <text:p>0.617002500367701</text:p>
          </table:table-cell>
          <table:table-cell office:value-type="float" office:value="0.678341699223365" calcext:value-type="float">
            <text:p>0.678341699223365</text:p>
          </table:table-cell>
          <table:table-cell office:value-type="float" office:value="0.440261781215668" calcext:value-type="float">
            <text:p>0.440261781215668</text:p>
          </table:table-cell>
          <table:table-cell office:value-type="float" office:value="0" calcext:value-type="float">
            <text:p>0</text:p>
          </table:table-cell>
          <table:table-cell office:value-type="float" office:value="0.00552696784337362" calcext:value-type="float">
            <text:p>0.005526967843374</text:p>
          </table:table-cell>
          <table:table-cell office:value-type="float" office:value="0.000205469131469727" calcext:value-type="float">
            <text:p>0.00020546913147</text:p>
          </table:table-cell>
          <table:table-cell office:value-type="float" office:value="0.016779899597168" calcext:value-type="float">
            <text:p>0.016779899597168</text:p>
          </table:table-cell>
          <table:table-cell table:formula="of:=([.AB7]+[.AD7])/2" office:value-type="float" office:value="0.299717306652994" calcext:value-type="float">
            <text:p>0.300</text:p>
          </table:table-cell>
          <table:table-cell table:formula="of:=&quot;https://public-mlflow.deepset.ai/#/experiments/8/runs/&quot; &amp; [.A7]" office:value-type="string" office:string-value="https://public-mlflow.deepset.ai/#/experiments/8/runs/3e1ef9cb84364b6b96266b95f66d2822" calcext:value-type="string">
            <text:p>https://public-mlflow.deepset.ai/#/experiments/8/runs/3e1ef9cb84364b6b96266b95f66d2822</text:p>
          </table:table-cell>
          <table:table-cell table:formula="of:=&quot;https://public-mlflow.deepset.ai/#/metric/Dev_f1_macro_text_classification?runs=[%22&quot; &amp; [.A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3e1ef9cb84364b6b96266b95f66d2822%22]&amp;experiment=8&amp;plot_metric_keys=[%22Dev_f1_macro_text_classification%22,%22Dev_loss_text_classification%22,%22Train_loss_total%22]" calcext:value-type="string">
            <text:p>https://public-mlflow.deepset.ai/#/metric/Dev_f1_macro_text_classification?runs=[%223e1ef9cb84364b6b96266b95f66d2822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c3eb74086f234cae8f50287d43715bff</text:p>
          </table:table-cell>
          <table:table-cell office:value-type="string" calcext:value-type="string">
            <text:p>germeval-nohate-consecutive-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hate_detector/germeval_nohate_clf_train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80901983218917" calcext:value-type="float">
            <text:p>0.580901983218917</text:p>
          </table:table-cell>
          <table:table-cell table:number-columns-repeated="2"/>
          <table:table-cell office:value-type="float" office:value="0.907609139512849" calcext:value-type="float">
            <text:p>0.907609139512849</text:p>
          </table:table-cell>
          <table:table-cell office:value-type="float" office:value="0.632171573549589" calcext:value-type="float">
            <text:p>0.632171573549589</text:p>
          </table:table-cell>
          <table:table-cell office:value-type="float" office:value="0.885846817365257" calcext:value-type="float">
            <text:p>0.885846817365257</text:p>
          </table:table-cell>
          <table:table-cell office:value-type="float" office:value="0.0204780511558056" calcext:value-type="float">
            <text:p>0.020478051155806</text:p>
          </table:table-cell>
          <table:table-cell office:value-type="float" office:value="0" calcext:value-type="float">
            <text:p>0</text:p>
          </table:table-cell>
          <table:table-cell office:value-type="float" office:value="0.00522931416829427" calcext:value-type="float">
            <text:p>0.005229314168294</text:p>
          </table:table-cell>
          <table:table-cell office:value-type="float" office:value="0.000181667009989421" calcext:value-type="float">
            <text:p>0.000181667009989</text:p>
          </table:table-cell>
          <table:table-cell office:value-type="float" office:value="0.0168919920921326" calcext:value-type="float">
            <text:p>0.016891992092133</text:p>
          </table:table-cell>
          <table:table-cell table:formula="of:=([.AB8]+[.AD8])/2" office:value-type="float" office:value="0.290450991609458" calcext:value-type="float">
            <text:p>0.290</text:p>
          </table:table-cell>
          <table:table-cell table:formula="of:=&quot;https://public-mlflow.deepset.ai/#/experiments/8/runs/&quot; &amp; [.A8]" office:value-type="string" office:string-value="https://public-mlflow.deepset.ai/#/experiments/8/runs/c3eb74086f234cae8f50287d43715bff" calcext:value-type="string">
            <text:p>https://public-mlflow.deepset.ai/#/experiments/8/runs/c3eb74086f234cae8f50287d43715bff</text:p>
          </table:table-cell>
          <table:table-cell table:formula="of:=&quot;https://public-mlflow.deepset.ai/#/metric/Dev_f1_macro_text_classification?runs=[%22&quot; &amp; [.A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c3eb74086f234cae8f50287d43715bff%22]&amp;experiment=8&amp;plot_metric_keys=[%22Dev_f1_macro_text_classification%22,%22Dev_loss_text_classification%22,%22Train_loss_total%22]" calcext:value-type="string">
            <text:p>https://public-mlflow.deepset.ai/#/metric/Dev_f1_macro_text_classification?runs=[%22c3eb74086f234cae8f50287d43715bff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b2fcc8eb10bc494dbc955e1452f7ebc4</text:p>
          </table:table-cell>
          <table:table-cell office:value-type="string" calcext:value-type="string">
            <text:p>germeval-nohate-consecutive-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hate_detector/germeval_nohate_clf_train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388090349075975" calcext:value-type="float">
            <text:p>0.388090349075975</text:p>
          </table:table-cell>
          <table:table-cell table:number-columns-repeated="2"/>
          <table:table-cell office:value-type="float" office:value="0.653982776923468" calcext:value-type="float">
            <text:p>0.653982776923468</text:p>
          </table:table-cell>
          <table:table-cell office:value-type="float" office:value="0.388157894736842" calcext:value-type="float">
            <text:p>0.388157894736842</text:p>
          </table:table-cell>
          <table:table-cell office:value-type="float" office:value="0.654277930977524" calcext:value-type="float">
            <text:p>0.654277930977524</text:p>
          </table:table-cell>
          <table:table-cell office:value-type="float" office:value="0.505694806575775" calcext:value-type="float">
            <text:p>0.505694806575775</text:p>
          </table:table-cell>
          <table:table-cell office:value-type="float" office:value="0" calcext:value-type="float">
            <text:p>0</text:p>
          </table:table-cell>
          <table:table-cell office:value-type="float" office:value="0.00538671414057414" calcext:value-type="float">
            <text:p>0.005386714140574</text:p>
          </table:table-cell>
          <table:table-cell office:value-type="float" office:value="0.000274376074473063" calcext:value-type="float">
            <text:p>0.000274376074473</text:p>
          </table:table-cell>
          <table:table-cell office:value-type="float" office:value="0.0185866634051005" calcext:value-type="float">
            <text:p>0.018586663405101</text:p>
          </table:table-cell>
          <table:table-cell table:formula="of:=([.AB9]+[.AD9])/2" office:value-type="float" office:value="0.194045174537987" calcext:value-type="float">
            <text:p>0.194</text:p>
          </table:table-cell>
          <table:table-cell table:formula="of:=&quot;https://public-mlflow.deepset.ai/#/experiments/8/runs/&quot; &amp; [.A9]" office:value-type="string" office:string-value="https://public-mlflow.deepset.ai/#/experiments/8/runs/b2fcc8eb10bc494dbc955e1452f7ebc4" calcext:value-type="string">
            <text:p>https://public-mlflow.deepset.ai/#/experiments/8/runs/b2fcc8eb10bc494dbc955e1452f7ebc4</text:p>
          </table:table-cell>
          <table:table-cell table:formula="of:=&quot;https://public-mlflow.deepset.ai/#/metric/Dev_f1_macro_text_classification?runs=[%22&quot; &amp; [.A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b2fcc8eb10bc494dbc955e1452f7ebc4%22]&amp;experiment=8&amp;plot_metric_keys=[%22Dev_f1_macro_text_classification%22,%22Dev_loss_text_classification%22,%22Train_loss_total%22]" calcext:value-type="string">
            <text:p>https://public-mlflow.deepset.ai/#/metric/Dev_f1_macro_text_classification?runs=[%22b2fcc8eb10bc494dbc955e1452f7ebc4%22]&amp;experiment=8&amp;plot_metric_keys=[%22Dev_f1_macro_text_classification%22,%22Dev_loss_text_classification%22,%22Train_loss_total%22]</text:p>
          </table:table-cell>
        </table:table-row>
      </table:table>
      <table:named-expressions/>
      <table:database-ranges>
        <table:database-range table:name="__Anonymous_Sheet_DB__0" table:target-range-address="nohate12.A1:nohate12.AF25" table:display-filter-buttons="true">
          <table:filter>
            <table:filter-and>
              <table:filter-condition table:field-number="11" table:value="3" table:operator="=">
                <table:filter-set-item table:value="3"/>
                <table:filter-set-item table:value="4"/>
              </table:filter-condition>
            </table:filter-and>
          </table:filter>
          <table:sort>
            <table:sort-by table:field-number="27" table:order="descending" table:data-type="automatic"/>
          </table:sort>
        </table:database-range>
        <table:database-range table:name="__Anonymous_Sheet_DB__1" table:target-range-address="'nohate14-lm'.A1:'nohate14-lm'.AM61" table:display-filter-buttons="true">
          <table:sort>
            <table:sort-by table:field-number="27" table:order="descending" table:data-type="automatic"/>
          </table:sort>
        </table:database-range>
        <table:database-range table:name="__Anonymous_Sheet_DB__2" table:target-range-address="'germeval-merged_2'.A16:'germeval-merged_2'.AD28" table:display-filter-buttons="true">
          <table:sort>
            <table:sort-by table:field-number="27" table:order="descending" table:data-type="automatic"/>
          </table:sort>
        </table:database-range>
        <table:database-range table:name="__Anonymous_Sheet_DB__3" table:target-range-address="'nohate14-full-lm'.A1:'nohate14-full-lm'.AM61" table:display-filter-buttons="true">
          <table:sort>
            <table:sort-by table:field-number="27" table:order="descending" table:data-type="automatic"/>
          </table:sort>
        </table:database-range>
        <table:database-range table:name="__Anonymous_Sheet_DB__4" table:target-range-address="'germeval-noh8-consecutive'.A1:'germeval-noh8-consecutive'.AQ9" table:display-filter-buttons="true">
          <table:filter>
            <table:filter-and>
              <table:filter-condition table:field-number="23" table:value="" table:operator="="/>
            </table:filter-and>
          </table:filter>
          <table:sort>
            <table:sort-by table:field-number="2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4" loext:min-decimal-places="4" number:min-integer-digits="1" number:grouping="true"/>
    </number:number-style>
    <number:number-style style:name="N123" number:title="User-defined">
      <number:number number:decimal-places="3" loext:min-decimal-places="3" number:min-integer-digits="1"/>
    </number:number-style>
    <number:number-style style:name="N124" number:title="User-defined">
      <number:number number:decimal-places="3" loext:min-decimal-places="3" number:min-integer-digits="1" number:grouping="true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5" loext:min-decimal-places="15" number:min-integer-digits="1"/>
    </number:number-style>
    <number:number-style style:name="N129">
      <number:number number:decimal-places="16" loext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 style:data-style-name="N2" text:time-value="05:47:14.6340290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19-10-30T06:03:01.275089514</dc:date>
    <meta:editing-duration>P4DT16H53M54S</meta:editing-duration>
    <meta:editing-cycles>106</meta:editing-cycles>
    <meta:generator>LibreOffice/6.3.2.2$Linux_X86_64 LibreOffice_project/30$Build-2</meta:generator>
    <meta:document-statistic meta:table-count="5" meta:cell-count="6786" meta:object-count="0"/>
  </office:meta>
</office:document-meta>
</file>